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3.22pt" svg:height="255.23pt" svg:x="427.69pt" svg:y="299.68pt">
            <draw:object draw:notify-on-update-of-ranges="Sheet1.C2:Sheet1.C10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38.34pt" svg:height="255.23pt" svg:x="405.07pt" svg:y="34.64pt">
            <draw:object draw:notify-on-update-of-ranges="Sheet1.A2:Sheet1.A10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s + rand</text:p>
          </table:table-cell>
        </table:table-row>
        <table:table-row table:style-name="ro1">
          <table:table-cell office:value-type="float" office:value="0.9924648" calcext:value-type="float">
            <text:p>0.9924648</text:p>
          </table:table-cell>
          <table:table-cell/>
          <table:table-cell office:value-type="float" office:value="0.9924653" calcext:value-type="float">
            <text:p>0.9924653</text:p>
          </table:table-cell>
        </table:table-row>
        <table:table-row table:style-name="ro1">
          <table:table-cell office:value-type="float" office:value="0.9699729" calcext:value-type="float">
            <text:p>0.9699729</text:p>
          </table:table-cell>
          <table:table-cell/>
          <table:table-cell office:value-type="float" office:value="0.9954534" calcext:value-type="float">
            <text:p>0.9954534</text:p>
          </table:table-cell>
        </table:table-row>
        <table:table-row table:style-name="ro1">
          <table:table-cell office:value-type="float" office:value="0.9328632" calcext:value-type="float">
            <text:p>0.9328632</text:p>
          </table:table-cell>
          <table:table-cell/>
          <table:table-cell office:value-type="float" office:value="1.285379" calcext:value-type="float">
            <text:p>1.285379</text:p>
          </table:table-cell>
        </table:table-row>
        <table:table-row table:style-name="ro1">
          <table:table-cell office:value-type="float" office:value="0.881695" calcext:value-type="float">
            <text:p>0.881695</text:p>
          </table:table-cell>
          <table:table-cell/>
          <table:table-cell office:value-type="float" office:value="1.548609" calcext:value-type="float">
            <text:p>1.548609</text:p>
          </table:table-cell>
        </table:table-row>
        <table:table-row table:style-name="ro1">
          <table:table-cell office:value-type="float" office:value="0.8172393" calcext:value-type="float">
            <text:p>0.8172393</text:p>
          </table:table-cell>
          <table:table-cell/>
          <table:table-cell office:value-type="float" office:value="1.780295" calcext:value-type="float">
            <text:p>1.780295</text:p>
          </table:table-cell>
        </table:table-row>
        <table:table-row table:style-name="ro1">
          <table:table-cell office:value-type="float" office:value="0.7404676" calcext:value-type="float">
            <text:p>0.7404676</text:p>
          </table:table-cell>
          <table:table-cell/>
          <table:table-cell office:value-type="float" office:value="1.578756" calcext:value-type="float">
            <text:p>1.578756</text:p>
          </table:table-cell>
        </table:table-row>
        <table:table-row table:style-name="ro1">
          <table:table-cell office:value-type="float" office:value="0.6525368" calcext:value-type="float">
            <text:p>0.6525368</text:p>
          </table:table-cell>
          <table:table-cell/>
          <table:table-cell office:value-type="float" office:value="0.9878919" calcext:value-type="float">
            <text:p>0.9878919</text:p>
          </table:table-cell>
        </table:table-row>
        <table:table-row table:style-name="ro1">
          <table:table-cell office:value-type="float" office:value="0.5547721" calcext:value-type="float">
            <text:p>0.5547721</text:p>
          </table:table-cell>
          <table:table-cell/>
          <table:table-cell office:value-type="float" office:value="1.470099" calcext:value-type="float">
            <text:p>1.470099</text:p>
          </table:table-cell>
        </table:table-row>
        <table:table-row table:style-name="ro1">
          <table:table-cell office:value-type="float" office:value="0.4486468" calcext:value-type="float">
            <text:p>0.4486468</text:p>
          </table:table-cell>
          <table:table-cell/>
          <table:table-cell office:value-type="float" office:value="1.24451" calcext:value-type="float">
            <text:p>1.24451</text:p>
          </table:table-cell>
        </table:table-row>
        <table:table-row table:style-name="ro1">
          <table:table-cell office:value-type="float" office:value="0.3357602" calcext:value-type="float">
            <text:p>0.3357602</text:p>
          </table:table-cell>
          <table:table-cell/>
          <table:table-cell office:value-type="float" office:value="1.168453" calcext:value-type="float">
            <text:p>1.168453</text:p>
          </table:table-cell>
        </table:table-row>
        <table:table-row table:style-name="ro1">
          <table:table-cell office:value-type="float" office:value="0.2178137" calcext:value-type="float">
            <text:p>0.2178137</text:p>
          </table:table-cell>
          <table:table-cell/>
          <table:table-cell office:value-type="float" office:value="0.5628564" calcext:value-type="float">
            <text:p>0.5628564</text:p>
          </table:table-cell>
        </table:table-row>
        <table:table-row table:style-name="ro1">
          <table:table-cell table:style-name="ce1" office:value-type="float" office:value="0.096584633" calcext:value-type="float">
            <text:p>9.66E-02</text:p>
          </table:table-cell>
          <table:table-cell/>
          <table:table-cell office:value-type="float" office:value="0.9677685" calcext:value-type="float">
            <text:p>0.9677685</text:p>
          </table:table-cell>
        </table:table-row>
        <table:table-row table:style-name="ro1">
          <table:table-cell table:style-name="ce1" office:value-type="float" office:value="-0.026100099" calcext:value-type="float">
            <text:p>-2.61E-02</text:p>
          </table:table-cell>
          <table:table-cell/>
          <table:table-cell table:style-name="ce1" office:value-type="float" office:value="0.063818254" calcext:value-type="float">
            <text:p>6.38E-02</text:p>
          </table:table-cell>
        </table:table-row>
        <table:table-row table:style-name="ro1">
          <table:table-cell office:value-type="float" office:value="-0.1483914" calcext:value-type="float">
            <text:p>-0.1483914</text:p>
          </table:table-cell>
          <table:table-cell/>
          <table:table-cell office:value-type="float" office:value="0.7398924" calcext:value-type="float">
            <text:p>0.7398924</text:p>
          </table:table-cell>
        </table:table-row>
        <table:table-row table:style-name="ro1">
          <table:table-cell office:value-type="float" office:value="-0.2684464" calcext:value-type="float">
            <text:p>-0.2684464</text:p>
          </table:table-cell>
          <table:table-cell/>
          <table:table-cell office:value-type="float" office:value="0.4325325" calcext:value-type="float">
            <text:p>0.4325325</text:p>
          </table:table-cell>
        </table:table-row>
        <table:table-row table:style-name="ro1">
          <table:table-cell office:value-type="float" office:value="-0.3844559" calcext:value-type="float">
            <text:p>-0.3844559</text:p>
          </table:table-cell>
          <table:table-cell/>
          <table:table-cell office:value-type="float" office:value="0.3500967" calcext:value-type="float">
            <text:p>0.3500967</text:p>
          </table:table-cell>
        </table:table-row>
        <table:table-row table:style-name="ro1">
          <table:table-cell office:value-type="float" office:value="-0.4946712" calcext:value-type="float">
            <text:p>-0.4946712</text:p>
          </table:table-cell>
          <table:table-cell/>
          <table:table-cell office:value-type="float" office:value="-0.1944954" calcext:value-type="float">
            <text:p>-0.1944954</text:p>
          </table:table-cell>
        </table:table-row>
        <table:table-row table:style-name="ro1">
          <table:table-cell office:value-type="float" office:value="-0.597432" calcext:value-type="float">
            <text:p>-0.597432</text:p>
          </table:table-cell>
          <table:table-cell/>
          <table:table-cell office:value-type="float" office:value="-0.5477143" calcext:value-type="float">
            <text:p>-0.5477143</text:p>
          </table:table-cell>
        </table:table-row>
        <table:table-row table:style-name="ro1">
          <table:table-cell office:value-type="float" office:value="-0.6911891" calcext:value-type="float">
            <text:p>-0.6911891</text:p>
          </table:table-cell>
          <table:table-cell/>
          <table:table-cell office:value-type="float" office:value="0.2170002" calcext:value-type="float">
            <text:p>0.2170002</text:p>
          </table:table-cell>
        </table:table-row>
        <table:table-row table:style-name="ro1">
          <table:table-cell office:value-type="float" office:value="-0.7745298" calcext:value-type="float">
            <text:p>-0.7745298</text:p>
          </table:table-cell>
          <table:table-cell/>
          <table:table-cell office:value-type="float" office:value="-0.6768712" calcext:value-type="float">
            <text:p>-0.6768712</text:p>
          </table:table-cell>
        </table:table-row>
        <table:table-row table:style-name="ro1">
          <table:table-cell office:value-type="float" office:value="-0.8461982" calcext:value-type="float">
            <text:p>-0.8461982</text:p>
          </table:table-cell>
          <table:table-cell/>
          <table:table-cell office:value-type="float" office:value="-0.8058848" calcext:value-type="float">
            <text:p>-0.8058848</text:p>
          </table:table-cell>
        </table:table-row>
        <table:table-row table:style-name="ro1">
          <table:table-cell office:value-type="float" office:value="-0.9051141" calcext:value-type="float">
            <text:p>-0.9051141</text:p>
          </table:table-cell>
          <table:table-cell/>
          <table:table-cell office:value-type="float" office:value="-0.8200893" calcext:value-type="float">
            <text:p>-0.8200893</text:p>
          </table:table-cell>
        </table:table-row>
        <table:table-row table:style-name="ro1">
          <table:table-cell office:value-type="float" office:value="-0.9503897" calcext:value-type="float">
            <text:p>-0.9503897</text:p>
          </table:table-cell>
          <table:table-cell/>
          <table:table-cell office:value-type="float" office:value="-0.3915687" calcext:value-type="float">
            <text:p>-0.3915687</text:p>
          </table:table-cell>
        </table:table-row>
        <table:table-row table:style-name="ro1">
          <table:table-cell office:value-type="float" office:value="-0.9813427" calcext:value-type="float">
            <text:p>-0.9813427</text:p>
          </table:table-cell>
          <table:table-cell/>
          <table:table-cell table:style-name="ce1" office:value-type="float" office:value="-0.05489099" calcext:value-type="float">
            <text:p>-5.49E-02</text:p>
          </table:table-cell>
        </table:table-row>
        <table:table-row table:style-name="ro1">
          <table:table-cell office:value-type="float" office:value="-0.9975065" calcext:value-type="float">
            <text:p>-0.9975065</text:p>
          </table:table-cell>
          <table:table-cell/>
          <table:table-cell office:value-type="float" office:value="-0.9218657" calcext:value-type="float">
            <text:p>-0.9218657</text:p>
          </table:table-cell>
        </table:table-row>
        <table:table-row table:style-name="ro1">
          <table:table-cell office:value-type="float" office:value="-0.9986376" calcext:value-type="float">
            <text:p>-0.9986376</text:p>
          </table:table-cell>
          <table:table-cell/>
          <table:table-cell table:style-name="ce1" office:value-type="float" office:value="-0.086848021" calcext:value-type="float">
            <text:p>-8.68E-02</text:p>
          </table:table-cell>
        </table:table-row>
        <table:table-row table:style-name="ro1">
          <table:table-cell office:value-type="float" office:value="-0.984719" calcext:value-type="float">
            <text:p>-0.984719</text:p>
          </table:table-cell>
          <table:table-cell/>
          <table:table-cell office:value-type="float" office:value="-0.8928969" calcext:value-type="float">
            <text:p>-0.8928969</text:p>
          </table:table-cell>
        </table:table-row>
        <table:table-row table:style-name="ro1">
          <table:table-cell office:value-type="float" office:value="-0.9559604" calcext:value-type="float">
            <text:p>-0.9559604</text:p>
          </table:table-cell>
          <table:table-cell/>
          <table:table-cell office:value-type="float" office:value="-0.318194" calcext:value-type="float">
            <text:p>-0.318194</text:p>
          </table:table-cell>
        </table:table-row>
        <table:table-row table:style-name="ro1">
          <table:table-cell office:value-type="float" office:value="-0.9127952" calcext:value-type="float">
            <text:p>-0.9127952</text:p>
          </table:table-cell>
          <table:table-cell/>
          <table:table-cell table:style-name="ce1" office:value-type="float" office:value="-0.060503185" calcext:value-type="float">
            <text:p>-6.05E-02</text:p>
          </table:table-cell>
        </table:table-row>
        <table:table-row table:style-name="ro1">
          <table:table-cell office:value-type="float" office:value="-0.855874" calcext:value-type="float">
            <text:p>-0.855874</text:p>
          </table:table-cell>
          <table:table-cell/>
          <table:table-cell office:value-type="float" office:value="-0.7347963" calcext:value-type="float">
            <text:p>-0.7347963</text:p>
          </table:table-cell>
        </table:table-row>
        <table:table-row table:style-name="ro1">
          <table:table-cell office:value-type="float" office:value="-0.7860543" calcext:value-type="float">
            <text:p>-0.7860543</text:p>
          </table:table-cell>
          <table:table-cell/>
          <table:table-cell office:value-type="float" office:value="0.2085202" calcext:value-type="float">
            <text:p>0.2085202</text:p>
          </table:table-cell>
        </table:table-row>
        <table:table-row table:style-name="ro1">
          <table:table-cell office:value-type="float" office:value="-0.7043887" calcext:value-type="float">
            <text:p>-0.7043887</text:p>
          </table:table-cell>
          <table:table-cell/>
          <table:table-cell table:style-name="ce1" office:value-type="float" office:value="0.073861599" calcext:value-type="float">
            <text:p>7.39E-02</text:p>
          </table:table-cell>
        </table:table-row>
        <table:table-row table:style-name="ro1">
          <table:table-cell office:value-type="float" office:value="-0.6121078" calcext:value-type="float">
            <text:p>-0.6121078</text:p>
          </table:table-cell>
          <table:table-cell/>
          <table:table-cell office:value-type="float" office:value="-0.5924428" calcext:value-type="float">
            <text:p>-0.5924428</text:p>
          </table:table-cell>
        </table:table-row>
        <table:table-row table:style-name="ro1">
          <table:table-cell office:value-type="float" office:value="-0.5106021" calcext:value-type="float">
            <text:p>-0.5106021</text:p>
          </table:table-cell>
          <table:table-cell/>
          <table:table-cell office:value-type="float" office:value="-0.3407384" calcext:value-type="float">
            <text:p>-0.3407384</text:p>
          </table:table-cell>
        </table:table-row>
        <table:table-row table:style-name="ro1">
          <table:table-cell office:value-type="float" office:value="-0.4014018" calcext:value-type="float">
            <text:p>-0.4014018</text:p>
          </table:table-cell>
          <table:table-cell/>
          <table:table-cell office:value-type="float" office:value="0.5933415" calcext:value-type="float">
            <text:p>0.5933415</text:p>
          </table:table-cell>
        </table:table-row>
        <table:table-row table:style-name="ro1">
          <table:table-cell office:value-type="float" office:value="-0.2861519" calcext:value-type="float">
            <text:p>-0.2861519</text:p>
          </table:table-cell>
          <table:table-cell/>
          <table:table-cell office:value-type="float" office:value="0.4675406" calcext:value-type="float">
            <text:p>0.4675406</text:p>
          </table:table-cell>
        </table:table-row>
        <table:table-row table:style-name="ro1">
          <table:table-cell office:value-type="float" office:value="-0.16659" calcext:value-type="float">
            <text:p>-0.16659</text:p>
          </table:table-cell>
          <table:table-cell/>
          <table:table-cell table:style-name="ce1" office:value-type="float" office:value="0.051383778" calcext:value-type="float">
            <text:p>5.14E-02</text:p>
          </table:table-cell>
        </table:table-row>
        <table:table-row table:style-name="ro1">
          <table:table-cell table:style-name="ce1" office:value-type="float" office:value="-0.044517092" calcext:value-type="float">
            <text:p>-4.45E-02</text:p>
          </table:table-cell>
          <table:table-cell/>
          <table:table-cell office:value-type="float" office:value="0.6147754" calcext:value-type="float">
            <text:p>0.6147754</text:p>
          </table:table-cell>
        </table:table-row>
        <table:table-row table:style-name="ro1">
          <table:table-cell table:style-name="ce1" office:value-type="float" office:value="0.078226209" calcext:value-type="float">
            <text:p>7.82E-02</text:p>
          </table:table-cell>
          <table:table-cell/>
          <table:table-cell office:value-type="float" office:value="0.6172446" calcext:value-type="float">
            <text:p>0.6172446</text:p>
          </table:table-cell>
        </table:table-row>
        <table:table-row table:style-name="ro1">
          <table:table-cell office:value-type="float" office:value="0.1997911" calcext:value-type="float">
            <text:p>0.1997911</text:p>
          </table:table-cell>
          <table:table-cell/>
          <table:table-cell office:value-type="float" office:value="0.6798545" calcext:value-type="float">
            <text:p>0.6798545</text:p>
          </table:table-cell>
        </table:table-row>
        <table:table-row table:style-name="ro1">
          <table:table-cell office:value-type="float" office:value="0.318345" calcext:value-type="float">
            <text:p>0.318345</text:p>
          </table:table-cell>
          <table:table-cell/>
          <table:table-cell office:value-type="float" office:value="1.157571" calcext:value-type="float">
            <text:p>1.157571</text:p>
          </table:table-cell>
        </table:table-row>
        <table:table-row table:style-name="ro1">
          <table:table-cell office:value-type="float" office:value="0.432101" calcext:value-type="float">
            <text:p>0.432101</text:p>
          </table:table-cell>
          <table:table-cell/>
          <table:table-cell office:value-type="float" office:value="0.4575212" calcext:value-type="float">
            <text:p>0.4575212</text:p>
          </table:table-cell>
        </table:table-row>
        <table:table-row table:style-name="ro1">
          <table:table-cell office:value-type="float" office:value="0.5393456" calcext:value-type="float">
            <text:p>0.5393456</text:p>
          </table:table-cell>
          <table:table-cell/>
          <table:table-cell office:value-type="float" office:value="1.528728" calcext:value-type="float">
            <text:p>1.528728</text:p>
          </table:table-cell>
        </table:table-row>
        <table:table-row table:style-name="ro1">
          <table:table-cell office:value-type="float" office:value="0.6384616" calcext:value-type="float">
            <text:p>0.6384616</text:p>
          </table:table-cell>
          <table:table-cell/>
          <table:table-cell office:value-type="float" office:value="1.224232" calcext:value-type="float">
            <text:p>1.224232</text:p>
          </table:table-cell>
        </table:table-row>
        <table:table-row table:style-name="ro1">
          <table:table-cell office:value-type="float" office:value="0.7279562" calcext:value-type="float">
            <text:p>0.7279562</text:p>
          </table:table-cell>
          <table:table-cell/>
          <table:table-cell office:value-type="float" office:value="1.495024" calcext:value-type="float">
            <text:p>1.495024</text:p>
          </table:table-cell>
        </table:table-row>
        <table:table-row table:style-name="ro1">
          <table:table-cell office:value-type="float" office:value="0.8064799" calcext:value-type="float">
            <text:p>0.8064799</text:p>
          </table:table-cell>
          <table:table-cell/>
          <table:table-cell office:value-type="float" office:value="1.251297" calcext:value-type="float">
            <text:p>1.251297</text:p>
          </table:table-cell>
        </table:table-row>
        <table:table-row table:style-name="ro1">
          <table:table-cell office:value-type="float" office:value="0.8728501" calcext:value-type="float">
            <text:p>0.8728501</text:p>
          </table:table-cell>
          <table:table-cell/>
          <table:table-cell office:value-type="float" office:value="1.582355" calcext:value-type="float">
            <text:p>1.582355</text:p>
          </table:table-cell>
        </table:table-row>
        <table:table-row table:style-name="ro1">
          <table:table-cell office:value-type="float" office:value="0.9260662" calcext:value-type="float">
            <text:p>0.9260662</text:p>
          </table:table-cell>
          <table:table-cell/>
          <table:table-cell office:value-type="float" office:value="1.720592" calcext:value-type="float">
            <text:p>1.720592</text:p>
          </table:table-cell>
        </table:table-row>
        <table:table-row table:style-name="ro1">
          <table:table-cell office:value-type="float" office:value="0.965326" calcext:value-type="float">
            <text:p>0.965326</text:p>
          </table:table-cell>
          <table:table-cell/>
          <table:table-cell office:value-type="float" office:value="1.404027" calcext:value-type="float">
            <text:p>1.404027</text:p>
          </table:table-cell>
        </table:table-row>
        <table:table-row table:style-name="ro1">
          <table:table-cell office:value-type="float" office:value="0.9900382" calcext:value-type="float">
            <text:p>0.9900382</text:p>
          </table:table-cell>
          <table:table-cell/>
          <table:table-cell office:value-type="float" office:value="1.198792" calcext:value-type="float">
            <text:p>1.198792</text:p>
          </table:table-cell>
        </table:table-row>
        <table:table-row table:style-name="ro1">
          <table:table-cell office:value-type="float" office:value="0.9998302" calcext:value-type="float">
            <text:p>0.9998302</text:p>
          </table:table-cell>
          <table:table-cell/>
          <table:table-cell office:value-type="float" office:value="1.730942" calcext:value-type="float">
            <text:p>1.730942</text:p>
          </table:table-cell>
        </table:table-row>
        <table:table-row table:style-name="ro1">
          <table:table-cell office:value-type="float" office:value="0.9945545" calcext:value-type="float">
            <text:p>0.9945545</text:p>
          </table:table-cell>
          <table:table-cell/>
          <table:table-cell office:value-type="float" office:value="1.660285" calcext:value-type="float">
            <text:p>1.660285</text:p>
          </table:table-cell>
        </table:table-row>
        <table:table-row table:style-name="ro1">
          <table:table-cell office:value-type="float" office:value="0.9742904" calcext:value-type="float">
            <text:p>0.9742904</text:p>
          </table:table-cell>
          <table:table-cell/>
          <table:table-cell office:value-type="float" office:value="1.696365" calcext:value-type="float">
            <text:p>1.696365</text:p>
          </table:table-cell>
        </table:table-row>
        <table:table-row table:style-name="ro1">
          <table:table-cell office:value-type="float" office:value="0.9393438" calcext:value-type="float">
            <text:p>0.9393438</text:p>
          </table:table-cell>
          <table:table-cell/>
          <table:table-cell office:value-type="float" office:value="1.150815" calcext:value-type="float">
            <text:p>1.150815</text:p>
          </table:table-cell>
        </table:table-row>
        <table:table-row table:style-name="ro1">
          <table:table-cell office:value-type="float" office:value="0.8902407" calcext:value-type="float">
            <text:p>0.8902407</text:p>
          </table:table-cell>
          <table:table-cell/>
          <table:table-cell office:value-type="float" office:value="1.198492" calcext:value-type="float">
            <text:p>1.198492</text:p>
          </table:table-cell>
        </table:table-row>
        <table:table-row table:style-name="ro1">
          <table:table-cell office:value-type="float" office:value="0.8277217" calcext:value-type="float">
            <text:p>0.8277217</text:p>
          </table:table-cell>
          <table:table-cell/>
          <table:table-cell office:value-type="float" office:value="1.090711" calcext:value-type="float">
            <text:p>1.090711</text:p>
          </table:table-cell>
        </table:table-row>
        <table:table-row table:style-name="ro1">
          <table:table-cell office:value-type="float" office:value="0.7527285" calcext:value-type="float">
            <text:p>0.7527285</text:p>
          </table:table-cell>
          <table:table-cell/>
          <table:table-cell office:value-type="float" office:value="1.505024" calcext:value-type="float">
            <text:p>1.505024</text:p>
          </table:table-cell>
        </table:table-row>
        <table:table-row table:style-name="ro1">
          <table:table-cell office:value-type="float" office:value="0.6663917" calcext:value-type="float">
            <text:p>0.6663917</text:p>
          </table:table-cell>
          <table:table-cell/>
          <table:table-cell office:value-type="float" office:value="1.216186" calcext:value-type="float">
            <text:p>1.216186</text:p>
          </table:table-cell>
        </table:table-row>
        <table:table-row table:style-name="ro1">
          <table:table-cell office:value-type="float" office:value="0.5700119" calcext:value-type="float">
            <text:p>0.5700119</text:p>
          </table:table-cell>
          <table:table-cell/>
          <table:table-cell office:value-type="float" office:value="1.206736" calcext:value-type="float">
            <text:p>1.206736</text:p>
          </table:table-cell>
        </table:table-row>
        <table:table-row table:style-name="ro1">
          <table:table-cell office:value-type="float" office:value="0.4650418" calcext:value-type="float">
            <text:p>0.4650418</text:p>
          </table:table-cell>
          <table:table-cell/>
          <table:table-cell office:value-type="float" office:value="1.096052" calcext:value-type="float">
            <text:p>1.096052</text:p>
          </table:table-cell>
        </table:table-row>
        <table:table-row table:style-name="ro1">
          <table:table-cell office:value-type="float" office:value="0.3530638" calcext:value-type="float">
            <text:p>0.3530638</text:p>
          </table:table-cell>
          <table:table-cell/>
          <table:table-cell office:value-type="float" office:value="0.8478479" calcext:value-type="float">
            <text:p>0.8478479</text:p>
          </table:table-cell>
        </table:table-row>
        <table:table-row table:style-name="ro1">
          <table:table-cell office:value-type="float" office:value="0.2357646" calcext:value-type="float">
            <text:p>0.2357646</text:p>
          </table:table-cell>
          <table:table-cell/>
          <table:table-cell office:value-type="float" office:value="0.7064596" calcext:value-type="float">
            <text:p>0.7064596</text:p>
          </table:table-cell>
        </table:table-row>
        <table:table-row table:style-name="ro1">
          <table:table-cell office:value-type="float" office:value="0.1149129" calcext:value-type="float">
            <text:p>0.1149129</text:p>
          </table:table-cell>
          <table:table-cell/>
          <table:table-cell office:value-type="float" office:value="0.2374278" calcext:value-type="float">
            <text:p>0.2374278</text:p>
          </table:table-cell>
        </table:table-row>
        <table:table-row table:style-name="ro1">
          <table:table-cell table:style-name="ce1" office:value-type="float" office:value="-0.007671142" calcext:value-type="float">
            <text:p>-7.67E-03</text:p>
          </table:table-cell>
          <table:table-cell/>
          <table:table-cell office:value-type="float" office:value="0.5272256" calcext:value-type="float">
            <text:p>0.5272256</text:p>
          </table:table-cell>
        </table:table-row>
        <table:table-row table:style-name="ro1">
          <table:table-cell office:value-type="float" office:value="-0.1301391" calcext:value-type="float">
            <text:p>-0.1301391</text:p>
          </table:table-cell>
          <table:table-cell/>
          <table:table-cell table:style-name="ce1" office:value-type="float" office:value="0.064018011" calcext:value-type="float">
            <text:p>6.40E-02</text:p>
          </table:table-cell>
        </table:table-row>
        <table:table-row table:style-name="ro1">
          <table:table-cell office:value-type="float" office:value="-0.2506462" calcext:value-type="float">
            <text:p>-0.2506462</text:p>
          </table:table-cell>
          <table:table-cell/>
          <table:table-cell office:value-type="float" office:value="0.717259" calcext:value-type="float">
            <text:p>0.717259</text:p>
          </table:table-cell>
        </table:table-row>
        <table:table-row table:style-name="ro1">
          <table:table-cell office:value-type="float" office:value="-0.3673756" calcext:value-type="float">
            <text:p>-0.3673756</text:p>
          </table:table-cell>
          <table:table-cell/>
          <table:table-cell office:value-type="float" office:value="0.2218546" calcext:value-type="float">
            <text:p>0.2218546</text:p>
          </table:table-cell>
        </table:table-row>
        <table:table-row table:style-name="ro1">
          <table:table-cell office:value-type="float" office:value="-0.4785694" calcext:value-type="float">
            <text:p>-0.4785694</text:p>
          </table:table-cell>
          <table:table-cell/>
          <table:table-cell office:value-type="float" office:value="-0.4609461" calcext:value-type="float">
            <text:p>-0.4609461</text:p>
          </table:table-cell>
        </table:table-row>
        <table:table-row table:style-name="ro1">
          <table:table-cell office:value-type="float" office:value="-0.5825502" calcext:value-type="float">
            <text:p>-0.5825502</text:p>
          </table:table-cell>
          <table:table-cell/>
          <table:table-cell office:value-type="float" office:value="-0.2682075" calcext:value-type="float">
            <text:p>-0.2682075</text:p>
          </table:table-cell>
        </table:table-row>
        <table:table-row table:style-name="ro1">
          <table:table-cell office:value-type="float" office:value="-0.6777518" calcext:value-type="float">
            <text:p>-0.6777518</text:p>
          </table:table-cell>
          <table:table-cell/>
          <table:table-cell office:value-type="float" office:value="-0.1244488" calcext:value-type="float">
            <text:p>-0.1244488</text:p>
          </table:table-cell>
        </table:table-row>
        <table:table-row table:style-name="ro1">
          <table:table-cell office:value-type="float" office:value="-0.7627396" calcext:value-type="float">
            <text:p>-0.7627396</text:p>
          </table:table-cell>
          <table:table-cell/>
          <table:table-cell table:style-name="ce1" office:value-type="float" office:value="-0.086456239" calcext:value-type="float">
            <text:p>-8.65E-02</text:p>
          </table:table-cell>
        </table:table-row>
        <table:table-row table:style-name="ro1">
          <table:table-cell office:value-type="float" office:value="-0.8362332" calcext:value-type="float">
            <text:p>-0.8362332</text:p>
          </table:table-cell>
          <table:table-cell/>
          <table:table-cell office:value-type="float" office:value="-0.8193499" calcext:value-type="float">
            <text:p>-0.8193499</text:p>
          </table:table-cell>
        </table:table-row>
        <table:table-row table:style-name="ro1">
          <table:table-cell office:value-type="float" office:value="-0.897124" calcext:value-type="float">
            <text:p>-0.897124</text:p>
          </table:table-cell>
          <table:table-cell/>
          <table:table-cell office:value-type="float" office:value="-0.6314681" calcext:value-type="float">
            <text:p>-0.6314681</text:p>
          </table:table-cell>
        </table:table-row>
        <table:table-row table:style-name="ro1">
          <table:table-cell office:value-type="float" office:value="-0.9444949" calcext:value-type="float">
            <text:p>-0.9444949</text:p>
          </table:table-cell>
          <table:table-cell/>
          <table:table-cell office:value-type="float" office:value="-0.4836149" calcext:value-type="float">
            <text:p>-0.4836149</text:p>
          </table:table-cell>
        </table:table-row>
        <table:table-row table:style-name="ro1">
          <table:table-cell office:value-type="float" office:value="-0.9776323" calcext:value-type="float">
            <text:p>-0.9776323</text:p>
          </table:table-cell>
          <table:table-cell/>
          <table:table-cell office:value-type="float" office:value="-0.1401823" calcext:value-type="float">
            <text:p>-0.1401823</text:p>
          </table:table-cell>
        </table:table-row>
        <table:table-row table:style-name="ro1">
          <table:table-cell office:value-type="float" office:value="-0.9960363" calcext:value-type="float">
            <text:p>-0.9960363</text:p>
          </table:table-cell>
          <table:table-cell/>
          <table:table-cell office:value-type="float" office:value="-0.7670832" calcext:value-type="float">
            <text:p>-0.7670832</text:p>
          </table:table-cell>
        </table:table-row>
        <table:table-row table:style-name="ro1">
          <table:table-cell office:value-type="float" office:value="-0.9994298" calcext:value-type="float">
            <text:p>-0.9994298</text:p>
          </table:table-cell>
          <table:table-cell/>
          <table:table-cell office:value-type="float" office:value="-0.3759143" calcext:value-type="float">
            <text:p>-0.3759143</text:p>
          </table:table-cell>
        </table:table-row>
        <table:table-row table:style-name="ro1">
          <table:table-cell office:value-type="float" office:value="-0.9877616" calcext:value-type="float">
            <text:p>-0.9877616</text:p>
          </table:table-cell>
          <table:table-cell/>
          <table:table-cell office:value-type="float" office:value="-0.9423049" calcext:value-type="float">
            <text:p>-0.9423049</text:p>
          </table:table-cell>
        </table:table-row>
        <table:table-row table:style-name="ro1">
          <table:table-cell office:value-type="float" office:value="-0.9612074" calcext:value-type="float">
            <text:p>-0.9612074</text:p>
          </table:table-cell>
          <table:table-cell/>
          <table:table-cell office:value-type="float" office:value="-0.437985" calcext:value-type="float">
            <text:p>-0.437985</text:p>
          </table:table-cell>
        </table:table-row>
        <table:table-row table:style-name="ro1">
          <table:table-cell office:value-type="float" office:value="-0.9201678" calcext:value-type="float">
            <text:p>-0.9201678</text:p>
          </table:table-cell>
          <table:table-cell/>
          <table:table-cell office:value-type="float" office:value="-0.1104839" calcext:value-type="float">
            <text:p>-0.1104839</text:p>
          </table:table-cell>
        </table:table-row>
        <table:table-row table:style-name="ro1">
          <table:table-cell office:value-type="float" office:value="-0.865261" calcext:value-type="float">
            <text:p>-0.865261</text:p>
          </table:table-cell>
          <table:table-cell/>
          <table:table-cell office:value-type="float" office:value="-0.533476" calcext:value-type="float">
            <text:p>-0.533476</text:p>
          </table:table-cell>
        </table:table-row>
        <table:table-row table:style-name="ro1">
          <table:table-cell office:value-type="float" office:value="-0.797314" calcext:value-type="float">
            <text:p>-0.797314</text:p>
          </table:table-cell>
          <table:table-cell/>
          <table:table-cell table:style-name="ce1" office:value-type="float" office:value="0.094614029" calcext:value-type="float">
            <text:p>9.46E-02</text:p>
          </table:table-cell>
        </table:table-row>
        <table:table-row table:style-name="ro1">
          <table:table-cell office:value-type="float" office:value="-0.7173518" calcext:value-type="float">
            <text:p>-0.7173518</text:p>
          </table:table-cell>
          <table:table-cell/>
          <table:table-cell table:style-name="ce1" office:value-type="float" office:value="-0.01453656" calcext:value-type="float">
            <text:p>-1.45E-02</text:p>
          </table:table-cell>
        </table:table-row>
        <table:table-row table:style-name="ro1">
          <table:table-cell office:value-type="float" office:value="-0.6265789" calcext:value-type="float">
            <text:p>-0.6265789</text:p>
          </table:table-cell>
          <table:table-cell/>
          <table:table-cell office:value-type="float" office:value="0.1194537" calcext:value-type="float">
            <text:p>0.1194537</text:p>
          </table:table-cell>
        </table:table-row>
        <table:table-row table:style-name="ro1">
          <table:table-cell office:value-type="float" office:value="-0.5263625" calcext:value-type="float">
            <text:p>-0.5263625</text:p>
          </table:table-cell>
          <table:table-cell/>
          <table:table-cell office:value-type="float" office:value="-0.2672904" calcext:value-type="float">
            <text:p>-0.2672904</text:p>
          </table:table-cell>
        </table:table-row>
        <table:table-row table:style-name="ro1">
          <table:table-cell office:value-type="float" office:value="-0.4182145" calcext:value-type="float">
            <text:p>-0.4182145</text:p>
          </table:table-cell>
          <table:table-cell/>
          <table:table-cell office:value-type="float" office:value="0.2530854" calcext:value-type="float">
            <text:p>0.2530854</text:p>
          </table:table-cell>
        </table:table-row>
        <table:table-row table:style-name="ro1">
          <table:table-cell office:value-type="float" office:value="-0.3037639" calcext:value-type="float">
            <text:p>-0.3037639</text:p>
          </table:table-cell>
          <table:table-cell/>
          <table:table-cell office:value-type="float" office:value="0.3512104" calcext:value-type="float">
            <text:p>0.3512104</text:p>
          </table:table-cell>
        </table:table-row>
        <table:table-row table:style-name="ro1">
          <table:table-cell office:value-type="float" office:value="-0.1847355" calcext:value-type="float">
            <text:p>-0.1847355</text:p>
          </table:table-cell>
          <table:table-cell/>
          <table:table-cell office:value-type="float" office:value="0.7507095" calcext:value-type="float">
            <text:p>0.7507095</text:p>
          </table:table-cell>
        </table:table-row>
        <table:table-row table:style-name="ro1">
          <table:table-cell table:style-name="ce1" office:value-type="float" office:value="-0.06292218" calcext:value-type="float">
            <text:p>-6.29E-02</text:p>
          </table:table-cell>
          <table:table-cell/>
          <table:table-cell office:value-type="float" office:value="0.9083355" calcext:value-type="float">
            <text:p>0.9083355</text:p>
          </table:table-cell>
        </table:table-row>
        <table:table-row table:style-name="ro1">
          <table:table-cell table:style-name="ce1" office:value-type="float" office:value="0.059838478" calcext:value-type="float">
            <text:p>5.98E-02</text:p>
          </table:table-cell>
          <table:table-cell/>
          <table:table-cell office:value-type="float" office:value="0.5607907" calcext:value-type="float">
            <text:p>0.5607907</text:p>
          </table:table-cell>
        </table:table-row>
        <table:table-row table:style-name="ro1">
          <table:table-cell office:value-type="float" office:value="0.1816974" calcext:value-type="float">
            <text:p>0.1816974</text:p>
          </table:table-cell>
          <table:table-cell/>
          <table:table-cell office:value-type="float" office:value="0.6114981" calcext:value-type="float">
            <text:p>0.6114981</text:p>
          </table:table-cell>
        </table:table-row>
        <table:table-row table:style-name="ro1">
          <table:table-cell office:value-type="float" office:value="0.3008189" calcext:value-type="float">
            <text:p>0.3008189</text:p>
          </table:table-cell>
          <table:table-cell/>
          <table:table-cell office:value-type="float" office:value="0.6179345" calcext:value-type="float">
            <text:p>0.6179345</text:p>
          </table:table-cell>
        </table:table-row>
        <table:table-row table:style-name="ro1">
          <table:table-cell office:value-type="float" office:value="0.4154062" calcext:value-type="float">
            <text:p>0.4154062</text:p>
          </table:table-cell>
          <table:table-cell/>
          <table:table-cell office:value-type="float" office:value="1.01909" calcext:value-type="float">
            <text:p>1.01909</text:p>
          </table:table-cell>
        </table:table-row>
        <table:table-row table:style-name="ro1">
          <table:table-cell office:value-type="float" office:value="0.5237331" calcext:value-type="float">
            <text:p>0.5237331</text:p>
          </table:table-cell>
          <table:table-cell/>
          <table:table-cell office:value-type="float" office:value="0.6924416" calcext:value-type="float">
            <text:p>0.6924416</text:p>
          </table:table-cell>
        </table:table-row>
        <table:table-row table:style-name="ro1">
          <table:table-cell office:value-type="float" office:value="0.6241673" calcext:value-type="float">
            <text:p>0.6241673</text:p>
          </table:table-cell>
          <table:table-cell/>
          <table:table-cell office:value-type="float" office:value="1.550623" calcext:value-type="float">
            <text:p>1.550623</text:p>
          </table:table-cell>
        </table:table-row>
        <table:table-row table:style-name="ro1">
          <table:table-cell office:value-type="float" office:value="0.7151958" calcext:value-type="float">
            <text:p>0.7151958</text:p>
          </table:table-cell>
          <table:table-cell/>
          <table:table-cell office:value-type="float" office:value="1.250761" calcext:value-type="float">
            <text:p>1.250761</text:p>
          </table:table-cell>
        </table:table-row>
        <table:table-row table:style-name="ro1">
          <table:table-cell office:value-type="float" office:value="0.7954454" calcext:value-type="float">
            <text:p>0.7954454</text:p>
          </table:table-cell>
          <table:table-cell/>
          <table:table-cell office:value-type="float" office:value="1.333236" calcext:value-type="float">
            <text:p>1.333236</text:p>
          </table:table-cell>
        </table:table-row>
        <table:table-row table:style-name="ro1">
          <table:table-cell office:value-type="float" office:value="0.8637075" calcext:value-type="float">
            <text:p>0.8637075</text:p>
          </table:table-cell>
          <table:table-cell/>
          <table:table-cell office:value-type="float" office:value="1.428578" calcext:value-type="float">
            <text:p>1.428578</text:p>
          </table:table-cell>
        </table:table-row>
        <table:table-row table:style-name="ro1">
          <table:table-cell office:value-type="float" office:value="0.9189538" calcext:value-type="float">
            <text:p>0.9189538</text:p>
          </table:table-cell>
          <table:table-cell/>
          <table:table-cell office:value-type="float" office:value="1.28867" calcext:value-type="float">
            <text:p>1.28867</text:p>
          </table:table-cell>
        </table:table-row>
        <table:table-row table:style-name="ro1">
          <table:table-cell office:value-type="float" office:value="0.9603507" calcext:value-type="float">
            <text:p>0.9603507</text:p>
          </table:table-cell>
          <table:table-cell/>
          <table:table-cell office:value-type="float" office:value="1.448442" calcext:value-type="float">
            <text:p>1.448442</text:p>
          </table:table-cell>
        </table:table-row>
        <table:table-row table:style-name="ro1">
          <table:table-cell office:value-type="float" office:value="0.9872749" calcext:value-type="float">
            <text:p>0.9872749</text:p>
          </table:table-cell>
          <table:table-cell/>
          <table:table-cell office:value-type="float" office:value="1.179903" calcext:value-type="float">
            <text:p>1.179903</text:p>
          </table:table-cell>
        </table:table-row>
        <table:table-row table:style-name="ro1">
          <table:table-cell office:value-type="float" office:value="0.9993206" calcext:value-type="float">
            <text:p>0.9993206</text:p>
          </table:table-cell>
          <table:table-cell/>
          <table:table-cell office:value-type="float" office:value="1.602107" calcext:value-type="float">
            <text:p>1.602107</text:p>
          </table:table-cell>
        </table:table-row>
        <table:table-row table:style-name="ro1">
          <table:table-cell office:value-type="float" office:value="0.9963064" calcext:value-type="float">
            <text:p>0.9963064</text:p>
          </table:table-cell>
          <table:table-cell/>
          <table:table-cell office:value-type="float" office:value="1.635369" calcext:value-type="float">
            <text:p>1.635369</text:p>
          </table:table-cell>
        </table:table-row>
        <table:table-row table:style-name="ro1">
          <table:table-cell office:value-type="float" office:value="0.9782774" calcext:value-type="float">
            <text:p>0.9782774</text:p>
          </table:table-cell>
          <table:table-cell/>
          <table:table-cell office:value-type="float" office:value="1.456058" calcext:value-type="float">
            <text:p>1.456058</text:p>
          </table:table-cell>
        </table:table-row>
        <table:table-row table:style-name="ro1">
          <table:table-cell office:value-type="float" office:value="0.9455057" calcext:value-type="float">
            <text:p>0.9455057</text:p>
          </table:table-cell>
          <table:table-cell/>
          <table:table-cell office:value-type="float" office:value="1.692102" calcext:value-type="float">
            <text:p>1.692102</text:p>
          </table:table-cell>
        </table:table-row>
        <table:table-row table:style-name="ro1">
          <table:table-cell office:value-type="float" office:value="0.8984846" calcext:value-type="float">
            <text:p>0.8984846</text:p>
          </table:table-cell>
          <table:table-cell/>
          <table:table-cell office:value-type="float" office:value="1.559298" calcext:value-type="float">
            <text:p>1.559298</text:p>
          </table:table-cell>
        </table:table-row>
        <table:table-row table:style-name="ro1">
          <table:table-cell office:value-type="float" office:value="0.8379234" calcext:value-type="float">
            <text:p>0.8379234</text:p>
          </table:table-cell>
          <table:table-cell/>
          <table:table-cell office:value-type="float" office:value="1.812795" calcext:value-type="float">
            <text:p>1.812795</text:p>
          </table:table-cell>
        </table:table-row>
        <table:table-row table:style-name="ro1">
          <table:table-cell office:value-type="float" office:value="0.7647346" calcext:value-type="float">
            <text:p>0.7647346</text:p>
          </table:table-cell>
          <table:table-cell/>
          <table:table-cell office:value-type="float" office:value="1.653997" calcext:value-type="float">
            <text:p>1.653997</text:p>
          </table:table-cell>
        </table:table-row>
        <table:table-row table:style-name="ro1">
          <table:table-cell office:value-type="float" office:value="0.680021" calcext:value-type="float">
            <text:p>0.680021</text:p>
          </table:table-cell>
          <table:table-cell/>
          <table:table-cell office:value-type="float" office:value="1.463917" calcext:value-type="float">
            <text:p>1.463917</text:p>
          </table:table-cell>
        </table:table-row>
        <table:table-row table:style-name="ro1">
          <table:table-cell office:value-type="float" office:value="0.5850586" calcext:value-type="float">
            <text:p>0.5850586</text:p>
          </table:table-cell>
          <table:table-cell/>
          <table:table-cell office:value-type="float" office:value="1.562833" calcext:value-type="float">
            <text:p>1.562833</text:p>
          </table:table-cell>
        </table:table-row>
        <table:table-row table:style-name="ro1">
          <table:table-cell office:value-type="float" office:value="0.4812799" calcext:value-type="float">
            <text:p>0.4812799</text:p>
          </table:table-cell>
          <table:table-cell/>
          <table:table-cell office:value-type="float" office:value="1.125325" calcext:value-type="float">
            <text:p>1.125325</text:p>
          </table:table-cell>
        </table:table-row>
        <table:table-row table:style-name="ro1">
          <table:table-cell office:value-type="float" office:value="0.3702482" calcext:value-type="float">
            <text:p>0.3702482</text:p>
          </table:table-cell>
          <table:table-cell/>
          <table:table-cell office:value-type="float" office:value="0.6777222" calcext:value-type="float">
            <text:p>0.6777222</text:p>
          </table:table-cell>
        </table:table-row>
        <table:table-row table:style-name="ro1">
          <table:table-cell office:value-type="float" office:value="0.2536359" calcext:value-type="float">
            <text:p>0.2536359</text:p>
          </table:table-cell>
          <table:table-cell/>
          <table:table-cell office:value-type="float" office:value="0.4913296" calcext:value-type="float">
            <text:p>0.4913296</text:p>
          </table:table-cell>
        </table:table-row>
        <table:table-row table:style-name="ro1">
          <table:table-cell office:value-type="float" office:value="0.1332022" calcext:value-type="float">
            <text:p>0.1332022</text:p>
          </table:table-cell>
          <table:table-cell/>
          <table:table-cell office:value-type="float" office:value="0.4166836" calcext:value-type="float">
            <text:p>0.4166836</text:p>
          </table:table-cell>
        </table:table-row>
        <table:table-row table:style-name="ro1">
          <table:table-cell table:style-name="ce1" office:value-type="float" office:value="0.010761018" calcext:value-type="float">
            <text:p>1.08E-02</text:p>
          </table:table-cell>
          <table:table-cell/>
          <table:table-cell office:value-type="float" office:value="0.9501404" calcext:value-type="float">
            <text:p>0.9501404</text:p>
          </table:table-cell>
        </table:table-row>
        <table:table-row table:style-name="ro1">
          <table:table-cell office:value-type="float" office:value="-0.1118423" calcext:value-type="float">
            <text:p>-0.1118423</text:p>
          </table:table-cell>
          <table:table-cell/>
          <table:table-cell office:value-type="float" office:value="0.1082789" calcext:value-type="float">
            <text:p>0.1082789</text:p>
          </table:table-cell>
        </table:table-row>
        <table:table-row table:style-name="ro1">
          <table:table-cell office:value-type="float" office:value="-0.2327611" calcext:value-type="float">
            <text:p>-0.2327611</text:p>
          </table:table-cell>
          <table:table-cell/>
          <table:table-cell office:value-type="float" office:value="0.4435821" calcext:value-type="float">
            <text:p>0.4435821</text:p>
          </table:table-cell>
        </table:table-row>
        <table:table-row table:style-name="ro1">
          <table:table-cell office:value-type="float" office:value="-0.3501711" calcext:value-type="float">
            <text:p>-0.3501711</text:p>
          </table:table-cell>
          <table:table-cell/>
          <table:table-cell office:value-type="float" office:value="0.1979236" calcext:value-type="float">
            <text:p>0.1979236</text:p>
          </table:table-cell>
        </table:table-row>
        <table:table-row table:style-name="ro1">
          <table:table-cell office:value-type="float" office:value="-0.462304" calcext:value-type="float">
            <text:p>-0.462304</text:p>
          </table:table-cell>
          <table:table-cell/>
          <table:table-cell office:value-type="float" office:value="-0.2057698" calcext:value-type="float">
            <text:p>-0.2057698</text:p>
          </table:table-cell>
        </table:table-row>
        <table:table-row table:style-name="ro1">
          <table:table-cell office:value-type="float" office:value="-0.5674707" calcext:value-type="float">
            <text:p>-0.5674707</text:p>
          </table:table-cell>
          <table:table-cell/>
          <table:table-cell office:value-type="float" office:value="-0.3953013" calcext:value-type="float">
            <text:p>-0.3953013</text:p>
          </table:table-cell>
        </table:table-row>
        <table:table-row table:style-name="ro1">
          <table:table-cell office:value-type="float" office:value="-0.6640846" calcext:value-type="float">
            <text:p>-0.6640846</text:p>
          </table:table-cell>
          <table:table-cell/>
          <table:table-cell office:value-type="float" office:value="0.1797624" calcext:value-type="float">
            <text:p>0.1797624</text:p>
          </table:table-cell>
        </table:table-row>
        <table:table-row table:style-name="ro1">
          <table:table-cell office:value-type="float" office:value="-0.7506906" calcext:value-type="float">
            <text:p>-0.7506906</text:p>
          </table:table-cell>
          <table:table-cell/>
          <table:table-cell office:value-type="float" office:value="0.1161298" calcext:value-type="float">
            <text:p>0.1161298</text:p>
          </table:table-cell>
        </table:table-row>
        <table:table-row table:style-name="ro1">
          <table:table-cell office:value-type="float" office:value="-0.8259836" calcext:value-type="float">
            <text:p>-0.8259836</text:p>
          </table:table-cell>
          <table:table-cell/>
          <table:table-cell office:value-type="float" office:value="-0.369991" calcext:value-type="float">
            <text:p>-0.369991</text:p>
          </table:table-cell>
        </table:table-row>
        <table:table-row table:style-name="ro1">
          <table:table-cell office:value-type="float" office:value="-0.8888292" calcext:value-type="float">
            <text:p>-0.8888292</text:p>
          </table:table-cell>
          <table:table-cell/>
          <table:table-cell office:value-type="float" office:value="-0.2809603" calcext:value-type="float">
            <text:p>-0.2809603</text:p>
          </table:table-cell>
        </table:table-row>
        <table:table-row table:style-name="ro1">
          <table:table-cell office:value-type="float" office:value="-0.9382794" calcext:value-type="float">
            <text:p>-0.9382794</text:p>
          </table:table-cell>
          <table:table-cell/>
          <table:table-cell office:value-type="float" office:value="-0.3082471" calcext:value-type="float">
            <text:p>-0.3082471</text:p>
          </table:table-cell>
        </table:table-row>
        <table:table-row table:style-name="ro1">
          <table:table-cell office:value-type="float" office:value="-0.9735897" calcext:value-type="float">
            <text:p>-0.9735897</text:p>
          </table:table-cell>
          <table:table-cell/>
          <table:table-cell office:value-type="float" office:value="-0.7835151" calcext:value-type="float">
            <text:p>-0.7835151</text:p>
          </table:table-cell>
        </table:table-row>
        <table:table-row table:style-name="ro1">
          <table:table-cell office:value-type="float" office:value="-0.9942277" calcext:value-type="float">
            <text:p>-0.9942277</text:p>
          </table:table-cell>
          <table:table-cell/>
          <table:table-cell office:value-type="float" office:value="-0.9036744" calcext:value-type="float">
            <text:p>-0.9036744</text:p>
          </table:table-cell>
        </table:table-row>
        <table:table-row table:style-name="ro1">
          <table:table-cell office:value-type="float" office:value="-0.9998823" calcext:value-type="float">
            <text:p>-0.9998823</text:p>
          </table:table-cell>
          <table:table-cell/>
          <table:table-cell office:value-type="float" office:value="-0.2931548" calcext:value-type="float">
            <text:p>-0.2931548</text:p>
          </table:table-cell>
        </table:table-row>
        <table:table-row table:style-name="ro1">
          <table:table-cell office:value-type="float" office:value="-0.9904685" calcext:value-type="float">
            <text:p>-0.9904685</text:p>
          </table:table-cell>
          <table:table-cell/>
          <table:table-cell office:value-type="float" office:value="-0.7337963" calcext:value-type="float">
            <text:p>-0.7337963</text:p>
          </table:table-cell>
        </table:table-row>
        <table:table-row table:style-name="ro1">
          <table:table-cell office:value-type="float" office:value="-0.9661282" calcext:value-type="float">
            <text:p>-0.9661282</text:p>
          </table:table-cell>
          <table:table-cell/>
          <table:table-cell office:value-type="float" office:value="-0.6714327" calcext:value-type="float">
            <text:p>-0.6714327</text:p>
          </table:table-cell>
        </table:table-row>
        <table:table-row table:style-name="ro1">
          <table:table-cell office:value-type="float" office:value="-0.927228" calcext:value-type="float">
            <text:p>-0.927228</text:p>
          </table:table-cell>
          <table:table-cell/>
          <table:table-cell office:value-type="float" office:value="-0.548321" calcext:value-type="float">
            <text:p>-0.548321</text:p>
          </table:table-cell>
        </table:table-row>
        <table:table-row table:style-name="ro1">
          <table:table-cell office:value-type="float" office:value="-0.8743539" calcext:value-type="float">
            <text:p>-0.8743539</text:p>
          </table:table-cell>
          <table:table-cell/>
          <table:table-cell office:value-type="float" office:value="-0.7195435" calcext:value-type="float">
            <text:p>-0.7195435</text:p>
          </table:table-cell>
        </table:table-row>
        <table:table-row table:style-name="ro1">
          <table:table-cell office:value-type="float" office:value="-0.8083028" calcext:value-type="float">
            <text:p>-0.8083028</text:p>
          </table:table-cell>
          <table:table-cell/>
          <table:table-cell table:style-name="ce1" office:value-type="float" office:value="0.060096979" calcext:value-type="float">
            <text:p>6.01E-02</text:p>
          </table:table-cell>
        </table:table-row>
        <table:table-row table:style-name="ro1">
          <table:table-cell office:value-type="float" office:value="-0.7300716" calcext:value-type="float">
            <text:p>-0.7300716</text:p>
          </table:table-cell>
          <table:table-cell/>
          <table:table-cell office:value-type="float" office:value="0.2323538" calcext:value-type="float">
            <text:p>0.2323538</text:p>
          </table:table-cell>
        </table:table-row>
        <table:table-row table:style-name="ro1">
          <table:table-cell office:value-type="float" office:value="-0.6408368" calcext:value-type="float">
            <text:p>-0.6408368</text:p>
          </table:table-cell>
          <table:table-cell/>
          <table:table-cell office:value-type="float" office:value="-0.4517798" calcext:value-type="float">
            <text:p>-0.4517798</text:p>
          </table:table-cell>
        </table:table-row>
        <table:table-row table:style-name="ro1">
          <table:table-cell office:value-type="float" office:value="-0.5419442" calcext:value-type="float">
            <text:p>-0.5419442</text:p>
          </table:table-cell>
          <table:table-cell/>
          <table:table-cell office:value-type="float" office:value="0.1302016" calcext:value-type="float">
            <text:p>0.1302016</text:p>
          </table:table-cell>
        </table:table-row>
        <table:table-row table:style-name="ro1">
          <table:table-cell office:value-type="float" office:value="-0.434886" calcext:value-type="float">
            <text:p>-0.434886</text:p>
          </table:table-cell>
          <table:table-cell/>
          <table:table-cell office:value-type="float" office:value="-0.2333925" calcext:value-type="float">
            <text:p>-0.2333925</text:p>
          </table:table-cell>
        </table:table-row>
        <table:table-row table:style-name="ro1">
          <table:table-cell office:value-type="float" office:value="-0.3212723" calcext:value-type="float">
            <text:p>-0.3212723</text:p>
          </table:table-cell>
          <table:table-cell/>
          <table:table-cell office:value-type="float" office:value="0.6389256" calcext:value-type="float">
            <text:p>0.6389256</text:p>
          </table:table-cell>
        </table:table-row>
        <table:table-row table:style-name="ro1">
          <table:table-cell office:value-type="float" office:value="-0.2028169" calcext:value-type="float">
            <text:p>-0.2028169</text:p>
          </table:table-cell>
          <table:table-cell/>
          <table:table-cell office:value-type="float" office:value="0.3988175" calcext:value-type="float">
            <text:p>0.3988175</text:p>
          </table:table-cell>
        </table:table-row>
        <table:table-row table:style-name="ro1">
          <table:table-cell table:style-name="ce1" office:value-type="float" office:value="-0.081306845" calcext:value-type="float">
            <text:p>-8.13E-02</text:p>
          </table:table-cell>
          <table:table-cell/>
          <table:table-cell office:value-type="float" office:value="0.6553353" calcext:value-type="float">
            <text:p>0.6553353</text:p>
          </table:table-cell>
        </table:table-row>
        <table:table-row table:style-name="ro1">
          <table:table-cell table:style-name="ce1" office:value-type="float" office:value="0.041430417" calcext:value-type="float">
            <text:p>4.14E-02</text:p>
          </table:table-cell>
          <table:table-cell/>
          <table:table-cell office:value-type="float" office:value="0.9647673" calcext:value-type="float">
            <text:p>0.9647673</text:p>
          </table:table-cell>
        </table:table-row>
        <table:table-row table:style-name="ro1">
          <table:table-cell office:value-type="float" office:value="0.1635414" calcext:value-type="float">
            <text:p>0.1635414</text:p>
          </table:table-cell>
          <table:table-cell/>
          <table:table-cell office:value-type="float" office:value="0.5166429" calcext:value-type="float">
            <text:p>0.5166429</text:p>
          </table:table-cell>
        </table:table-row>
        <table:table-row table:style-name="ro1">
          <table:table-cell office:value-type="float" office:value="0.2831897" calcext:value-type="float">
            <text:p>0.2831897</text:p>
          </table:table-cell>
          <table:table-cell/>
          <table:table-cell office:value-type="float" office:value="1.261101" calcext:value-type="float">
            <text:p>1.261101</text:p>
          </table:table-cell>
        </table:table-row>
        <table:table-row table:style-name="ro1">
          <table:table-cell office:value-type="float" office:value="0.3985702" calcext:value-type="float">
            <text:p>0.3985702</text:p>
          </table:table-cell>
          <table:table-cell/>
          <table:table-cell office:value-type="float" office:value="1.172028" calcext:value-type="float">
            <text:p>1.172028</text:p>
          </table:table-cell>
        </table:table-row>
        <table:table-row table:style-name="ro1">
          <table:table-cell office:value-type="float" office:value="0.5079424" calcext:value-type="float">
            <text:p>0.5079424</text:p>
          </table:table-cell>
          <table:table-cell/>
          <table:table-cell office:value-type="float" office:value="1.07721" calcext:value-type="float">
            <text:p>1.07721</text:p>
          </table:table-cell>
        </table:table-row>
        <table:table-row table:style-name="ro1">
          <table:table-cell office:value-type="float" office:value="0.6096614" calcext:value-type="float">
            <text:p>0.6096614</text:p>
          </table:table-cell>
          <table:table-cell/>
          <table:table-cell office:value-type="float" office:value="0.7916939" calcext:value-type="float">
            <text:p>0.7916939</text:p>
          </table:table-cell>
        </table:table-row>
        <table:table-row table:style-name="ro1">
          <table:table-cell office:value-type="float" office:value="0.7021925" calcext:value-type="float">
            <text:p>0.7021925</text:p>
          </table:table-cell>
          <table:table-cell/>
          <table:table-cell office:value-type="float" office:value="1.334861" calcext:value-type="float">
            <text:p>1.334861</text:p>
          </table:table-cell>
        </table:table-row>
        <table:table-row table:style-name="ro1">
          <table:table-cell office:value-type="float" office:value="0.7841402" calcext:value-type="float">
            <text:p>0.7841402</text:p>
          </table:table-cell>
          <table:table-cell/>
          <table:table-cell office:value-type="float" office:value="1.593439" calcext:value-type="float">
            <text:p>1.593439</text:p>
          </table:table-cell>
        </table:table-row>
        <table:table-row table:style-name="ro1">
          <table:table-cell office:value-type="float" office:value="0.8542718" calcext:value-type="float">
            <text:p>0.8542718</text:p>
          </table:table-cell>
          <table:table-cell/>
          <table:table-cell office:value-type="float" office:value="1.009008" calcext:value-type="float">
            <text:p>1.009008</text:p>
          </table:table-cell>
        </table:table-row>
        <table:table-row table:style-name="ro1">
          <table:table-cell office:value-type="float" office:value="0.9115292" calcext:value-type="float">
            <text:p>0.9115292</text:p>
          </table:table-cell>
          <table:table-cell/>
          <table:table-cell office:value-type="float" office:value="1.510441" calcext:value-type="float">
            <text:p>1.510441</text:p>
          </table:table-cell>
        </table:table-row>
        <table:table-row table:style-name="ro1">
          <table:table-cell office:value-type="float" office:value="0.9550488" calcext:value-type="float">
            <text:p>0.9550488</text:p>
          </table:table-cell>
          <table:table-cell/>
          <table:table-cell office:value-type="float" office:value="1.613746" calcext:value-type="float">
            <text:p>1.613746</text:p>
          </table:table-cell>
        </table:table-row>
        <table:table-row table:style-name="ro1">
          <table:table-cell office:value-type="float" office:value="0.9841762" calcext:value-type="float">
            <text:p>0.9841762</text:p>
          </table:table-cell>
          <table:table-cell/>
          <table:table-cell office:value-type="float" office:value="1.361104" calcext:value-type="float">
            <text:p>1.361104</text:p>
          </table:table-cell>
        </table:table-row>
        <table:table-row table:style-name="ro1">
          <table:table-cell office:value-type="float" office:value="0.9984717" calcext:value-type="float">
            <text:p>0.9984717</text:p>
          </table:table-cell>
          <table:table-cell/>
          <table:table-cell office:value-type="float" office:value="1.815978" calcext:value-type="float">
            <text:p>1.815978</text:p>
          </table:table-cell>
        </table:table-row>
        <table:table-row table:style-name="ro1">
          <table:table-cell office:value-type="float" office:value="0.9977198" calcext:value-type="float">
            <text:p>0.9977198</text:p>
          </table:table-cell>
          <table:table-cell/>
          <table:table-cell office:value-type="float" office:value="1.542549" calcext:value-type="float">
            <text:p>1.542549</text:p>
          </table:table-cell>
        </table:table-row>
        <table:table-row table:style-name="ro1">
          <table:table-cell office:value-type="float" office:value="0.981932" calcext:value-type="float">
            <text:p>0.981932</text:p>
          </table:table-cell>
          <table:table-cell/>
          <table:table-cell office:value-type="float" office:value="1.964153" calcext:value-type="float">
            <text:p>1.964153</text:p>
          </table:table-cell>
        </table:table-row>
        <table:table-row table:style-name="ro1">
          <table:table-cell office:value-type="float" office:value="0.951346" calcext:value-type="float">
            <text:p>0.951346</text:p>
          </table:table-cell>
          <table:table-cell/>
          <table:table-cell office:value-type="float" office:value="1.880362" calcext:value-type="float">
            <text:p>1.880362</text:p>
          </table:table-cell>
        </table:table-row>
        <table:table-row table:style-name="ro1">
          <table:table-cell office:value-type="float" office:value="0.9064236" calcext:value-type="float">
            <text:p>0.9064236</text:p>
          </table:table-cell>
          <table:table-cell/>
          <table:table-cell office:value-type="float" office:value="1.718556" calcext:value-type="float">
            <text:p>1.718556</text:p>
          </table:table-cell>
        </table:table-row>
        <table:table-row table:style-name="ro1">
          <table:table-cell office:value-type="float" office:value="0.8478405" calcext:value-type="float">
            <text:p>0.8478405</text:p>
          </table:table-cell>
          <table:table-cell/>
          <table:table-cell office:value-type="float" office:value="0.901894" calcext:value-type="float">
            <text:p>0.901894</text:p>
          </table:table-cell>
        </table:table-row>
        <table:table-row table:style-name="ro1">
          <table:table-cell office:value-type="float" office:value="0.7764812" calcext:value-type="float">
            <text:p>0.7764812</text:p>
          </table:table-cell>
          <table:table-cell/>
          <table:table-cell office:value-type="float" office:value="0.9777212" calcext:value-type="float">
            <text:p>0.9777212</text:p>
          </table:table-cell>
        </table:table-row>
        <table:table-row table:style-name="ro1">
          <table:table-cell office:value-type="float" office:value="0.6934189" calcext:value-type="float">
            <text:p>0.6934189</text:p>
          </table:table-cell>
          <table:table-cell/>
          <table:table-cell office:value-type="float" office:value="1.324728" calcext:value-type="float">
            <text:p>1.324728</text:p>
          </table:table-cell>
        </table:table-row>
        <table:table-row table:style-name="ro1">
          <table:table-cell office:value-type="float" office:value="0.5999065" calcext:value-type="float">
            <text:p>0.5999065</text:p>
          </table:table-cell>
          <table:table-cell/>
          <table:table-cell office:value-type="float" office:value="0.7049005" calcext:value-type="float">
            <text:p>0.7049005</text:p>
          </table:table-cell>
        </table:table-row>
        <table:table-row table:style-name="ro1">
          <table:table-cell office:value-type="float" office:value="0.4973549" calcext:value-type="float">
            <text:p>0.4973549</text:p>
          </table:table-cell>
          <table:table-cell/>
          <table:table-cell office:value-type="float" office:value="0.6610883" calcext:value-type="float">
            <text:p>0.6610883</text:p>
          </table:table-cell>
        </table:table-row>
        <table:table-row table:style-name="ro1">
          <table:table-cell office:value-type="float" office:value="0.3873065" calcext:value-type="float">
            <text:p>0.3873065</text:p>
          </table:table-cell>
          <table:table-cell/>
          <table:table-cell office:value-type="float" office:value="0.905874" calcext:value-type="float">
            <text:p>0.905874</text:p>
          </table:table-cell>
        </table:table-row>
        <table:table-row table:style-name="ro1">
          <table:table-cell office:value-type="float" office:value="0.2714211" calcext:value-type="float">
            <text:p>0.2714211</text:p>
          </table:table-cell>
          <table:table-cell/>
          <table:table-cell office:value-type="float" office:value="0.4805895" calcext:value-type="float">
            <text:p>0.4805895</text:p>
          </table:table-cell>
        </table:table-row>
        <table:table-row table:style-name="ro1">
          <table:table-cell office:value-type="float" office:value="0.1514472" calcext:value-type="float">
            <text:p>0.1514472</text:p>
          </table:table-cell>
          <table:table-cell/>
          <table:table-cell office:value-type="float" office:value="0.4188146" calcext:value-type="float">
            <text:p>0.4188146</text:p>
          </table:table-cell>
        </table:table-row>
        <table:table-row table:style-name="ro1">
          <table:table-cell table:style-name="ce1" office:value-type="float" office:value="0.029189045" calcext:value-type="float">
            <text:p>2.92E-02</text:p>
          </table:table-cell>
          <table:table-cell/>
          <table:table-cell table:style-name="ce1" office:value-type="float" office:value="0.098649383" calcext:value-type="float">
            <text:p>9.86E-02</text:p>
          </table:table-cell>
        </table:table-row>
        <table:table-row table:style-name="ro1">
          <table:table-cell table:style-name="ce1" office:value-type="float" office:value="-0.093508974" calcext:value-type="float">
            <text:p>-9.35E-02</text:p>
          </table:table-cell>
          <table:table-cell/>
          <table:table-cell table:style-name="ce1" office:value-type="float" office:value="-0.073158696" calcext:value-type="float">
            <text:p>-7.32E-02</text:p>
          </table:table-cell>
        </table:table-row>
        <table:table-row table:style-name="ro1">
          <table:table-cell office:value-type="float" office:value="-0.2147959" calcext:value-type="float">
            <text:p>-0.2147959</text:p>
          </table:table-cell>
          <table:table-cell/>
          <table:table-cell office:value-type="float" office:value="0.5905507" calcext:value-type="float">
            <text:p>0.5905507</text:p>
          </table:table-cell>
        </table:table-row>
        <table:table-row table:style-name="ro1">
          <table:table-cell office:value-type="float" office:value="-0.3328477" calcext:value-type="float">
            <text:p>-0.3328477</text:p>
          </table:table-cell>
          <table:table-cell/>
          <table:table-cell office:value-type="float" office:value="0.2085586" calcext:value-type="float">
            <text:p>0.2085586</text:p>
          </table:table-cell>
        </table:table-row>
        <table:table-row table:style-name="ro1">
          <table:table-cell office:value-type="float" office:value="-0.4458832" calcext:value-type="float">
            <text:p>-0.4458832</text:p>
          </table:table-cell>
          <table:table-cell/>
          <table:table-cell office:value-type="float" office:value="0.4951711" calcext:value-type="float">
            <text:p>0.4951711</text:p>
          </table:table-cell>
        </table:table-row>
        <table:table-row table:style-name="ro1">
          <table:table-cell office:value-type="float" office:value="-0.5521976" calcext:value-type="float">
            <text:p>-0.5521976</text:p>
          </table:table-cell>
          <table:table-cell/>
          <table:table-cell office:value-type="float" office:value="0.1671384" calcext:value-type="float">
            <text:p>0.1671384</text:p>
          </table:table-cell>
        </table:table-row>
        <table:table-row table:style-name="ro1">
          <table:table-cell office:value-type="float" office:value="-0.6501918" calcext:value-type="float">
            <text:p>-0.6501918</text:p>
          </table:table-cell>
          <table:table-cell/>
          <table:table-cell office:value-type="float" office:value="-0.1097367" calcext:value-type="float">
            <text:p>-0.1097367</text:p>
          </table:table-cell>
        </table:table-row>
        <table:table-row table:style-name="ro1">
          <table:table-cell office:value-type="float" office:value="-0.738386" calcext:value-type="float">
            <text:p>-0.738386</text:p>
          </table:table-cell>
          <table:table-cell/>
          <table:table-cell table:style-name="ce1" office:value-type="float" office:value="0.036725998" calcext:value-type="float">
            <text:p>3.67E-02</text:p>
          </table:table-cell>
        </table:table-row>
        <table:table-row table:style-name="ro1">
          <table:table-cell office:value-type="float" office:value="-0.8154539" calcext:value-type="float">
            <text:p>-0.8154539</text:p>
          </table:table-cell>
          <table:table-cell/>
          <table:table-cell office:value-type="float" office:value="-0.7723523" calcext:value-type="float">
            <text:p>-0.7723523</text:p>
          </table:table-cell>
        </table:table-row>
        <table:table-row table:style-name="ro1">
          <table:table-cell office:value-type="float" office:value="-0.8802325" calcext:value-type="float">
            <text:p>-0.8802325</text:p>
          </table:table-cell>
          <table:table-cell/>
          <table:table-cell office:value-type="float" office:value="-0.6287655" calcext:value-type="float">
            <text:p>-0.6287655</text:p>
          </table:table-cell>
        </table:table-row>
        <table:table-row table:style-name="ro1">
          <table:table-cell office:value-type="float" office:value="-0.9317449" calcext:value-type="float">
            <text:p>-0.9317449</text:p>
          </table:table-cell>
          <table:table-cell/>
          <table:table-cell office:value-type="float" office:value="-0.3168515" calcext:value-type="float">
            <text:p>-0.3168515</text:p>
          </table:table-cell>
        </table:table-row>
        <table:table-row table:style-name="ro1">
          <table:table-cell office:value-type="float" office:value="-0.9692164" calcext:value-type="float">
            <text:p>-0.9692164</text:p>
          </table:table-cell>
          <table:table-cell/>
          <table:table-cell office:value-type="float" office:value="-0.6117048" calcext:value-type="float">
            <text:p>-0.6117048</text:p>
          </table:table-cell>
        </table:table-row>
        <table:table-row table:style-name="ro1">
          <table:table-cell office:value-type="float" office:value="-0.9920813" calcext:value-type="float">
            <text:p>-0.9920813</text:p>
          </table:table-cell>
          <table:table-cell/>
          <table:table-cell office:value-type="float" office:value="-0.7702293" calcext:value-type="float">
            <text:p>-0.7702293</text:p>
          </table:table-cell>
        </table:table-row>
        <table:table-row table:style-name="ro1">
          <table:table-cell office:value-type="float" office:value="-0.9999952" calcext:value-type="float">
            <text:p>-0.9999952</text:p>
          </table:table-cell>
          <table:table-cell/>
          <table:table-cell table:style-name="ce1" office:value-type="float" office:value="-0.088965356" calcext:value-type="float">
            <text:p>-8.90E-02</text:p>
          </table:table-cell>
        </table:table-row>
        <table:table-row table:style-name="ro1">
          <table:table-cell office:value-type="float" office:value="-0.9928389" calcext:value-type="float">
            <text:p>-0.9928389</text:p>
          </table:table-cell>
          <table:table-cell/>
          <table:table-cell office:value-type="float" office:value="-0.7892579" calcext:value-type="float">
            <text:p>-0.7892579</text:p>
          </table:table-cell>
        </table:table-row>
        <table:table-row table:style-name="ro1">
          <table:table-cell office:value-type="float" office:value="-0.9707201" calcext:value-type="float">
            <text:p>-0.9707201</text:p>
          </table:table-cell>
          <table:table-cell/>
          <table:table-cell table:style-name="ce1" office:value-type="float" office:value="-0.015481889" calcext:value-type="float">
            <text:p>-1.55E-02</text:p>
          </table:table-cell>
        </table:table-row>
        <table:table-row table:style-name="ro1">
          <table:table-cell office:value-type="float" office:value="-0.9339728" calcext:value-type="float">
            <text:p>-0.9339728</text:p>
          </table:table-cell>
          <table:table-cell/>
          <table:table-cell table:style-name="ce1" office:value-type="float" office:value="-0.068128109" calcext:value-type="float">
            <text:p>-6.81E-02</text:p>
          </table:table-cell>
        </table:table-row>
        <table:table-row table:style-name="ro1">
          <table:table-cell office:value-type="float" office:value="-0.8831497" calcext:value-type="float">
            <text:p>-0.8831497</text:p>
          </table:table-cell>
          <table:table-cell/>
          <table:table-cell office:value-type="float" office:value="-0.1897428" calcext:value-type="float">
            <text:p>-0.1897428</text:p>
          </table:table-cell>
        </table:table-row>
        <table:table-row table:style-name="ro1">
          <table:table-cell office:value-type="float" office:value="-0.8190171" calcext:value-type="float">
            <text:p>-0.8190171</text:p>
          </table:table-cell>
          <table:table-cell/>
          <table:table-cell office:value-type="float" office:value="-0.5804623" calcext:value-type="float">
            <text:p>-0.5804623</text:p>
          </table:table-cell>
        </table:table-row>
        <table:table-row table:style-name="ro1">
          <table:table-cell office:value-type="float" office:value="-0.7425427" calcext:value-type="float">
            <text:p>-0.7425427</text:p>
          </table:table-cell>
          <table:table-cell/>
          <table:table-cell office:value-type="float" office:value="-0.3638389" calcext:value-type="float">
            <text:p>-0.3638389</text:p>
          </table:table-cell>
        </table:table-row>
        <table:table-row table:style-name="ro1">
          <table:table-cell office:value-type="float" office:value="-0.6548769" calcext:value-type="float">
            <text:p>-0.6548769</text:p>
          </table:table-cell>
          <table:table-cell/>
          <table:table-cell office:value-type="float" office:value="0.2511559" calcext:value-type="float">
            <text:p>0.2511559</text:p>
          </table:table-cell>
        </table:table-row>
        <table:table-row table:style-name="ro1">
          <table:table-cell office:value-type="float" office:value="-0.5573434" calcext:value-type="float">
            <text:p>-0.5573434</text:p>
          </table:table-cell>
          <table:table-cell/>
          <table:table-cell office:value-type="float" office:value="-0.1678945" calcext:value-type="float">
            <text:p>-0.1678945</text:p>
          </table:table-cell>
        </table:table-row>
        <table:table-row table:style-name="ro1">
          <table:table-cell office:value-type="float" office:value="-0.451409" calcext:value-type="float">
            <text:p>-0.451409</text:p>
          </table:table-cell>
          <table:table-cell/>
          <table:table-cell table:style-name="ce1" office:value-type="float" office:value="0.091708571" calcext:value-type="float">
            <text:p>9.17E-02</text:p>
          </table:table-cell>
        </table:table-row>
        <table:table-row table:style-name="ro1">
          <table:table-cell office:value-type="float" office:value="-0.3386716" calcext:value-type="float">
            <text:p>-0.3386716</text:p>
          </table:table-cell>
          <table:table-cell/>
          <table:table-cell office:value-type="float" office:value="0.3873595" calcext:value-type="float">
            <text:p>0.3873595</text:p>
          </table:table-cell>
        </table:table-row>
        <table:table-row table:style-name="ro1">
          <table:table-cell office:value-type="float" office:value="-0.2208322" calcext:value-type="float">
            <text:p>-0.2208322</text:p>
          </table:table-cell>
          <table:table-cell/>
          <table:table-cell office:value-type="float" office:value="0.6820424" calcext:value-type="float">
            <text:p>0.6820424</text:p>
          </table:table-cell>
        </table:table-row>
        <table:table-row table:style-name="ro1">
          <table:table-cell table:style-name="ce1" office:value-type="float" office:value="-0.09966293" calcext:value-type="float">
            <text:p>-9.97E-02</text:p>
          </table:table-cell>
          <table:table-cell/>
          <table:table-cell office:value-type="float" office:value="0.2308237" calcext:value-type="float">
            <text:p>0.2308237</text:p>
          </table:table-cell>
        </table:table-row>
        <table:table-row table:style-name="ro1">
          <table:table-cell table:style-name="ce1" office:value-type="float" office:value="0.023008283" calcext:value-type="float">
            <text:p>2.30E-02</text:p>
          </table:table-cell>
          <table:table-cell/>
          <table:table-cell office:value-type="float" office:value="0.1768205" calcext:value-type="float">
            <text:p>0.1768205</text:p>
          </table:table-cell>
        </table:table-row>
        <table:table-row table:style-name="ro1">
          <table:table-cell office:value-type="float" office:value="0.1453309" calcext:value-type="float">
            <text:p>0.1453309</text:p>
          </table:table-cell>
          <table:table-cell/>
          <table:table-cell office:value-type="float" office:value="0.9756269" calcext:value-type="float">
            <text:p>0.9756269</text:p>
          </table:table-cell>
        </table:table-row>
        <table:table-row table:style-name="ro1">
          <table:table-cell office:value-type="float" office:value="0.2654651" calcext:value-type="float">
            <text:p>0.2654651</text:p>
          </table:table-cell>
          <table:table-cell/>
          <table:table-cell office:value-type="float" office:value="0.883588" calcext:value-type="float">
            <text:p>0.883588</text:p>
          </table:table-cell>
        </table:table-row>
        <table:table-row table:style-name="ro1">
          <table:table-cell office:value-type="float" office:value="0.3815988" calcext:value-type="float">
            <text:p>0.3815988</text:p>
          </table:table-cell>
          <table:table-cell/>
          <table:table-cell office:value-type="float" office:value="1.176095" calcext:value-type="float">
            <text:p>1.176095</text:p>
          </table:table-cell>
        </table:table-row>
        <table:table-row table:style-name="ro1">
          <table:table-cell office:value-type="float" office:value="0.4919798" calcext:value-type="float">
            <text:p>0.4919798</text:p>
          </table:table-cell>
          <table:table-cell/>
          <table:table-cell office:value-type="float" office:value="0.5428084" calcext:value-type="float">
            <text:p>0.5428084</text:p>
          </table:table-cell>
        </table:table-row>
        <table:table-row table:style-name="ro1">
          <table:table-cell office:value-type="float" office:value="0.5949484" calcext:value-type="float">
            <text:p>0.5949484</text:p>
          </table:table-cell>
          <table:table-cell/>
          <table:table-cell office:value-type="float" office:value="1.334037" calcext:value-type="float">
            <text:p>1.334037</text:p>
          </table:table-cell>
        </table:table-row>
        <table:table-row table:style-name="ro1">
          <table:table-cell office:value-type="float" office:value="0.6889507" calcext:value-type="float">
            <text:p>0.6889507</text:p>
          </table:table-cell>
          <table:table-cell/>
          <table:table-cell office:value-type="float" office:value="1.290751" calcext:value-type="float">
            <text:p>1.290751</text:p>
          </table:table-cell>
        </table:table-row>
        <table:table-row table:style-name="ro1">
          <table:table-cell office:value-type="float" office:value="0.772569" calcext:value-type="float">
            <text:p>0.772569</text:p>
          </table:table-cell>
          <table:table-cell/>
          <table:table-cell office:value-type="float" office:value="1.718767" calcext:value-type="float">
            <text:p>1.718767</text:p>
          </table:table-cell>
        </table:table-row>
        <table:table-row table:style-name="ro1">
          <table:table-cell office:value-type="float" office:value="0.8445458" calcext:value-type="float">
            <text:p>0.8445458</text:p>
          </table:table-cell>
          <table:table-cell/>
          <table:table-cell office:value-type="float" office:value="1.05262" calcext:value-type="float">
            <text:p>1.05262</text:p>
          </table:table-cell>
        </table:table-row>
        <table:table-row table:style-name="ro1">
          <table:table-cell office:value-type="float" office:value="0.9037941" calcext:value-type="float">
            <text:p>0.9037941</text:p>
          </table:table-cell>
          <table:table-cell/>
          <table:table-cell office:value-type="float" office:value="1.793816" calcext:value-type="float">
            <text:p>1.793816</text:p>
          </table:table-cell>
        </table:table-row>
        <table:table-row table:style-name="ro1">
          <table:table-cell office:value-type="float" office:value="0.9494228" calcext:value-type="float">
            <text:p>0.9494228</text:p>
          </table:table-cell>
          <table:table-cell/>
          <table:table-cell office:value-type="float" office:value="1.427971" calcext:value-type="float">
            <text:p>1.427971</text:p>
          </table:table-cell>
        </table:table-row>
        <table:table-row table:style-name="ro1">
          <table:table-cell office:value-type="float" office:value="0.9807432" calcext:value-type="float">
            <text:p>0.9807432</text:p>
          </table:table-cell>
          <table:table-cell/>
          <table:table-cell office:value-type="float" office:value="1.319873" calcext:value-type="float">
            <text:p>1.319873</text:p>
          </table:table-cell>
        </table:table-row>
        <table:table-row table:style-name="ro1">
          <table:table-cell office:value-type="float" office:value="0.9972833" calcext:value-type="float">
            <text:p>0.9972833</text:p>
          </table:table-cell>
          <table:table-cell/>
          <table:table-cell office:value-type="float" office:value="1.878025" calcext:value-type="float">
            <text:p>1.878025</text:p>
          </table:table-cell>
        </table:table-row>
        <table:table-row table:style-name="ro1">
          <table:table-cell office:value-type="float" office:value="0.9987943" calcext:value-type="float">
            <text:p>0.9987943</text:p>
          </table:table-cell>
          <table:table-cell/>
          <table:table-cell office:value-type="float" office:value="1.643909" calcext:value-type="float">
            <text:p>1.643909</text:p>
          </table:table-cell>
        </table:table-row>
        <table:table-row table:style-name="ro1">
          <table:table-cell office:value-type="float" office:value="0.985253" calcext:value-type="float">
            <text:p>0.985253</text:p>
          </table:table-cell>
          <table:table-cell/>
          <table:table-cell office:value-type="float" office:value="1.489033" calcext:value-type="float">
            <text:p>1.489033</text:p>
          </table:table-cell>
        </table:table-row>
        <table:table-row table:style-name="ro1">
          <table:table-cell office:value-type="float" office:value="0.956864" calcext:value-type="float">
            <text:p>0.956864</text:p>
          </table:table-cell>
          <table:table-cell/>
          <table:table-cell office:value-type="float" office:value="1.572813" calcext:value-type="float">
            <text:p>1.572813</text:p>
          </table:table-cell>
        </table:table-row>
        <table:table-row table:style-name="ro1">
          <table:table-cell office:value-type="float" office:value="0.9140543" calcext:value-type="float">
            <text:p>0.9140543</text:p>
          </table:table-cell>
          <table:table-cell/>
          <table:table-cell office:value-type="float" office:value="1.473829" calcext:value-type="float">
            <text:p>1.473829</text:p>
          </table:table-cell>
        </table:table-row>
        <table:table-row table:style-name="ro1">
          <table:table-cell office:value-type="float" office:value="0.8574694" calcext:value-type="float">
            <text:p>0.8574694</text:p>
          </table:table-cell>
          <table:table-cell/>
          <table:table-cell office:value-type="float" office:value="1.172656" calcext:value-type="float">
            <text:p>1.172656</text:p>
          </table:table-cell>
        </table:table-row>
        <table:table-row table:style-name="ro1">
          <table:table-cell office:value-type="float" office:value="0.7879633" calcext:value-type="float">
            <text:p>0.7879633</text:p>
          </table:table-cell>
          <table:table-cell/>
          <table:table-cell office:value-type="float" office:value="1.658523" calcext:value-type="float">
            <text:p>1.658523</text:p>
          </table:table-cell>
        </table:table-row>
        <table:table-row table:style-name="ro1">
          <table:table-cell office:value-type="float" office:value="0.7065812" calcext:value-type="float">
            <text:p>0.7065812</text:p>
          </table:table-cell>
          <table:table-cell/>
          <table:table-cell office:value-type="float" office:value="0.916189" calcext:value-type="float">
            <text:p>0.916189</text:p>
          </table:table-cell>
        </table:table-row>
        <table:table-row table:style-name="ro1">
          <table:table-cell office:value-type="float" office:value="0.6145507" calcext:value-type="float">
            <text:p>0.6145507</text:p>
          </table:table-cell>
          <table:table-cell/>
          <table:table-cell office:value-type="float" office:value="0.7464953" calcext:value-type="float">
            <text:p>0.7464953</text:p>
          </table:table-cell>
        </table:table-row>
        <table:table-row table:style-name="ro1">
          <table:table-cell office:value-type="float" office:value="0.5132601" calcext:value-type="float">
            <text:p>0.5132601</text:p>
          </table:table-cell>
          <table:table-cell/>
          <table:table-cell office:value-type="float" office:value="0.7726736" calcext:value-type="float">
            <text:p>0.7726736</text:p>
          </table:table-cell>
        </table:table-row>
        <table:table-row table:style-name="ro1">
          <table:table-cell office:value-type="float" office:value="0.4042331" calcext:value-type="float">
            <text:p>0.4042331</text:p>
          </table:table-cell>
          <table:table-cell/>
          <table:table-cell office:value-type="float" office:value="1.091282" calcext:value-type="float">
            <text:p>1.091282</text:p>
          </table:table-cell>
        </table:table-row>
        <table:table-row table:style-name="ro1">
          <table:table-cell office:value-type="float" office:value="0.289114" calcext:value-type="float">
            <text:p>0.289114</text:p>
          </table:table-cell>
          <table:table-cell/>
          <table:table-cell office:value-type="float" office:value="0.5297918" calcext:value-type="float">
            <text:p>0.5297918</text:p>
          </table:table-cell>
        </table:table-row>
        <table:table-row table:style-name="ro1">
          <table:table-cell office:value-type="float" office:value="0.1696398" calcext:value-type="float">
            <text:p>0.1696398</text:p>
          </table:table-cell>
          <table:table-cell/>
          <table:table-cell office:value-type="float" office:value="1.018531" calcext:value-type="float">
            <text:p>1.018531</text:p>
          </table:table-cell>
        </table:table-row>
        <table:table-row table:style-name="ro1">
          <table:table-cell table:style-name="ce1" office:value-type="float" office:value="0.047607154" calcext:value-type="float">
            <text:p>4.76E-02</text:p>
          </table:table-cell>
          <table:table-cell/>
          <table:table-cell office:value-type="float" office:value="0.7228926" calcext:value-type="float">
            <text:p>0.7228926</text:p>
          </table:table-cell>
        </table:table-row>
        <table:table-row table:style-name="ro1">
          <table:table-cell table:style-name="ce1" office:value-type="float" office:value="-0.07514102" calcext:value-type="float">
            <text:p>-7.51E-02</text:p>
          </table:table-cell>
          <table:table-cell/>
          <table:table-cell table:style-name="ce1" office:value-type="float" office:value="0.083324395" calcext:value-type="float">
            <text:p>8.33E-02</text:p>
          </table:table-cell>
        </table:table-row>
        <table:table-row table:style-name="ro1">
          <table:table-cell office:value-type="float" office:value="-0.1967587" calcext:value-type="float">
            <text:p>-0.1967587</text:p>
          </table:table-cell>
          <table:table-cell/>
          <table:table-cell office:value-type="float" office:value="0.1513818" calcext:value-type="float">
            <text:p>0.1513818</text:p>
          </table:table-cell>
        </table:table-row>
        <table:table-row table:style-name="ro1">
          <table:table-cell office:value-type="float" office:value="-0.3154111" calcext:value-type="float">
            <text:p>-0.3154111</text:p>
          </table:table-cell>
          <table:table-cell/>
          <table:table-cell office:value-type="float" office:value="0.2987705" calcext:value-type="float">
            <text:p>0.2987705</text:p>
          </table:table-cell>
        </table:table-row>
        <table:table-row table:style-name="ro1">
          <table:table-cell office:value-type="float" office:value="-0.4293084" calcext:value-type="float">
            <text:p>-0.4293084</text:p>
          </table:table-cell>
          <table:table-cell/>
          <table:table-cell table:style-name="ce1" office:value-type="float" office:value="-0.012456328" calcext:value-type="float">
            <text:p>-1.25E-02</text:p>
          </table:table-cell>
        </table:table-row>
        <table:table-row table:style-name="ro1">
          <table:table-cell office:value-type="float" office:value="-0.5367377" calcext:value-type="float">
            <text:p>-0.5367377</text:p>
          </table:table-cell>
          <table:table-cell/>
          <table:table-cell office:value-type="float" office:value="0.2584823" calcext:value-type="float">
            <text:p>0.2584823</text:p>
          </table:table-cell>
        </table:table-row>
        <table:table-row table:style-name="ro1">
          <table:table-cell office:value-type="float" office:value="-0.6360781" calcext:value-type="float">
            <text:p>-0.6360781</text:p>
          </table:table-cell>
          <table:table-cell/>
          <table:table-cell office:value-type="float" office:value="-0.2346715" calcext:value-type="float">
            <text:p>-0.2346715</text:p>
          </table:table-cell>
        </table:table-row>
        <table:table-row table:style-name="ro1">
          <table:table-cell office:value-type="float" office:value="-0.7258312" calcext:value-type="float">
            <text:p>-0.7258312</text:p>
          </table:table-cell>
          <table:table-cell/>
          <table:table-cell office:value-type="float" office:value="-0.1812178" calcext:value-type="float">
            <text:p>-0.1812178</text:p>
          </table:table-cell>
        </table:table-row>
        <table:table-row table:style-name="ro1">
          <table:table-cell office:value-type="float" office:value="-0.8046471" calcext:value-type="float">
            <text:p>-0.8046471</text:p>
          </table:table-cell>
          <table:table-cell/>
          <table:table-cell office:value-type="float" office:value="-0.4621934" calcext:value-type="float">
            <text:p>-0.4621934</text:p>
          </table:table-cell>
        </table:table-row>
        <table:table-row table:style-name="ro1">
          <table:table-cell office:value-type="float" office:value="-0.8713367" calcext:value-type="float">
            <text:p>-0.8713367</text:p>
          </table:table-cell>
          <table:table-cell/>
          <table:table-cell office:value-type="float" office:value="-0.1034496" calcext:value-type="float">
            <text:p>-0.1034496</text:p>
          </table:table-cell>
        </table:table-row>
        <table:table-row table:style-name="ro1">
          <table:table-cell office:value-type="float" office:value="-0.9248941" calcext:value-type="float">
            <text:p>-0.9248941</text:p>
          </table:table-cell>
          <table:table-cell/>
          <table:table-cell office:value-type="float" office:value="-0.7220546" calcext:value-type="float">
            <text:p>-0.7220546</text:p>
          </table:table-cell>
        </table:table-row>
        <table:table-row table:style-name="ro1">
          <table:table-cell office:value-type="float" office:value="-0.9645138" calcext:value-type="float">
            <text:p>-0.9645138</text:p>
          </table:table-cell>
          <table:table-cell/>
          <table:table-cell office:value-type="float" office:value="-0.2031285" calcext:value-type="float">
            <text:p>-0.2031285</text:p>
          </table:table-cell>
        </table:table-row>
        <table:table-row table:style-name="ro1">
          <table:table-cell office:value-type="float" office:value="-0.989598" calcext:value-type="float">
            <text:p>-0.989598</text:p>
          </table:table-cell>
          <table:table-cell/>
          <table:table-cell office:value-type="float" office:value="-0.4541415" calcext:value-type="float">
            <text:p>-0.4541415</text:p>
          </table:table-cell>
        </table:table-row>
        <table:table-row table:style-name="ro1">
          <table:table-cell office:value-type="float" office:value="-0.9997684" calcext:value-type="float">
            <text:p>-0.9997684</text:p>
          </table:table-cell>
          <table:table-cell/>
          <table:table-cell office:value-type="float" office:value="-0.5455391" calcext:value-type="float">
            <text:p>-0.5455391</text:p>
          </table:table-cell>
        </table:table-row>
        <table:table-row table:style-name="ro1">
          <table:table-cell office:value-type="float" office:value="-0.994872" calcext:value-type="float">
            <text:p>-0.994872</text:p>
          </table:table-cell>
          <table:table-cell/>
          <table:table-cell office:value-type="float" office:value="-0.7959023" calcext:value-type="float">
            <text:p>-0.7959023</text:p>
          </table:table-cell>
        </table:table-row>
        <table:table-row table:style-name="ro1">
          <table:table-cell office:value-type="float" office:value="-0.974983" calcext:value-type="float">
            <text:p>-0.974983</text:p>
          </table:table-cell>
          <table:table-cell/>
          <table:table-cell office:value-type="float" office:value="-0.2224145" calcext:value-type="float">
            <text:p>-0.2224145</text:p>
          </table:table-cell>
        </table:table-row>
        <table:table-row table:style-name="ro1">
          <table:table-cell office:value-type="float" office:value="-0.9404004" calcext:value-type="float">
            <text:p>-0.9404004</text:p>
          </table:table-cell>
          <table:table-cell/>
          <table:table-cell office:value-type="float" office:value="-0.6474931" calcext:value-type="float">
            <text:p>-0.6474931</text:p>
          </table:table-cell>
        </table:table-row>
        <table:table-row table:style-name="ro1">
          <table:table-cell office:value-type="float" office:value="-0.8916454" calcext:value-type="float">
            <text:p>-0.8916454</text:p>
          </table:table-cell>
          <table:table-cell/>
          <table:table-cell office:value-type="float" office:value="-0.6892397" calcext:value-type="float">
            <text:p>-0.6892397</text:p>
          </table:table-cell>
        </table:table-row>
        <table:table-row table:style-name="ro1">
          <table:table-cell office:value-type="float" office:value="-0.8294541" calcext:value-type="float">
            <text:p>-0.8294541</text:p>
          </table:table-cell>
          <table:table-cell/>
          <table:table-cell office:value-type="float" office:value="-0.1953875" calcext:value-type="float">
            <text:p>-0.1953875</text:p>
          </table:table-cell>
        </table:table-row>
        <table:table-row table:style-name="ro1">
          <table:table-cell office:value-type="float" office:value="-0.7547616" calcext:value-type="float">
            <text:p>-0.7547616</text:p>
          </table:table-cell>
          <table:table-cell/>
          <table:table-cell office:value-type="float" office:value="-0.4249869" calcext:value-type="float">
            <text:p>-0.4249869</text:p>
          </table:table-cell>
        </table:table-row>
        <table:table-row table:style-name="ro1">
          <table:table-cell office:value-type="float" office:value="-0.6686946" calcext:value-type="float">
            <text:p>-0.6686946</text:p>
          </table:table-cell>
          <table:table-cell/>
          <table:table-cell table:style-name="ce1" office:value-type="float" office:value="0.096019745" calcext:value-type="float">
            <text:p>9.60E-02</text:p>
          </table:table-cell>
        </table:table-row>
        <table:table-row table:style-name="ro1">
          <table:table-cell office:value-type="float" office:value="-0.5725515" calcext:value-type="float">
            <text:p>-0.5725515</text:p>
          </table:table-cell>
          <table:table-cell/>
          <table:table-cell office:value-type="float" office:value="-0.1456841" calcext:value-type="float">
            <text:p>-0.1456841</text:p>
          </table:table-cell>
        </table:table-row>
        <table:table-row table:style-name="ro1">
          <table:table-cell office:value-type="float" office:value="-0.4677785" calcext:value-type="float">
            <text:p>-0.4677785</text:p>
          </table:table-cell>
          <table:table-cell/>
          <table:table-cell office:value-type="float" office:value="-0.3949834" calcext:value-type="float">
            <text:p>-0.3949834</text:p>
          </table:table-cell>
        </table:table-row>
        <table:table-row table:style-name="ro1">
          <table:table-cell office:value-type="float" office:value="-0.3559558" calcext:value-type="float">
            <text:p>-0.3559558</text:p>
          </table:table-cell>
          <table:table-cell/>
          <table:table-cell office:value-type="float" office:value="0.3276844" calcext:value-type="float">
            <text:p>0.3276844</text:p>
          </table:table-cell>
        </table:table-row>
        <table:table-row table:style-name="ro1">
          <table:table-cell office:value-type="float" office:value="-0.2387706" calcext:value-type="float">
            <text:p>-0.2387706</text:p>
          </table:table-cell>
          <table:table-cell/>
          <table:table-cell office:value-type="float" office:value="0.7319708" calcext:value-type="float">
            <text:p>0.7319708</text:p>
          </table:table-cell>
        </table:table-row>
        <table:table-row table:style-name="ro1">
          <table:table-cell office:value-type="float" office:value="-0.1179852" calcext:value-type="float">
            <text:p>-0.1179852</text:p>
          </table:table-cell>
          <table:table-cell/>
          <table:table-cell office:value-type="float" office:value="0.6940849" calcext:value-type="float">
            <text:p>0.6940849</text:p>
          </table:table-cell>
        </table:table-row>
        <table:table-row table:style-name="ro1">
          <table:table-cell table:style-name="ce1" office:value-type="float" office:value="0.004578332" calcext:value-type="float">
            <text:p>4.58E-03</text:p>
          </table:table-cell>
          <table:table-cell/>
          <table:table-cell office:value-type="float" office:value="0.1637992" calcext:value-type="float">
            <text:p>0.1637992</text:p>
          </table:table-cell>
        </table:table-row>
        <table:table-row table:style-name="ro1">
          <table:table-cell office:value-type="float" office:value="0.1270709" calcext:value-type="float">
            <text:p>0.1270709</text:p>
          </table:table-cell>
          <table:table-cell/>
          <table:table-cell office:value-type="float" office:value="0.3273982" calcext:value-type="float">
            <text:p>0.3273982</text:p>
          </table:table-cell>
        </table:table-row>
        <table:table-row table:style-name="ro1">
          <table:table-cell office:value-type="float" office:value="0.2476504" calcext:value-type="float">
            <text:p>0.2476504</text:p>
          </table:table-cell>
          <table:table-cell/>
          <table:table-cell office:value-type="float" office:value="0.6900489" calcext:value-type="float">
            <text:p>0.6900489</text:p>
          </table:table-cell>
        </table:table-row>
        <table:table-row table:style-name="ro1">
          <table:table-cell office:value-type="float" office:value="0.364496" calcext:value-type="float">
            <text:p>0.364496</text:p>
          </table:table-cell>
          <table:table-cell/>
          <table:table-cell office:value-type="float" office:value="1.256581" calcext:value-type="float">
            <text:p>1.256581</text:p>
          </table:table-cell>
        </table:table-row>
        <table:table-row table:style-name="ro1">
          <table:table-cell office:value-type="float" office:value="0.4758502" calcext:value-type="float">
            <text:p>0.4758502</text:p>
          </table:table-cell>
          <table:table-cell/>
          <table:table-cell office:value-type="float" office:value="1.26839" calcext:value-type="float">
            <text:p>1.26839</text:p>
          </table:table-cell>
        </table:table-row>
        <table:table-row table:style-name="ro1">
          <table:table-cell office:value-type="float" office:value="0.5800332" calcext:value-type="float">
            <text:p>0.5800332</text:p>
          </table:table-cell>
          <table:table-cell/>
          <table:table-cell office:value-type="float" office:value="1.513715" calcext:value-type="float">
            <text:p>1.513715</text:p>
          </table:table-cell>
        </table:table-row>
        <table:table-row table:style-name="ro1">
          <table:table-cell office:value-type="float" office:value="0.6754734" calcext:value-type="float">
            <text:p>0.6754734</text:p>
          </table:table-cell>
          <table:table-cell/>
          <table:table-cell office:value-type="float" office:value="0.716885" calcext:value-type="float">
            <text:p>0.716885</text:p>
          </table:table-cell>
        </table:table-row>
        <table:table-row table:style-name="ro1">
          <table:table-cell office:value-type="float" office:value="0.7607355" calcext:value-type="float">
            <text:p>0.7607355</text:p>
          </table:table-cell>
          <table:table-cell/>
          <table:table-cell office:value-type="float" office:value="0.992017" calcext:value-type="float">
            <text:p>0.992017</text:p>
          </table:table-cell>
        </table:table-row>
        <table:table-row table:style-name="ro1">
          <table:table-cell office:value-type="float" office:value="0.8345329" calcext:value-type="float">
            <text:p>0.8345329</text:p>
          </table:table-cell>
          <table:table-cell/>
          <table:table-cell office:value-type="float" office:value="1.297656" calcext:value-type="float">
            <text:p>1.297656</text:p>
          </table:table-cell>
        </table:table-row>
        <table:table-row table:style-name="ro1">
          <table:table-cell office:value-type="float" office:value="0.8957527" calcext:value-type="float">
            <text:p>0.8957527</text:p>
          </table:table-cell>
          <table:table-cell/>
          <table:table-cell office:value-type="float" office:value="1.196727" calcext:value-type="float">
            <text:p>1.196727</text:p>
          </table:table-cell>
        </table:table-row>
        <table:table-row table:style-name="ro1">
          <table:table-cell office:value-type="float" office:value="0.9434742" calcext:value-type="float">
            <text:p>0.9434742</text:p>
          </table:table-cell>
          <table:table-cell/>
          <table:table-cell office:value-type="float" office:value="1.354604" calcext:value-type="float">
            <text:p>1.354604</text:p>
          </table:table-cell>
        </table:table-row>
        <table:table-row table:style-name="ro1">
          <table:table-cell office:value-type="float" office:value="0.9769771" calcext:value-type="float">
            <text:p>0.9769771</text:p>
          </table:table-cell>
          <table:table-cell/>
          <table:table-cell office:value-type="float" office:value="1.546403" calcext:value-type="float">
            <text:p>1.546403</text:p>
          </table:table-cell>
        </table:table-row>
        <table:table-row table:style-name="ro1">
          <table:table-cell office:value-type="float" office:value="0.9957563" calcext:value-type="float">
            <text:p>0.9957563</text:p>
          </table:table-cell>
          <table:table-cell/>
          <table:table-cell office:value-type="float" office:value="1.875751" calcext:value-type="float">
            <text:p>1.875751</text:p>
          </table:table-cell>
        </table:table-row>
        <table:table-row table:style-name="ro1">
          <table:table-cell office:value-type="float" office:value="0.9995294" calcext:value-type="float">
            <text:p>0.9995294</text:p>
          </table:table-cell>
          <table:table-cell/>
          <table:table-cell office:value-type="float" office:value="1.886655" calcext:value-type="float">
            <text:p>1.886655</text:p>
          </table:table-cell>
        </table:table-row>
        <table:table-row table:style-name="ro1">
          <table:table-cell office:value-type="float" office:value="0.9882389" calcext:value-type="float">
            <text:p>0.9882389</text:p>
          </table:table-cell>
          <table:table-cell/>
          <table:table-cell office:value-type="float" office:value="1.689367" calcext:value-type="float">
            <text:p>1.689367</text:p>
          </table:table-cell>
        </table:table-row>
        <table:table-row table:style-name="ro1">
          <table:table-cell office:value-type="float" office:value="0.9620558" calcext:value-type="float">
            <text:p>0.9620558</text:p>
          </table:table-cell>
          <table:table-cell/>
          <table:table-cell office:value-type="float" office:value="1.259179" calcext:value-type="float">
            <text:p>1.259179</text:p>
          </table:table-cell>
        </table:table-row>
        <table:table-row table:style-name="ro1">
          <table:table-cell office:value-type="float" office:value="0.9213738" calcext:value-type="float">
            <text:p>0.9213738</text:p>
          </table:table-cell>
          <table:table-cell/>
          <table:table-cell office:value-type="float" office:value="1.436791" calcext:value-type="float">
            <text:p>1.436791</text:p>
          </table:table-cell>
        </table:table-row>
        <table:table-row table:style-name="ro1">
          <table:table-cell office:value-type="float" office:value="0.8668072" calcext:value-type="float">
            <text:p>0.8668072</text:p>
          </table:table-cell>
          <table:table-cell/>
          <table:table-cell office:value-type="float" office:value="1.43662" calcext:value-type="float">
            <text:p>1.43662</text:p>
          </table:table-cell>
        </table:table-row>
        <table:table-row table:style-name="ro1">
          <table:table-cell office:value-type="float" office:value="0.7991766" calcext:value-type="float">
            <text:p>0.7991766</text:p>
          </table:table-cell>
          <table:table-cell/>
          <table:table-cell office:value-type="float" office:value="1.263137" calcext:value-type="float">
            <text:p>1.263137</text:p>
          </table:table-cell>
        </table:table-row>
        <table:table-row table:style-name="ro1">
          <table:table-cell office:value-type="float" office:value="0.7195035" calcext:value-type="float">
            <text:p>0.7195035</text:p>
          </table:table-cell>
          <table:table-cell/>
          <table:table-cell office:value-type="float" office:value="1.354268" calcext:value-type="float">
            <text:p>1.354268</text:p>
          </table:table-cell>
        </table:table-row>
        <table:table-row table:style-name="ro1">
          <table:table-cell office:value-type="float" office:value="0.6289845" calcext:value-type="float">
            <text:p>0.6289845</text:p>
          </table:table-cell>
          <table:table-cell/>
          <table:table-cell office:value-type="float" office:value="1.218112" calcext:value-type="float">
            <text:p>1.218112</text:p>
          </table:table-cell>
        </table:table-row>
        <table:table-row table:style-name="ro1">
          <table:table-cell office:value-type="float" office:value="0.5289894" calcext:value-type="float">
            <text:p>0.5289894</text:p>
          </table:table-cell>
          <table:table-cell/>
          <table:table-cell office:value-type="float" office:value="1.172907" calcext:value-type="float">
            <text:p>1.172907</text:p>
          </table:table-cell>
        </table:table-row>
        <table:table-row table:style-name="ro1">
          <table:table-cell office:value-type="float" office:value="0.4210224" calcext:value-type="float">
            <text:p>0.4210224</text:p>
          </table:table-cell>
          <table:table-cell/>
          <table:table-cell office:value-type="float" office:value="0.7710758" calcext:value-type="float">
            <text:p>0.7710758</text:p>
          </table:table-cell>
        </table:table-row>
        <table:table-row table:style-name="ro1">
          <table:table-cell office:value-type="float" office:value="0.3067069" calcext:value-type="float">
            <text:p>0.3067069</text:p>
          </table:table-cell>
          <table:table-cell/>
          <table:table-cell office:value-type="float" office:value="0.863544" calcext:value-type="float">
            <text:p>0.863544</text:p>
          </table:table-cell>
        </table:table-row>
        <table:table-row table:style-name="ro1">
          <table:table-cell office:value-type="float" office:value="0.1877729" calcext:value-type="float">
            <text:p>0.1877729</text:p>
          </table:table-cell>
          <table:table-cell/>
          <table:table-cell office:value-type="float" office:value="0.9551998" calcext:value-type="float">
            <text:p>0.9551998</text:p>
          </table:table-cell>
        </table:table-row>
        <table:table-row table:style-name="ro1">
          <table:table-cell table:style-name="ce1" office:value-type="float" office:value="0.066009089" calcext:value-type="float">
            <text:p>6.60E-02</text:p>
          </table:table-cell>
          <table:table-cell/>
          <table:table-cell office:value-type="float" office:value="0.7305013" calcext:value-type="float">
            <text:p>0.7305013</text:p>
          </table:table-cell>
        </table:table-row>
        <table:table-row table:style-name="ro1">
          <table:table-cell table:style-name="ce1" office:value-type="float" office:value="-0.056753248" calcext:value-type="float">
            <text:p>-5.68E-02</text:p>
          </table:table-cell>
          <table:table-cell/>
          <table:table-cell table:style-name="ce1" office:value-type="float" office:value="-0.052965559" calcext:value-type="float">
            <text:p>-5.30E-02</text:p>
          </table:table-cell>
        </table:table-row>
        <table:table-row table:style-name="ro1">
          <table:table-cell office:value-type="float" office:value="-0.1786565" calcext:value-type="float">
            <text:p>-0.1786565</text:p>
          </table:table-cell>
          <table:table-cell/>
          <table:table-cell office:value-type="float" office:value="0.2485372" calcext:value-type="float">
            <text:p>0.2485372</text:p>
          </table:table-cell>
        </table:table-row>
        <table:table-row table:style-name="ro1">
          <table:table-cell office:value-type="float" office:value="-0.2978674" calcext:value-type="float">
            <text:p>-0.2978674</text:p>
          </table:table-cell>
          <table:table-cell/>
          <table:table-cell office:value-type="float" office:value="0.6689891" calcext:value-type="float">
            <text:p>0.6689891</text:p>
          </table:table-cell>
        </table:table-row>
        <table:table-row table:style-name="ro1">
          <table:table-cell office:value-type="float" office:value="-0.4125929" calcext:value-type="float">
            <text:p>-0.4125929</text:p>
          </table:table-cell>
          <table:table-cell/>
          <table:table-cell office:value-type="float" office:value="-0.3452027" calcext:value-type="float">
            <text:p>-0.3452027</text:p>
          </table:table-cell>
        </table:table-row>
        <table:table-row table:style-name="ro1">
          <table:table-cell office:value-type="float" office:value="-0.5210971" calcext:value-type="float">
            <text:p>-0.5210971</text:p>
          </table:table-cell>
          <table:table-cell/>
          <table:table-cell office:value-type="float" office:value="0.2143571" calcext:value-type="float">
            <text:p>0.2143571</text:p>
          </table:table-cell>
        </table:table-row>
        <table:table-row table:style-name="ro1">
          <table:table-cell office:value-type="float" office:value="-0.6217483" calcext:value-type="float">
            <text:p>-0.6217483</text:p>
          </table:table-cell>
          <table:table-cell/>
          <table:table-cell office:value-type="float" office:value="-0.2839837" calcext:value-type="float">
            <text:p>-0.2839837</text:p>
          </table:table-cell>
        </table:table-row>
        <table:table-row table:style-name="ro1">
          <table:table-cell office:value-type="float" office:value="-0.7130324" calcext:value-type="float">
            <text:p>-0.7130324</text:p>
          </table:table-cell>
          <table:table-cell/>
          <table:table-cell office:value-type="float" office:value="-0.6463916" calcext:value-type="float">
            <text:p>-0.6463916</text:p>
          </table:table-cell>
        </table:table-row>
        <table:table-row table:style-name="ro1">
          <table:table-cell office:value-type="float" office:value="-0.7935682" calcext:value-type="float">
            <text:p>-0.7935682</text:p>
          </table:table-cell>
          <table:table-cell/>
          <table:table-cell table:style-name="ce1" office:value-type="float" office:value="0.035471261" calcext:value-type="float">
            <text:p>3.55E-02</text:p>
          </table:table-cell>
        </table:table-row>
        <table:table-row table:style-name="ro1">
          <table:table-cell office:value-type="float" office:value="-0.8621449" calcext:value-type="float">
            <text:p>-0.8621449</text:p>
          </table:table-cell>
          <table:table-cell/>
          <table:table-cell office:value-type="float" office:value="-0.4479077" calcext:value-type="float">
            <text:p>-0.4479077</text:p>
          </table:table-cell>
        </table:table-row>
        <table:table-row table:style-name="ro1">
          <table:table-cell office:value-type="float" office:value="-0.9177306" calcext:value-type="float">
            <text:p>-0.9177306</text:p>
          </table:table-cell>
          <table:table-cell/>
          <table:table-cell office:value-type="float" office:value="-0.8630022" calcext:value-type="float">
            <text:p>-0.8630022</text:p>
          </table:table-cell>
        </table:table-row>
        <table:table-row table:style-name="ro1">
          <table:table-cell office:value-type="float" office:value="-0.9594842" calcext:value-type="float">
            <text:p>-0.9594842</text:p>
          </table:table-cell>
          <table:table-cell/>
          <table:table-cell table:style-name="ce1" office:value-type="float" office:value="-0.056312382" calcext:value-type="float">
            <text:p>-5.63E-02</text:p>
          </table:table-cell>
        </table:table-row>
        <table:table-row table:style-name="ro1">
          <table:table-cell office:value-type="float" office:value="-0.9867784" calcext:value-type="float">
            <text:p>-0.9867784</text:p>
          </table:table-cell>
          <table:table-cell/>
          <table:table-cell office:value-type="float" office:value="-0.6836394" calcext:value-type="float">
            <text:p>-0.6836394</text:p>
          </table:table-cell>
        </table:table-row>
        <table:table-row table:style-name="ro1">
          <table:table-cell office:value-type="float" office:value="-0.999202" calcext:value-type="float">
            <text:p>-0.999202</text:p>
          </table:table-cell>
          <table:table-cell/>
          <table:table-cell office:value-type="float" office:value="-0.8803367" calcext:value-type="float">
            <text:p>-0.8803367</text:p>
          </table:table-cell>
        </table:table-row>
        <table:table-row table:style-name="ro1">
          <table:table-cell office:value-type="float" office:value="-0.9965671" calcext:value-type="float">
            <text:p>-0.9965671</text:p>
          </table:table-cell>
          <table:table-cell/>
          <table:table-cell office:value-type="float" office:value="-0.5958726" calcext:value-type="float">
            <text:p>-0.5958726</text:p>
          </table:table-cell>
        </table:table-row>
        <table:table-row table:style-name="ro1">
          <table:table-cell office:value-type="float" office:value="-0.9789138" calcext:value-type="float">
            <text:p>-0.9789138</text:p>
          </table:table-cell>
          <table:table-cell/>
          <table:table-cell table:style-name="ce1" office:value-type="float" office:value="-0.03060776" calcext:value-type="float">
            <text:p>-3.06E-02</text:p>
          </table:table-cell>
        </table:table-row>
        <table:table-row table:style-name="ro1">
          <table:table-cell office:value-type="float" office:value="-0.9465084" calcext:value-type="float">
            <text:p>-0.9465084</text:p>
          </table:table-cell>
          <table:table-cell/>
          <table:table-cell office:value-type="float" office:value="-0.5383296" calcext:value-type="float">
            <text:p>-0.5383296</text:p>
          </table:table-cell>
        </table:table-row>
        <table:table-row table:style-name="ro1">
          <table:table-cell office:value-type="float" office:value="-0.8998374" calcext:value-type="float">
            <text:p>-0.8998374</text:p>
          </table:table-cell>
          <table:table-cell/>
          <table:table-cell office:value-type="float" office:value="-0.3017045" calcext:value-type="float">
            <text:p>-0.3017045</text:p>
          </table:table-cell>
        </table:table-row>
        <table:table-row table:style-name="ro1">
          <table:table-cell office:value-type="float" office:value="-0.8396072" calcext:value-type="float">
            <text:p>-0.8396072</text:p>
          </table:table-cell>
          <table:table-cell/>
          <table:table-cell office:value-type="float" office:value="-0.1007097" calcext:value-type="float">
            <text:p>-0.1007097</text:p>
          </table:table-cell>
        </table:table-row>
        <table:table-row table:style-name="ro1">
          <table:table-cell office:value-type="float" office:value="-0.7667241" calcext:value-type="float">
            <text:p>-0.7667241</text:p>
          </table:table-cell>
          <table:table-cell/>
          <table:table-cell office:value-type="float" office:value="0.2111786" calcext:value-type="float">
            <text:p>0.2111786</text:p>
          </table:table-cell>
        </table:table-row>
        <table:table-row table:style-name="ro1">
          <table:table-cell office:value-type="float" office:value="-0.6822836" calcext:value-type="float">
            <text:p>-0.6822836</text:p>
          </table:table-cell>
          <table:table-cell/>
          <table:table-cell office:value-type="float" office:value="-0.4529042" calcext:value-type="float">
            <text:p>-0.4529042</text:p>
          </table:table-cell>
        </table:table-row>
        <table:table-row table:style-name="ro1">
          <table:table-cell office:value-type="float" office:value="-0.5875637" calcext:value-type="float">
            <text:p>-0.5875637</text:p>
          </table:table-cell>
          <table:table-cell/>
          <table:table-cell office:value-type="float" office:value="-0.2235194" calcext:value-type="float">
            <text:p>-0.2235194</text:p>
          </table:table-cell>
        </table:table-row>
        <table:table-row table:style-name="ro1">
          <table:table-cell office:value-type="float" office:value="-0.4839891" calcext:value-type="float">
            <text:p>-0.4839891</text:p>
          </table:table-cell>
          <table:table-cell/>
          <table:table-cell office:value-type="float" office:value="-0.1762206" calcext:value-type="float">
            <text:p>-0.1762206</text:p>
          </table:table-cell>
        </table:table-row>
        <table:table-row table:style-name="ro1">
          <table:table-cell office:value-type="float" office:value="-0.3731173" calcext:value-type="float">
            <text:p>-0.3731173</text:p>
          </table:table-cell>
          <table:table-cell/>
          <table:table-cell office:value-type="float" office:value="0.5914964" calcext:value-type="float">
            <text:p>0.5914964</text:p>
          </table:table-cell>
        </table:table-row>
        <table:table-row table:style-name="ro1">
          <table:table-cell office:value-type="float" office:value="-0.256626" calcext:value-type="float">
            <text:p>-0.256626</text:p>
          </table:table-cell>
          <table:table-cell/>
          <table:table-cell office:value-type="float" office:value="0.2171527" calcext:value-type="float">
            <text:p>0.2171527</text:p>
          </table:table-cell>
        </table:table-row>
        <table:table-row table:style-name="ro1">
          <table:table-cell office:value-type="float" office:value="-0.1362673" calcext:value-type="float">
            <text:p>-0.1362673</text:p>
          </table:table-cell>
          <table:table-cell/>
          <table:table-cell office:value-type="float" office:value="0.2747196" calcext:value-type="float">
            <text:p>0.2747196</text:p>
          </table:table-cell>
        </table:table-row>
        <table:table-row table:style-name="ro1">
          <table:table-cell table:style-name="ce1" office:value-type="float" office:value="-0.013851267" calcext:value-type="float">
            <text:p>-1.39E-02</text:p>
          </table:table-cell>
          <table:table-cell/>
          <table:table-cell office:value-type="float" office:value="0.1965834" calcext:value-type="float">
            <text:p>0.1965834</text:p>
          </table:table-cell>
        </table:table-row>
        <table:table-row table:style-name="ro1">
          <table:table-cell office:value-type="float" office:value="0.1087697" calcext:value-type="float">
            <text:p>0.1087697</text:p>
          </table:table-cell>
          <table:table-cell/>
          <table:table-cell office:value-type="float" office:value="1.003979" calcext:value-type="float">
            <text:p>1.003979</text:p>
          </table:table-cell>
        </table:table-row>
        <table:table-row table:style-name="ro1">
          <table:table-cell office:value-type="float" office:value="0.2297516" calcext:value-type="float">
            <text:p>0.2297516</text:p>
          </table:table-cell>
          <table:table-cell/>
          <table:table-cell office:value-type="float" office:value="0.2909757" calcext:value-type="float">
            <text:p>0.2909757</text:p>
          </table:table-cell>
        </table:table-row>
        <table:table-row table:style-name="ro1">
          <table:table-cell office:value-type="float" office:value="0.3472746" calcext:value-type="float">
            <text:p>0.3472746</text:p>
          </table:table-cell>
          <table:table-cell/>
          <table:table-cell office:value-type="float" office:value="1.191721" calcext:value-type="float">
            <text:p>1.191721</text:p>
          </table:table-cell>
        </table:table-row>
        <table:table-row table:style-name="ro1">
          <table:table-cell office:value-type="float" office:value="0.4595606" calcext:value-type="float">
            <text:p>0.4595606</text:p>
          </table:table-cell>
          <table:table-cell/>
          <table:table-cell office:value-type="float" office:value="0.7828857" calcext:value-type="float">
            <text:p>0.7828857</text:p>
          </table:table-cell>
        </table:table-row>
        <table:table-row table:style-name="ro1">
          <table:table-cell office:value-type="float" office:value="0.564921" calcext:value-type="float">
            <text:p>0.564921</text:p>
          </table:table-cell>
          <table:table-cell/>
          <table:table-cell office:value-type="float" office:value="0.9140708" calcext:value-type="float">
            <text:p>0.9140708</text:p>
          </table:table-cell>
        </table:table-row>
        <table:table-row table:style-name="ro1">
          <table:table-cell office:value-type="float" office:value="0.6617708" calcext:value-type="float">
            <text:p>0.6617708</text:p>
          </table:table-cell>
          <table:table-cell/>
          <table:table-cell office:value-type="float" office:value="0.9316802" calcext:value-type="float">
            <text:p>0.9316802</text:p>
          </table:table-cell>
        </table:table-row>
        <table:table-row table:style-name="ro1">
          <table:table-cell office:value-type="float" office:value="0.7486446" calcext:value-type="float">
            <text:p>0.7486446</text:p>
          </table:table-cell>
          <table:table-cell/>
          <table:table-cell office:value-type="float" office:value="1.722719" calcext:value-type="float">
            <text:p>1.722719</text:p>
          </table:table-cell>
        </table:table-row>
        <table:table-row table:style-name="ro1">
          <table:table-cell office:value-type="float" office:value="0.8242365" calcext:value-type="float">
            <text:p>0.8242365</text:p>
          </table:table-cell>
          <table:table-cell/>
          <table:table-cell office:value-type="float" office:value="1.768107" calcext:value-type="float">
            <text:p>1.768107</text:p>
          </table:table-cell>
        </table:table-row>
        <table:table-row table:style-name="ro1">
          <table:table-cell office:value-type="float" office:value="0.8874088" calcext:value-type="float">
            <text:p>0.8874088</text:p>
          </table:table-cell>
          <table:table-cell/>
          <table:table-cell office:value-type="float" office:value="1.761133" calcext:value-type="float">
            <text:p>1.761133</text:p>
          </table:table-cell>
        </table:table-row>
        <table:table-row table:style-name="ro1">
          <table:table-cell office:value-type="float" office:value="0.9372057" calcext:value-type="float">
            <text:p>0.9372057</text:p>
          </table:table-cell>
          <table:table-cell/>
          <table:table-cell office:value-type="float" office:value="1.411314" calcext:value-type="float">
            <text:p>1.411314</text:p>
          </table:table-cell>
        </table:table-row>
        <table:table-row table:style-name="ro1">
          <table:table-cell office:value-type="float" office:value="0.972879" calcext:value-type="float">
            <text:p>0.972879</text:p>
          </table:table-cell>
          <table:table-cell/>
          <table:table-cell office:value-type="float" office:value="1.369998" calcext:value-type="float">
            <text:p>1.369998</text:p>
          </table:table-cell>
        </table:table-row>
        <table:table-row table:style-name="ro1">
          <table:table-cell office:value-type="float" office:value="0.9938914" calcext:value-type="float">
            <text:p>0.9938914</text:p>
          </table:table-cell>
          <table:table-cell/>
          <table:table-cell office:value-type="float" office:value="1.733347" calcext:value-type="float">
            <text:p>1.733347</text:p>
          </table:table-cell>
        </table:table-row>
        <table:table-row table:style-name="ro1">
          <table:table-cell office:value-type="float" office:value="0.999925" calcext:value-type="float">
            <text:p>0.999925</text:p>
          </table:table-cell>
          <table:table-cell/>
          <table:table-cell office:value-type="float" office:value="1.530058" calcext:value-type="float">
            <text:p>1.530058</text:p>
          </table:table-cell>
        </table:table-row>
        <table:table-row table:style-name="ro1">
          <table:table-cell office:value-type="float" office:value="0.9908897" calcext:value-type="float">
            <text:p>0.9908897</text:p>
          </table:table-cell>
          <table:table-cell/>
          <table:table-cell office:value-type="float" office:value="1.556901" calcext:value-type="float">
            <text:p>1.556901</text:p>
          </table:table-cell>
        </table:table-row>
        <table:table-row table:style-name="ro1">
          <table:table-cell office:value-type="float" office:value="0.9669208" calcext:value-type="float">
            <text:p>0.9669208</text:p>
          </table:table-cell>
          <table:table-cell/>
          <table:table-cell office:value-type="float" office:value="1.079051" calcext:value-type="float">
            <text:p>1.079051</text:p>
          </table:table-cell>
        </table:table-row>
        <table:table-row table:style-name="ro1">
          <table:table-cell office:value-type="float" office:value="0.928381" calcext:value-type="float">
            <text:p>0.928381</text:p>
          </table:table-cell>
          <table:table-cell/>
          <table:table-cell office:value-type="float" office:value="1.028471" calcext:value-type="float">
            <text:p>1.028471</text:p>
          </table:table-cell>
        </table:table-row>
        <table:table-row table:style-name="ro1">
          <table:table-cell office:value-type="float" office:value="0.8758504" calcext:value-type="float">
            <text:p>0.8758504</text:p>
          </table:table-cell>
          <table:table-cell/>
          <table:table-cell office:value-type="float" office:value="1.332432" calcext:value-type="float">
            <text:p>1.332432</text:p>
          </table:table-cell>
        </table:table-row>
        <table:table-row table:style-name="ro1">
          <table:table-cell office:value-type="float" office:value="0.8101186" calcext:value-type="float">
            <text:p>0.8101186</text:p>
          </table:table-cell>
          <table:table-cell/>
          <table:table-cell office:value-type="float" office:value="1.476143" calcext:value-type="float">
            <text:p>1.476143</text:p>
          </table:table-cell>
        </table:table-row>
        <table:table-row table:style-name="ro1">
          <table:table-cell office:value-type="float" office:value="0.7321801" calcext:value-type="float">
            <text:p>0.7321801</text:p>
          </table:table-cell>
          <table:table-cell/>
          <table:table-cell office:value-type="float" office:value="1.360456" calcext:value-type="float">
            <text:p>1.360456</text:p>
          </table:table-cell>
        </table:table-row>
        <table:table-row table:style-name="ro1">
          <table:table-cell office:value-type="float" office:value="0.6432077" calcext:value-type="float">
            <text:p>0.6432077</text:p>
          </table:table-cell>
          <table:table-cell/>
          <table:table-cell office:value-type="float" office:value="0.721146" calcext:value-type="float">
            <text:p>0.721146</text:p>
          </table:table-cell>
        </table:table-row>
        <table:table-row table:style-name="ro1">
          <table:table-cell office:value-type="float" office:value="0.5445421" calcext:value-type="float">
            <text:p>0.5445421</text:p>
          </table:table-cell>
          <table:table-cell/>
          <table:table-cell office:value-type="float" office:value="1.408488" calcext:value-type="float">
            <text:p>1.408488</text:p>
          </table:table-cell>
        </table:table-row>
        <table:table-row table:style-name="ro1">
          <table:table-cell office:value-type="float" office:value="0.4376669" calcext:value-type="float">
            <text:p>0.4376669</text:p>
          </table:table-cell>
          <table:table-cell/>
          <table:table-cell office:value-type="float" office:value="1.171912" calcext:value-type="float">
            <text:p>1.171912</text:p>
          </table:table-cell>
        </table:table-row>
        <table:table-row table:style-name="ro1">
          <table:table-cell office:value-type="float" office:value="0.3241992" calcext:value-type="float">
            <text:p>0.3241992</text:p>
          </table:table-cell>
          <table:table-cell/>
          <table:table-cell office:value-type="float" office:value="1.117449" calcext:value-type="float">
            <text:p>1.117449</text:p>
          </table:table-cell>
        </table:table-row>
        <table:table-row table:style-name="ro1">
          <table:table-cell office:value-type="float" office:value="0.2058459" calcext:value-type="float">
            <text:p>0.2058459</text:p>
          </table:table-cell>
          <table:table-cell/>
          <table:table-cell office:value-type="float" office:value="0.457763" calcext:value-type="float">
            <text:p>0.457763</text:p>
          </table:table-cell>
        </table:table-row>
        <table:table-row table:style-name="ro1">
          <table:table-cell table:style-name="ce1" office:value-type="float" office:value="0.084386706" calcext:value-type="float">
            <text:p>8.44E-02</text:p>
          </table:table-cell>
          <table:table-cell/>
          <table:table-cell office:value-type="float" office:value="0.9796606" calcext:value-type="float">
            <text:p>0.9796606</text:p>
          </table:table-cell>
        </table:table-row>
        <table:table-row table:style-name="ro1">
          <table:table-cell table:style-name="ce1" office:value-type="float" office:value="-0.038340487" calcext:value-type="float">
            <text:p>-3.83E-02</text:p>
          </table:table-cell>
          <table:table-cell/>
          <table:table-cell table:style-name="ce1" office:value-type="float" office:value="0.046106718" calcext:value-type="float">
            <text:p>4.61E-02</text:p>
          </table:table-cell>
        </table:table-row>
        <table:table-row table:style-name="ro1">
          <table:table-cell office:value-type="float" office:value="-0.1604899" calcext:value-type="float">
            <text:p>-0.1604899</text:p>
          </table:table-cell>
          <table:table-cell/>
          <table:table-cell office:value-type="float" office:value="0.6111815" calcext:value-type="float">
            <text:p>0.6111815</text:p>
          </table:table-cell>
        </table:table-row>
        <table:table-row table:style-name="ro1">
          <table:table-cell office:value-type="float" office:value="-0.2802244" calcext:value-type="float">
            <text:p>-0.2802244</text:p>
          </table:table-cell>
          <table:table-cell/>
          <table:table-cell office:value-type="float" office:value="-0.2370517" calcext:value-type="float">
            <text:p>-0.2370517</text:p>
          </table:table-cell>
        </table:table-row>
        <table:table-row table:style-name="ro1">
          <table:table-cell office:value-type="float" office:value="-0.3957321" calcext:value-type="float">
            <text:p>-0.3957321</text:p>
          </table:table-cell>
          <table:table-cell/>
          <table:table-cell table:style-name="ce1" office:value-type="float" office:value="0.063494742" calcext:value-type="float">
            <text:p>6.35E-02</text:p>
          </table:table-cell>
        </table:table-row>
        <table:table-row table:style-name="ro1">
          <table:table-cell office:value-type="float" office:value="-0.5052762" calcext:value-type="float">
            <text:p>-0.5052762</text:p>
          </table:table-cell>
          <table:table-cell/>
          <table:table-cell office:value-type="float" office:value="-0.135458" calcext:value-type="float">
            <text:p>-0.135458</text:p>
          </table:table-cell>
        </table:table-row>
        <table:table-row table:style-name="ro1">
          <table:table-cell office:value-type="float" office:value="-0.6072088" calcext:value-type="float">
            <text:p>-0.6072088</text:p>
          </table:table-cell>
          <table:table-cell/>
          <table:table-cell office:value-type="float" office:value="0.2818165" calcext:value-type="float">
            <text:p>0.2818165</text:p>
          </table:table-cell>
        </table:table-row>
        <table:table-row table:style-name="ro1">
          <table:table-cell office:value-type="float" office:value="-0.6999875" calcext:value-type="float">
            <text:p>-0.6999875</text:p>
          </table:table-cell>
          <table:table-cell/>
          <table:table-cell office:value-type="float" office:value="-0.3991658" calcext:value-type="float">
            <text:p>-0.3991658</text:p>
          </table:table-cell>
        </table:table-row>
        <table:table-row table:style-name="ro1">
          <table:table-cell office:value-type="float" office:value="-0.7822173" calcext:value-type="float">
            <text:p>-0.7822173</text:p>
          </table:table-cell>
          <table:table-cell/>
          <table:table-cell office:value-type="float" office:value="-0.5552483" calcext:value-type="float">
            <text:p>-0.5552483</text:p>
          </table:table-cell>
        </table:table-row>
        <table:table-row table:style-name="ro1">
          <table:table-cell office:value-type="float" office:value="-0.8526612" calcext:value-type="float">
            <text:p>-0.8526612</text:p>
          </table:table-cell>
          <table:table-cell/>
          <table:table-cell office:value-type="float" office:value="-0.8092051" calcext:value-type="float">
            <text:p>-0.8092051</text:p>
          </table:table-cell>
        </table:table-row>
        <table:table-row table:style-name="ro1">
          <table:table-cell office:value-type="float" office:value="-0.9102531" calcext:value-type="float">
            <text:p>-0.9102531</text:p>
          </table:table-cell>
          <table:table-cell/>
          <table:table-cell table:style-name="ce1" office:value-type="float" office:value="-0.04180491" calcext:value-type="float">
            <text:p>-4.18E-02</text:p>
          </table:table-cell>
        </table:table-row>
        <table:table-row table:style-name="ro1">
          <table:table-cell office:value-type="float" office:value="-0.9541275" calcext:value-type="float">
            <text:p>-0.9541275</text:p>
          </table:table-cell>
          <table:table-cell/>
          <table:table-cell office:value-type="float" office:value="-0.1822836" calcext:value-type="float">
            <text:p>-0.1822836</text:p>
          </table:table-cell>
        </table:table-row>
        <table:table-row table:style-name="ro1">
          <table:table-cell office:value-type="float" office:value="-0.9836239" calcext:value-type="float">
            <text:p>-0.9836239</text:p>
          </table:table-cell>
          <table:table-cell/>
          <table:table-cell office:value-type="float" office:value="-0.3868257" calcext:value-type="float">
            <text:p>-0.3868257</text:p>
          </table:table-cell>
        </table:table-row>
        <table:table-row table:style-name="ro1">
          <table:table-cell office:value-type="float" office:value="-0.998296" calcext:value-type="float">
            <text:p>-0.998296</text:p>
          </table:table-cell>
          <table:table-cell/>
          <table:table-cell table:style-name="ce1" office:value-type="float" office:value="-0.074501038" calcext:value-type="float">
            <text:p>-7.45E-02</text:p>
          </table:table-cell>
        </table:table-row>
        <table:table-row table:style-name="ro1">
          <table:table-cell office:value-type="float" office:value="-0.9979238" calcext:value-type="float">
            <text:p>-0.9979238</text:p>
          </table:table-cell>
          <table:table-cell/>
          <table:table-cell office:value-type="float" office:value="-0.9334815" calcext:value-type="float">
            <text:p>-0.9334815</text:p>
          </table:table-cell>
        </table:table-row>
        <table:table-row table:style-name="ro1">
          <table:table-cell office:value-type="float" office:value="-0.9825121" calcext:value-type="float">
            <text:p>-0.9825121</text:p>
          </table:table-cell>
          <table:table-cell/>
          <table:table-cell office:value-type="float" office:value="-0.2397842" calcext:value-type="float">
            <text:p>-0.2397842</text:p>
          </table:table-cell>
        </table:table-row>
        <table:table-row table:style-name="ro1">
          <table:table-cell office:value-type="float" office:value="-0.9522943" calcext:value-type="float">
            <text:p>-0.9522943</text:p>
          </table:table-cell>
          <table:table-cell/>
          <table:table-cell office:value-type="float" office:value="-0.8026579" calcext:value-type="float">
            <text:p>-0.8026579</text:p>
          </table:table-cell>
        </table:table-row>
        <table:table-row table:style-name="ro1">
          <table:table-cell office:value-type="float" office:value="-0.9077255" calcext:value-type="float">
            <text:p>-0.9077255</text:p>
          </table:table-cell>
          <table:table-cell/>
          <table:table-cell office:value-type="float" office:value="-0.3614083" calcext:value-type="float">
            <text:p>-0.3614083</text:p>
          </table:table-cell>
        </table:table-row>
        <table:table-row table:style-name="ro1">
          <table:table-cell office:value-type="float" office:value="-0.8494751" calcext:value-type="float">
            <text:p>-0.8494751</text:p>
          </table:table-cell>
          <table:table-cell/>
          <table:table-cell office:value-type="float" office:value="-0.6994203" calcext:value-type="float">
            <text:p>-0.6994203</text:p>
          </table:table-cell>
        </table:table-row>
        <table:table-row table:style-name="ro1">
          <table:table-cell office:value-type="float" office:value="-0.7784249" calcext:value-type="float">
            <text:p>-0.7784249</text:p>
          </table:table-cell>
          <table:table-cell/>
          <table:table-cell office:value-type="float" office:value="-0.7443789" calcext:value-type="float">
            <text:p>-0.7443789</text:p>
          </table:table-cell>
        </table:table-row>
        <table:table-row table:style-name="ro1">
          <table:table-cell office:value-type="float" office:value="-0.6956437" calcext:value-type="float">
            <text:p>-0.6956437</text:p>
          </table:table-cell>
          <table:table-cell/>
          <table:table-cell office:value-type="float" office:value="-0.361711" calcext:value-type="float">
            <text:p>-0.361711</text:p>
          </table:table-cell>
        </table:table-row>
        <table:table-row table:style-name="ro1">
          <table:table-cell office:value-type="float" office:value="-0.6023762" calcext:value-type="float">
            <text:p>-0.6023762</text:p>
          </table:table-cell>
          <table:table-cell/>
          <table:table-cell office:value-type="float" office:value="-0.4893925" calcext:value-type="float">
            <text:p>-0.4893925</text:p>
          </table:table-cell>
        </table:table-row>
        <table:table-row table:style-name="ro1">
          <table:table-cell office:value-type="float" office:value="-0.5000337" calcext:value-type="float">
            <text:p>-0.5000337</text:p>
          </table:table-cell>
          <table:table-cell/>
          <table:table-cell office:value-type="float" office:value="-0.217299" calcext:value-type="float">
            <text:p>-0.217299</text:p>
          </table:table-cell>
        </table:table-row>
        <table:table-row table:style-name="ro1">
          <table:table-cell office:value-type="float" office:value="-0.3901556" calcext:value-type="float">
            <text:p>-0.3901556</text:p>
          </table:table-cell>
          <table:table-cell/>
          <table:table-cell table:style-name="ce1" office:value-type="float" office:value="0.05308798" calcext:value-type="float">
            <text:p>5.31E-02</text:p>
          </table:table-cell>
        </table:table-row>
        <table:table-row table:style-name="ro1">
          <table:table-cell office:value-type="float" office:value="-0.2743979" calcext:value-type="float">
            <text:p>-0.2743979</text:p>
          </table:table-cell>
          <table:table-cell/>
          <table:table-cell office:value-type="float" office:value="-0.1585453" calcext:value-type="float">
            <text:p>-0.1585453</text:p>
          </table:table-cell>
        </table:table-row>
        <table:table-row table:style-name="ro1">
          <table:table-cell office:value-type="float" office:value="-0.1545013" calcext:value-type="float">
            <text:p>-0.1545013</text:p>
          </table:table-cell>
          <table:table-cell/>
          <table:table-cell office:value-type="float" office:value="0.2531282" calcext:value-type="float">
            <text:p>0.2531282</text:p>
          </table:table-cell>
        </table:table-row>
        <table:table-row table:style-name="ro1">
          <table:table-cell table:style-name="ce1" office:value-type="float" office:value="-0.032279976" calcext:value-type="float">
            <text:p>-3.23E-02</text:p>
          </table:table-cell>
          <table:table-cell/>
          <table:table-cell office:value-type="float" office:value="0.1149598" calcext:value-type="float">
            <text:p>0.1149598</text:p>
          </table:table-cell>
        </table:table-row>
        <table:table-row table:style-name="ro1">
          <table:table-cell table:style-name="ce1" office:value-type="float" office:value="0.090427786" calcext:value-type="float">
            <text:p>9.04E-02</text:p>
          </table:table-cell>
          <table:table-cell/>
          <table:table-cell office:value-type="float" office:value="0.154495" calcext:value-type="float">
            <text:p>0.154495</text:p>
          </table:table-cell>
        </table:table-row>
        <table:table-row table:style-name="ro1">
          <table:table-cell office:value-type="float" office:value="0.2117765" calcext:value-type="float">
            <text:p>0.2117765</text:p>
          </table:table-cell>
          <table:table-cell/>
          <table:table-cell office:value-type="float" office:value="0.4205877" calcext:value-type="float">
            <text:p>0.4205877</text:p>
          </table:table-cell>
        </table:table-row>
        <table:table-row table:style-name="ro1">
          <table:table-cell office:value-type="float" office:value="0.32993" calcext:value-type="float">
            <text:p>0.32993</text:p>
          </table:table-cell>
          <table:table-cell/>
          <table:table-cell office:value-type="float" office:value="1.19545" calcext:value-type="float">
            <text:p>1.19545</text:p>
          </table:table-cell>
        </table:table-row>
        <table:table-row table:style-name="ro1">
          <table:table-cell office:value-type="float" office:value="0.4431114" calcext:value-type="float">
            <text:p>0.4431114</text:p>
          </table:table-cell>
          <table:table-cell/>
          <table:table-cell office:value-type="float" office:value="0.5102426" calcext:value-type="float">
            <text:p>0.5102426</text:p>
          </table:table-cell>
        </table:table-row>
        <table:table-row table:style-name="ro1">
          <table:table-cell office:value-type="float" office:value="0.5496184" calcext:value-type="float">
            <text:p>0.5496184</text:p>
          </table:table-cell>
          <table:table-cell/>
          <table:table-cell office:value-type="float" office:value="1.036652" calcext:value-type="float">
            <text:p>1.036652</text:p>
          </table:table-cell>
        </table:table-row>
        <table:table-row table:style-name="ro1">
          <table:table-cell office:value-type="float" office:value="0.6478392" calcext:value-type="float">
            <text:p>0.6478392</text:p>
          </table:table-cell>
          <table:table-cell/>
          <table:table-cell office:value-type="float" office:value="1.620192" calcext:value-type="float">
            <text:p>1.620192</text:p>
          </table:table-cell>
        </table:table-row>
        <table:table-row table:style-name="ro1">
          <table:table-cell office:value-type="float" office:value="0.736297" calcext:value-type="float">
            <text:p>0.736297</text:p>
          </table:table-cell>
          <table:table-cell/>
          <table:table-cell office:value-type="float" office:value="1.137675" calcext:value-type="float">
            <text:p>1.137675</text:p>
          </table:table-cell>
        </table:table-row>
        <table:table-row table:style-name="ro1">
          <table:table-cell office:value-type="float" office:value="0.8136612" calcext:value-type="float">
            <text:p>0.8136612</text:p>
          </table:table-cell>
          <table:table-cell/>
          <table:table-cell office:value-type="float" office:value="1.017529" calcext:value-type="float">
            <text:p>1.017529</text:p>
          </table:table-cell>
        </table:table-row>
        <table:table-row table:style-name="ro1">
          <table:table-cell office:value-type="float" office:value="0.8787608" calcext:value-type="float">
            <text:p>0.8787608</text:p>
          </table:table-cell>
          <table:table-cell/>
          <table:table-cell office:value-type="float" office:value="1.797495" calcext:value-type="float">
            <text:p>1.797495</text:p>
          </table:table-cell>
        </table:table-row>
        <table:table-row table:style-name="ro1">
          <table:table-cell office:value-type="float" office:value="0.9306175" calcext:value-type="float">
            <text:p>0.9306175</text:p>
          </table:table-cell>
          <table:table-cell/>
          <table:table-cell office:value-type="float" office:value="1.822225" calcext:value-type="float">
            <text:p>1.822225</text:p>
          </table:table-cell>
        </table:table-row>
        <table:table-row table:style-name="ro1">
          <table:table-cell office:value-type="float" office:value="0.9684508" calcext:value-type="float">
            <text:p>0.9684508</text:p>
          </table:table-cell>
          <table:table-cell/>
          <table:table-cell office:value-type="float" office:value="1.529913" calcext:value-type="float">
            <text:p>1.529913</text:p>
          </table:table-cell>
        </table:table-row>
        <table:table-row table:style-name="ro1">
          <table:table-cell office:value-type="float" office:value="0.9916883" calcext:value-type="float">
            <text:p>0.9916883</text:p>
          </table:table-cell>
          <table:table-cell/>
          <table:table-cell office:value-type="float" office:value="1.403888" calcext:value-type="float">
            <text:p>1.403888</text:p>
          </table:table-cell>
        </table:table-row>
        <table:table-row table:style-name="ro1">
          <table:table-cell office:value-type="float" office:value="0.9999809" calcext:value-type="float">
            <text:p>0.9999809</text:p>
          </table:table-cell>
          <table:table-cell/>
          <table:table-cell office:value-type="float" office:value="1.74123" calcext:value-type="float">
            <text:p>1.74123</text:p>
          </table:table-cell>
        </table:table-row>
        <table:table-row table:style-name="ro1">
          <table:table-cell office:value-type="float" office:value="0.9932034" calcext:value-type="float">
            <text:p>0.9932034</text:p>
          </table:table-cell>
          <table:table-cell/>
          <table:table-cell office:value-type="float" office:value="1.096576" calcext:value-type="float">
            <text:p>1.096576</text:p>
          </table:table-cell>
        </table:table-row>
        <table:table-row table:style-name="ro1">
          <table:table-cell office:value-type="float" office:value="0.9714583" calcext:value-type="float">
            <text:p>0.9714583</text:p>
          </table:table-cell>
          <table:table-cell/>
          <table:table-cell office:value-type="float" office:value="1.942483" calcext:value-type="float">
            <text:p>1.942483</text:p>
          </table:table-cell>
        </table:table-row>
        <table:table-row table:style-name="ro1">
          <table:table-cell office:value-type="float" office:value="0.9350734" calcext:value-type="float">
            <text:p>0.9350734</text:p>
          </table:table-cell>
          <table:table-cell/>
          <table:table-cell office:value-type="float" office:value="1.098424" calcext:value-type="float">
            <text:p>1.098424</text:p>
          </table:table-cell>
        </table:table-row>
        <table:table-row table:style-name="ro1">
          <table:table-cell office:value-type="float" office:value="0.8845952" calcext:value-type="float">
            <text:p>0.8845952</text:p>
          </table:table-cell>
          <table:table-cell/>
          <table:table-cell office:value-type="float" office:value="1.29159" calcext:value-type="float">
            <text:p>1.29159</text:p>
          </table:table-cell>
        </table:table-row>
        <table:table-row table:style-name="ro1">
          <table:table-cell office:value-type="float" office:value="0.8207874" calcext:value-type="float">
            <text:p>0.8207874</text:p>
          </table:table-cell>
          <table:table-cell/>
          <table:table-cell office:value-type="float" office:value="1.310034" calcext:value-type="float">
            <text:p>1.310034</text:p>
          </table:table-cell>
        </table:table-row>
        <table:table-row table:style-name="ro1">
          <table:table-cell office:value-type="float" office:value="0.7446105" calcext:value-type="float">
            <text:p>0.7446105</text:p>
          </table:table-cell>
          <table:table-cell/>
          <table:table-cell office:value-type="float" office:value="1.116914" calcext:value-type="float">
            <text:p>1.116914</text:p>
          </table:table-cell>
        </table:table-row>
        <table:table-row table:style-name="ro1">
          <table:table-cell office:value-type="float" office:value="0.6572093" calcext:value-type="float">
            <text:p>0.6572093</text:p>
          </table:table-cell>
          <table:table-cell/>
          <table:table-cell office:value-type="float" office:value="1.481478" calcext:value-type="float">
            <text:p>1.481478</text:p>
          </table:table-cell>
        </table:table-row>
        <table:table-row table:style-name="ro1">
          <table:table-cell office:value-type="float" office:value="0.5599067" calcext:value-type="float">
            <text:p>0.5599067</text:p>
          </table:table-cell>
          <table:table-cell/>
          <table:table-cell office:value-type="float" office:value="0.8125727" calcext:value-type="float">
            <text:p>0.8125727</text:p>
          </table:table-cell>
        </table:table-row>
        <table:table-row table:style-name="ro1">
          <table:table-cell office:value-type="float" office:value="0.4541662" calcext:value-type="float">
            <text:p>0.4541662</text:p>
          </table:table-cell>
          <table:table-cell/>
          <table:table-cell office:value-type="float" office:value="1.402292" calcext:value-type="float">
            <text:p>1.402292</text:p>
          </table:table-cell>
        </table:table-row>
        <table:table-row table:style-name="ro1">
          <table:table-cell office:value-type="float" office:value="0.3415778" calcext:value-type="float">
            <text:p>0.3415778</text:p>
          </table:table-cell>
          <table:table-cell/>
          <table:table-cell office:value-type="float" office:value="0.853452" calcext:value-type="float">
            <text:p>0.853452</text:p>
          </table:table-cell>
        </table:table-row>
        <table:table-row table:style-name="ro1">
          <table:table-cell office:value-type="float" office:value="0.2238453" calcext:value-type="float">
            <text:p>0.2238453</text:p>
          </table:table-cell>
          <table:table-cell/>
          <table:table-cell office:value-type="float" office:value="0.9579493" calcext:value-type="float">
            <text:p>0.9579493</text:p>
          </table:table-cell>
        </table:table-row>
        <table:table-row table:style-name="ro1">
          <table:table-cell office:value-type="float" office:value="0.1027394" calcext:value-type="float">
            <text:p>0.1027394</text:p>
          </table:table-cell>
          <table:table-cell/>
          <table:table-cell office:value-type="float" office:value="0.741786" calcext:value-type="float">
            <text:p>0.741786</text:p>
          </table:table-cell>
        </table:table-row>
        <table:table-row table:style-name="ro1">
          <table:table-cell table:style-name="ce1" office:value-type="float" office:value="-0.019918511" calcext:value-type="float">
            <text:p>-1.99E-02</text:p>
          </table:table-cell>
          <table:table-cell/>
          <table:table-cell table:style-name="ce1" office:value-type="float" office:value="0.01206197" calcext:value-type="float">
            <text:p>1.21E-02</text:p>
          </table:table-cell>
        </table:table-row>
        <table:table-row table:style-name="ro1">
          <table:table-cell office:value-type="float" office:value="-0.1422725" calcext:value-type="float">
            <text:p>-0.1422725</text:p>
          </table:table-cell>
          <table:table-cell/>
          <table:table-cell table:style-name="ce1" office:value-type="float" office:value="-0.0016029477" calcext:value-type="float">
            <text:p>-1.60E-03</text:p>
          </table:table-cell>
        </table:table-row>
        <table:table-row table:style-name="ro1">
          <table:table-cell office:value-type="float" office:value="-0.2624825" calcext:value-type="float">
            <text:p>-0.2624825</text:p>
          </table:table-cell>
          <table:table-cell/>
          <table:table-cell office:value-type="float" office:value="0.6783267" calcext:value-type="float">
            <text:p>0.6783267</text:p>
          </table:table-cell>
        </table:table-row>
        <table:table-row table:style-name="ro1">
          <table:table-cell office:value-type="float" office:value="-0.3787368" calcext:value-type="float">
            <text:p>-0.3787368</text:p>
          </table:table-cell>
          <table:table-cell/>
          <table:table-cell office:value-type="float" office:value="-0.1761102" calcext:value-type="float">
            <text:p>-0.1761102</text:p>
          </table:table-cell>
        </table:table-row>
        <table:table-row table:style-name="ro1">
          <table:table-cell office:value-type="float" office:value="-0.4892869" calcext:value-type="float">
            <text:p>-0.4892869</text:p>
          </table:table-cell>
          <table:table-cell/>
          <table:table-cell office:value-type="float" office:value="0.3677641" calcext:value-type="float">
            <text:p>0.3677641</text:p>
          </table:table-cell>
        </table:table-row>
        <table:table-row table:style-name="ro1">
          <table:table-cell office:value-type="float" office:value="-0.5924599" calcext:value-type="float">
            <text:p>-0.5924599</text:p>
          </table:table-cell>
          <table:table-cell/>
          <table:table-cell office:value-type="float" office:value="-0.3664412" calcext:value-type="float">
            <text:p>-0.3664412</text:p>
          </table:table-cell>
        </table:table-row>
        <table:table-row table:style-name="ro1">
          <table:table-cell office:value-type="float" office:value="-0.6867046" calcext:value-type="float">
            <text:p>-0.6867046</text:p>
          </table:table-cell>
          <table:table-cell/>
          <table:table-cell table:style-name="ce1" office:value-type="float" office:value="-0.094088435" calcext:value-type="float">
            <text:p>-9.41E-02</text:p>
          </table:table-cell>
        </table:table-row>
        <table:table-row table:style-name="ro1">
          <table:table-cell office:value-type="float" office:value="-0.7706031" calcext:value-type="float">
            <text:p>-0.7706031</text:p>
          </table:table-cell>
          <table:table-cell/>
          <table:table-cell table:style-name="ce1" office:value-type="float" office:value="0.076343715" calcext:value-type="float">
            <text:p>7.63E-02</text:p>
          </table:table-cell>
        </table:table-row>
        <table:table-row table:style-name="ro1">
          <table:table-cell office:value-type="float" office:value="-0.8428859" calcext:value-type="float">
            <text:p>-0.8428859</text:p>
          </table:table-cell>
          <table:table-cell/>
          <table:table-cell office:value-type="float" office:value="-0.2867621" calcext:value-type="float">
            <text:p>-0.2867621</text:p>
          </table:table-cell>
        </table:table-row>
        <table:table-row table:style-name="ro1">
          <table:table-cell office:value-type="float" office:value="-0.9024663" calcext:value-type="float">
            <text:p>-0.9024663</text:p>
          </table:table-cell>
          <table:table-cell/>
          <table:table-cell office:value-type="float" office:value="-0.2075455" calcext:value-type="float">
            <text:p>-0.2075455</text:p>
          </table:table-cell>
        </table:table-row>
        <table:table-row table:style-name="ro1">
          <table:table-cell office:value-type="float" office:value="-0.9484478" calcext:value-type="float">
            <text:p>-0.9484478</text:p>
          </table:table-cell>
          <table:table-cell/>
          <table:table-cell office:value-type="float" office:value="-0.6920916" calcext:value-type="float">
            <text:p>-0.6920916</text:p>
          </table:table-cell>
        </table:table-row>
        <table:table-row table:style-name="ro1">
          <table:table-cell office:value-type="float" office:value="-0.9801346" calcext:value-type="float">
            <text:p>-0.9801346</text:p>
          </table:table-cell>
          <table:table-cell/>
          <table:table-cell office:value-type="float" office:value="-0.3359248" calcext:value-type="float">
            <text:p>-0.3359248</text:p>
          </table:table-cell>
        </table:table-row>
        <table:table-row table:style-name="ro1">
          <table:table-cell office:value-type="float" office:value="-0.9970508" calcext:value-type="float">
            <text:p>-0.9970508</text:p>
          </table:table-cell>
          <table:table-cell/>
          <table:table-cell office:value-type="float" office:value="-0.1108758" calcext:value-type="float">
            <text:p>-0.1108758</text:p>
          </table:table-cell>
        </table:table-row>
        <table:table-row table:style-name="ro1">
          <table:table-cell office:value-type="float" office:value="-0.9989412" calcext:value-type="float">
            <text:p>-0.9989412</text:p>
          </table:table-cell>
          <table:table-cell/>
          <table:table-cell table:style-name="ce1" office:value-type="float" office:value="-0.066863775" calcext:value-type="float">
            <text:p>-6.69E-02</text:p>
          </table:table-cell>
        </table:table-row>
        <table:table-row table:style-name="ro1">
          <table:table-cell office:value-type="float" office:value="-0.9857774" calcext:value-type="float">
            <text:p>-0.9857774</text:p>
          </table:table-cell>
          <table:table-cell/>
          <table:table-cell office:value-type="float" office:value="-0.8857915" calcext:value-type="float">
            <text:p>-0.8857915</text:p>
          </table:table-cell>
        </table:table-row>
        <table:table-row table:style-name="ro1">
          <table:table-cell office:value-type="float" office:value="-0.9577579" calcext:value-type="float">
            <text:p>-0.9577579</text:p>
          </table:table-cell>
          <table:table-cell/>
          <table:table-cell office:value-type="float" office:value="-0.1350686" calcext:value-type="float">
            <text:p>-0.1350686</text:p>
          </table:table-cell>
        </table:table-row>
        <table:table-row table:style-name="ro1">
          <table:table-cell office:value-type="float" office:value="-0.9153035" calcext:value-type="float">
            <text:p>-0.9153035</text:p>
          </table:table-cell>
          <table:table-cell/>
          <table:table-cell table:style-name="ce1" office:value-type="float" office:value="-0.059479654" calcext:value-type="float">
            <text:p>-5.95E-02</text:p>
          </table:table-cell>
        </table:table-row>
        <table:table-row table:style-name="ro1">
          <table:table-cell office:value-type="float" office:value="-0.8590565" calcext:value-type="float">
            <text:p>-0.8590565</text:p>
          </table:table-cell>
          <table:table-cell/>
          <table:table-cell office:value-type="float" office:value="-0.3646043" calcext:value-type="float">
            <text:p>-0.3646043</text:p>
          </table:table-cell>
        </table:table-row>
        <table:table-row table:style-name="ro1">
          <table:table-cell office:value-type="float" office:value="-0.7898636" calcext:value-type="float">
            <text:p>-0.7898636</text:p>
          </table:table-cell>
          <table:table-cell/>
          <table:table-cell table:style-name="ce1" office:value-type="float" office:value="-0.097334385" calcext:value-type="float">
            <text:p>-9.73E-02</text:p>
          </table:table-cell>
        </table:table-row>
        <table:table-row table:style-name="ro1">
          <table:table-cell office:value-type="float" office:value="-0.7087648" calcext:value-type="float">
            <text:p>-0.7087648</text:p>
          </table:table-cell>
          <table:table-cell/>
          <table:table-cell office:value-type="float" office:value="-0.1507545" calcext:value-type="float">
            <text:p>-0.1507545</text:p>
          </table:table-cell>
        </table:table-row>
        <table:table-row table:style-name="ro1">
          <table:table-cell office:value-type="float" office:value="-0.6169872" calcext:value-type="float">
            <text:p>-0.6169872</text:p>
          </table:table-cell>
          <table:table-cell/>
          <table:table-cell office:value-type="float" office:value="0.1812515" calcext:value-type="float">
            <text:p>0.1812515</text:p>
          </table:table-cell>
        </table:table-row>
        <table:table-row table:style-name="ro1">
          <table:table-cell office:value-type="float" office:value="-0.5159116" calcext:value-type="float">
            <text:p>-0.5159116</text:p>
          </table:table-cell>
          <table:table-cell/>
          <table:table-cell office:value-type="float" office:value="0.1559256" calcext:value-type="float">
            <text:p>0.1559256</text:p>
          </table:table-cell>
        </table:table-row>
        <table:table-row table:style-name="ro1">
          <table:table-cell office:value-type="float" office:value="-0.4070579" calcext:value-type="float">
            <text:p>-0.4070579</text:p>
          </table:table-cell>
          <table:table-cell/>
          <table:table-cell table:style-name="ce1" office:value-type="float" office:value="0.073823363" calcext:value-type="float">
            <text:p>7.38E-02</text:p>
          </table:table-cell>
        </table:table-row>
        <table:table-row table:style-name="ro1">
          <table:table-cell office:value-type="float" office:value="-0.292073" calcext:value-type="float">
            <text:p>-0.292073</text:p>
          </table:table-cell>
          <table:table-cell/>
          <table:table-cell office:value-type="float" office:value="0.516174" calcext:value-type="float">
            <text:p>0.516174</text:p>
          </table:table-cell>
        </table:table-row>
        <table:table-row table:style-name="ro1">
          <table:table-cell office:value-type="float" office:value="-0.1726865" calcext:value-type="float">
            <text:p>-0.1726865</text:p>
          </table:table-cell>
          <table:table-cell/>
          <table:table-cell office:value-type="float" office:value="0.6401176" calcext:value-type="float">
            <text:p>0.6401176</text:p>
          </table:table-cell>
        </table:table-row>
        <table:table-row table:style-name="ro1">
          <table:table-cell table:style-name="ce1" office:value-type="float" office:value="-0.050693903" calcext:value-type="float">
            <text:p>-5.07E-02</text:p>
          </table:table-cell>
          <table:table-cell/>
          <table:table-cell office:value-type="float" office:value="0.1823643" calcext:value-type="float">
            <text:p>0.1823643</text:p>
          </table:table-cell>
        </table:table-row>
        <table:table-row table:style-name="ro1">
          <table:table-cell table:style-name="ce1" office:value-type="float" office:value="0.072058916" calcext:value-type="float">
            <text:p>7.21E-02</text:p>
          </table:table-cell>
          <table:table-cell/>
          <table:table-cell office:value-type="float" office:value="0.1734157" calcext:value-type="float">
            <text:p>0.1734157</text:p>
          </table:table-cell>
        </table:table-row>
        <table:table-row table:style-name="ro1">
          <table:table-cell office:value-type="float" office:value="0.1937258" calcext:value-type="float">
            <text:p>0.1937258</text:p>
          </table:table-cell>
          <table:table-cell/>
          <table:table-cell office:value-type="float" office:value="0.9019476" calcext:value-type="float">
            <text:p>0.9019476</text:p>
          </table:table-cell>
        </table:table-row>
        <table:table-row table:style-name="ro1">
          <table:table-cell office:value-type="float" office:value="0.3124769" calcext:value-type="float">
            <text:p>0.3124769</text:p>
          </table:table-cell>
          <table:table-cell/>
          <table:table-cell office:value-type="float" office:value="0.8686627" calcext:value-type="float">
            <text:p>0.8686627</text:p>
          </table:table-cell>
        </table:table-row>
        <table:table-row table:style-name="ro1">
          <table:table-cell office:value-type="float" office:value="0.4265152" calcext:value-type="float">
            <text:p>0.4265152</text:p>
          </table:table-cell>
          <table:table-cell/>
          <table:table-cell office:value-type="float" office:value="0.7755512" calcext:value-type="float">
            <text:p>0.7755512</text:p>
          </table:table-cell>
        </table:table-row>
        <table:table-row table:style-name="ro1">
          <table:table-cell office:value-type="float" office:value="0.5341259" calcext:value-type="float">
            <text:p>0.5341259</text:p>
          </table:table-cell>
          <table:table-cell/>
          <table:table-cell office:value-type="float" office:value="0.8890227" calcext:value-type="float">
            <text:p>0.8890227</text:p>
          </table:table-cell>
        </table:table-row>
        <table:table-row table:style-name="ro1">
          <table:table-cell office:value-type="float" office:value="0.6336874" calcext:value-type="float">
            <text:p>0.6336874</text:p>
          </table:table-cell>
          <table:table-cell/>
          <table:table-cell office:value-type="float" office:value="0.8482348" calcext:value-type="float">
            <text:p>0.8482348</text:p>
          </table:table-cell>
        </table:table-row>
        <table:table-row table:style-name="ro1">
          <table:table-cell office:value-type="float" office:value="0.7237018" calcext:value-type="float">
            <text:p>0.7237018</text:p>
          </table:table-cell>
          <table:table-cell/>
          <table:table-cell office:value-type="float" office:value="0.9834535" calcext:value-type="float">
            <text:p>0.9834535</text:p>
          </table:table-cell>
        </table:table-row>
        <table:table-row table:style-name="ro1">
          <table:table-cell office:value-type="float" office:value="0.8028072" calcext:value-type="float">
            <text:p>0.8028072</text:p>
          </table:table-cell>
          <table:table-cell/>
          <table:table-cell office:value-type="float" office:value="1.668511" calcext:value-type="float">
            <text:p>1.668511</text:p>
          </table:table-cell>
        </table:table-row>
        <table:table-row table:style-name="ro1">
          <table:table-cell office:value-type="float" office:value="0.8698142" calcext:value-type="float">
            <text:p>0.8698142</text:p>
          </table:table-cell>
          <table:table-cell/>
          <table:table-cell office:value-type="float" office:value="1.090573" calcext:value-type="float">
            <text:p>1.090573</text:p>
          </table:table-cell>
        </table:table-row>
        <table:table-row table:style-name="ro1">
          <table:table-cell office:value-type="float" office:value="0.9237146" calcext:value-type="float">
            <text:p>0.9237146</text:p>
          </table:table-cell>
          <table:table-cell/>
          <table:table-cell office:value-type="float" office:value="1.110226" calcext:value-type="float">
            <text:p>1.110226</text:p>
          </table:table-cell>
        </table:table-row>
        <table:table-row table:style-name="ro1">
          <table:table-cell office:value-type="float" office:value="0.9636928" calcext:value-type="float">
            <text:p>0.9636928</text:p>
          </table:table-cell>
          <table:table-cell/>
          <table:table-cell office:value-type="float" office:value="1.191571" calcext:value-type="float">
            <text:p>1.191571</text:p>
          </table:table-cell>
        </table:table-row>
        <table:table-row table:style-name="ro1">
          <table:table-cell office:value-type="float" office:value="0.9891481" calcext:value-type="float">
            <text:p>0.9891481</text:p>
          </table:table-cell>
          <table:table-cell/>
          <table:table-cell office:value-type="float" office:value="1.349896" calcext:value-type="float">
            <text:p>1.349896</text:p>
          </table:table-cell>
        </table:table-row>
        <table:table-row table:style-name="ro1">
          <table:table-cell office:value-type="float" office:value="0.9996971" calcext:value-type="float">
            <text:p>0.9996971</text:p>
          </table:table-cell>
          <table:table-cell/>
          <table:table-cell office:value-type="float" office:value="1.733755" calcext:value-type="float">
            <text:p>1.733755</text:p>
          </table:table-cell>
        </table:table-row>
        <table:table-row table:style-name="ro1">
          <table:table-cell office:value-type="float" office:value="0.9951801" calcext:value-type="float">
            <text:p>0.9951801</text:p>
          </table:table-cell>
          <table:table-cell/>
          <table:table-cell office:value-type="float" office:value="1.319698" calcext:value-type="float">
            <text:p>1.319698</text:p>
          </table:table-cell>
        </table:table-row>
        <table:table-row table:style-name="ro1">
          <table:table-cell office:value-type="float" office:value="0.9756657" calcext:value-type="float">
            <text:p>0.9756657</text:p>
          </table:table-cell>
          <table:table-cell/>
          <table:table-cell office:value-type="float" office:value="1.674052" calcext:value-type="float">
            <text:p>1.674052</text:p>
          </table:table-cell>
        </table:table-row>
        <table:table-row table:style-name="ro1">
          <table:table-cell office:value-type="float" office:value="0.9414468" calcext:value-type="float">
            <text:p>0.9414468</text:p>
          </table:table-cell>
          <table:table-cell/>
          <table:table-cell office:value-type="float" office:value="1.344573" calcext:value-type="float">
            <text:p>1.344573</text:p>
          </table:table-cell>
        </table:table-row>
        <table:table-row table:style-name="ro1">
          <table:table-cell office:value-type="float" office:value="0.8930412" calcext:value-type="float">
            <text:p>0.8930412</text:p>
          </table:table-cell>
          <table:table-cell/>
          <table:table-cell office:value-type="float" office:value="1.334039" calcext:value-type="float">
            <text:p>1.334039</text:p>
          </table:table-cell>
        </table:table-row>
        <table:table-row table:style-name="ro1">
          <table:table-cell office:value-type="float" office:value="0.8311774" calcext:value-type="float">
            <text:p>0.8311774</text:p>
          </table:table-cell>
          <table:table-cell/>
          <table:table-cell office:value-type="float" office:value="1.174282" calcext:value-type="float">
            <text:p>1.174282</text:p>
          </table:table-cell>
        </table:table-row>
        <table:table-row table:style-name="ro1">
          <table:table-cell office:value-type="float" office:value="0.7567854" calcext:value-type="float">
            <text:p>0.7567854</text:p>
          </table:table-cell>
          <table:table-cell/>
          <table:table-cell office:value-type="float" office:value="1.584631" calcext:value-type="float">
            <text:p>1.584631</text:p>
          </table:table-cell>
        </table:table-row>
        <table:table-row table:style-name="ro1">
          <table:table-cell office:value-type="float" office:value="0.6709906" calcext:value-type="float">
            <text:p>0.6709906</text:p>
          </table:table-cell>
          <table:table-cell/>
          <table:table-cell office:value-type="float" office:value="1.433294" calcext:value-type="float">
            <text:p>1.433294</text:p>
          </table:table-cell>
        </table:table-row>
        <table:table-row table:style-name="ro1">
          <table:table-cell office:value-type="float" office:value="0.5750841" calcext:value-type="float">
            <text:p>0.5750841</text:p>
          </table:table-cell>
          <table:table-cell/>
          <table:table-cell office:value-type="float" office:value="1.23982" calcext:value-type="float">
            <text:p>1.23982</text:p>
          </table:table-cell>
        </table:table-row>
        <table:table-row table:style-name="ro1">
          <table:table-cell office:value-type="float" office:value="0.4705078" calcext:value-type="float">
            <text:p>0.4705078</text:p>
          </table:table-cell>
          <table:table-cell/>
          <table:table-cell office:value-type="float" office:value="1.349141" calcext:value-type="float">
            <text:p>1.349141</text:p>
          </table:table-cell>
        </table:table-row>
        <table:table-row table:style-name="ro1">
          <table:table-cell office:value-type="float" office:value="0.358844" calcext:value-type="float">
            <text:p>0.358844</text:p>
          </table:table-cell>
          <table:table-cell/>
          <table:table-cell office:value-type="float" office:value="1.203424" calcext:value-type="float">
            <text:p>1.203424</text:p>
          </table:table-cell>
        </table:table-row>
        <table:table-row table:style-name="ro1">
          <table:table-cell office:value-type="float" office:value="0.2417724" calcext:value-type="float">
            <text:p>0.2417724</text:p>
          </table:table-cell>
          <table:table-cell/>
          <table:table-cell office:value-type="float" office:value="1.229418" calcext:value-type="float">
            <text:p>1.229418</text:p>
          </table:table-cell>
        </table:table-row>
        <table:table-row table:style-name="ro1">
          <table:table-cell office:value-type="float" office:value="0.1210535" calcext:value-type="float">
            <text:p>0.1210535</text:p>
          </table:table-cell>
          <table:table-cell/>
          <table:table-cell office:value-type="float" office:value="0.7761365" calcext:value-type="float">
            <text:p>0.7761365</text:p>
          </table:table-cell>
        </table:table-row>
        <table:table-row table:style-name="ro1">
          <table:table-cell table:style-name="ce1" office:value-type="float" office:value="-0.0014859552" calcext:value-type="float">
            <text:p>-1.49E-03</text:p>
          </table:table-cell>
          <table:table-cell/>
          <table:table-cell office:value-type="float" office:value="0.8488623" calcext:value-type="float">
            <text:p>0.8488623</text:p>
          </table:table-cell>
        </table:table-row>
        <table:table-row table:style-name="ro1">
          <table:table-cell office:value-type="float" office:value="-0.124003" calcext:value-type="float">
            <text:p>-0.124003</text:p>
          </table:table-cell>
          <table:table-cell/>
          <table:table-cell office:value-type="float" office:value="0.7793865" calcext:value-type="float">
            <text:p>0.7793865</text:p>
          </table:table-cell>
        </table:table-row>
        <table:table-row table:style-name="ro1">
          <table:table-cell office:value-type="float" office:value="-0.244655" calcext:value-type="float">
            <text:p>-0.244655</text:p>
          </table:table-cell>
          <table:table-cell/>
          <table:table-cell office:value-type="float" office:value="0.6016994" calcext:value-type="float">
            <text:p>0.6016994</text:p>
          </table:table-cell>
        </table:table-row>
        <table:table-row table:style-name="ro1">
          <table:table-cell office:value-type="float" office:value="-0.3616163" calcext:value-type="float">
            <text:p>-0.3616163</text:p>
          </table:table-cell>
          <table:table-cell/>
          <table:table-cell office:value-type="float" office:value="-0.1549922" calcext:value-type="float">
            <text:p>-0.1549922</text:p>
          </table:table-cell>
        </table:table-row>
        <table:table-row table:style-name="ro1">
          <table:table-cell office:value-type="float" office:value="-0.4731281" calcext:value-type="float">
            <text:p>-0.4731281</text:p>
          </table:table-cell>
          <table:table-cell/>
          <table:table-cell office:value-type="float" office:value="0.1689067" calcext:value-type="float">
            <text:p>0.1689067</text:p>
          </table:table-cell>
        </table:table-row>
        <table:table-row table:style-name="ro1">
          <table:table-cell office:value-type="float" office:value="-0.5775129" calcext:value-type="float">
            <text:p>-0.5775129</text:p>
          </table:table-cell>
          <table:table-cell/>
          <table:table-cell office:value-type="float" office:value="-0.4405162" calcext:value-type="float">
            <text:p>-0.4405162</text:p>
          </table:table-cell>
        </table:table-row>
        <table:table-row table:style-name="ro1">
          <table:table-cell office:value-type="float" office:value="-0.6731912" calcext:value-type="float">
            <text:p>-0.6731912</text:p>
          </table:table-cell>
          <table:table-cell/>
          <table:table-cell office:value-type="float" office:value="-0.4804941" calcext:value-type="float">
            <text:p>-0.4804941</text:p>
          </table:table-cell>
        </table:table-row>
        <table:table-row table:style-name="ro1">
          <table:table-cell office:value-type="float" office:value="-0.7587246" calcext:value-type="float">
            <text:p>-0.7587246</text:p>
          </table:table-cell>
          <table:table-cell/>
          <table:table-cell office:value-type="float" office:value="0.2079771" calcext:value-type="float">
            <text:p>0.2079771</text:p>
          </table:table-cell>
        </table:table-row>
        <table:table-row table:style-name="ro1">
          <table:table-cell office:value-type="float" office:value="-0.8328262" calcext:value-type="float">
            <text:p>-0.8328262</text:p>
          </table:table-cell>
          <table:table-cell/>
          <table:table-cell office:value-type="float" office:value="-0.4721915" calcext:value-type="float">
            <text:p>-0.4721915</text:p>
          </table:table-cell>
        </table:table-row>
        <table:table-row table:style-name="ro1">
          <table:table-cell office:value-type="float" office:value="-0.8943745" calcext:value-type="float">
            <text:p>-0.8943745</text:p>
          </table:table-cell>
          <table:table-cell/>
          <table:table-cell office:value-type="float" office:value="-0.7330689" calcext:value-type="float">
            <text:p>-0.7330689</text:p>
          </table:table-cell>
        </table:table-row>
        <table:table-row table:style-name="ro1">
          <table:table-cell office:value-type="float" office:value="-0.9424447" calcext:value-type="float">
            <text:p>-0.9424447</text:p>
          </table:table-cell>
          <table:table-cell/>
          <table:table-cell office:value-type="float" office:value="-0.9255706" calcext:value-type="float">
            <text:p>-0.9255706</text:p>
          </table:table-cell>
        </table:table-row>
        <table:table-row table:style-name="ro1">
          <table:table-cell office:value-type="float" office:value="-0.9763122" calcext:value-type="float">
            <text:p>-0.9763122</text:p>
          </table:table-cell>
          <table:table-cell/>
          <table:table-cell office:value-type="float" office:value="-0.478738" calcext:value-type="float">
            <text:p>-0.478738</text:p>
          </table:table-cell>
        </table:table-row>
        <table:table-row table:style-name="ro1">
          <table:table-cell office:value-type="float" office:value="-0.9954671" calcext:value-type="float">
            <text:p>-0.9954671</text:p>
          </table:table-cell>
          <table:table-cell/>
          <table:table-cell table:style-name="ce1" office:value-type="float" office:value="-0.024009705" calcext:value-type="float">
            <text:p>-2.40E-02</text:p>
          </table:table-cell>
        </table:table-row>
        <table:table-row table:style-name="ro1">
          <table:table-cell office:value-type="float" office:value="-0.9996195" calcext:value-type="float">
            <text:p>-0.9996195</text:p>
          </table:table-cell>
          <table:table-cell/>
          <table:table-cell office:value-type="float" office:value="-0.363426" calcext:value-type="float">
            <text:p>-0.363426</text:p>
          </table:table-cell>
        </table:table-row>
        <table:table-row table:style-name="ro1">
          <table:table-cell office:value-type="float" office:value="-0.9887077" calcext:value-type="float">
            <text:p>-0.9887077</text:p>
          </table:table-cell>
          <table:table-cell/>
          <table:table-cell office:value-type="float" office:value="-0.1049139" calcext:value-type="float">
            <text:p>-0.1049139</text:p>
          </table:table-cell>
        </table:table-row>
        <table:table-row table:style-name="ro1">
          <table:table-cell office:value-type="float" office:value="-0.962895" calcext:value-type="float">
            <text:p>-0.962895</text:p>
          </table:table-cell>
          <table:table-cell/>
          <table:table-cell office:value-type="float" office:value="-0.1161949" calcext:value-type="float">
            <text:p>-0.1161949</text:p>
          </table:table-cell>
        </table:table-row>
        <table:table-row table:style-name="ro1">
          <table:table-cell office:value-type="float" office:value="-0.922572" calcext:value-type="float">
            <text:p>-0.922572</text:p>
          </table:table-cell>
          <table:table-cell/>
          <table:table-cell office:value-type="float" office:value="-0.2962731" calcext:value-type="float">
            <text:p>-0.2962731</text:p>
          </table:table-cell>
        </table:table-row>
        <table:table-row table:style-name="ro1">
          <table:table-cell office:value-type="float" office:value="-0.868346" calcext:value-type="float">
            <text:p>-0.868346</text:p>
          </table:table-cell>
          <table:table-cell/>
          <table:table-cell office:value-type="float" office:value="-0.8087574" calcext:value-type="float">
            <text:p>-0.8087574</text:p>
          </table:table-cell>
        </table:table-row>
        <table:table-row table:style-name="ro1">
          <table:table-cell office:value-type="float" office:value="-0.8010316" calcext:value-type="float">
            <text:p>-0.8010316</text:p>
          </table:table-cell>
          <table:table-cell/>
          <table:table-cell office:value-type="float" office:value="-0.4731041" calcext:value-type="float">
            <text:p>-0.4731041</text:p>
          </table:table-cell>
        </table:table-row>
        <table:table-row table:style-name="ro1">
          <table:table-cell office:value-type="float" office:value="-0.7216477" calcext:value-type="float">
            <text:p>-0.7216477</text:p>
          </table:table-cell>
          <table:table-cell/>
          <table:table-cell office:value-type="float" office:value="-0.4198909" calcext:value-type="float">
            <text:p>-0.4198909</text:p>
          </table:table-cell>
        </table:table-row>
        <table:table-row table:style-name="ro1">
          <table:table-cell office:value-type="float" office:value="-0.6313885" calcext:value-type="float">
            <text:p>-0.6313885</text:p>
          </table:table-cell>
          <table:table-cell/>
          <table:table-cell office:value-type="float" office:value="-0.5075976" calcext:value-type="float">
            <text:p>-0.5075976</text:p>
          </table:table-cell>
        </table:table-row>
        <table:table-row table:style-name="ro1">
          <table:table-cell office:value-type="float" office:value="-0.5316111" calcext:value-type="float">
            <text:p>-0.5316111</text:p>
          </table:table-cell>
          <table:table-cell/>
          <table:table-cell office:value-type="float" office:value="0.374739" calcext:value-type="float">
            <text:p>0.374739</text:p>
          </table:table-cell>
        </table:table-row>
        <table:table-row table:style-name="ro1">
          <table:table-cell office:value-type="float" office:value="-0.4238253" calcext:value-type="float">
            <text:p>-0.4238253</text:p>
          </table:table-cell>
          <table:table-cell/>
          <table:table-cell office:value-type="float" office:value="-0.1707614" calcext:value-type="float">
            <text:p>-0.1707614</text:p>
          </table:table-cell>
        </table:table-row>
        <table:table-row table:style-name="ro1">
          <table:table-cell office:value-type="float" office:value="-0.3096524" calcext:value-type="float">
            <text:p>-0.3096524</text:p>
          </table:table-cell>
          <table:table-cell/>
          <table:table-cell office:value-type="float" office:value="-0.1445645" calcext:value-type="float">
            <text:p>-0.1445645</text:p>
          </table:table-cell>
        </table:table-row>
        <table:table-row table:style-name="ro1">
          <table:table-cell office:value-type="float" office:value="-0.1908094" calcext:value-type="float">
            <text:p>-0.1908094</text:p>
          </table:table-cell>
          <table:table-cell/>
          <table:table-cell table:style-name="ce1" office:value-type="float" office:value="0.086618647" calcext:value-type="float">
            <text:p>8.66E-02</text:p>
          </table:table-cell>
        </table:table-row>
        <table:table-row table:style-name="ro1">
          <table:table-cell table:style-name="ce1" office:value-type="float" office:value="-0.069094419" calcext:value-type="float">
            <text:p>-6.91E-02</text:p>
          </table:table-cell>
          <table:table-cell/>
          <table:table-cell office:value-type="float" office:value="0.9175253" calcext:value-type="float">
            <text:p>0.9175253</text:p>
          </table:table-cell>
        </table:table-row>
        <table:table-row table:style-name="ro1">
          <table:table-cell table:style-name="ce1" office:value-type="float" office:value="0.053661764" calcext:value-type="float">
            <text:p>5.37E-02</text:p>
          </table:table-cell>
          <table:table-cell/>
          <table:table-cell office:value-type="float" office:value="0.6300874" calcext:value-type="float">
            <text:p>0.6300874</text:p>
          </table:table-cell>
        </table:table-row>
        <table:table-row table:style-name="ro1">
          <table:table-cell office:value-type="float" office:value="0.175613" calcext:value-type="float">
            <text:p>0.175613</text:p>
          </table:table-cell>
          <table:table-cell/>
          <table:table-cell office:value-type="float" office:value="0.7283162" calcext:value-type="float">
            <text:p>0.7283162</text:p>
          </table:table-cell>
        </table:table-row>
        <table:table-row table:style-name="ro1">
          <table:table-cell office:value-type="float" office:value="0.294914" calcext:value-type="float">
            <text:p>0.294914</text:p>
          </table:table-cell>
          <table:table-cell/>
          <table:table-cell office:value-type="float" office:value="0.8862008" calcext:value-type="float">
            <text:p>0.8862008</text:p>
          </table:table-cell>
        </table:table-row>
        <table:table-row table:style-name="ro1">
          <table:table-cell office:value-type="float" office:value="0.4097706" calcext:value-type="float">
            <text:p>0.4097706</text:p>
          </table:table-cell>
          <table:table-cell/>
          <table:table-cell office:value-type="float" office:value="1.175342" calcext:value-type="float">
            <text:p>1.175342</text:p>
          </table:table-cell>
        </table:table-row>
        <table:table-row table:style-name="ro1">
          <table:table-cell office:value-type="float" office:value="0.5184553" calcext:value-type="float">
            <text:p>0.5184553</text:p>
          </table:table-cell>
          <table:table-cell/>
          <table:table-cell office:value-type="float" office:value="1.368527" calcext:value-type="float">
            <text:p>1.368527</text:p>
          </table:table-cell>
        </table:table-row>
        <table:table-row table:style-name="ro1">
          <table:table-cell office:value-type="float" office:value="0.6193233" calcext:value-type="float">
            <text:p>0.6193233</text:p>
          </table:table-cell>
          <table:table-cell/>
          <table:table-cell office:value-type="float" office:value="1.252818" calcext:value-type="float">
            <text:p>1.252818</text:p>
          </table:table-cell>
        </table:table-row>
        <table:table-row table:style-name="ro1">
          <table:table-cell office:value-type="float" office:value="0.7108582" calcext:value-type="float">
            <text:p>0.7108582</text:p>
          </table:table-cell>
          <table:table-cell/>
          <table:table-cell office:value-type="float" office:value="1.286088" calcext:value-type="float">
            <text:p>1.286088</text:p>
          </table:table-cell>
        </table:table-row>
        <table:table-row table:style-name="ro1">
          <table:table-cell office:value-type="float" office:value="0.7916827" calcext:value-type="float">
            <text:p>0.7916827</text:p>
          </table:table-cell>
          <table:table-cell/>
          <table:table-cell office:value-type="float" office:value="0.9330398" calcext:value-type="float">
            <text:p>0.9330398</text:p>
          </table:table-cell>
        </table:table-row>
        <table:table-row table:style-name="ro1">
          <table:table-cell office:value-type="float" office:value="0.8605739" calcext:value-type="float">
            <text:p>0.8605739</text:p>
          </table:table-cell>
          <table:table-cell/>
          <table:table-cell office:value-type="float" office:value="1.750085" calcext:value-type="float">
            <text:p>1.750085</text:p>
          </table:table-cell>
        </table:table-row>
        <table:table-row table:style-name="ro1">
          <table:table-cell office:value-type="float" office:value="0.9164964" calcext:value-type="float">
            <text:p>0.9164964</text:p>
          </table:table-cell>
          <table:table-cell/>
          <table:table-cell office:value-type="float" office:value="1.006654" calcext:value-type="float">
            <text:p>1.006654</text:p>
          </table:table-cell>
        </table:table-row>
        <table:table-row table:style-name="ro1">
          <table:table-cell office:value-type="float" office:value="0.9586083" calcext:value-type="float">
            <text:p>0.9586083</text:p>
          </table:table-cell>
          <table:table-cell/>
          <table:table-cell office:value-type="float" office:value="1.921532" calcext:value-type="float">
            <text:p>1.921532</text:p>
          </table:table-cell>
        </table:table-row>
        <table:table-row table:style-name="ro1">
          <table:table-cell office:value-type="float" office:value="0.9862725" calcext:value-type="float">
            <text:p>0.9862725</text:p>
          </table:table-cell>
          <table:table-cell/>
          <table:table-cell office:value-type="float" office:value="1.366211" calcext:value-type="float">
            <text:p>1.366211</text:p>
          </table:table-cell>
        </table:table-row>
        <table:table-row table:style-name="ro1">
          <table:table-cell office:value-type="float" office:value="0.9990736" calcext:value-type="float">
            <text:p>0.9990736</text:p>
          </table:table-cell>
          <table:table-cell/>
          <table:table-cell office:value-type="float" office:value="1.963957" calcext:value-type="float">
            <text:p>1.963957</text:p>
          </table:table-cell>
        </table:table-row>
        <table:table-row table:style-name="ro1">
          <table:table-cell office:value-type="float" office:value="0.9968183" calcext:value-type="float">
            <text:p>0.9968183</text:p>
          </table:table-cell>
          <table:table-cell/>
          <table:table-cell office:value-type="float" office:value="1.188375" calcext:value-type="float">
            <text:p>1.188375</text:p>
          </table:table-cell>
        </table:table-row>
        <table:table-row table:style-name="ro1">
          <table:table-cell office:value-type="float" office:value="0.9795408" calcext:value-type="float">
            <text:p>0.9795408</text:p>
          </table:table-cell>
          <table:table-cell/>
          <table:table-cell office:value-type="float" office:value="1.611189" calcext:value-type="float">
            <text:p>1.611189</text:p>
          </table:table-cell>
        </table:table-row>
        <table:table-row table:style-name="ro1">
          <table:table-cell office:value-type="float" office:value="0.9475017" calcext:value-type="float">
            <text:p>0.9475017</text:p>
          </table:table-cell>
          <table:table-cell/>
          <table:table-cell office:value-type="float" office:value="1.39941" calcext:value-type="float">
            <text:p>1.39941</text:p>
          </table:table-cell>
        </table:table-row>
        <table:table-row table:style-name="ro1">
          <table:table-cell office:value-type="float" office:value="0.9011838" calcext:value-type="float">
            <text:p>0.9011838</text:p>
          </table:table-cell>
          <table:table-cell/>
          <table:table-cell office:value-type="float" office:value="1.358907" calcext:value-type="float">
            <text:p>1.358907</text:p>
          </table:table-cell>
        </table:table-row>
        <table:table-row table:style-name="ro1">
          <table:table-cell office:value-type="float" office:value="0.841283" calcext:value-type="float">
            <text:p>0.841283</text:p>
          </table:table-cell>
          <table:table-cell/>
          <table:table-cell office:value-type="float" office:value="1.753861" calcext:value-type="float">
            <text:p>1.753861</text:p>
          </table:table-cell>
        </table:table-row>
        <table:table-row table:style-name="ro1">
          <table:table-cell office:value-type="float" office:value="0.7687057" calcext:value-type="float">
            <text:p>0.7687057</text:p>
          </table:table-cell>
          <table:table-cell/>
          <table:table-cell office:value-type="float" office:value="1.365342" calcext:value-type="float">
            <text:p>1.365342</text:p>
          </table:table-cell>
        </table:table-row>
        <table:table-row table:style-name="ro1">
          <table:table-cell office:value-type="float" office:value="0.684544" calcext:value-type="float">
            <text:p>0.684544</text:p>
          </table:table-cell>
          <table:table-cell/>
          <table:table-cell office:value-type="float" office:value="0.7298272" calcext:value-type="float">
            <text:p>0.7298272</text:p>
          </table:table-cell>
        </table:table-row>
        <table:table-row table:style-name="ro1">
          <table:table-cell office:value-type="float" office:value="0.5900632" calcext:value-type="float">
            <text:p>0.5900632</text:p>
          </table:table-cell>
          <table:table-cell/>
          <table:table-cell office:value-type="float" office:value="0.6802076" calcext:value-type="float">
            <text:p>0.6802076</text:p>
          </table:table-cell>
        </table:table-row>
        <table:table-row table:style-name="ro1">
          <table:table-cell office:value-type="float" office:value="0.4866929" calcext:value-type="float">
            <text:p>0.4866929</text:p>
          </table:table-cell>
          <table:table-cell/>
          <table:table-cell office:value-type="float" office:value="0.9820629" calcext:value-type="float">
            <text:p>0.9820629</text:p>
          </table:table-cell>
        </table:table-row>
        <table:table-row table:style-name="ro1">
          <table:table-cell office:value-type="float" office:value="0.3759881" calcext:value-type="float">
            <text:p>0.3759881</text:p>
          </table:table-cell>
          <table:table-cell/>
          <table:table-cell office:value-type="float" office:value="0.9812214" calcext:value-type="float">
            <text:p>0.9812214</text:p>
          </table:table-cell>
        </table:table-row>
        <table:table-row table:style-name="ro1">
          <table:table-cell office:value-type="float" office:value="0.2596136" calcext:value-type="float">
            <text:p>0.2596136</text:p>
          </table:table-cell>
          <table:table-cell/>
          <table:table-cell office:value-type="float" office:value="0.3359121" calcext:value-type="float">
            <text:p>0.3359121</text:p>
          </table:table-cell>
        </table:table-row>
        <table:table-row table:style-name="ro1">
          <table:table-cell office:value-type="float" office:value="0.1393302" calcext:value-type="float">
            <text:p>0.1393302</text:p>
          </table:table-cell>
          <table:table-cell/>
          <table:table-cell office:value-type="float" office:value="0.6126739" calcext:value-type="float">
            <text:p>0.6126739</text:p>
          </table:table-cell>
        </table:table-row>
        <table:table-row table:style-name="ro1">
          <table:table-cell table:style-name="ce1" office:value-type="float" office:value="0.016947106" calcext:value-type="float">
            <text:p>1.69E-02</text:p>
          </table:table-cell>
          <table:table-cell/>
          <table:table-cell office:value-type="float" office:value="0.8482255" calcext:value-type="float">
            <text:p>0.8482255</text:p>
          </table:table-cell>
        </table:table-row>
        <table:table-row table:style-name="ro1">
          <table:table-cell office:value-type="float" office:value="-0.1056952" calcext:value-type="float">
            <text:p>-0.1056952</text:p>
          </table:table-cell>
          <table:table-cell/>
          <table:table-cell table:style-name="ce1" office:value-type="float" office:value="0.013516717" calcext:value-type="float">
            <text:p>1.35E-02</text:p>
          </table:table-cell>
        </table:table-row>
        <table:table-row table:style-name="ro1">
          <table:table-cell office:value-type="float" office:value="-0.2267408" calcext:value-type="float">
            <text:p>-0.2267408</text:p>
          </table:table-cell>
          <table:table-cell/>
          <table:table-cell office:value-type="float" office:value="-0.1786024" calcext:value-type="float">
            <text:p>-0.1786024</text:p>
          </table:table-cell>
        </table:table-row>
        <table:table-row table:style-name="ro1">
          <table:table-cell office:value-type="float" office:value="-0.3443695" calcext:value-type="float">
            <text:p>-0.3443695</text:p>
          </table:table-cell>
          <table:table-cell/>
          <table:table-cell office:value-type="float" office:value="0.3553504" calcext:value-type="float">
            <text:p>0.3553504</text:p>
          </table:table-cell>
        </table:table-row>
        <table:table-row table:style-name="ro1">
          <table:table-cell office:value-type="float" office:value="-0.4568119" calcext:value-type="float">
            <text:p>-0.4568119</text:p>
          </table:table-cell>
          <table:table-cell/>
          <table:table-cell office:value-type="float" office:value="0.4478442" calcext:value-type="float">
            <text:p>0.4478442</text:p>
          </table:table-cell>
        </table:table-row>
        <table:table-row table:style-name="ro1">
          <table:table-cell office:value-type="float" office:value="-0.5623665" calcext:value-type="float">
            <text:p>-0.5623665</text:p>
          </table:table-cell>
          <table:table-cell/>
          <table:table-cell office:value-type="float" office:value="-0.2468877" calcext:value-type="float">
            <text:p>-0.2468877</text:p>
          </table:table-cell>
        </table:table-row>
        <table:table-row table:style-name="ro1">
          <table:table-cell office:value-type="float" office:value="-0.6594464" calcext:value-type="float">
            <text:p>-0.6594464</text:p>
          </table:table-cell>
          <table:table-cell/>
          <table:table-cell office:value-type="float" office:value="-0.6006063" calcext:value-type="float">
            <text:p>-0.6006063</text:p>
          </table:table-cell>
        </table:table-row>
        <table:table-row table:style-name="ro1">
          <table:table-cell office:value-type="float" office:value="-0.7465909" calcext:value-type="float">
            <text:p>-0.7465909</text:p>
          </table:table-cell>
          <table:table-cell/>
          <table:table-cell office:value-type="float" office:value="-0.6475513" calcext:value-type="float">
            <text:p>-0.6475513</text:p>
          </table:table-cell>
        </table:table-row>
        <table:table-row table:style-name="ro1">
          <table:table-cell office:value-type="float" office:value="-0.8224815" calcext:value-type="float">
            <text:p>-0.8224815</text:p>
          </table:table-cell>
          <table:table-cell/>
          <table:table-cell office:value-type="float" office:value="0.1398781" calcext:value-type="float">
            <text:p>0.1398781</text:p>
          </table:table-cell>
        </table:table-row>
        <table:table-row table:style-name="ro1">
          <table:table-cell office:value-type="float" office:value="-0.8859772" calcext:value-type="float">
            <text:p>-0.8859772</text:p>
          </table:table-cell>
          <table:table-cell/>
          <table:table-cell office:value-type="float" office:value="-0.8059322" calcext:value-type="float">
            <text:p>-0.8059322</text:p>
          </table:table-cell>
        </table:table-row>
        <table:table-row table:style-name="ro1">
          <table:table-cell office:value-type="float" office:value="-0.9361227" calcext:value-type="float">
            <text:p>-0.9361227</text:p>
          </table:table-cell>
          <table:table-cell/>
          <table:table-cell office:value-type="float" office:value="-0.5634431" calcext:value-type="float">
            <text:p>-0.5634431</text:p>
          </table:table-cell>
        </table:table-row>
        <table:table-row table:style-name="ro1">
          <table:table-cell office:value-type="float" office:value="-0.972159" calcext:value-type="float">
            <text:p>-0.972159</text:p>
          </table:table-cell>
          <table:table-cell/>
          <table:table-cell office:value-type="float" office:value="-0.1611825" calcext:value-type="float">
            <text:p>-0.1611825</text:p>
          </table:table-cell>
        </table:table-row>
        <table:table-row table:style-name="ro1">
          <table:table-cell office:value-type="float" office:value="-0.9935449" calcext:value-type="float">
            <text:p>-0.9935449</text:p>
          </table:table-cell>
          <table:table-cell/>
          <table:table-cell table:style-name="ce1" office:value-type="float" office:value="-0.091003716" calcext:value-type="float">
            <text:p>-9.10E-02</text:p>
          </table:table-cell>
        </table:table-row>
        <table:table-row table:style-name="ro1">
          <table:table-cell office:value-type="float" office:value="-0.9999581" calcext:value-type="float">
            <text:p>-0.9999581</text:p>
          </table:table-cell>
          <table:table-cell/>
          <table:table-cell office:value-type="float" office:value="-0.5465424" calcext:value-type="float">
            <text:p>-0.5465424</text:p>
          </table:table-cell>
        </table:table-row>
        <table:table-row table:style-name="ro1">
          <table:table-cell office:value-type="float" office:value="-0.9913015" calcext:value-type="float">
            <text:p>-0.9913015</text:p>
          </table:table-cell>
          <table:table-cell/>
          <table:table-cell office:value-type="float" office:value="-0.1640446" calcext:value-type="float">
            <text:p>-0.1640446</text:p>
          </table:table-cell>
        </table:table-row>
        <table:table-row table:style-name="ro1">
          <table:table-cell office:value-type="float" office:value="-0.967706" calcext:value-type="float">
            <text:p>-0.967706</text:p>
          </table:table-cell>
          <table:table-cell/>
          <table:table-cell office:value-type="float" office:value="-0.6469025" calcext:value-type="float">
            <text:p>-0.6469025</text:p>
          </table:table-cell>
        </table:table-row>
        <table:table-row table:style-name="ro1">
          <table:table-cell office:value-type="float" office:value="-0.9295257" calcext:value-type="float">
            <text:p>-0.9295257</text:p>
          </table:table-cell>
          <table:table-cell/>
          <table:table-cell office:value-type="float" office:value="-0.6511837" calcext:value-type="float">
            <text:p>-0.6511837</text:p>
          </table:table-cell>
        </table:table-row>
        <table:table-row table:style-name="ro1">
          <table:table-cell office:value-type="float" office:value="-0.8773385" calcext:value-type="float">
            <text:p>-0.8773385</text:p>
          </table:table-cell>
          <table:table-cell/>
          <table:table-cell office:value-type="float" office:value="-0.5296047" calcext:value-type="float">
            <text:p>-0.5296047</text:p>
          </table:table-cell>
        </table:table-row>
        <table:table-row table:style-name="ro1">
          <table:table-cell office:value-type="float" office:value="-0.8119299" calcext:value-type="float">
            <text:p>-0.8119299</text:p>
          </table:table-cell>
          <table:table-cell/>
          <table:table-cell office:value-type="float" office:value="-0.6286997" calcext:value-type="float">
            <text:p>-0.6286997</text:p>
          </table:table-cell>
        </table:table-row>
        <table:table-row table:style-name="ro1">
          <table:table-cell office:value-type="float" office:value="-0.7342854" calcext:value-type="float">
            <text:p>-0.7342854</text:p>
          </table:table-cell>
          <table:table-cell/>
          <table:table-cell office:value-type="float" office:value="-0.428223" calcext:value-type="float">
            <text:p>-0.428223</text:p>
          </table:table-cell>
        </table:table-row>
        <table:table-row table:style-name="ro1">
          <table:table-cell office:value-type="float" office:value="-0.6455724" calcext:value-type="float">
            <text:p>-0.6455724</text:p>
          </table:table-cell>
          <table:table-cell/>
          <table:table-cell office:value-type="float" office:value="-0.4863564" calcext:value-type="float">
            <text:p>-0.4863564</text:p>
          </table:table-cell>
        </table:table-row>
        <table:table-row table:style-name="ro1">
          <table:table-cell office:value-type="float" office:value="-0.5471332" calcext:value-type="float">
            <text:p>-0.5471332</text:p>
          </table:table-cell>
          <table:table-cell/>
          <table:table-cell office:value-type="float" office:value="0.3073683" calcext:value-type="float">
            <text:p>0.3073683</text:p>
          </table:table-cell>
        </table:table-row>
        <table:table-row table:style-name="ro1">
          <table:table-cell office:value-type="float" office:value="-0.4404487" calcext:value-type="float">
            <text:p>-0.4404487</text:p>
          </table:table-cell>
          <table:table-cell/>
          <table:table-cell office:value-type="float" office:value="0.4263506" calcext:value-type="float">
            <text:p>0.4263506</text:p>
          </table:table-cell>
        </table:table-row>
        <table:table-row table:style-name="ro1">
          <table:table-cell office:value-type="float" office:value="-0.327123" calcext:value-type="float">
            <text:p>-0.327123</text:p>
          </table:table-cell>
          <table:table-cell/>
          <table:table-cell office:value-type="float" office:value="0.2450642" calcext:value-type="float">
            <text:p>0.2450642</text:p>
          </table:table-cell>
        </table:table-row>
        <table:table-row table:style-name="ro1">
          <table:table-cell office:value-type="float" office:value="-0.2088711" calcext:value-type="float">
            <text:p>-0.2088711</text:p>
          </table:table-cell>
          <table:table-cell/>
          <table:table-cell office:value-type="float" office:value="0.1632751" calcext:value-type="float">
            <text:p>0.1632751</text:p>
          </table:table-cell>
        </table:table-row>
        <table:table-row table:style-name="ro1">
          <table:table-cell table:style-name="ce1" office:value-type="float" office:value="-0.087471455" calcext:value-type="float">
            <text:p>-8.75E-02</text:p>
          </table:table-cell>
          <table:table-cell/>
          <table:table-cell table:style-name="ce1" office:value-type="float" office:value="0.052354619" calcext:value-type="float">
            <text:p>5.24E-02</text:p>
          </table:table-cell>
        </table:table-row>
        <table:table-row table:style-name="ro1">
          <table:table-cell table:style-name="ce1" office:value-type="float" office:value="0.035250191" calcext:value-type="float">
            <text:p>3.53E-02</text:p>
          </table:table-cell>
          <table:table-cell/>
          <table:table-cell office:value-type="float" office:value="1.015176" calcext:value-type="float">
            <text:p>1.015176</text:p>
          </table:table-cell>
        </table:table-row>
        <table:table-row table:style-name="ro1">
          <table:table-cell office:value-type="float" office:value="0.1574368" calcext:value-type="float">
            <text:p>0.1574368</text:p>
          </table:table-cell>
          <table:table-cell/>
          <table:table-cell office:value-type="float" office:value="0.674238" calcext:value-type="float">
            <text:p>0.674238</text:p>
          </table:table-cell>
        </table:table-row>
        <table:table-row table:style-name="ro1">
          <table:table-cell office:value-type="float" office:value="0.2772509" calcext:value-type="float">
            <text:p>0.2772509</text:p>
          </table:table-cell>
          <table:table-cell/>
          <table:table-cell office:value-type="float" office:value="0.8105393" calcext:value-type="float">
            <text:p>0.8105393</text:p>
          </table:table-cell>
        </table:table-row>
        <table:table-row table:style-name="ro1">
          <table:table-cell office:value-type="float" office:value="0.3928903" calcext:value-type="float">
            <text:p>0.3928903</text:p>
          </table:table-cell>
          <table:table-cell/>
          <table:table-cell office:value-type="float" office:value="0.5323887" calcext:value-type="float">
            <text:p>0.5323887</text:p>
          </table:table-cell>
        </table:table-row>
        <table:table-row table:style-name="ro1">
          <table:table-cell office:value-type="float" office:value="0.5026051" calcext:value-type="float">
            <text:p>0.5026051</text:p>
          </table:table-cell>
          <table:table-cell/>
          <table:table-cell office:value-type="float" office:value="0.9722982" calcext:value-type="float">
            <text:p>0.9722982</text:p>
          </table:table-cell>
        </table:table-row>
        <table:table-row table:style-name="ro1">
          <table:table-cell office:value-type="float" office:value="0.6047458" calcext:value-type="float">
            <text:p>0.6047458</text:p>
          </table:table-cell>
          <table:table-cell/>
          <table:table-cell office:value-type="float" office:value="0.9036854" calcext:value-type="float">
            <text:p>0.9036854</text:p>
          </table:table-cell>
        </table:table-row>
        <table:table-row table:style-name="ro1">
          <table:table-cell office:value-type="float" office:value="0.6977757" calcext:value-type="float">
            <text:p>0.6977757</text:p>
          </table:table-cell>
          <table:table-cell/>
          <table:table-cell office:value-type="float" office:value="1.584061" calcext:value-type="float">
            <text:p>1.584061</text:p>
          </table:table-cell>
        </table:table-row>
        <table:table-row table:style-name="ro1">
          <table:table-cell office:value-type="float" office:value="0.780287" calcext:value-type="float">
            <text:p>0.780287</text:p>
          </table:table-cell>
          <table:table-cell/>
          <table:table-cell office:value-type="float" office:value="1.504023" calcext:value-type="float">
            <text:p>1.504023</text:p>
          </table:table-cell>
        </table:table-row>
        <table:table-row table:style-name="ro1">
          <table:table-cell office:value-type="float" office:value="0.8510395" calcext:value-type="float">
            <text:p>0.8510395</text:p>
          </table:table-cell>
          <table:table-cell/>
          <table:table-cell office:value-type="float" office:value="1.619448" calcext:value-type="float">
            <text:p>1.619448</text:p>
          </table:table-cell>
        </table:table-row>
        <table:table-row table:style-name="ro1">
          <table:table-cell office:value-type="float" office:value="0.9089683" calcext:value-type="float">
            <text:p>0.9089683</text:p>
          </table:table-cell>
          <table:table-cell/>
          <table:table-cell office:value-type="float" office:value="1.166223" calcext:value-type="float">
            <text:p>1.166223</text:p>
          </table:table-cell>
        </table:table-row>
        <table:table-row table:style-name="ro1">
          <table:table-cell office:value-type="float" office:value="0.9531971" calcext:value-type="float">
            <text:p>0.9531971</text:p>
          </table:table-cell>
          <table:table-cell/>
          <table:table-cell office:value-type="float" office:value="1.286653" calcext:value-type="float">
            <text:p>1.286653</text:p>
          </table:table-cell>
        </table:table-row>
        <table:table-row table:style-name="ro1">
          <table:table-cell office:value-type="float" office:value="0.9830612" calcext:value-type="float">
            <text:p>0.9830612</text:p>
          </table:table-cell>
          <table:table-cell/>
          <table:table-cell office:value-type="float" office:value="1.681509" calcext:value-type="float">
            <text:p>1.681509</text:p>
          </table:table-cell>
        </table:table-row>
        <table:table-row table:style-name="ro1">
          <table:table-cell office:value-type="float" office:value="0.9981108" calcext:value-type="float">
            <text:p>0.9981108</text:p>
          </table:table-cell>
          <table:table-cell/>
          <table:table-cell office:value-type="float" office:value="1.167226" calcext:value-type="float">
            <text:p>1.167226</text:p>
          </table:table-cell>
        </table:table-row>
        <table:table-row table:style-name="ro1">
          <table:table-cell office:value-type="float" office:value="0.9981179" calcext:value-type="float">
            <text:p>0.9981179</text:p>
          </table:table-cell>
          <table:table-cell/>
          <table:table-cell office:value-type="float" office:value="1.330885" calcext:value-type="float">
            <text:p>1.330885</text:p>
          </table:table-cell>
        </table:table-row>
        <table:table-row table:style-name="ro1">
          <table:table-cell office:value-type="float" office:value="0.9830832" calcext:value-type="float">
            <text:p>0.9830832</text:p>
          </table:table-cell>
          <table:table-cell/>
          <table:table-cell office:value-type="float" office:value="1.642206" calcext:value-type="float">
            <text:p>1.642206</text:p>
          </table:table-cell>
        </table:table-row>
        <table:table-row table:style-name="ro1">
          <table:table-cell office:value-type="float" office:value="0.9532323" calcext:value-type="float">
            <text:p>0.9532323</text:p>
          </table:table-cell>
          <table:table-cell/>
          <table:table-cell office:value-type="float" office:value="1.492567" calcext:value-type="float">
            <text:p>1.492567</text:p>
          </table:table-cell>
        </table:table-row>
        <table:table-row table:style-name="ro1">
          <table:table-cell office:value-type="float" office:value="0.909017" calcext:value-type="float">
            <text:p>0.909017</text:p>
          </table:table-cell>
          <table:table-cell/>
          <table:table-cell office:value-type="float" office:value="1.335302" calcext:value-type="float">
            <text:p>1.335302</text:p>
          </table:table-cell>
        </table:table-row>
        <table:table-row table:style-name="ro1">
          <table:table-cell office:value-type="float" office:value="0.8511027" calcext:value-type="float">
            <text:p>0.8511027</text:p>
          </table:table-cell>
          <table:table-cell/>
          <table:table-cell office:value-type="float" office:value="1.681109" calcext:value-type="float">
            <text:p>1.681109</text:p>
          </table:table-cell>
        </table:table-row>
        <table:table-row table:style-name="ro1">
          <table:table-cell office:value-type="float" office:value="0.78036" calcext:value-type="float">
            <text:p>0.78036</text:p>
          </table:table-cell>
          <table:table-cell/>
          <table:table-cell office:value-type="float" office:value="1.701147" calcext:value-type="float">
            <text:p>1.701147</text:p>
          </table:table-cell>
        </table:table-row>
        <table:table-row table:style-name="ro1">
          <table:table-cell office:value-type="float" office:value="0.6978592" calcext:value-type="float">
            <text:p>0.6978592</text:p>
          </table:table-cell>
          <table:table-cell/>
          <table:table-cell office:value-type="float" office:value="1.664973" calcext:value-type="float">
            <text:p>1.664973</text:p>
          </table:table-cell>
        </table:table-row>
        <table:table-row table:style-name="ro1">
          <table:table-cell office:value-type="float" office:value="0.6048418" calcext:value-type="float">
            <text:p>0.6048418</text:p>
          </table:table-cell>
          <table:table-cell/>
          <table:table-cell office:value-type="float" office:value="1.145079" calcext:value-type="float">
            <text:p>1.145079</text:p>
          </table:table-cell>
        </table:table-row>
        <table:table-row table:style-name="ro1">
          <table:table-cell office:value-type="float" office:value="0.5027093" calcext:value-type="float">
            <text:p>0.5027093</text:p>
          </table:table-cell>
          <table:table-cell/>
          <table:table-cell office:value-type="float" office:value="1.23777" calcext:value-type="float">
            <text:p>1.23777</text:p>
          </table:table-cell>
        </table:table-row>
        <table:table-row table:style-name="ro1">
          <table:table-cell office:value-type="float" office:value="0.3929976" calcext:value-type="float">
            <text:p>0.3929976</text:p>
          </table:table-cell>
          <table:table-cell/>
          <table:table-cell office:value-type="float" office:value="1.355556" calcext:value-type="float">
            <text:p>1.355556</text:p>
          </table:table-cell>
        </table:table-row>
        <table:table-row table:style-name="ro1">
          <table:table-cell office:value-type="float" office:value="0.2773666" calcext:value-type="float">
            <text:p>0.2773666</text:p>
          </table:table-cell>
          <table:table-cell/>
          <table:table-cell office:value-type="float" office:value="0.8229745" calcext:value-type="float">
            <text:p>0.8229745</text:p>
          </table:table-cell>
        </table:table-row>
        <table:table-row table:style-name="ro1">
          <table:table-cell office:value-type="float" office:value="0.157552" calcext:value-type="float">
            <text:p>0.157552</text:p>
          </table:table-cell>
          <table:table-cell/>
          <table:table-cell office:value-type="float" office:value="0.3666074" calcext:value-type="float">
            <text:p>0.3666074</text:p>
          </table:table-cell>
        </table:table-row>
        <table:table-row table:style-name="ro1">
          <table:table-cell table:style-name="ce1" office:value-type="float" office:value="0.035370596" calcext:value-type="float">
            <text:p>3.54E-02</text:p>
          </table:table-cell>
          <table:table-cell/>
          <table:table-cell office:value-type="float" office:value="0.7204525" calcext:value-type="float">
            <text:p>0.7204525</text:p>
          </table:table-cell>
        </table:table-row>
        <table:table-row table:style-name="ro1">
          <table:table-cell table:style-name="ce1" office:value-type="float" office:value="-0.087351434" calcext:value-type="float">
            <text:p>-8.74E-02</text:p>
          </table:table-cell>
          <table:table-cell/>
          <table:table-cell office:value-type="float" office:value="0.4830008" calcext:value-type="float">
            <text:p>0.4830008</text:p>
          </table:table-cell>
        </table:table-row>
        <table:table-row table:style-name="ro1">
          <table:table-cell office:value-type="float" office:value="-0.208757" calcext:value-type="float">
            <text:p>-0.208757</text:p>
          </table:table-cell>
          <table:table-cell/>
          <table:table-cell office:value-type="float" office:value="0.5250673" calcext:value-type="float">
            <text:p>0.5250673</text:p>
          </table:table-cell>
        </table:table-row>
        <table:table-row table:style-name="ro1">
          <table:table-cell office:value-type="float" office:value="-0.3270092" calcext:value-type="float">
            <text:p>-0.3270092</text:p>
          </table:table-cell>
          <table:table-cell/>
          <table:table-cell office:value-type="float" office:value="-0.2040589" calcext:value-type="float">
            <text:p>-0.2040589</text:p>
          </table:table-cell>
        </table:table-row>
        <table:table-row table:style-name="ro1">
          <table:table-cell office:value-type="float" office:value="-0.4403405" calcext:value-type="float">
            <text:p>-0.4403405</text:p>
          </table:table-cell>
          <table:table-cell/>
          <table:table-cell table:style-name="ce1" office:value-type="float" office:value="-0.093736321" calcext:value-type="float">
            <text:p>-9.37E-02</text:p>
          </table:table-cell>
        </table:table-row>
        <table:table-row table:style-name="ro1">
          <table:table-cell office:value-type="float" office:value="-0.5470355" calcext:value-type="float">
            <text:p>-0.5470355</text:p>
          </table:table-cell>
          <table:table-cell/>
          <table:table-cell office:value-type="float" office:value="0.2402438" calcext:value-type="float">
            <text:p>0.2402438</text:p>
          </table:table-cell>
        </table:table-row>
        <table:table-row table:style-name="ro1">
          <table:table-cell office:value-type="float" office:value="-0.6454804" calcext:value-type="float">
            <text:p>-0.6454804</text:p>
          </table:table-cell>
          <table:table-cell/>
          <table:table-cell office:value-type="float" office:value="-0.1507407" calcext:value-type="float">
            <text:p>-0.1507407</text:p>
          </table:table-cell>
        </table:table-row>
        <table:table-row table:style-name="ro1">
          <table:table-cell office:value-type="float" office:value="-0.7342036" calcext:value-type="float">
            <text:p>-0.7342036</text:p>
          </table:table-cell>
          <table:table-cell/>
          <table:table-cell table:style-name="ce1" office:value-type="float" office:value="0.093419731" calcext:value-type="float">
            <text:p>9.34E-02</text:p>
          </table:table-cell>
        </table:table-row>
        <table:table-row table:style-name="ro1">
          <table:table-cell office:value-type="float" office:value="-0.8118618" calcext:value-type="float">
            <text:p>-0.8118618</text:p>
          </table:table-cell>
          <table:table-cell/>
          <table:table-cell office:value-type="float" office:value="-0.7213103" calcext:value-type="float">
            <text:p>-0.7213103</text:p>
          </table:table-cell>
        </table:table-row>
        <table:table-row table:style-name="ro1">
          <table:table-cell office:value-type="float" office:value="-0.8772807" calcext:value-type="float">
            <text:p>-0.8772807</text:p>
          </table:table-cell>
          <table:table-cell/>
          <table:table-cell table:style-name="ce1" office:value-type="float" office:value="-0.020093918" calcext:value-type="float">
            <text:p>-2.01E-02</text:p>
          </table:table-cell>
        </table:table-row>
        <table:table-row table:style-name="ro1">
          <table:table-cell office:value-type="float" office:value="-0.9294827" calcext:value-type="float">
            <text:p>-0.9294827</text:p>
          </table:table-cell>
          <table:table-cell/>
          <table:table-cell office:value-type="float" office:value="-0.6173441" calcext:value-type="float">
            <text:p>-0.6173441</text:p>
          </table:table-cell>
        </table:table-row>
        <table:table-row table:style-name="ro1">
          <table:table-cell office:value-type="float" office:value="-0.9676765" calcext:value-type="float">
            <text:p>-0.9676765</text:p>
          </table:table-cell>
          <table:table-cell/>
          <table:table-cell office:value-type="float" office:value="-0.5788378" calcext:value-type="float">
            <text:p>-0.5788378</text:p>
          </table:table-cell>
        </table:table-row>
        <table:table-row table:style-name="ro1">
          <table:table-cell office:value-type="float" office:value="-0.9912856" calcext:value-type="float">
            <text:p>-0.9912856</text:p>
          </table:table-cell>
          <table:table-cell/>
          <table:table-cell office:value-type="float" office:value="-0.5946822" calcext:value-type="float">
            <text:p>-0.5946822</text:p>
          </table:table-cell>
        </table:table-row>
        <table:table-row table:style-name="ro1">
          <table:table-cell office:value-type="float" office:value="-0.999957" calcext:value-type="float">
            <text:p>-0.999957</text:p>
          </table:table-cell>
          <table:table-cell/>
          <table:table-cell office:value-type="float" office:value="-0.6147466" calcext:value-type="float">
            <text:p>-0.6147466</text:p>
          </table:table-cell>
        </table:table-row>
        <table:table-row table:style-name="ro1">
          <table:table-cell office:value-type="float" office:value="-0.9935582" calcext:value-type="float">
            <text:p>-0.9935582</text:p>
          </table:table-cell>
          <table:table-cell/>
          <table:table-cell office:value-type="float" office:value="-0.5368536" calcext:value-type="float">
            <text:p>-0.5368536</text:p>
          </table:table-cell>
        </table:table-row>
        <table:table-row table:style-name="ro1">
          <table:table-cell office:value-type="float" office:value="-0.9721872" calcext:value-type="float">
            <text:p>-0.9721872</text:p>
          </table:table-cell>
          <table:table-cell/>
          <table:table-cell office:value-type="float" office:value="-0.1930666" calcext:value-type="float">
            <text:p>-0.1930666</text:p>
          </table:table-cell>
        </table:table-row>
        <table:table-row table:style-name="ro1">
          <table:table-cell office:value-type="float" office:value="-0.9361637" calcext:value-type="float">
            <text:p>-0.9361637</text:p>
          </table:table-cell>
          <table:table-cell/>
          <table:table-cell office:value-type="float" office:value="-0.1834234" calcext:value-type="float">
            <text:p>-0.1834234</text:p>
          </table:table-cell>
        </table:table-row>
        <table:table-row table:style-name="ro1">
          <table:table-cell office:value-type="float" office:value="-0.8860313" calcext:value-type="float">
            <text:p>-0.8860313</text:p>
          </table:table-cell>
          <table:table-cell/>
          <table:table-cell table:style-name="ce1" office:value-type="float" office:value="0.063762963" calcext:value-type="float">
            <text:p>6.38E-02</text:p>
          </table:table-cell>
        </table:table-row>
        <table:table-row table:style-name="ro1">
          <table:table-cell office:value-type="float" office:value="-0.82255" calcext:value-type="float">
            <text:p>-0.82255</text:p>
          </table:table-cell>
          <table:table-cell/>
          <table:table-cell office:value-type="float" office:value="-0.4613417" calcext:value-type="float">
            <text:p>-0.4613417</text:p>
          </table:table-cell>
        </table:table-row>
        <table:table-row table:style-name="ro1">
          <table:table-cell office:value-type="float" office:value="-0.7466685" calcext:value-type="float">
            <text:p>-0.7466685</text:p>
          </table:table-cell>
          <table:table-cell/>
          <table:table-cell office:value-type="float" office:value="-0.730562" calcext:value-type="float">
            <text:p>-0.730562</text:p>
          </table:table-cell>
        </table:table-row>
        <table:table-row table:style-name="ro1">
          <table:table-cell office:value-type="float" office:value="-0.6595341" calcext:value-type="float">
            <text:p>-0.6595341</text:p>
          </table:table-cell>
          <table:table-cell/>
          <table:table-cell office:value-type="float" office:value="0.2451881" calcext:value-type="float">
            <text:p>0.2451881</text:p>
          </table:table-cell>
        </table:table-row>
        <table:table-row table:style-name="ro1">
          <table:table-cell office:value-type="float" office:value="-0.5624662" calcext:value-type="float">
            <text:p>-0.5624662</text:p>
          </table:table-cell>
          <table:table-cell/>
          <table:table-cell table:style-name="ce1" office:value-type="float" office:value="0.092117369" calcext:value-type="float">
            <text:p>9.21E-02</text:p>
          </table:table-cell>
        </table:table-row>
        <table:table-row table:style-name="ro1">
          <table:table-cell office:value-type="float" office:value="-0.4569157" calcext:value-type="float">
            <text:p>-0.4569157</text:p>
          </table:table-cell>
          <table:table-cell/>
          <table:table-cell office:value-type="float" office:value="0.2158594" calcext:value-type="float">
            <text:p>0.2158594</text:p>
          </table:table-cell>
        </table:table-row>
        <table:table-row table:style-name="ro1">
          <table:table-cell office:value-type="float" office:value="-0.344479" calcext:value-type="float">
            <text:p>-0.344479</text:p>
          </table:table-cell>
          <table:table-cell/>
          <table:table-cell office:value-type="float" office:value="-0.2688468" calcext:value-type="float">
            <text:p>-0.2688468</text:p>
          </table:table-cell>
        </table:table-row>
        <table:table-row table:style-name="ro1">
          <table:table-cell office:value-type="float" office:value="-0.2268582" calcext:value-type="float">
            <text:p>-0.2268582</text:p>
          </table:table-cell>
          <table:table-cell/>
          <table:table-cell table:style-name="ce1" office:value-type="float" office:value="-0.064968273" calcext:value-type="float">
            <text:p>-6.50E-02</text:p>
          </table:table-cell>
        </table:table-row>
        <table:table-row table:style-name="ro1">
          <table:table-cell office:value-type="float" office:value="-0.1058112" calcext:value-type="float">
            <text:p>-0.1058112</text:p>
          </table:table-cell>
          <table:table-cell/>
          <table:table-cell office:value-type="float" office:value="0.4866958" calcext:value-type="float">
            <text:p>0.4866958</text:p>
          </table:table-cell>
        </table:table-row>
        <table:table-row table:style-name="ro1">
          <table:table-cell table:style-name="ce1" office:value-type="float" office:value="0.016830456" calcext:value-type="float">
            <text:p>1.68E-02</text:p>
          </table:table-cell>
          <table:table-cell/>
          <table:table-cell office:value-type="float" office:value="0.4031047" calcext:value-type="float">
            <text:p>0.4031047</text:p>
          </table:table-cell>
        </table:table-row>
        <table:table-row table:style-name="ro1">
          <table:table-cell office:value-type="float" office:value="0.1392109" calcext:value-type="float">
            <text:p>0.1392109</text:p>
          </table:table-cell>
          <table:table-cell/>
          <table:table-cell office:value-type="float" office:value="0.710721" calcext:value-type="float">
            <text:p>0.710721</text:p>
          </table:table-cell>
        </table:table-row>
        <table:table-row table:style-name="ro1">
          <table:table-cell office:value-type="float" office:value="0.2595009" calcext:value-type="float">
            <text:p>0.2595009</text:p>
          </table:table-cell>
          <table:table-cell/>
          <table:table-cell office:value-type="float" office:value="0.7795836" calcext:value-type="float">
            <text:p>0.7795836</text:p>
          </table:table-cell>
        </table:table-row>
        <table:table-row table:style-name="ro1">
          <table:table-cell office:value-type="float" office:value="0.37588" calcext:value-type="float">
            <text:p>0.37588</text:p>
          </table:table-cell>
          <table:table-cell/>
          <table:table-cell office:value-type="float" office:value="0.9479592" calcext:value-type="float">
            <text:p>0.9479592</text:p>
          </table:table-cell>
        </table:table-row>
        <table:table-row table:style-name="ro1">
          <table:table-cell office:value-type="float" office:value="0.4865876" calcext:value-type="float">
            <text:p>0.4865876</text:p>
          </table:table-cell>
          <table:table-cell/>
          <table:table-cell office:value-type="float" office:value="1.464166" calcext:value-type="float">
            <text:p>1.464166</text:p>
          </table:table-cell>
        </table:table-row>
        <table:table-row table:style-name="ro1">
          <table:table-cell office:value-type="float" office:value="0.589969" calcext:value-type="float">
            <text:p>0.589969</text:p>
          </table:table-cell>
          <table:table-cell/>
          <table:table-cell office:value-type="float" office:value="1.356982" calcext:value-type="float">
            <text:p>1.356982</text:p>
          </table:table-cell>
        </table:table-row>
        <table:table-row table:style-name="ro1">
          <table:table-cell office:value-type="float" office:value="0.6844589" calcext:value-type="float">
            <text:p>0.6844589</text:p>
          </table:table-cell>
          <table:table-cell/>
          <table:table-cell office:value-type="float" office:value="1.535404" calcext:value-type="float">
            <text:p>1.535404</text:p>
          </table:table-cell>
        </table:table-row>
        <table:table-row table:style-name="ro1">
          <table:table-cell office:value-type="float" office:value="0.7686286" calcext:value-type="float">
            <text:p>0.7686286</text:p>
          </table:table-cell>
          <table:table-cell/>
          <table:table-cell office:value-type="float" office:value="0.997452" calcext:value-type="float">
            <text:p>0.997452</text:p>
          </table:table-cell>
        </table:table-row>
        <table:table-row table:style-name="ro1">
          <table:table-cell office:value-type="float" office:value="0.8412199" calcext:value-type="float">
            <text:p>0.8412199</text:p>
          </table:table-cell>
          <table:table-cell/>
          <table:table-cell office:value-type="float" office:value="1.802862" calcext:value-type="float">
            <text:p>1.802862</text:p>
          </table:table-cell>
        </table:table-row>
        <table:table-row table:style-name="ro1">
          <table:table-cell office:value-type="float" office:value="0.9011332" calcext:value-type="float">
            <text:p>0.9011332</text:p>
          </table:table-cell>
          <table:table-cell/>
          <table:table-cell office:value-type="float" office:value="1.209509" calcext:value-type="float">
            <text:p>1.209509</text:p>
          </table:table-cell>
        </table:table-row>
        <table:table-row table:style-name="ro1">
          <table:table-cell office:value-type="float" office:value="0.9474632" calcext:value-type="float">
            <text:p>0.9474632</text:p>
          </table:table-cell>
          <table:table-cell/>
          <table:table-cell office:value-type="float" office:value="1.211164" calcext:value-type="float">
            <text:p>1.211164</text:p>
          </table:table-cell>
        </table:table-row>
        <table:table-row table:style-name="ro1">
          <table:table-cell office:value-type="float" office:value="0.9795173" calcext:value-type="float">
            <text:p>0.9795173</text:p>
          </table:table-cell>
          <table:table-cell/>
          <table:table-cell office:value-type="float" office:value="1.52232" calcext:value-type="float">
            <text:p>1.52232</text:p>
          </table:table-cell>
        </table:table-row>
        <table:table-row table:style-name="ro1">
          <table:table-cell office:value-type="float" office:value="0.9968093" calcext:value-type="float">
            <text:p>0.9968093</text:p>
          </table:table-cell>
          <table:table-cell/>
          <table:table-cell office:value-type="float" office:value="1.226932" calcext:value-type="float">
            <text:p>1.226932</text:p>
          </table:table-cell>
        </table:table-row>
        <table:table-row table:style-name="ro1">
          <table:table-cell office:value-type="float" office:value="0.9990788" calcext:value-type="float">
            <text:p>0.9990788</text:p>
          </table:table-cell>
          <table:table-cell/>
          <table:table-cell office:value-type="float" office:value="1.716814" calcext:value-type="float">
            <text:p>1.716814</text:p>
          </table:table-cell>
        </table:table-row>
        <table:table-row table:style-name="ro1">
          <table:table-cell office:value-type="float" office:value="0.9862917" calcext:value-type="float">
            <text:p>0.9862917</text:p>
          </table:table-cell>
          <table:table-cell/>
          <table:table-cell office:value-type="float" office:value="1.951483" calcext:value-type="float">
            <text:p>1.951483</text:p>
          </table:table-cell>
        </table:table-row>
        <table:table-row table:style-name="ro1">
          <table:table-cell office:value-type="float" office:value="0.9586426" calcext:value-type="float">
            <text:p>0.9586426</text:p>
          </table:table-cell>
          <table:table-cell/>
          <table:table-cell office:value-type="float" office:value="1.566986" calcext:value-type="float">
            <text:p>1.566986</text:p>
          </table:table-cell>
        </table:table-row>
        <table:table-row table:style-name="ro1">
          <table:table-cell office:value-type="float" office:value="0.9165446" calcext:value-type="float">
            <text:p>0.9165446</text:p>
          </table:table-cell>
          <table:table-cell/>
          <table:table-cell office:value-type="float" office:value="1.489609" calcext:value-type="float">
            <text:p>1.489609</text:p>
          </table:table-cell>
        </table:table-row>
        <table:table-row table:style-name="ro1">
          <table:table-cell office:value-type="float" office:value="0.8606334" calcext:value-type="float">
            <text:p>0.8606334</text:p>
          </table:table-cell>
          <table:table-cell/>
          <table:table-cell office:value-type="float" office:value="1.503557" calcext:value-type="float">
            <text:p>1.503557</text:p>
          </table:table-cell>
        </table:table-row>
        <table:table-row table:style-name="ro1">
          <table:table-cell office:value-type="float" office:value="0.7917563" calcext:value-type="float">
            <text:p>0.7917563</text:p>
          </table:table-cell>
          <table:table-cell/>
          <table:table-cell office:value-type="float" office:value="1.578822" calcext:value-type="float">
            <text:p>1.578822</text:p>
          </table:table-cell>
        </table:table-row>
        <table:table-row table:style-name="ro1">
          <table:table-cell office:value-type="float" office:value="0.7109429" calcext:value-type="float">
            <text:p>0.7109429</text:p>
          </table:table-cell>
          <table:table-cell/>
          <table:table-cell office:value-type="float" office:value="0.928711" calcext:value-type="float">
            <text:p>0.928711</text:p>
          </table:table-cell>
        </table:table-row>
        <table:table-row table:style-name="ro1">
          <table:table-cell office:value-type="float" office:value="0.6194149" calcext:value-type="float">
            <text:p>0.6194149</text:p>
          </table:table-cell>
          <table:table-cell/>
          <table:table-cell office:value-type="float" office:value="1.182193" calcext:value-type="float">
            <text:p>1.182193</text:p>
          </table:table-cell>
        </table:table-row>
        <table:table-row table:style-name="ro1">
          <table:table-cell office:value-type="float" office:value="0.5185583" calcext:value-type="float">
            <text:p>0.5185583</text:p>
          </table:table-cell>
          <table:table-cell/>
          <table:table-cell office:value-type="float" office:value="0.6360931" calcext:value-type="float">
            <text:p>0.6360931</text:p>
          </table:table-cell>
        </table:table-row>
        <table:table-row table:style-name="ro1">
          <table:table-cell office:value-type="float" office:value="0.4098805" calcext:value-type="float">
            <text:p>0.4098805</text:p>
          </table:table-cell>
          <table:table-cell/>
          <table:table-cell office:value-type="float" office:value="1.347435" calcext:value-type="float">
            <text:p>1.347435</text:p>
          </table:table-cell>
        </table:table-row>
        <table:table-row table:style-name="ro1">
          <table:table-cell office:value-type="float" office:value="0.2950255" calcext:value-type="float">
            <text:p>0.2950255</text:p>
          </table:table-cell>
          <table:table-cell/>
          <table:table-cell office:value-type="float" office:value="1.103453" calcext:value-type="float">
            <text:p>1.103453</text:p>
          </table:table-cell>
        </table:table-row>
        <table:table-row table:style-name="ro1">
          <table:table-cell office:value-type="float" office:value="0.1757316" calcext:value-type="float">
            <text:p>0.1757316</text:p>
          </table:table-cell>
          <table:table-cell/>
          <table:table-cell office:value-type="float" office:value="0.4538966" calcext:value-type="float">
            <text:p>0.4538966</text:p>
          </table:table-cell>
        </table:table-row>
        <table:table-row table:style-name="ro1">
          <table:table-cell table:style-name="ce1" office:value-type="float" office:value="0.053782072" calcext:value-type="float">
            <text:p>5.38E-02</text:p>
          </table:table-cell>
          <table:table-cell/>
          <table:table-cell office:value-type="float" office:value="0.5933497" calcext:value-type="float">
            <text:p>0.5933497</text:p>
          </table:table-cell>
        </table:table-row>
        <table:table-row table:style-name="ro1">
          <table:table-cell table:style-name="ce1" office:value-type="float" office:value="-0.068978034" calcext:value-type="float">
            <text:p>-6.90E-02</text:p>
          </table:table-cell>
          <table:table-cell/>
          <table:table-cell office:value-type="float" office:value="0.6587844" calcext:value-type="float">
            <text:p>0.6587844</text:p>
          </table:table-cell>
        </table:table-row>
        <table:table-row table:style-name="ro1">
          <table:table-cell office:value-type="float" office:value="-0.1906911" calcext:value-type="float">
            <text:p>-0.1906911</text:p>
          </table:table-cell>
          <table:table-cell/>
          <table:table-cell office:value-type="float" office:value="0.381558" calcext:value-type="float">
            <text:p>0.381558</text:p>
          </table:table-cell>
        </table:table-row>
        <table:table-row table:style-name="ro1">
          <table:table-cell office:value-type="float" office:value="-0.3095379" calcext:value-type="float">
            <text:p>-0.3095379</text:p>
          </table:table-cell>
          <table:table-cell/>
          <table:table-cell office:value-type="float" office:value="0.1874593" calcext:value-type="float">
            <text:p>0.1874593</text:p>
          </table:table-cell>
        </table:table-row>
        <table:table-row table:style-name="ro1">
          <table:table-cell office:value-type="float" office:value="-0.4237196" calcext:value-type="float">
            <text:p>-0.4237196</text:p>
          </table:table-cell>
          <table:table-cell/>
          <table:table-cell office:value-type="float" office:value="0.4676888" calcext:value-type="float">
            <text:p>0.4676888</text:p>
          </table:table-cell>
        </table:table-row>
        <table:table-row table:style-name="ro1">
          <table:table-cell office:value-type="float" office:value="-0.531509" calcext:value-type="float">
            <text:p>-0.531509</text:p>
          </table:table-cell>
          <table:table-cell/>
          <table:table-cell office:value-type="float" office:value="0.2506268" calcext:value-type="float">
            <text:p>0.2506268</text:p>
          </table:table-cell>
        </table:table-row>
        <table:table-row table:style-name="ro1">
          <table:table-cell office:value-type="float" office:value="-0.6312951" calcext:value-type="float">
            <text:p>-0.6312951</text:p>
          </table:table-cell>
          <table:table-cell/>
          <table:table-cell office:value-type="float" office:value="-0.5248933" calcext:value-type="float">
            <text:p>-0.5248933</text:p>
          </table:table-cell>
        </table:table-row>
        <table:table-row table:style-name="ro1">
          <table:table-cell office:value-type="float" office:value="-0.7215669" calcext:value-type="float">
            <text:p>-0.7215669</text:p>
          </table:table-cell>
          <table:table-cell/>
          <table:table-cell office:value-type="float" office:value="-0.1635619" calcext:value-type="float">
            <text:p>-0.1635619</text:p>
          </table:table-cell>
        </table:table-row>
        <table:table-row table:style-name="ro1">
          <table:table-cell office:value-type="float" office:value="-0.8009595" calcext:value-type="float">
            <text:p>-0.8009595</text:p>
          </table:table-cell>
          <table:table-cell/>
          <table:table-cell table:style-name="ce1" office:value-type="float" office:value="-0.080743194" calcext:value-type="float">
            <text:p>-8.07E-02</text:p>
          </table:table-cell>
        </table:table-row>
        <table:table-row table:style-name="ro1">
          <table:table-cell office:value-type="float" office:value="-0.8682862" calcext:value-type="float">
            <text:p>-0.8682862</text:p>
          </table:table-cell>
          <table:table-cell/>
          <table:table-cell office:value-type="float" office:value="-0.7662632" calcext:value-type="float">
            <text:p>-0.7662632</text:p>
          </table:table-cell>
        </table:table-row>
        <table:table-row table:style-name="ro1">
          <table:table-cell office:value-type="float" office:value="-0.922527" calcext:value-type="float">
            <text:p>-0.922527</text:p>
          </table:table-cell>
          <table:table-cell/>
          <table:table-cell office:value-type="float" office:value="-0.8634079" calcext:value-type="float">
            <text:p>-0.8634079</text:p>
          </table:table-cell>
        </table:table-row>
        <table:table-row table:style-name="ro1">
          <table:table-cell office:value-type="float" office:value="-0.9628624" calcext:value-type="float">
            <text:p>-0.9628624</text:p>
          </table:table-cell>
          <table:table-cell/>
          <table:table-cell office:value-type="float" office:value="-0.3385859" calcext:value-type="float">
            <text:p>-0.3385859</text:p>
          </table:table-cell>
        </table:table-row>
        <table:table-row table:style-name="ro1">
          <table:table-cell office:value-type="float" office:value="-0.9886896" calcext:value-type="float">
            <text:p>-0.9886896</text:p>
          </table:table-cell>
          <table:table-cell/>
          <table:table-cell office:value-type="float" office:value="-0.4738057" calcext:value-type="float">
            <text:p>-0.4738057</text:p>
          </table:table-cell>
        </table:table-row>
        <table:table-row table:style-name="ro1">
          <table:table-cell office:value-type="float" office:value="-0.9996163" calcext:value-type="float">
            <text:p>-0.9996163</text:p>
          </table:table-cell>
          <table:table-cell/>
          <table:table-cell office:value-type="float" office:value="-0.3743148" calcext:value-type="float">
            <text:p>-0.3743148</text:p>
          </table:table-cell>
        </table:table-row>
        <table:table-row table:style-name="ro1">
          <table:table-cell office:value-type="float" office:value="-0.9954786" calcext:value-type="float">
            <text:p>-0.9954786</text:p>
          </table:table-cell>
          <table:table-cell/>
          <table:table-cell office:value-type="float" office:value="-0.2564318" calcext:value-type="float">
            <text:p>-0.2564318</text:p>
          </table:table-cell>
        </table:table-row>
        <table:table-row table:style-name="ro1">
          <table:table-cell office:value-type="float" office:value="-0.9763383" calcext:value-type="float">
            <text:p>-0.9763383</text:p>
          </table:table-cell>
          <table:table-cell/>
          <table:table-cell office:value-type="float" office:value="-0.7611311" calcext:value-type="float">
            <text:p>-0.7611311</text:p>
          </table:table-cell>
        </table:table-row>
        <table:table-row table:style-name="ro1">
          <table:table-cell office:value-type="float" office:value="-0.9424837" calcext:value-type="float">
            <text:p>-0.9424837</text:p>
          </table:table-cell>
          <table:table-cell/>
          <table:table-cell office:value-type="float" office:value="-0.6642995" calcext:value-type="float">
            <text:p>-0.6642995</text:p>
          </table:table-cell>
        </table:table-row>
        <table:table-row table:style-name="ro1">
          <table:table-cell office:value-type="float" office:value="-0.8944284" calcext:value-type="float">
            <text:p>-0.8944284</text:p>
          </table:table-cell>
          <table:table-cell/>
          <table:table-cell office:value-type="float" office:value="-0.5072591" calcext:value-type="float">
            <text:p>-0.5072591</text:p>
          </table:table-cell>
        </table:table-row>
        <table:table-row table:style-name="ro1">
          <table:table-cell office:value-type="float" office:value="-0.8328907" calcext:value-type="float">
            <text:p>-0.8328907</text:p>
          </table:table-cell>
          <table:table-cell/>
          <table:table-cell office:value-type="float" office:value="-0.82769" calcext:value-type="float">
            <text:p>-0.82769</text:p>
          </table:table-cell>
        </table:table-row>
        <table:table-row table:style-name="ro1">
          <table:table-cell office:value-type="float" office:value="-0.7588006" calcext:value-type="float">
            <text:p>-0.7588006</text:p>
          </table:table-cell>
          <table:table-cell/>
          <table:table-cell table:style-name="ce1" office:value-type="float" office:value="0.092194796" calcext:value-type="float">
            <text:p>9.22E-02</text:p>
          </table:table-cell>
        </table:table-row>
        <table:table-row table:style-name="ro1">
          <table:table-cell office:value-type="float" office:value="-0.6732804" calcext:value-type="float">
            <text:p>-0.6732804</text:p>
          </table:table-cell>
          <table:table-cell/>
          <table:table-cell office:value-type="float" office:value="0.1678127" calcext:value-type="float">
            <text:p>0.1678127</text:p>
          </table:table-cell>
        </table:table-row>
        <table:table-row table:style-name="ro1">
          <table:table-cell office:value-type="float" office:value="-0.5776082" calcext:value-type="float">
            <text:p>-0.5776082</text:p>
          </table:table-cell>
          <table:table-cell/>
          <table:table-cell office:value-type="float" office:value="-0.4740174" calcext:value-type="float">
            <text:p>-0.4740174</text:p>
          </table:table-cell>
        </table:table-row>
        <table:table-row table:style-name="ro1">
          <table:table-cell office:value-type="float" office:value="-0.4732309" calcext:value-type="float">
            <text:p>-0.4732309</text:p>
          </table:table-cell>
          <table:table-cell/>
          <table:table-cell office:value-type="float" office:value="0.3474334" calcext:value-type="float">
            <text:p>0.3474334</text:p>
          </table:table-cell>
        </table:table-row>
        <table:table-row table:style-name="ro1">
          <table:table-cell office:value-type="float" office:value="-0.3617287" calcext:value-type="float">
            <text:p>-0.3617287</text:p>
          </table:table-cell>
          <table:table-cell/>
          <table:table-cell table:style-name="ce1" office:value-type="float" office:value="0.049082905" calcext:value-type="float">
            <text:p>4.91E-02</text:p>
          </table:table-cell>
        </table:table-row>
        <table:table-row table:style-name="ro1">
          <table:table-cell office:value-type="float" office:value="-0.2447682" calcext:value-type="float">
            <text:p>-0.2447682</text:p>
          </table:table-cell>
          <table:table-cell/>
          <table:table-cell office:value-type="float" office:value="0.3525014" calcext:value-type="float">
            <text:p>0.3525014</text:p>
          </table:table-cell>
        </table:table-row>
        <table:table-row table:style-name="ro1">
          <table:table-cell office:value-type="float" office:value="-0.1241188" calcext:value-type="float">
            <text:p>-0.1241188</text:p>
          </table:table-cell>
          <table:table-cell/>
          <table:table-cell office:value-type="float" office:value="0.5237631" calcext:value-type="float">
            <text:p>0.5237631</text:p>
          </table:table-cell>
        </table:table-row>
        <table:table-row table:style-name="ro1">
          <table:table-cell table:style-name="ce1" office:value-type="float" office:value="-0.0016064359" calcext:value-type="float">
            <text:p>-1.61E-03</text:p>
          </table:table-cell>
          <table:table-cell/>
          <table:table-cell table:style-name="ce1" office:value-type="float" office:value="0.071420357" calcext:value-type="float">
            <text:p>7.14E-02</text:p>
          </table:table-cell>
        </table:table-row>
        <table:table-row table:style-name="ro1">
          <table:table-cell office:value-type="float" office:value="0.1209377" calcext:value-type="float">
            <text:p>0.1209377</text:p>
          </table:table-cell>
          <table:table-cell/>
          <table:table-cell office:value-type="float" office:value="0.4515752" calcext:value-type="float">
            <text:p>0.4515752</text:p>
          </table:table-cell>
        </table:table-row>
        <table:table-row table:style-name="ro1">
          <table:table-cell office:value-type="float" office:value="0.2416592" calcext:value-type="float">
            <text:p>0.2416592</text:p>
          </table:table-cell>
          <table:table-cell/>
          <table:table-cell office:value-type="float" office:value="1.197324" calcext:value-type="float">
            <text:p>1.197324</text:p>
          </table:table-cell>
        </table:table-row>
        <table:table-row table:style-name="ro1">
          <table:table-cell office:value-type="float" office:value="0.3587315" calcext:value-type="float">
            <text:p>0.3587315</text:p>
          </table:table-cell>
          <table:table-cell/>
          <table:table-cell office:value-type="float" office:value="0.9173653" calcext:value-type="float">
            <text:p>0.9173653</text:p>
          </table:table-cell>
        </table:table-row>
        <table:table-row table:style-name="ro1">
          <table:table-cell office:value-type="float" office:value="0.4704048" calcext:value-type="float">
            <text:p>0.4704048</text:p>
          </table:table-cell>
          <table:table-cell/>
          <table:table-cell office:value-type="float" office:value="1.115301" calcext:value-type="float">
            <text:p>1.115301</text:p>
          </table:table-cell>
        </table:table-row>
        <table:table-row table:style-name="ro1">
          <table:table-cell office:value-type="float" office:value="0.5749887" calcext:value-type="float">
            <text:p>0.5749887</text:p>
          </table:table-cell>
          <table:table-cell/>
          <table:table-cell office:value-type="float" office:value="1.003094" calcext:value-type="float">
            <text:p>1.003094</text:p>
          </table:table-cell>
        </table:table-row>
        <table:table-row table:style-name="ro1">
          <table:table-cell office:value-type="float" office:value="0.6709014" calcext:value-type="float">
            <text:p>0.6709014</text:p>
          </table:table-cell>
          <table:table-cell/>
          <table:table-cell office:value-type="float" office:value="1.634869" calcext:value-type="float">
            <text:p>1.634869</text:p>
          </table:table-cell>
        </table:table-row>
        <table:table-row table:style-name="ro1">
          <table:table-cell office:value-type="float" office:value="0.7567091" calcext:value-type="float">
            <text:p>0.7567091</text:p>
          </table:table-cell>
          <table:table-cell/>
          <table:table-cell office:value-type="float" office:value="0.8748231" calcext:value-type="float">
            <text:p>0.8748231</text:p>
          </table:table-cell>
        </table:table-row>
        <table:table-row table:style-name="ro1">
          <table:table-cell office:value-type="float" office:value="0.8311126" calcext:value-type="float">
            <text:p>0.8311126</text:p>
          </table:table-cell>
          <table:table-cell/>
          <table:table-cell office:value-type="float" office:value="1.609467" calcext:value-type="float">
            <text:p>1.609467</text:p>
          </table:table-cell>
        </table:table-row>
        <table:table-row table:style-name="ro1">
          <table:table-cell office:value-type="float" office:value="0.892987" calcext:value-type="float">
            <text:p>0.892987</text:p>
          </table:table-cell>
          <table:table-cell/>
          <table:table-cell office:value-type="float" office:value="1.733917" calcext:value-type="float">
            <text:p>1.733917</text:p>
          </table:table-cell>
        </table:table-row>
        <table:table-row table:style-name="ro1">
          <table:table-cell office:value-type="float" office:value="0.9414075" calcext:value-type="float">
            <text:p>0.9414075</text:p>
          </table:table-cell>
          <table:table-cell/>
          <table:table-cell office:value-type="float" office:value="1.575957" calcext:value-type="float">
            <text:p>1.575957</text:p>
          </table:table-cell>
        </table:table-row>
        <table:table-row table:style-name="ro1">
          <table:table-cell office:value-type="float" office:value="0.9756401" calcext:value-type="float">
            <text:p>0.9756401</text:p>
          </table:table-cell>
          <table:table-cell/>
          <table:table-cell office:value-type="float" office:value="1.487939" calcext:value-type="float">
            <text:p>1.487939</text:p>
          </table:table-cell>
        </table:table-row>
        <table:table-row table:style-name="ro1">
          <table:table-cell office:value-type="float" office:value="0.9951683" calcext:value-type="float">
            <text:p>0.9951683</text:p>
          </table:table-cell>
          <table:table-cell/>
          <table:table-cell office:value-type="float" office:value="1.713307" calcext:value-type="float">
            <text:p>1.713307</text:p>
          </table:table-cell>
        </table:table-row>
        <table:table-row table:style-name="ro1">
          <table:table-cell office:value-type="float" office:value="0.9997" calcext:value-type="float">
            <text:p>0.9997</text:p>
          </table:table-cell>
          <table:table-cell/>
          <table:table-cell office:value-type="float" office:value="1.148845" calcext:value-type="float">
            <text:p>1.148845</text:p>
          </table:table-cell>
        </table:table-row>
        <table:table-row table:style-name="ro1">
          <table:table-cell office:value-type="float" office:value="0.9891652" calcext:value-type="float">
            <text:p>0.9891652</text:p>
          </table:table-cell>
          <table:table-cell/>
          <table:table-cell office:value-type="float" office:value="1.003742" calcext:value-type="float">
            <text:p>1.003742</text:p>
          </table:table-cell>
        </table:table-row>
        <table:table-row table:style-name="ro1">
          <table:table-cell office:value-type="float" office:value="0.9637249" calcext:value-type="float">
            <text:p>0.9637249</text:p>
          </table:table-cell>
          <table:table-cell/>
          <table:table-cell office:value-type="float" office:value="1.340827" calcext:value-type="float">
            <text:p>1.340827</text:p>
          </table:table-cell>
        </table:table-row>
        <table:table-row table:style-name="ro1">
          <table:table-cell office:value-type="float" office:value="0.9237593" calcext:value-type="float">
            <text:p>0.9237593</text:p>
          </table:table-cell>
          <table:table-cell/>
          <table:table-cell office:value-type="float" office:value="1.284116" calcext:value-type="float">
            <text:p>1.284116</text:p>
          </table:table-cell>
        </table:table-row>
        <table:table-row table:style-name="ro1">
          <table:table-cell office:value-type="float" office:value="0.8698717" calcext:value-type="float">
            <text:p>0.8698717</text:p>
          </table:table-cell>
          <table:table-cell/>
          <table:table-cell office:value-type="float" office:value="1.634376" calcext:value-type="float">
            <text:p>1.634376</text:p>
          </table:table-cell>
        </table:table-row>
        <table:table-row table:style-name="ro1">
          <table:table-cell office:value-type="float" office:value="0.802879" calcext:value-type="float">
            <text:p>0.802879</text:p>
          </table:table-cell>
          <table:table-cell/>
          <table:table-cell office:value-type="float" office:value="0.9575052" calcext:value-type="float">
            <text:p>0.9575052</text:p>
          </table:table-cell>
        </table:table-row>
        <table:table-row table:style-name="ro1">
          <table:table-cell office:value-type="float" office:value="0.7237824" calcext:value-type="float">
            <text:p>0.7237824</text:p>
          </table:table-cell>
          <table:table-cell/>
          <table:table-cell office:value-type="float" office:value="1.220875" calcext:value-type="float">
            <text:p>1.220875</text:p>
          </table:table-cell>
        </table:table-row>
        <table:table-row table:style-name="ro1">
          <table:table-cell office:value-type="float" office:value="0.6337776" calcext:value-type="float">
            <text:p>0.6337776</text:p>
          </table:table-cell>
          <table:table-cell/>
          <table:table-cell office:value-type="float" office:value="1.606788" calcext:value-type="float">
            <text:p>1.606788</text:p>
          </table:table-cell>
        </table:table-row>
        <table:table-row table:style-name="ro1">
          <table:table-cell office:value-type="float" office:value="0.5342278" calcext:value-type="float">
            <text:p>0.5342278</text:p>
          </table:table-cell>
          <table:table-cell/>
          <table:table-cell office:value-type="float" office:value="1.310809" calcext:value-type="float">
            <text:p>1.310809</text:p>
          </table:table-cell>
        </table:table-row>
        <table:table-row table:style-name="ro1">
          <table:table-cell office:value-type="float" office:value="0.4266207" calcext:value-type="float">
            <text:p>0.4266207</text:p>
          </table:table-cell>
          <table:table-cell/>
          <table:table-cell office:value-type="float" office:value="0.8095357" calcext:value-type="float">
            <text:p>0.8095357</text:p>
          </table:table-cell>
        </table:table-row>
        <table:table-row table:style-name="ro1">
          <table:table-cell office:value-type="float" office:value="0.3125841" calcext:value-type="float">
            <text:p>0.3125841</text:p>
          </table:table-cell>
          <table:table-cell/>
          <table:table-cell office:value-type="float" office:value="1.195515" calcext:value-type="float">
            <text:p>1.195515</text:p>
          </table:table-cell>
        </table:table-row>
        <table:table-row table:style-name="ro1">
          <table:table-cell office:value-type="float" office:value="0.193844" calcext:value-type="float">
            <text:p>0.193844</text:p>
          </table:table-cell>
          <table:table-cell/>
          <table:table-cell office:value-type="float" office:value="1.108061" calcext:value-type="float">
            <text:p>1.108061</text:p>
          </table:table-cell>
        </table:table-row>
        <table:table-row table:style-name="ro1">
          <table:table-cell table:style-name="ce1" office:value-type="float" office:value="0.072175279" calcext:value-type="float">
            <text:p>7.22E-02</text:p>
          </table:table-cell>
          <table:table-cell/>
          <table:table-cell office:value-type="float" office:value="1.058228" calcext:value-type="float">
            <text:p>1.058228</text:p>
          </table:table-cell>
        </table:table-row>
        <table:table-row table:style-name="ro1">
          <table:table-cell table:style-name="ce1" office:value-type="float" office:value="-0.050573576" calcext:value-type="float">
            <text:p>-5.06E-02</text:p>
          </table:table-cell>
          <table:table-cell/>
          <table:table-cell office:value-type="float" office:value="0.3965652" calcext:value-type="float">
            <text:p>0.3965652</text:p>
          </table:table-cell>
        </table:table-row>
        <table:table-row table:style-name="ro1">
          <table:table-cell office:value-type="float" office:value="-0.1725679" calcext:value-type="float">
            <text:p>-0.1725679</text:p>
          </table:table-cell>
          <table:table-cell/>
          <table:table-cell office:value-type="float" office:value="0.5765008" calcext:value-type="float">
            <text:p>0.5765008</text:p>
          </table:table-cell>
        </table:table-row>
        <table:table-row table:style-name="ro1">
          <table:table-cell office:value-type="float" office:value="-0.2919614" calcext:value-type="float">
            <text:p>-0.2919614</text:p>
          </table:table-cell>
          <table:table-cell/>
          <table:table-cell table:style-name="ce1" office:value-type="float" office:value="-0.096228406" calcext:value-type="float">
            <text:p>-9.62E-02</text:p>
          </table:table-cell>
        </table:table-row>
        <table:table-row table:style-name="ro1">
          <table:table-cell office:value-type="float" office:value="-0.4069478" calcext:value-type="float">
            <text:p>-0.4069478</text:p>
          </table:table-cell>
          <table:table-cell/>
          <table:table-cell office:value-type="float" office:value="0.3143631" calcext:value-type="float">
            <text:p>0.3143631</text:p>
          </table:table-cell>
        </table:table-row>
        <table:table-row table:style-name="ro1">
          <table:table-cell office:value-type="float" office:value="-0.5158085" calcext:value-type="float">
            <text:p>-0.5158085</text:p>
          </table:table-cell>
          <table:table-cell/>
          <table:table-cell office:value-type="float" office:value="-0.3931713" calcext:value-type="float">
            <text:p>-0.3931713</text:p>
          </table:table-cell>
        </table:table-row>
        <table:table-row table:style-name="ro1">
          <table:table-cell office:value-type="float" office:value="-0.6168954" calcext:value-type="float">
            <text:p>-0.6168954</text:p>
          </table:table-cell>
          <table:table-cell/>
          <table:table-cell office:value-type="float" office:value="-0.133816" calcext:value-type="float">
            <text:p>-0.133816</text:p>
          </table:table-cell>
        </table:table-row>
        <table:table-row table:style-name="ro1">
          <table:table-cell office:value-type="float" office:value="-0.7086798" calcext:value-type="float">
            <text:p>-0.7086798</text:p>
          </table:table-cell>
          <table:table-cell/>
          <table:table-cell office:value-type="float" office:value="-0.3605087" calcext:value-type="float">
            <text:p>-0.3605087</text:p>
          </table:table-cell>
        </table:table-row>
        <table:table-row table:style-name="ro1">
          <table:table-cell office:value-type="float" office:value="-0.7897897" calcext:value-type="float">
            <text:p>-0.7897897</text:p>
          </table:table-cell>
          <table:table-cell/>
          <table:table-cell office:value-type="float" office:value="-0.2120898" calcext:value-type="float">
            <text:p>-0.2120898</text:p>
          </table:table-cell>
        </table:table-row>
        <table:table-row table:style-name="ro1">
          <table:table-cell office:value-type="float" office:value="-0.8589967" calcext:value-type="float">
            <text:p>-0.8589967</text:p>
          </table:table-cell>
          <table:table-cell/>
          <table:table-cell office:value-type="float" office:value="-0.1658431" calcext:value-type="float">
            <text:p>-0.1658431</text:p>
          </table:table-cell>
        </table:table-row>
        <table:table-row table:style-name="ro1">
          <table:table-cell office:value-type="float" office:value="-0.9152549" calcext:value-type="float">
            <text:p>-0.9152549</text:p>
          </table:table-cell>
          <table:table-cell/>
          <table:table-cell office:value-type="float" office:value="-0.3074533" calcext:value-type="float">
            <text:p>-0.3074533</text:p>
          </table:table-cell>
        </table:table-row>
        <table:table-row table:style-name="ro1">
          <table:table-cell office:value-type="float" office:value="-0.9577232" calcext:value-type="float">
            <text:p>-0.9577232</text:p>
          </table:table-cell>
          <table:table-cell/>
          <table:table-cell office:value-type="float" office:value="-0.4290776" calcext:value-type="float">
            <text:p>-0.4290776</text:p>
          </table:table-cell>
        </table:table-row>
        <table:table-row table:style-name="ro1">
          <table:table-cell office:value-type="float" office:value="-0.9857578" calcext:value-type="float">
            <text:p>-0.9857578</text:p>
          </table:table-cell>
          <table:table-cell/>
          <table:table-cell office:value-type="float" office:value="-0.3246628" calcext:value-type="float">
            <text:p>-0.3246628</text:p>
          </table:table-cell>
        </table:table-row>
        <table:table-row table:style-name="ro1">
          <table:table-cell office:value-type="float" office:value="-0.9989357" calcext:value-type="float">
            <text:p>-0.9989357</text:p>
          </table:table-cell>
          <table:table-cell/>
          <table:table-cell office:value-type="float" office:value="-0.4802678" calcext:value-type="float">
            <text:p>-0.4802678</text:p>
          </table:table-cell>
        </table:table-row>
        <table:table-row table:style-name="ro1">
          <table:table-cell office:value-type="float" office:value="-0.99706" calcext:value-type="float">
            <text:p>-0.99706</text:p>
          </table:table-cell>
          <table:table-cell/>
          <table:table-cell office:value-type="float" office:value="-0.3991451" calcext:value-type="float">
            <text:p>-0.3991451</text:p>
          </table:table-cell>
        </table:table-row>
        <table:table-row table:style-name="ro1">
          <table:table-cell office:value-type="float" office:value="-0.9801577" calcext:value-type="float">
            <text:p>-0.9801577</text:p>
          </table:table-cell>
          <table:table-cell/>
          <table:table-cell office:value-type="float" office:value="-0.7376046" calcext:value-type="float">
            <text:p>-0.7376046</text:p>
          </table:table-cell>
        </table:table-row>
        <table:table-row table:style-name="ro1">
          <table:table-cell office:value-type="float" office:value="-0.948486" calcext:value-type="float">
            <text:p>-0.948486</text:p>
          </table:table-cell>
          <table:table-cell/>
          <table:table-cell office:value-type="float" office:value="-0.3848161" calcext:value-type="float">
            <text:p>-0.3848161</text:p>
          </table:table-cell>
        </table:table-row>
        <table:table-row table:style-name="ro1">
          <table:table-cell office:value-type="float" office:value="-0.9025182" calcext:value-type="float">
            <text:p>-0.9025182</text:p>
          </table:table-cell>
          <table:table-cell/>
          <table:table-cell table:style-name="ce1" office:value-type="float" office:value="0.0823856" calcext:value-type="float">
            <text:p>8.24E-02</text:p>
          </table:table-cell>
        </table:table-row>
        <table:table-row table:style-name="ro1">
          <table:table-cell office:value-type="float" office:value="-0.8429486" calcext:value-type="float">
            <text:p>-0.8429486</text:p>
          </table:table-cell>
          <table:table-cell/>
          <table:table-cell office:value-type="float" office:value="-0.1661397" calcext:value-type="float">
            <text:p>-0.1661397</text:p>
          </table:table-cell>
        </table:table-row>
        <table:table-row table:style-name="ro1">
          <table:table-cell office:value-type="float" office:value="-0.7706799" calcext:value-type="float">
            <text:p>-0.7706799</text:p>
          </table:table-cell>
          <table:table-cell/>
          <table:table-cell table:style-name="ce1" office:value-type="float" office:value="0.024552524" calcext:value-type="float">
            <text:p>2.46E-02</text:p>
          </table:table-cell>
        </table:table-row>
        <table:table-row table:style-name="ro1">
          <table:table-cell office:value-type="float" office:value="-0.6867922" calcext:value-type="float">
            <text:p>-0.6867922</text:p>
          </table:table-cell>
          <table:table-cell/>
          <table:table-cell office:value-type="float" office:value="0.2865906" calcext:value-type="float">
            <text:p>0.2865906</text:p>
          </table:table-cell>
        </table:table-row>
        <table:table-row table:style-name="ro1">
          <table:table-cell office:value-type="float" office:value="-0.5925539" calcext:value-type="float">
            <text:p>-0.5925539</text:p>
          </table:table-cell>
          <table:table-cell/>
          <table:table-cell office:value-type="float" office:value="-0.109978" calcext:value-type="float">
            <text:p>-0.109978</text:p>
          </table:table-cell>
        </table:table-row>
        <table:table-row table:style-name="ro1">
          <table:table-cell office:value-type="float" office:value="-0.489392" calcext:value-type="float">
            <text:p>-0.489392</text:p>
          </table:table-cell>
          <table:table-cell/>
          <table:table-cell table:style-name="ce1" office:value-type="float" office:value="0.063714683" calcext:value-type="float">
            <text:p>6.37E-02</text:p>
          </table:table-cell>
        </table:table-row>
        <table:table-row table:style-name="ro1">
          <table:table-cell office:value-type="float" office:value="-0.3788483" calcext:value-type="float">
            <text:p>-0.3788483</text:p>
          </table:table-cell>
          <table:table-cell/>
          <table:table-cell office:value-type="float" office:value="0.4703773" calcext:value-type="float">
            <text:p>0.4703773</text:p>
          </table:table-cell>
        </table:table-row>
        <table:table-row table:style-name="ro1">
          <table:table-cell office:value-type="float" office:value="-0.262595" calcext:value-type="float">
            <text:p>-0.262595</text:p>
          </table:table-cell>
          <table:table-cell/>
          <table:table-cell table:style-name="ce1" office:value-type="float" office:value="0.093533725" calcext:value-type="float">
            <text:p>9.35E-02</text:p>
          </table:table-cell>
        </table:table-row>
        <table:table-row table:style-name="ro1">
          <table:table-cell office:value-type="float" office:value="-0.1423918" calcext:value-type="float">
            <text:p>-0.1423918</text:p>
          </table:table-cell>
          <table:table-cell/>
          <table:table-cell office:value-type="float" office:value="0.3684783" calcext:value-type="float">
            <text:p>0.3684783</text:p>
          </table:table-cell>
        </table:table-row>
        <table:table-row table:style-name="ro1">
          <table:table-cell table:style-name="ce1" office:value-type="float" office:value="-0.020035153" calcext:value-type="float">
            <text:p>-2.00E-02</text:p>
          </table:table-cell>
          <table:table-cell/>
          <table:table-cell office:value-type="float" office:value="0.5180662" calcext:value-type="float">
            <text:p>0.5180662</text:p>
          </table:table-cell>
        </table:table-row>
        <table:table-row table:style-name="ro1">
          <table:table-cell office:value-type="float" office:value="0.1026234" calcext:value-type="float">
            <text:p>0.1026234</text:p>
          </table:table-cell>
          <table:table-cell/>
          <table:table-cell office:value-type="float" office:value="0.4151791" calcext:value-type="float">
            <text:p>0.4151791</text:p>
          </table:table-cell>
        </table:table-row>
        <table:table-row table:style-name="ro1">
          <table:table-cell office:value-type="float" office:value="0.2237279" calcext:value-type="float">
            <text:p>0.2237279</text:p>
          </table:table-cell>
          <table:table-cell/>
          <table:table-cell office:value-type="float" office:value="1.058934" calcext:value-type="float">
            <text:p>1.058934</text:p>
          </table:table-cell>
        </table:table-row>
        <table:table-row table:style-name="ro1">
          <table:table-cell office:value-type="float" office:value="0.3414682" calcext:value-type="float">
            <text:p>0.3414682</text:p>
          </table:table-cell>
          <table:table-cell/>
          <table:table-cell office:value-type="float" office:value="0.7326223" calcext:value-type="float">
            <text:p>0.7326223</text:p>
          </table:table-cell>
        </table:table-row>
        <table:table-row table:style-name="ro1">
          <table:table-cell office:value-type="float" office:value="0.4540622" calcext:value-type="float">
            <text:p>0.4540622</text:p>
          </table:table-cell>
          <table:table-cell/>
          <table:table-cell office:value-type="float" office:value="0.811861" calcext:value-type="float">
            <text:p>0.811861</text:p>
          </table:table-cell>
        </table:table-row>
        <table:table-row table:style-name="ro1">
          <table:table-cell office:value-type="float" office:value="0.5598068" calcext:value-type="float">
            <text:p>0.5598068</text:p>
          </table:table-cell>
          <table:table-cell/>
          <table:table-cell office:value-type="float" office:value="0.8969444" calcext:value-type="float">
            <text:p>0.8969444</text:p>
          </table:table-cell>
        </table:table-row>
        <table:table-row table:style-name="ro1">
          <table:table-cell office:value-type="float" office:value="0.6571214" calcext:value-type="float">
            <text:p>0.6571214</text:p>
          </table:table-cell>
          <table:table-cell/>
          <table:table-cell office:value-type="float" office:value="1.356299" calcext:value-type="float">
            <text:p>1.356299</text:p>
          </table:table-cell>
        </table:table-row>
        <table:table-row table:style-name="ro1">
          <table:table-cell office:value-type="float" office:value="0.7445326" calcext:value-type="float">
            <text:p>0.7445326</text:p>
          </table:table-cell>
          <table:table-cell/>
          <table:table-cell office:value-type="float" office:value="1.577956" calcext:value-type="float">
            <text:p>1.577956</text:p>
          </table:table-cell>
        </table:table-row>
        <table:table-row table:style-name="ro1">
          <table:table-cell office:value-type="float" office:value="0.8207186" calcext:value-type="float">
            <text:p>0.8207186</text:p>
          </table:table-cell>
          <table:table-cell/>
          <table:table-cell office:value-type="float" office:value="1.553552" calcext:value-type="float">
            <text:p>1.553552</text:p>
          </table:table-cell>
        </table:table-row>
        <table:table-row table:style-name="ro1">
          <table:table-cell office:value-type="float" office:value="0.8845407" calcext:value-type="float">
            <text:p>0.8845407</text:p>
          </table:table-cell>
          <table:table-cell/>
          <table:table-cell office:value-type="float" office:value="1.622109" calcext:value-type="float">
            <text:p>1.622109</text:p>
          </table:table-cell>
        </table:table-row>
        <table:table-row table:style-name="ro1">
          <table:table-cell office:value-type="float" office:value="0.9350321" calcext:value-type="float">
            <text:p>0.9350321</text:p>
          </table:table-cell>
          <table:table-cell/>
          <table:table-cell office:value-type="float" office:value="1.884016" calcext:value-type="float">
            <text:p>1.884016</text:p>
          </table:table-cell>
        </table:table-row>
        <table:table-row table:style-name="ro1">
          <table:table-cell office:value-type="float" office:value="0.9714298" calcext:value-type="float">
            <text:p>0.9714298</text:p>
          </table:table-cell>
          <table:table-cell/>
          <table:table-cell office:value-type="float" office:value="1.018174" calcext:value-type="float">
            <text:p>1.018174</text:p>
          </table:table-cell>
        </table:table-row>
        <table:table-row table:style-name="ro1">
          <table:table-cell office:value-type="float" office:value="0.9931898" calcext:value-type="float">
            <text:p>0.9931898</text:p>
          </table:table-cell>
          <table:table-cell/>
          <table:table-cell office:value-type="float" office:value="1.347171" calcext:value-type="float">
            <text:p>1.347171</text:p>
          </table:table-cell>
        </table:table-row>
        <table:table-row table:style-name="ro1">
          <table:table-cell office:value-type="float" office:value="0.9999816" calcext:value-type="float">
            <text:p>0.9999816</text:p>
          </table:table-cell>
          <table:table-cell/>
          <table:table-cell office:value-type="float" office:value="1.706142" calcext:value-type="float">
            <text:p>1.706142</text:p>
          </table:table-cell>
        </table:table-row>
        <table:table-row table:style-name="ro1">
          <table:table-cell office:value-type="float" office:value="0.9917037" calcext:value-type="float">
            <text:p>0.9917037</text:p>
          </table:table-cell>
          <table:table-cell/>
          <table:table-cell office:value-type="float" office:value="1.837418" calcext:value-type="float">
            <text:p>1.837418</text:p>
          </table:table-cell>
        </table:table-row>
        <table:table-row table:style-name="ro1">
          <table:table-cell office:value-type="float" office:value="0.9684799" calcext:value-type="float">
            <text:p>0.9684799</text:p>
          </table:table-cell>
          <table:table-cell/>
          <table:table-cell office:value-type="float" office:value="1.574491" calcext:value-type="float">
            <text:p>1.574491</text:p>
          </table:table-cell>
        </table:table-row>
        <table:table-row table:style-name="ro1">
          <table:table-cell office:value-type="float" office:value="0.9306602" calcext:value-type="float">
            <text:p>0.9306602</text:p>
          </table:table-cell>
          <table:table-cell/>
          <table:table-cell office:value-type="float" office:value="1.165103" calcext:value-type="float">
            <text:p>1.165103</text:p>
          </table:table-cell>
        </table:table-row>
        <table:table-row table:style-name="ro1">
          <table:table-cell office:value-type="float" office:value="0.8788183" calcext:value-type="float">
            <text:p>0.8788183</text:p>
          </table:table-cell>
          <table:table-cell/>
          <table:table-cell office:value-type="float" office:value="1.000076" calcext:value-type="float">
            <text:p>1.000076</text:p>
          </table:table-cell>
        </table:table-row>
        <table:table-row table:style-name="ro1">
          <table:table-cell office:value-type="float" office:value="0.8137289" calcext:value-type="float">
            <text:p>0.8137289</text:p>
          </table:table-cell>
          <table:table-cell/>
          <table:table-cell office:value-type="float" office:value="1.016063" calcext:value-type="float">
            <text:p>1.016063</text:p>
          </table:table-cell>
        </table:table-row>
        <table:table-row table:style-name="ro1">
          <table:table-cell office:value-type="float" office:value="0.736376" calcext:value-type="float">
            <text:p>0.736376</text:p>
          </table:table-cell>
          <table:table-cell/>
          <table:table-cell office:value-type="float" office:value="1.01922" calcext:value-type="float">
            <text:p>1.01922</text:p>
          </table:table-cell>
        </table:table-row>
        <table:table-row table:style-name="ro1">
          <table:table-cell office:value-type="float" office:value="0.647931" calcext:value-type="float">
            <text:p>0.647931</text:p>
          </table:table-cell>
          <table:table-cell/>
          <table:table-cell office:value-type="float" office:value="1.537374" calcext:value-type="float">
            <text:p>1.537374</text:p>
          </table:table-cell>
        </table:table-row>
        <table:table-row table:style-name="ro1">
          <table:table-cell office:value-type="float" office:value="0.5497159" calcext:value-type="float">
            <text:p>0.5497159</text:p>
          </table:table-cell>
          <table:table-cell/>
          <table:table-cell office:value-type="float" office:value="1.3395" calcext:value-type="float">
            <text:p>1.3395</text:p>
          </table:table-cell>
        </table:table-row>
        <table:table-row table:style-name="ro1">
          <table:table-cell office:value-type="float" office:value="0.443216" calcext:value-type="float">
            <text:p>0.443216</text:p>
          </table:table-cell>
          <table:table-cell/>
          <table:table-cell office:value-type="float" office:value="0.830492" calcext:value-type="float">
            <text:p>0.830492</text:p>
          </table:table-cell>
        </table:table-row>
        <table:table-row table:style-name="ro1">
          <table:table-cell office:value-type="float" office:value="0.3300437" calcext:value-type="float">
            <text:p>0.3300437</text:p>
          </table:table-cell>
          <table:table-cell/>
          <table:table-cell office:value-type="float" office:value="1.271798" calcext:value-type="float">
            <text:p>1.271798</text:p>
          </table:table-cell>
        </table:table-row>
        <table:table-row table:style-name="ro1">
          <table:table-cell office:value-type="float" office:value="0.2118905" calcext:value-type="float">
            <text:p>0.2118905</text:p>
          </table:table-cell>
          <table:table-cell/>
          <table:table-cell office:value-type="float" office:value="0.6641846" calcext:value-type="float">
            <text:p>0.6641846</text:p>
          </table:table-cell>
        </table:table-row>
        <table:table-row table:style-name="ro1">
          <table:table-cell table:style-name="ce1" office:value-type="float" office:value="0.090543978" calcext:value-type="float">
            <text:p>9.05E-02</text:p>
          </table:table-cell>
          <table:table-cell/>
          <table:table-cell office:value-type="float" office:value="1.083975" calcext:value-type="float">
            <text:p>1.083975</text:p>
          </table:table-cell>
        </table:table-row>
        <table:table-row table:style-name="ro1">
          <table:table-cell table:style-name="ce1" office:value-type="float" office:value="-0.032159556" calcext:value-type="float">
            <text:p>-3.22E-02</text:p>
          </table:table-cell>
          <table:table-cell/>
          <table:table-cell office:value-type="float" office:value="0.5550719" calcext:value-type="float">
            <text:p>0.5550719</text:p>
          </table:table-cell>
        </table:table-row>
        <table:table-row table:style-name="ro1">
          <table:table-cell office:value-type="float" office:value="-0.154386" calcext:value-type="float">
            <text:p>-0.154386</text:p>
          </table:table-cell>
          <table:table-cell/>
          <table:table-cell office:value-type="float" office:value="0.5168173" calcext:value-type="float">
            <text:p>0.5168173</text:p>
          </table:table-cell>
        </table:table-row>
        <table:table-row table:style-name="ro1">
          <table:table-cell office:value-type="float" office:value="-0.2742857" calcext:value-type="float">
            <text:p>-0.2742857</text:p>
          </table:table-cell>
          <table:table-cell/>
          <table:table-cell office:value-type="float" office:value="-0.1350473" calcext:value-type="float">
            <text:p>-0.1350473</text:p>
          </table:table-cell>
        </table:table-row>
        <table:table-row table:style-name="ro1">
          <table:table-cell office:value-type="float" office:value="-0.3900447" calcext:value-type="float">
            <text:p>-0.3900447</text:p>
          </table:table-cell>
          <table:table-cell/>
          <table:table-cell office:value-type="float" office:value="0.5580398" calcext:value-type="float">
            <text:p>0.5580398</text:p>
          </table:table-cell>
        </table:table-row>
        <table:table-row table:style-name="ro1">
          <table:table-cell office:value-type="float" office:value="-0.4999326" calcext:value-type="float">
            <text:p>-0.4999326</text:p>
          </table:table-cell>
          <table:table-cell/>
          <table:table-cell office:value-type="float" office:value="-0.1324539" calcext:value-type="float">
            <text:p>-0.1324539</text:p>
          </table:table-cell>
        </table:table-row>
        <table:table-row table:style-name="ro1">
          <table:table-cell office:value-type="float" office:value="-0.6022862" calcext:value-type="float">
            <text:p>-0.6022862</text:p>
          </table:table-cell>
          <table:table-cell/>
          <table:table-cell office:value-type="float" office:value="0.2628694" calcext:value-type="float">
            <text:p>0.2628694</text:p>
          </table:table-cell>
        </table:table-row>
        <table:table-row table:style-name="ro1">
          <table:table-cell office:value-type="float" office:value="-0.6955572" calcext:value-type="float">
            <text:p>-0.6955572</text:p>
          </table:table-cell>
          <table:table-cell/>
          <table:table-cell office:value-type="float" office:value="0.1549321" calcext:value-type="float">
            <text:p>0.1549321</text:p>
          </table:table-cell>
        </table:table-row>
        <table:table-row table:style-name="ro1">
          <table:table-cell office:value-type="float" office:value="-0.7783516" calcext:value-type="float">
            <text:p>-0.7783516</text:p>
          </table:table-cell>
          <table:table-cell/>
          <table:table-cell office:value-type="float" office:value="-0.4174702" calcext:value-type="float">
            <text:p>-0.4174702</text:p>
          </table:table-cell>
        </table:table-row>
        <table:table-row table:style-name="ro1">
          <table:table-cell office:value-type="float" office:value="-0.8494115" calcext:value-type="float">
            <text:p>-0.8494115</text:p>
          </table:table-cell>
          <table:table-cell/>
          <table:table-cell office:value-type="float" office:value="-0.7888919" calcext:value-type="float">
            <text:p>-0.7888919</text:p>
          </table:table-cell>
        </table:table-row>
        <table:table-row table:style-name="ro1">
          <table:table-cell office:value-type="float" office:value="-0.9076749" calcext:value-type="float">
            <text:p>-0.9076749</text:p>
          </table:table-cell>
          <table:table-cell/>
          <table:table-cell office:value-type="float" office:value="-0.8365152" calcext:value-type="float">
            <text:p>-0.8365152</text:p>
          </table:table-cell>
        </table:table-row>
        <table:table-row table:style-name="ro1">
          <table:table-cell office:value-type="float" office:value="-0.9522587" calcext:value-type="float">
            <text:p>-0.9522587</text:p>
          </table:table-cell>
          <table:table-cell/>
          <table:table-cell table:style-name="ce1" office:value-type="float" office:value="-0.031832039" calcext:value-type="float">
            <text:p>-3.18E-02</text:p>
          </table:table-cell>
        </table:table-row>
        <table:table-row table:style-name="ro1">
          <table:table-cell office:value-type="float" office:value="-0.9824897" calcext:value-type="float">
            <text:p>-0.9824897</text:p>
          </table:table-cell>
          <table:table-cell/>
          <table:table-cell office:value-type="float" office:value="-0.7545837" calcext:value-type="float">
            <text:p>-0.7545837</text:p>
          </table:table-cell>
        </table:table-row>
        <table:table-row table:style-name="ro1">
          <table:table-cell office:value-type="float" office:value="-0.997916" calcext:value-type="float">
            <text:p>-0.997916</text:p>
          </table:table-cell>
          <table:table-cell/>
          <table:table-cell office:value-type="float" office:value="-0.9695725" calcext:value-type="float">
            <text:p>-0.9695725</text:p>
          </table:table-cell>
        </table:table-row>
        <table:table-row table:style-name="ro1">
          <table:table-cell office:value-type="float" office:value="-0.9983028" calcext:value-type="float">
            <text:p>-0.9983028</text:p>
          </table:table-cell>
          <table:table-cell/>
          <table:table-cell office:value-type="float" office:value="-0.9440371" calcext:value-type="float">
            <text:p>-0.9440371</text:p>
          </table:table-cell>
        </table:table-row>
        <table:table-row table:style-name="ro1">
          <table:table-cell office:value-type="float" office:value="-0.9836456" calcext:value-type="float">
            <text:p>-0.9836456</text:p>
          </table:table-cell>
          <table:table-cell/>
          <table:table-cell office:value-type="float" office:value="-0.9522796" calcext:value-type="float">
            <text:p>-0.9522796</text:p>
          </table:table-cell>
        </table:table-row>
        <table:table-row table:style-name="ro1">
          <table:table-cell office:value-type="float" office:value="-0.9541636" calcext:value-type="float">
            <text:p>-0.9541636</text:p>
          </table:table-cell>
          <table:table-cell/>
          <table:table-cell office:value-type="float" office:value="-0.8785162" calcext:value-type="float">
            <text:p>-0.8785162</text:p>
          </table:table-cell>
        </table:table-row>
        <table:table-row table:style-name="ro1">
          <table:table-cell office:value-type="float" office:value="-0.9103014" calcext:value-type="float">
            <text:p>-0.9103014</text:p>
          </table:table-cell>
          <table:table-cell/>
          <table:table-cell office:value-type="float" office:value="-0.4582604" calcext:value-type="float">
            <text:p>-0.4582604</text:p>
          </table:table-cell>
        </table:table-row>
        <table:table-row table:style-name="ro1">
          <table:table-cell office:value-type="float" office:value="-0.8527241" calcext:value-type="float">
            <text:p>-0.8527241</text:p>
          </table:table-cell>
          <table:table-cell/>
          <table:table-cell office:value-type="float" office:value="-0.3396258" calcext:value-type="float">
            <text:p>-0.3396258</text:p>
          </table:table-cell>
        </table:table-row>
        <table:table-row table:style-name="ro1">
          <table:table-cell office:value-type="float" office:value="-0.7822924" calcext:value-type="float">
            <text:p>-0.7822924</text:p>
          </table:table-cell>
          <table:table-cell/>
          <table:table-cell office:value-type="float" office:value="-0.2085086" calcext:value-type="float">
            <text:p>-0.2085086</text:p>
          </table:table-cell>
        </table:table-row>
        <table:table-row table:style-name="ro1">
          <table:table-cell office:value-type="float" office:value="-0.7000707" calcext:value-type="float">
            <text:p>-0.7000707</text:p>
          </table:table-cell>
          <table:table-cell/>
          <table:table-cell office:value-type="float" office:value="-0.6109285" calcext:value-type="float">
            <text:p>-0.6109285</text:p>
          </table:table-cell>
        </table:table-row>
        <table:table-row table:style-name="ro1">
          <table:table-cell office:value-type="float" office:value="-0.6073045" calcext:value-type="float">
            <text:p>-0.6073045</text:p>
          </table:table-cell>
          <table:table-cell/>
          <table:table-cell table:style-name="ce1" office:value-type="float" office:value="0.014759541" calcext:value-type="float">
            <text:p>1.48E-02</text:p>
          </table:table-cell>
        </table:table-row>
        <table:table-row table:style-name="ro1">
          <table:table-cell office:value-type="float" office:value="-0.5053802" calcext:value-type="float">
            <text:p>-0.5053802</text:p>
          </table:table-cell>
          <table:table-cell/>
          <table:table-cell table:style-name="ce1" office:value-type="float" office:value="0.037255943" calcext:value-type="float">
            <text:p>3.73E-02</text:p>
          </table:table-cell>
        </table:table-row>
        <table:table-row table:style-name="ro1">
          <table:table-cell office:value-type="float" office:value="-0.3958392" calcext:value-type="float">
            <text:p>-0.3958392</text:p>
          </table:table-cell>
          <table:table-cell/>
          <table:table-cell office:value-type="float" office:value="0.346179" calcext:value-type="float">
            <text:p>0.346179</text:p>
          </table:table-cell>
        </table:table-row>
        <table:table-row table:style-name="ro1">
          <table:table-cell office:value-type="float" office:value="-0.28034" calcext:value-type="float">
            <text:p>-0.28034</text:p>
          </table:table-cell>
          <table:table-cell/>
          <table:table-cell office:value-type="float" office:value="-0.2357427" calcext:value-type="float">
            <text:p>-0.2357427</text:p>
          </table:table-cell>
        </table:table-row>
        <table:table-row table:style-name="ro1">
          <table:table-cell office:value-type="float" office:value="-0.1606088" calcext:value-type="float">
            <text:p>-0.1606088</text:p>
          </table:table-cell>
          <table:table-cell/>
          <table:table-cell office:value-type="float" office:value="0.421889" calcext:value-type="float">
            <text:p>0.421889</text:p>
          </table:table-cell>
        </table:table-row>
        <table:table-row table:style-name="ro1">
          <table:table-cell table:style-name="ce1" office:value-type="float" office:value="-0.038457066" calcext:value-type="float">
            <text:p>-3.85E-02</text:p>
          </table:table-cell>
          <table:table-cell/>
          <table:table-cell office:value-type="float" office:value="0.1728894" calcext:value-type="float">
            <text:p>0.1728894</text:p>
          </table:table-cell>
        </table:table-row>
        <table:table-row table:style-name="ro1">
          <table:table-cell table:style-name="ce1" office:value-type="float" office:value="0.084266655" calcext:value-type="float">
            <text:p>8.43E-02</text:p>
          </table:table-cell>
          <table:table-cell/>
          <table:table-cell office:value-type="float" office:value="0.9087898" calcext:value-type="float">
            <text:p>0.9087898</text:p>
          </table:table-cell>
        </table:table-row>
        <table:table-row table:style-name="ro1">
          <table:table-cell office:value-type="float" office:value="0.205728" calcext:value-type="float">
            <text:p>0.205728</text:p>
          </table:table-cell>
          <table:table-cell/>
          <table:table-cell office:value-type="float" office:value="0.5913387" calcext:value-type="float">
            <text:p>0.5913387</text:p>
          </table:table-cell>
        </table:table-row>
        <table:table-row table:style-name="ro1">
          <table:table-cell office:value-type="float" office:value="0.3240889" calcext:value-type="float">
            <text:p>0.3240889</text:p>
          </table:table-cell>
          <table:table-cell/>
          <table:table-cell office:value-type="float" office:value="0.8931407" calcext:value-type="float">
            <text:p>0.8931407</text:p>
          </table:table-cell>
        </table:table-row>
        <table:table-row table:style-name="ro1">
          <table:table-cell office:value-type="float" office:value="0.4375586" calcext:value-type="float">
            <text:p>0.4375586</text:p>
          </table:table-cell>
          <table:table-cell/>
          <table:table-cell office:value-type="float" office:value="0.8244593" calcext:value-type="float">
            <text:p>0.8244593</text:p>
          </table:table-cell>
        </table:table-row>
        <table:table-row table:style-name="ro1">
          <table:table-cell office:value-type="float" office:value="0.544441" calcext:value-type="float">
            <text:p>0.544441</text:p>
          </table:table-cell>
          <table:table-cell/>
          <table:table-cell office:value-type="float" office:value="1.275051" calcext:value-type="float">
            <text:p>1.275051</text:p>
          </table:table-cell>
        </table:table-row>
        <table:table-row table:style-name="ro1">
          <table:table-cell office:value-type="float" office:value="0.6431183" calcext:value-type="float">
            <text:p>0.6431183</text:p>
          </table:table-cell>
          <table:table-cell/>
          <table:table-cell office:value-type="float" office:value="0.9295239" calcext:value-type="float">
            <text:p>0.9295239</text:p>
          </table:table-cell>
        </table:table-row>
        <table:table-row table:style-name="ro1">
          <table:table-cell office:value-type="float" office:value="0.732098" calcext:value-type="float">
            <text:p>0.732098</text:p>
          </table:table-cell>
          <table:table-cell/>
          <table:table-cell office:value-type="float" office:value="0.7472237" calcext:value-type="float">
            <text:p>0.7472237</text:p>
          </table:table-cell>
        </table:table-row>
        <table:table-row table:style-name="ro1">
          <table:table-cell office:value-type="float" office:value="0.8100501" calcext:value-type="float">
            <text:p>0.8100501</text:p>
          </table:table-cell>
          <table:table-cell/>
          <table:table-cell office:value-type="float" office:value="1.515935" calcext:value-type="float">
            <text:p>1.515935</text:p>
          </table:table-cell>
        </table:table-row>
        <table:table-row table:style-name="ro1">
          <table:table-cell office:value-type="float" office:value="0.8757941" calcext:value-type="float">
            <text:p>0.8757941</text:p>
          </table:table-cell>
          <table:table-cell/>
          <table:table-cell office:value-type="float" office:value="1.014835" calcext:value-type="float">
            <text:p>1.014835</text:p>
          </table:table-cell>
        </table:table-row>
        <table:table-row table:style-name="ro1">
          <table:table-cell office:value-type="float" office:value="0.9283361" calcext:value-type="float">
            <text:p>0.9283361</text:p>
          </table:table-cell>
          <table:table-cell/>
          <table:table-cell office:value-type="float" office:value="0.9927711" calcext:value-type="float">
            <text:p>0.9927711</text:p>
          </table:table-cell>
        </table:table-row>
        <table:table-row table:style-name="ro1">
          <table:table-cell office:value-type="float" office:value="0.9668911" calcext:value-type="float">
            <text:p>0.9668911</text:p>
          </table:table-cell>
          <table:table-cell/>
          <table:table-cell office:value-type="float" office:value="0.9894138" calcext:value-type="float">
            <text:p>0.9894138</text:p>
          </table:table-cell>
        </table:table-row>
        <table:table-row table:style-name="ro1">
          <table:table-cell office:value-type="float" office:value="0.990874" calcext:value-type="float">
            <text:p>0.990874</text:p>
          </table:table-cell>
          <table:table-cell/>
          <table:table-cell office:value-type="float" office:value="1.984991" calcext:value-type="float">
            <text:p>1.984991</text:p>
          </table:table-cell>
        </table:table-row>
        <table:table-row table:style-name="ro1">
          <table:table-cell office:value-type="float" office:value="0.9999235" calcext:value-type="float">
            <text:p>0.9999235</text:p>
          </table:table-cell>
          <table:table-cell/>
          <table:table-cell office:value-type="float" office:value="1.6385" calcext:value-type="float">
            <text:p>1.6385</text:p>
          </table:table-cell>
        </table:table-row>
        <table:table-row table:style-name="ro1">
          <table:table-cell office:value-type="float" office:value="0.9939042" calcext:value-type="float">
            <text:p>0.9939042</text:p>
          </table:table-cell>
          <table:table-cell/>
          <table:table-cell office:value-type="float" office:value="1.760294" calcext:value-type="float">
            <text:p>1.760294</text:p>
          </table:table-cell>
        </table:table-row>
        <table:table-row table:style-name="ro1">
          <table:table-cell office:value-type="float" office:value="0.9729059" calcext:value-type="float">
            <text:p>0.9729059</text:p>
          </table:table-cell>
          <table:table-cell/>
          <table:table-cell office:value-type="float" office:value="1.019708" calcext:value-type="float">
            <text:p>1.019708</text:p>
          </table:table-cell>
        </table:table-row>
        <table:table-row table:style-name="ro1">
          <table:table-cell office:value-type="float" office:value="0.9372478" calcext:value-type="float">
            <text:p>0.9372478</text:p>
          </table:table-cell>
          <table:table-cell/>
          <table:table-cell office:value-type="float" office:value="1.027271" calcext:value-type="float">
            <text:p>1.027271</text:p>
          </table:table-cell>
        </table:table-row>
        <table:table-row table:style-name="ro1">
          <table:table-cell office:value-type="float" office:value="0.8874626" calcext:value-type="float">
            <text:p>0.8874626</text:p>
          </table:table-cell>
          <table:table-cell/>
          <table:table-cell office:value-type="float" office:value="1.791693" calcext:value-type="float">
            <text:p>1.791693</text:p>
          </table:table-cell>
        </table:table-row>
        <table:table-row table:style-name="ro1">
          <table:table-cell office:value-type="float" office:value="0.8243025" calcext:value-type="float">
            <text:p>0.8243025</text:p>
          </table:table-cell>
          <table:table-cell/>
          <table:table-cell office:value-type="float" office:value="1.15327" calcext:value-type="float">
            <text:p>1.15327</text:p>
          </table:table-cell>
        </table:table-row>
        <table:table-row table:style-name="ro1">
          <table:table-cell office:value-type="float" office:value="0.7487245" calcext:value-type="float">
            <text:p>0.7487245</text:p>
          </table:table-cell>
          <table:table-cell/>
          <table:table-cell office:value-type="float" office:value="1.623724" calcext:value-type="float">
            <text:p>1.623724</text:p>
          </table:table-cell>
        </table:table-row>
        <table:table-row table:style-name="ro1">
          <table:table-cell office:value-type="float" office:value="0.6618583" calcext:value-type="float">
            <text:p>0.6618583</text:p>
          </table:table-cell>
          <table:table-cell/>
          <table:table-cell office:value-type="float" office:value="1.152161" calcext:value-type="float">
            <text:p>1.152161</text:p>
          </table:table-cell>
        </table:table-row>
        <table:table-row table:style-name="ro1">
          <table:table-cell office:value-type="float" office:value="0.5650172" calcext:value-type="float">
            <text:p>0.5650172</text:p>
          </table:table-cell>
          <table:table-cell/>
          <table:table-cell office:value-type="float" office:value="1.263338" calcext:value-type="float">
            <text:p>1.263338</text:p>
          </table:table-cell>
        </table:table-row>
        <table:table-row table:style-name="ro1">
          <table:table-cell office:value-type="float" office:value="0.4596676" calcext:value-type="float">
            <text:p>0.4596676</text:p>
          </table:table-cell>
          <table:table-cell/>
          <table:table-cell office:value-type="float" office:value="1.295482" calcext:value-type="float">
            <text:p>1.295482</text:p>
          </table:table-cell>
        </table:table-row>
        <table:table-row table:style-name="ro1">
          <table:table-cell office:value-type="float" office:value="0.347384" calcext:value-type="float">
            <text:p>0.347384</text:p>
          </table:table-cell>
          <table:table-cell/>
          <table:table-cell office:value-type="float" office:value="0.4338258" calcext:value-type="float">
            <text:p>0.4338258</text:p>
          </table:table-cell>
        </table:table-row>
        <table:table-row table:style-name="ro1">
          <table:table-cell office:value-type="float" office:value="0.2298651" calcext:value-type="float">
            <text:p>0.2298651</text:p>
          </table:table-cell>
          <table:table-cell/>
          <table:table-cell office:value-type="float" office:value="0.6362296" calcext:value-type="float">
            <text:p>0.6362296</text:p>
          </table:table-cell>
        </table:table-row>
        <table:table-row table:style-name="ro1">
          <table:table-cell office:value-type="float" office:value="0.1088895" calcext:value-type="float">
            <text:p>0.1088895</text:p>
          </table:table-cell>
          <table:table-cell/>
          <table:table-cell office:value-type="float" office:value="0.7420197" calcext:value-type="float">
            <text:p>0.7420197</text:p>
          </table:table-cell>
        </table:table-row>
        <table:table-row table:style-name="ro1">
          <table:table-cell table:style-name="ce1" office:value-type="float" office:value="-0.013734613" calcext:value-type="float">
            <text:p>-1.37E-02</text:p>
          </table:table-cell>
          <table:table-cell/>
          <table:table-cell office:value-type="float" office:value="0.347014" calcext:value-type="float">
            <text:p>0.347014</text:p>
          </table:table-cell>
        </table:table-row>
        <table:table-row table:style-name="ro1">
          <table:table-cell office:value-type="float" office:value="-0.1361517" calcext:value-type="float">
            <text:p>-0.1361517</text:p>
          </table:table-cell>
          <table:table-cell/>
          <table:table-cell office:value-type="float" office:value="0.4509355" calcext:value-type="float">
            <text:p>0.4509355</text:p>
          </table:table-cell>
        </table:table-row>
        <table:table-row table:style-name="ro1">
          <table:table-cell office:value-type="float" office:value="-0.2565095" calcext:value-type="float">
            <text:p>-0.2565095</text:p>
          </table:table-cell>
          <table:table-cell/>
          <table:table-cell table:style-name="ce1" office:value-type="float" office:value="0.058046788" calcext:value-type="float">
            <text:p>5.80E-02</text:p>
          </table:table-cell>
        </table:table-row>
        <table:table-row table:style-name="ro1">
          <table:table-cell office:value-type="float" office:value="-0.3730091" calcext:value-type="float">
            <text:p>-0.3730091</text:p>
          </table:table-cell>
          <table:table-cell/>
          <table:table-cell office:value-type="float" office:value="0.2633076" calcext:value-type="float">
            <text:p>0.2633076</text:p>
          </table:table-cell>
        </table:table-row>
        <table:table-row table:style-name="ro1">
          <table:table-cell office:value-type="float" office:value="-0.483887" calcext:value-type="float">
            <text:p>-0.483887</text:p>
          </table:table-cell>
          <table:table-cell/>
          <table:table-cell office:value-type="float" office:value="0.2226126" calcext:value-type="float">
            <text:p>0.2226126</text:p>
          </table:table-cell>
        </table:table-row>
        <table:table-row table:style-name="ro1">
          <table:table-cell office:value-type="float" office:value="-0.5874662" calcext:value-type="float">
            <text:p>-0.5874662</text:p>
          </table:table-cell>
          <table:table-cell/>
          <table:table-cell table:style-name="ce1" office:value-type="float" office:value="0.054682255" calcext:value-type="float">
            <text:p>5.47E-02</text:p>
          </table:table-cell>
        </table:table-row>
        <table:table-row table:style-name="ro1">
          <table:table-cell office:value-type="float" office:value="-0.6821983" calcext:value-type="float">
            <text:p>-0.6821983</text:p>
          </table:table-cell>
          <table:table-cell/>
          <table:table-cell office:value-type="float" office:value="-0.6415495" calcext:value-type="float">
            <text:p>-0.6415495</text:p>
          </table:table-cell>
        </table:table-row>
        <table:table-row table:style-name="ro1">
          <table:table-cell office:value-type="float" office:value="-0.7666492" calcext:value-type="float">
            <text:p>-0.7666492</text:p>
          </table:table-cell>
          <table:table-cell/>
          <table:table-cell office:value-type="float" office:value="-0.6400751" calcext:value-type="float">
            <text:p>-0.6400751</text:p>
          </table:table-cell>
        </table:table-row>
        <table:table-row table:style-name="ro1">
          <table:table-cell office:value-type="float" office:value="-0.8395417" calcext:value-type="float">
            <text:p>-0.8395417</text:p>
          </table:table-cell>
          <table:table-cell/>
          <table:table-cell office:value-type="float" office:value="-0.2433904" calcext:value-type="float">
            <text:p>-0.2433904</text:p>
          </table:table-cell>
        </table:table-row>
        <table:table-row table:style-name="ro1">
          <table:table-cell office:value-type="float" office:value="-0.8997865" calcext:value-type="float">
            <text:p>-0.8997865</text:p>
          </table:table-cell>
          <table:table-cell/>
          <table:table-cell office:value-type="float" office:value="-0.444701" calcext:value-type="float">
            <text:p>-0.444701</text:p>
          </table:table-cell>
        </table:table-row>
        <table:table-row table:style-name="ro1">
          <table:table-cell office:value-type="float" office:value="-0.9464707" calcext:value-type="float">
            <text:p>-0.9464707</text:p>
          </table:table-cell>
          <table:table-cell/>
          <table:table-cell table:style-name="ce1" office:value-type="float" office:value="-0.077501774" calcext:value-type="float">
            <text:p>-7.75E-02</text:p>
          </table:table-cell>
        </table:table-row>
        <table:table-row table:style-name="ro1">
          <table:table-cell office:value-type="float" office:value="-0.9788892" calcext:value-type="float">
            <text:p>-0.9788892</text:p>
          </table:table-cell>
          <table:table-cell/>
          <table:table-cell office:value-type="float" office:value="-0.7250216" calcext:value-type="float">
            <text:p>-0.7250216</text:p>
          </table:table-cell>
        </table:table-row>
        <table:table-row table:style-name="ro1">
          <table:table-cell office:value-type="float" office:value="-0.9965574" calcext:value-type="float">
            <text:p>-0.9965574</text:p>
          </table:table-cell>
          <table:table-cell/>
          <table:table-cell office:value-type="float" office:value="-0.2100713" calcext:value-type="float">
            <text:p>-0.2100713</text:p>
          </table:table-cell>
        </table:table-row>
        <table:table-row table:style-name="ro1">
          <table:table-cell office:value-type="float" office:value="-0.9992065" calcext:value-type="float">
            <text:p>-0.9992065</text:p>
          </table:table-cell>
          <table:table-cell/>
          <table:table-cell table:style-name="ce1" office:value-type="float" office:value="-0.003505826" calcext:value-type="float">
            <text:p>-3.51E-03</text:p>
          </table:table-cell>
        </table:table-row>
        <table:table-row table:style-name="ro1">
          <table:table-cell office:value-type="float" office:value="-0.9867979" calcext:value-type="float">
            <text:p>-0.9867979</text:p>
          </table:table-cell>
          <table:table-cell/>
          <table:table-cell office:value-type="float" office:value="-0.8185586" calcext:value-type="float">
            <text:p>-0.8185586</text:p>
          </table:table-cell>
        </table:table-row>
        <table:table-row table:style-name="ro1">
          <table:table-cell office:value-type="float" office:value="-0.9595171" calcext:value-type="float">
            <text:p>-0.9595171</text:p>
          </table:table-cell>
          <table:table-cell/>
          <table:table-cell office:value-type="float" office:value="-0.3149053" calcext:value-type="float">
            <text:p>-0.3149053</text:p>
          </table:table-cell>
        </table:table-row>
        <table:table-row table:style-name="ro1">
          <table:table-cell office:value-type="float" office:value="-0.9177784" calcext:value-type="float">
            <text:p>-0.9177784</text:p>
          </table:table-cell>
          <table:table-cell/>
          <table:table-cell office:value-type="float" office:value="-0.1481639" calcext:value-type="float">
            <text:p>-0.1481639</text:p>
          </table:table-cell>
        </table:table-row>
        <table:table-row table:style-name="ro1">
          <table:table-cell office:value-type="float" office:value="-0.8622059" calcext:value-type="float">
            <text:p>-0.8622059</text:p>
          </table:table-cell>
          <table:table-cell/>
          <table:table-cell office:value-type="float" office:value="-0.546432" calcext:value-type="float">
            <text:p>-0.546432</text:p>
          </table:table-cell>
        </table:table-row>
        <table:table-row table:style-name="ro1">
          <table:table-cell office:value-type="float" office:value="-0.7936392" calcext:value-type="float">
            <text:p>-0.7936392</text:p>
          </table:table-cell>
          <table:table-cell/>
          <table:table-cell office:value-type="float" office:value="-0.190309" calcext:value-type="float">
            <text:p>-0.190309</text:p>
          </table:table-cell>
        </table:table-row>
        <table:table-row table:style-name="ro1">
          <table:table-cell office:value-type="float" office:value="-0.7131169" calcext:value-type="float">
            <text:p>-0.7131169</text:p>
          </table:table-cell>
          <table:table-cell/>
          <table:table-cell office:value-type="float" office:value="-0.4146485" calcext:value-type="float">
            <text:p>-0.4146485</text:p>
          </table:table-cell>
        </table:table-row>
        <table:table-row table:style-name="ro1">
          <table:table-cell office:value-type="float" office:value="-0.6218426" calcext:value-type="float">
            <text:p>-0.6218426</text:p>
          </table:table-cell>
          <table:table-cell/>
          <table:table-cell office:value-type="float" office:value="-0.4155023" calcext:value-type="float">
            <text:p>-0.4155023</text:p>
          </table:table-cell>
        </table:table-row>
        <table:table-row table:style-name="ro1">
          <table:table-cell office:value-type="float" office:value="-0.5211967" calcext:value-type="float">
            <text:p>-0.5211967</text:p>
          </table:table-cell>
          <table:table-cell/>
          <table:table-cell office:value-type="float" office:value="0.4370641" calcext:value-type="float">
            <text:p>0.4370641</text:p>
          </table:table-cell>
        </table:table-row>
        <table:table-row table:style-name="ro1">
          <table:table-cell office:value-type="float" office:value="-0.4127027" calcext:value-type="float">
            <text:p>-0.4127027</text:p>
          </table:table-cell>
          <table:table-cell/>
          <table:table-cell office:value-type="float" office:value="0.1753794" calcext:value-type="float">
            <text:p>0.1753794</text:p>
          </table:table-cell>
        </table:table-row>
        <table:table-row table:style-name="ro1">
          <table:table-cell office:value-type="float" office:value="-0.2979824" calcext:value-type="float">
            <text:p>-0.2979824</text:p>
          </table:table-cell>
          <table:table-cell/>
          <table:table-cell office:value-type="float" office:value="-0.2412691" calcext:value-type="float">
            <text:p>-0.2412691</text:p>
          </table:table-cell>
        </table:table-row>
        <table:table-row table:style-name="ro1">
          <table:table-cell office:value-type="float" office:value="-0.1787713" calcext:value-type="float">
            <text:p>-0.1787713</text:p>
          </table:table-cell>
          <table:table-cell/>
          <table:table-cell office:value-type="float" office:value="0.2614318" calcext:value-type="float">
            <text:p>0.2614318</text:p>
          </table:table-cell>
        </table:table-row>
        <table:table-row table:style-name="ro1">
          <table:table-cell table:style-name="ce1" office:value-type="float" office:value="-0.056873534" calcext:value-type="float">
            <text:p>-5.69E-02</text:p>
          </table:table-cell>
          <table:table-cell/>
          <table:table-cell office:value-type="float" office:value="0.7727277" calcext:value-type="float">
            <text:p>0.7727277</text:p>
          </table:table-cell>
        </table:table-row>
        <table:table-row table:style-name="ro1">
          <table:table-cell table:style-name="ce1" office:value-type="float" office:value="0.065888874" calcext:value-type="float">
            <text:p>6.59E-02</text:p>
          </table:table-cell>
          <table:table-cell/>
          <table:table-cell office:value-type="float" office:value="0.550127" calcext:value-type="float">
            <text:p>0.550127</text:p>
          </table:table-cell>
        </table:table-row>
        <table:table-row table:style-name="ro1">
          <table:table-cell office:value-type="float" office:value="0.1876583" calcext:value-type="float">
            <text:p>0.1876583</text:p>
          </table:table-cell>
          <table:table-cell/>
          <table:table-cell office:value-type="float" office:value="1.100558" calcext:value-type="float">
            <text:p>1.100558</text:p>
          </table:table-cell>
        </table:table-row>
        <table:table-row table:style-name="ro1">
          <table:table-cell office:value-type="float" office:value="0.3065922" calcext:value-type="float">
            <text:p>0.3065922</text:p>
          </table:table-cell>
          <table:table-cell/>
          <table:table-cell office:value-type="float" office:value="1.27328" calcext:value-type="float">
            <text:p>1.27328</text:p>
          </table:table-cell>
        </table:table-row>
        <table:table-row table:style-name="ro1">
          <table:table-cell office:value-type="float" office:value="0.4209131" calcext:value-type="float">
            <text:p>0.4209131</text:p>
          </table:table-cell>
          <table:table-cell/>
          <table:table-cell office:value-type="float" office:value="1.134056" calcext:value-type="float">
            <text:p>1.134056</text:p>
          </table:table-cell>
        </table:table-row>
        <table:table-row table:style-name="ro1">
          <table:table-cell office:value-type="float" office:value="0.5288904" calcext:value-type="float">
            <text:p>0.5288904</text:p>
          </table:table-cell>
          <table:table-cell/>
          <table:table-cell office:value-type="float" office:value="0.7823112" calcext:value-type="float">
            <text:p>0.7823112</text:p>
          </table:table-cell>
        </table:table-row>
        <table:table-row table:style-name="ro1">
          <table:table-cell office:value-type="float" office:value="0.6288908" calcext:value-type="float">
            <text:p>0.6288908</text:p>
          </table:table-cell>
          <table:table-cell/>
          <table:table-cell office:value-type="float" office:value="0.7370303" calcext:value-type="float">
            <text:p>0.7370303</text:p>
          </table:table-cell>
        </table:table-row>
        <table:table-row table:style-name="ro1">
          <table:table-cell office:value-type="float" office:value="0.7194198" calcext:value-type="float">
            <text:p>0.7194198</text:p>
          </table:table-cell>
          <table:table-cell/>
          <table:table-cell office:value-type="float" office:value="1.023912" calcext:value-type="float">
            <text:p>1.023912</text:p>
          </table:table-cell>
        </table:table-row>
        <table:table-row table:style-name="ro1">
          <table:table-cell office:value-type="float" office:value="0.7991065" calcext:value-type="float">
            <text:p>0.7991065</text:p>
          </table:table-cell>
          <table:table-cell/>
          <table:table-cell office:value-type="float" office:value="1.412241" calcext:value-type="float">
            <text:p>1.412241</text:p>
          </table:table-cell>
        </table:table-row>
        <table:table-row table:style-name="ro1">
          <table:table-cell office:value-type="float" office:value="0.8667461" calcext:value-type="float">
            <text:p>0.8667461</text:p>
          </table:table-cell>
          <table:table-cell/>
          <table:table-cell office:value-type="float" office:value="1.254963" calcext:value-type="float">
            <text:p>1.254963</text:p>
          </table:table-cell>
        </table:table-row>
        <table:table-row table:style-name="ro1">
          <table:table-cell office:value-type="float" office:value="0.9213277" calcext:value-type="float">
            <text:p>0.9213277</text:p>
          </table:table-cell>
          <table:table-cell/>
          <table:table-cell office:value-type="float" office:value="1.686461" calcext:value-type="float">
            <text:p>1.686461</text:p>
          </table:table-cell>
        </table:table-row>
        <table:table-row table:style-name="ro1">
          <table:table-cell office:value-type="float" office:value="0.962024" calcext:value-type="float">
            <text:p>0.962024</text:p>
          </table:table-cell>
          <table:table-cell/>
          <table:table-cell office:value-type="float" office:value="1.065639" calcext:value-type="float">
            <text:p>1.065639</text:p>
          </table:table-cell>
        </table:table-row>
        <table:table-row table:style-name="ro1">
          <table:table-cell office:value-type="float" office:value="0.9882205" calcext:value-type="float">
            <text:p>0.9882205</text:p>
          </table:table-cell>
          <table:table-cell/>
          <table:table-cell office:value-type="float" office:value="0.999466" calcext:value-type="float">
            <text:p>0.999466</text:p>
          </table:table-cell>
        </table:table-row>
        <table:table-row table:style-name="ro1">
          <table:table-cell office:value-type="float" office:value="0.9995257" calcext:value-type="float">
            <text:p>0.9995257</text:p>
          </table:table-cell>
          <table:table-cell/>
          <table:table-cell office:value-type="float" office:value="1.987324" calcext:value-type="float">
            <text:p>1.987324</text:p>
          </table:table-cell>
        </table:table-row>
        <table:table-row table:style-name="ro1">
          <table:table-cell office:value-type="float" office:value="0.9957672" calcext:value-type="float">
            <text:p>0.9957672</text:p>
          </table:table-cell>
          <table:table-cell/>
          <table:table-cell office:value-type="float" office:value="1.678126" calcext:value-type="float">
            <text:p>1.678126</text:p>
          </table:table-cell>
        </table:table-row>
        <table:table-row table:style-name="ro1">
          <table:table-cell office:value-type="float" office:value="0.9770032" calcext:value-type="float">
            <text:p>0.9770032</text:p>
          </table:table-cell>
          <table:table-cell/>
          <table:table-cell office:value-type="float" office:value="0.9828922" calcext:value-type="float">
            <text:p>0.9828922</text:p>
          </table:table-cell>
        </table:table-row>
        <table:table-row table:style-name="ro1">
          <table:table-cell office:value-type="float" office:value="0.9435141" calcext:value-type="float">
            <text:p>0.9435141</text:p>
          </table:table-cell>
          <table:table-cell/>
          <table:table-cell office:value-type="float" office:value="1.904247" calcext:value-type="float">
            <text:p>1.904247</text:p>
          </table:table-cell>
        </table:table-row>
        <table:table-row table:style-name="ro1">
          <table:table-cell office:value-type="float" office:value="0.8958054" calcext:value-type="float">
            <text:p>0.8958054</text:p>
          </table:table-cell>
          <table:table-cell/>
          <table:table-cell office:value-type="float" office:value="1.217953" calcext:value-type="float">
            <text:p>1.217953</text:p>
          </table:table-cell>
        </table:table-row>
        <table:table-row table:style-name="ro1">
          <table:table-cell office:value-type="float" office:value="0.8346003" calcext:value-type="float">
            <text:p>0.8346003</text:p>
          </table:table-cell>
          <table:table-cell/>
          <table:table-cell office:value-type="float" office:value="1.143695" calcext:value-type="float">
            <text:p>1.143695</text:p>
          </table:table-cell>
        </table:table-row>
        <table:table-row table:style-name="ro1">
          <table:table-cell office:value-type="float" office:value="0.7608137" calcext:value-type="float">
            <text:p>0.7608137</text:p>
          </table:table-cell>
          <table:table-cell/>
          <table:table-cell office:value-type="float" office:value="1.252417" calcext:value-type="float">
            <text:p>1.252417</text:p>
          </table:table-cell>
        </table:table-row>
        <table:table-row table:style-name="ro1">
          <table:table-cell office:value-type="float" office:value="0.6755608" calcext:value-type="float">
            <text:p>0.6755608</text:p>
          </table:table-cell>
          <table:table-cell/>
          <table:table-cell office:value-type="float" office:value="0.8581851" calcext:value-type="float">
            <text:p>0.8581851</text:p>
          </table:table-cell>
        </table:table-row>
        <table:table-row table:style-name="ro1">
          <table:table-cell office:value-type="float" office:value="0.5801328" calcext:value-type="float">
            <text:p>0.5801328</text:p>
          </table:table-cell>
          <table:table-cell/>
          <table:table-cell office:value-type="float" office:value="1.546764" calcext:value-type="float">
            <text:p>1.546764</text:p>
          </table:table-cell>
        </table:table-row>
        <table:table-row table:style-name="ro1">
          <table:table-cell office:value-type="float" office:value="0.4759561" calcext:value-type="float">
            <text:p>0.4759561</text:p>
          </table:table-cell>
          <table:table-cell/>
          <table:table-cell office:value-type="float" office:value="0.6504098" calcext:value-type="float">
            <text:p>0.6504098</text:p>
          </table:table-cell>
        </table:table-row>
        <table:table-row table:style-name="ro1">
          <table:table-cell office:value-type="float" office:value="0.3646064" calcext:value-type="float">
            <text:p>0.3646064</text:p>
          </table:table-cell>
          <table:table-cell/>
          <table:table-cell office:value-type="float" office:value="0.5831102" calcext:value-type="float">
            <text:p>0.5831102</text:p>
          </table:table-cell>
        </table:table-row>
        <table:table-row table:style-name="ro1">
          <table:table-cell office:value-type="float" office:value="0.247769" calcext:value-type="float">
            <text:p>0.247769</text:p>
          </table:table-cell>
          <table:table-cell/>
          <table:table-cell office:value-type="float" office:value="0.7900754" calcext:value-type="float">
            <text:p>0.7900754</text:p>
          </table:table-cell>
        </table:table-row>
        <table:table-row table:style-name="ro1">
          <table:table-cell office:value-type="float" office:value="0.1271904" calcext:value-type="float">
            <text:p>0.1271904</text:p>
          </table:table-cell>
          <table:table-cell/>
          <table:table-cell office:value-type="float" office:value="0.6494333" calcext:value-type="float">
            <text:p>0.6494333</text:p>
          </table:table-cell>
        </table:table-row>
        <table:table-row table:style-name="ro1">
          <table:table-cell table:style-name="ce1" office:value-type="float" office:value="0.0046949969" calcext:value-type="float">
            <text:p>4.69E-03</text:p>
          </table:table-cell>
          <table:table-cell/>
          <table:table-cell office:value-type="float" office:value="0.5457783" calcext:value-type="float">
            <text:p>0.5457783</text:p>
          </table:table-cell>
        </table:table-row>
        <table:table-row table:style-name="ro1">
          <table:table-cell office:value-type="float" office:value="-0.1178636" calcext:value-type="float">
            <text:p>-0.1178636</text:p>
          </table:table-cell>
          <table:table-cell/>
          <table:table-cell office:value-type="float" office:value="0.3965316" calcext:value-type="float">
            <text:p>0.3965316</text:p>
          </table:table-cell>
        </table:table-row>
        <table:table-row table:style-name="ro1">
          <table:table-cell office:value-type="float" office:value="-0.2386536" calcext:value-type="float">
            <text:p>-0.2386536</text:p>
          </table:table-cell>
          <table:table-cell/>
          <table:table-cell office:value-type="float" office:value="0.3625688" calcext:value-type="float">
            <text:p>0.3625688</text:p>
          </table:table-cell>
        </table:table-row>
        <table:table-row table:style-name="ro1">
          <table:table-cell office:value-type="float" office:value="-0.3558468" calcext:value-type="float">
            <text:p>-0.3558468</text:p>
          </table:table-cell>
          <table:table-cell/>
          <table:table-cell office:value-type="float" office:value="-0.1507479" calcext:value-type="float">
            <text:p>-0.1507479</text:p>
          </table:table-cell>
        </table:table-row>
        <table:table-row table:style-name="ro1">
          <table:table-cell office:value-type="float" office:value="-0.4676703" calcext:value-type="float">
            <text:p>-0.4676703</text:p>
          </table:table-cell>
          <table:table-cell/>
          <table:table-cell office:value-type="float" office:value="0.484956" calcext:value-type="float">
            <text:p>0.484956</text:p>
          </table:table-cell>
        </table:table-row>
        <table:table-row table:style-name="ro1">
          <table:table-cell office:value-type="float" office:value="-0.5724528" calcext:value-type="float">
            <text:p>-0.5724528</text:p>
          </table:table-cell>
          <table:table-cell/>
          <table:table-cell office:value-type="float" office:value="-0.2836309" calcext:value-type="float">
            <text:p>-0.2836309</text:p>
          </table:table-cell>
        </table:table-row>
        <table:table-row table:style-name="ro1">
          <table:table-cell office:value-type="float" office:value="-0.6686078" calcext:value-type="float">
            <text:p>-0.6686078</text:p>
          </table:table-cell>
          <table:table-cell/>
          <table:table-cell office:value-type="float" office:value="-0.581068" calcext:value-type="float">
            <text:p>-0.581068</text:p>
          </table:table-cell>
        </table:table-row>
        <table:table-row table:style-name="ro1">
          <table:table-cell office:value-type="float" office:value="-0.7546813" calcext:value-type="float">
            <text:p>-0.7546813</text:p>
          </table:table-cell>
          <table:table-cell/>
          <table:table-cell office:value-type="float" office:value="-0.5201054" calcext:value-type="float">
            <text:p>-0.5201054</text:p>
          </table:table-cell>
        </table:table-row>
        <table:table-row table:style-name="ro1">
          <table:table-cell office:value-type="float" office:value="-0.8293868" calcext:value-type="float">
            <text:p>-0.8293868</text:p>
          </table:table-cell>
          <table:table-cell/>
          <table:table-cell office:value-type="float" office:value="-0.1313832" calcext:value-type="float">
            <text:p>-0.1313832</text:p>
          </table:table-cell>
        </table:table-row>
        <table:table-row table:style-name="ro1">
          <table:table-cell office:value-type="float" office:value="-0.8915926" calcext:value-type="float">
            <text:p>-0.8915926</text:p>
          </table:table-cell>
          <table:table-cell/>
          <table:table-cell office:value-type="float" office:value="-0.1041189" calcext:value-type="float">
            <text:p>-0.1041189</text:p>
          </table:table-cell>
        </table:table-row>
        <table:table-row table:style-name="ro1">
          <table:table-cell office:value-type="float" office:value="-0.9403587" calcext:value-type="float">
            <text:p>-0.9403587</text:p>
          </table:table-cell>
          <table:table-cell/>
          <table:table-cell office:value-type="float" office:value="-0.742848" calcext:value-type="float">
            <text:p>-0.742848</text:p>
          </table:table-cell>
        </table:table-row>
        <table:table-row table:style-name="ro1">
          <table:table-cell office:value-type="float" office:value="-0.9749562" calcext:value-type="float">
            <text:p>-0.9749562</text:p>
          </table:table-cell>
          <table:table-cell/>
          <table:table-cell office:value-type="float" office:value="-0.6899036" calcext:value-type="float">
            <text:p>-0.6899036</text:p>
          </table:table-cell>
        </table:table-row>
        <table:table-row table:style-name="ro1">
          <table:table-cell office:value-type="float" office:value="-0.9948602" calcext:value-type="float">
            <text:p>-0.9948602</text:p>
          </table:table-cell>
          <table:table-cell/>
          <table:table-cell table:style-name="ce1" office:value-type="float" office:value="-0.0050563812" calcext:value-type="float">
            <text:p>-5.06E-03</text:p>
          </table:table-cell>
        </table:table-row>
        <table:table-row table:style-name="ro1">
          <table:table-cell office:value-type="float" office:value="-0.999771" calcext:value-type="float">
            <text:p>-0.999771</text:p>
          </table:table-cell>
          <table:table-cell/>
          <table:table-cell office:value-type="float" office:value="-0.3396798" calcext:value-type="float">
            <text:p>-0.3396798</text:p>
          </table:table-cell>
        </table:table-row>
        <table:table-row table:style-name="ro1">
          <table:table-cell office:value-type="float" office:value="-0.989615" calcext:value-type="float">
            <text:p>-0.989615</text:p>
          </table:table-cell>
          <table:table-cell/>
          <table:table-cell office:value-type="float" office:value="-0.4906977" calcext:value-type="float">
            <text:p>-0.4906977</text:p>
          </table:table-cell>
        </table:table-row>
        <table:table-row table:style-name="ro1">
          <table:table-cell office:value-type="float" office:value="-0.9645447" calcext:value-type="float">
            <text:p>-0.9645447</text:p>
          </table:table-cell>
          <table:table-cell/>
          <table:table-cell office:value-type="float" office:value="-0.4518922" calcext:value-type="float">
            <text:p>-0.4518922</text:p>
          </table:table-cell>
        </table:table-row>
        <table:table-row table:style-name="ro1">
          <table:table-cell office:value-type="float" office:value="-0.9249406" calcext:value-type="float">
            <text:p>-0.9249406</text:p>
          </table:table-cell>
          <table:table-cell/>
          <table:table-cell office:value-type="float" office:value="-0.235668" calcext:value-type="float">
            <text:p>-0.235668</text:p>
          </table:table-cell>
        </table:table-row>
        <table:table-row table:style-name="ro1">
          <table:table-cell office:value-type="float" office:value="-0.8713949" calcext:value-type="float">
            <text:p>-0.8713949</text:p>
          </table:table-cell>
          <table:table-cell/>
          <table:table-cell office:value-type="float" office:value="-0.2676198" calcext:value-type="float">
            <text:p>-0.2676198</text:p>
          </table:table-cell>
        </table:table-row>
        <table:table-row table:style-name="ro1">
          <table:table-cell office:value-type="float" office:value="-0.8047164" calcext:value-type="float">
            <text:p>-0.8047164</text:p>
          </table:table-cell>
          <table:table-cell/>
          <table:table-cell office:value-type="float" office:value="-0.7342076" calcext:value-type="float">
            <text:p>-0.7342076</text:p>
          </table:table-cell>
        </table:table-row>
        <table:table-row table:style-name="ro1">
          <table:table-cell office:value-type="float" office:value="-0.7259154" calcext:value-type="float">
            <text:p>-0.7259154</text:p>
          </table:table-cell>
          <table:table-cell/>
          <table:table-cell office:value-type="float" office:value="-0.3206185" calcext:value-type="float">
            <text:p>-0.3206185</text:p>
          </table:table-cell>
        </table:table-row>
        <table:table-row table:style-name="ro1">
          <table:table-cell office:value-type="float" office:value="-0.6361696" calcext:value-type="float">
            <text:p>-0.6361696</text:p>
          </table:table-cell>
          <table:table-cell/>
          <table:table-cell office:value-type="float" office:value="-0.6016266" calcext:value-type="float">
            <text:p>-0.6016266</text:p>
          </table:table-cell>
        </table:table-row>
        <table:table-row table:style-name="ro1">
          <table:table-cell office:value-type="float" office:value="-0.5368361" calcext:value-type="float">
            <text:p>-0.5368361</text:p>
          </table:table-cell>
          <table:table-cell/>
          <table:table-cell office:value-type="float" office:value="0.3356414" calcext:value-type="float">
            <text:p>0.3356414</text:p>
          </table:table-cell>
        </table:table-row>
        <table:table-row table:style-name="ro1">
          <table:table-cell office:value-type="float" office:value="-0.429419" calcext:value-type="float">
            <text:p>-0.429419</text:p>
          </table:table-cell>
          <table:table-cell/>
          <table:table-cell office:value-type="float" office:value="-0.1359644" calcext:value-type="float">
            <text:p>-0.1359644</text:p>
          </table:table-cell>
        </table:table-row>
        <table:table-row table:style-name="ro1">
          <table:table-cell office:value-type="float" office:value="-0.3155237" calcext:value-type="float">
            <text:p>-0.3155237</text:p>
          </table:table-cell>
          <table:table-cell/>
          <table:table-cell office:value-type="float" office:value="0.2519627" calcext:value-type="float">
            <text:p>0.2519627</text:p>
          </table:table-cell>
        </table:table-row>
        <table:table-row table:style-name="ro1">
          <table:table-cell office:value-type="float" office:value="-0.1968805" calcext:value-type="float">
            <text:p>-0.1968805</text:p>
          </table:table-cell>
          <table:table-cell/>
          <table:table-cell office:value-type="float" office:value="0.6126057" calcext:value-type="float">
            <text:p>0.6126057</text:p>
          </table:table-cell>
        </table:table-row>
        <table:table-row table:style-name="ro1">
          <table:table-cell table:style-name="ce1" office:value-type="float" office:value="-0.075263061" calcext:value-type="float">
            <text:p>-7.53E-02</text:p>
          </table:table-cell>
          <table:table-cell/>
          <table:table-cell office:value-type="float" office:value="0.8705229" calcext:value-type="float">
            <text:p>0.8705229</text:p>
          </table:table-cell>
        </table:table-row>
        <table:table-row table:style-name="ro1">
          <table:table-cell table:style-name="ce1" office:value-type="float" office:value="0.047488715" calcext:value-type="float">
            <text:p>4.75E-02</text:p>
          </table:table-cell>
          <table:table-cell/>
          <table:table-cell office:value-type="float" office:value="0.2205925" calcext:value-type="float">
            <text:p>0.2205925</text:p>
          </table:table-cell>
        </table:table-row>
        <table:table-row table:style-name="ro1">
          <table:table-cell office:value-type="float" office:value="0.1695173" calcext:value-type="float">
            <text:p>0.1695173</text:p>
          </table:table-cell>
          <table:table-cell/>
          <table:table-cell office:value-type="float" office:value="0.9964699" calcext:value-type="float">
            <text:p>0.9964699</text:p>
          </table:table-cell>
        </table:table-row>
        <table:table-row table:style-name="ro1">
          <table:table-cell office:value-type="float" office:value="0.2889987" calcext:value-type="float">
            <text:p>0.2889987</text:p>
          </table:table-cell>
          <table:table-cell/>
          <table:table-cell office:value-type="float" office:value="0.8280519" calcext:value-type="float">
            <text:p>0.8280519</text:p>
          </table:table-cell>
        </table:table-row>
        <table:table-row table:style-name="ro1">
          <table:table-cell office:value-type="float" office:value="0.4041246" calcext:value-type="float">
            <text:p>0.4041246</text:p>
          </table:table-cell>
          <table:table-cell/>
          <table:table-cell office:value-type="float" office:value="0.4248776" calcext:value-type="float">
            <text:p>0.4248776</text:p>
          </table:table-cell>
        </table:table-row>
        <table:table-row table:style-name="ro1">
          <table:table-cell office:value-type="float" office:value="0.5131534" calcext:value-type="float">
            <text:p>0.5131534</text:p>
          </table:table-cell>
          <table:table-cell/>
          <table:table-cell office:value-type="float" office:value="0.8576355" calcext:value-type="float">
            <text:p>0.8576355</text:p>
          </table:table-cell>
        </table:table-row>
        <table:table-row table:style-name="ro1">
          <table:table-cell office:value-type="float" office:value="0.6144556" calcext:value-type="float">
            <text:p>0.6144556</text:p>
          </table:table-cell>
          <table:table-cell/>
          <table:table-cell office:value-type="float" office:value="0.9556179" calcext:value-type="float">
            <text:p>0.9556179</text:p>
          </table:table-cell>
        </table:table-row>
        <table:table-row table:style-name="ro1">
          <table:table-cell office:value-type="float" office:value="0.7064973" calcext:value-type="float">
            <text:p>0.7064973</text:p>
          </table:table-cell>
          <table:table-cell/>
          <table:table-cell office:value-type="float" office:value="1.514854" calcext:value-type="float">
            <text:p>1.514854</text:p>
          </table:table-cell>
        </table:table-row>
        <table:table-row table:style-name="ro1">
          <table:table-cell office:value-type="float" office:value="0.7878868" calcext:value-type="float">
            <text:p>0.7878868</text:p>
          </table:table-cell>
          <table:table-cell/>
          <table:table-cell office:value-type="float" office:value="1.05528" calcext:value-type="float">
            <text:p>1.05528</text:p>
          </table:table-cell>
        </table:table-row>
        <table:table-row table:style-name="ro1">
          <table:table-cell office:value-type="float" office:value="0.8574075" calcext:value-type="float">
            <text:p>0.8574075</text:p>
          </table:table-cell>
          <table:table-cell/>
          <table:table-cell office:value-type="float" office:value="1.537615" calcext:value-type="float">
            <text:p>1.537615</text:p>
          </table:table-cell>
        </table:table-row>
        <table:table-row table:style-name="ro1">
          <table:table-cell office:value-type="float" office:value="0.9140062" calcext:value-type="float">
            <text:p>0.9140062</text:p>
          </table:table-cell>
          <table:table-cell/>
          <table:table-cell office:value-type="float" office:value="1.84959" calcext:value-type="float">
            <text:p>1.84959</text:p>
          </table:table-cell>
        </table:table-row>
        <table:table-row table:style-name="ro1">
          <table:table-cell office:value-type="float" office:value="0.9568279" calcext:value-type="float">
            <text:p>0.9568279</text:p>
          </table:table-cell>
          <table:table-cell/>
          <table:table-cell office:value-type="float" office:value="1.902581" calcext:value-type="float">
            <text:p>1.902581</text:p>
          </table:table-cell>
        </table:table-row>
        <table:table-row table:style-name="ro1">
          <table:table-cell office:value-type="float" office:value="0.9852324" calcext:value-type="float">
            <text:p>0.9852324</text:p>
          </table:table-cell>
          <table:table-cell/>
          <table:table-cell office:value-type="float" office:value="1.894263" calcext:value-type="float">
            <text:p>1.894263</text:p>
          </table:table-cell>
        </table:table-row>
        <table:table-row table:style-name="ro1">
          <table:table-cell office:value-type="float" office:value="0.9987885" calcext:value-type="float">
            <text:p>0.9987885</text:p>
          </table:table-cell>
          <table:table-cell/>
          <table:table-cell office:value-type="float" office:value="1.81765" calcext:value-type="float">
            <text:p>1.81765</text:p>
          </table:table-cell>
        </table:table-row>
        <table:table-row table:style-name="ro1">
          <table:table-cell office:value-type="float" office:value="0.9972925" calcext:value-type="float">
            <text:p>0.9972925</text:p>
          </table:table-cell>
          <table:table-cell/>
          <table:table-cell office:value-type="float" office:value="1.121869" calcext:value-type="float">
            <text:p>1.121869</text:p>
          </table:table-cell>
        </table:table-row>
        <table:table-row table:style-name="ro1">
          <table:table-cell office:value-type="float" office:value="0.9807668" calcext:value-type="float">
            <text:p>0.9807668</text:p>
          </table:table-cell>
          <table:table-cell/>
          <table:table-cell office:value-type="float" office:value="1.387404" calcext:value-type="float">
            <text:p>1.387404</text:p>
          </table:table-cell>
        </table:table-row>
        <table:table-row table:style-name="ro1">
          <table:table-cell office:value-type="float" office:value="0.94946" calcext:value-type="float">
            <text:p>0.94946</text:p>
          </table:table-cell>
          <table:table-cell/>
          <table:table-cell office:value-type="float" office:value="1.12496" calcext:value-type="float">
            <text:p>1.12496</text:p>
          </table:table-cell>
        </table:table-row>
        <table:table-row table:style-name="ro1">
          <table:table-cell office:value-type="float" office:value="0.9038472" calcext:value-type="float">
            <text:p>0.9038472</text:p>
          </table:table-cell>
          <table:table-cell/>
          <table:table-cell office:value-type="float" office:value="1.840237" calcext:value-type="float">
            <text:p>1.840237</text:p>
          </table:table-cell>
        </table:table-row>
        <table:table-row table:style-name="ro1">
          <table:table-cell office:value-type="float" office:value="0.8446103" calcext:value-type="float">
            <text:p>0.8446103</text:p>
          </table:table-cell>
          <table:table-cell/>
          <table:table-cell office:value-type="float" office:value="1.215811" calcext:value-type="float">
            <text:p>1.215811</text:p>
          </table:table-cell>
        </table:table-row>
        <table:table-row table:style-name="ro1">
          <table:table-cell office:value-type="float" office:value="0.7726443" calcext:value-type="float">
            <text:p>0.7726443</text:p>
          </table:table-cell>
          <table:table-cell/>
          <table:table-cell office:value-type="float" office:value="1.592712" calcext:value-type="float">
            <text:p>1.592712</text:p>
          </table:table-cell>
        </table:table-row>
        <table:table-row table:style-name="ro1">
          <table:table-cell office:value-type="float" office:value="0.6890394" calcext:value-type="float">
            <text:p>0.6890394</text:p>
          </table:table-cell>
          <table:table-cell/>
          <table:table-cell office:value-type="float" office:value="1.44044" calcext:value-type="float">
            <text:p>1.44044</text:p>
          </table:table-cell>
        </table:table-row>
        <table:table-row table:style-name="ro1">
          <table:table-cell office:value-type="float" office:value="0.5950451" calcext:value-type="float">
            <text:p>0.5950451</text:p>
          </table:table-cell>
          <table:table-cell/>
          <table:table-cell office:value-type="float" office:value="1.498165" calcext:value-type="float">
            <text:p>1.498165</text:p>
          </table:table-cell>
        </table:table-row>
        <table:table-row table:style-name="ro1">
          <table:table-cell office:value-type="float" office:value="0.4920831" calcext:value-type="float">
            <text:p>0.4920831</text:p>
          </table:table-cell>
          <table:table-cell/>
          <table:table-cell office:value-type="float" office:value="0.8516862" calcext:value-type="float">
            <text:p>0.8516862</text:p>
          </table:table-cell>
        </table:table-row>
        <table:table-row table:style-name="ro1">
          <table:table-cell office:value-type="float" office:value="0.3817119" calcext:value-type="float">
            <text:p>0.3817119</text:p>
          </table:table-cell>
          <table:table-cell/>
          <table:table-cell office:value-type="float" office:value="0.7930121" calcext:value-type="float">
            <text:p>0.7930121</text:p>
          </table:table-cell>
        </table:table-row>
        <table:table-row table:style-name="ro1">
          <table:table-cell office:value-type="float" office:value="0.2655813" calcext:value-type="float">
            <text:p>0.2655813</text:p>
          </table:table-cell>
          <table:table-cell/>
          <table:table-cell office:value-type="float" office:value="1.022321" calcext:value-type="float">
            <text:p>1.022321</text:p>
          </table:table-cell>
        </table:table-row>
        <table:table-row table:style-name="ro1">
          <table:table-cell office:value-type="float" office:value="0.1454482" calcext:value-type="float">
            <text:p>0.1454482</text:p>
          </table:table-cell>
          <table:table-cell/>
          <table:table-cell office:value-type="float" office:value="0.9167377" calcext:value-type="float">
            <text:p>0.9167377</text:p>
          </table:table-cell>
        </table:table-row>
        <table:table-row table:style-name="ro1">
          <table:table-cell table:style-name="ce1" office:value-type="float" office:value="0.023130639" calcext:value-type="float">
            <text:p>2.31E-02</text:p>
          </table:table-cell>
          <table:table-cell/>
          <table:table-cell office:value-type="float" office:value="0.1558616" calcext:value-type="float">
            <text:p>0.1558616</text:p>
          </table:table-cell>
        </table:table-row>
        <table:table-row table:style-name="ro1">
          <table:table-cell table:style-name="ce1" office:value-type="float" office:value="-0.09954305" calcext:value-type="float">
            <text:p>-9.95E-02</text:p>
          </table:table-cell>
          <table:table-cell/>
          <table:table-cell office:value-type="float" office:value="0.3705716" calcext:value-type="float">
            <text:p>0.3705716</text:p>
          </table:table-cell>
        </table:table-row>
        <table:table-row table:style-name="ro1">
          <table:table-cell office:value-type="float" office:value="-0.2207165" calcext:value-type="float">
            <text:p>-0.2207165</text:p>
          </table:table-cell>
          <table:table-cell/>
          <table:table-cell office:value-type="float" office:value="0.4505767" calcext:value-type="float">
            <text:p>0.4505767</text:p>
          </table:table-cell>
        </table:table-row>
        <table:table-row table:style-name="ro1">
          <table:table-cell office:value-type="float" office:value="-0.3385564" calcext:value-type="float">
            <text:p>-0.3385564</text:p>
          </table:table-cell>
          <table:table-cell/>
          <table:table-cell office:value-type="float" office:value="0.117319" calcext:value-type="float">
            <text:p>0.117319</text:p>
          </table:table-cell>
        </table:table-row>
        <table:table-row table:style-name="ro1">
          <table:table-cell office:value-type="float" office:value="-0.4513014" calcext:value-type="float">
            <text:p>-0.4513014</text:p>
          </table:table-cell>
          <table:table-cell/>
          <table:table-cell office:value-type="float" office:value="0.5161326" calcext:value-type="float">
            <text:p>0.5161326</text:p>
          </table:table-cell>
        </table:table-row>
        <table:table-row table:style-name="ro1">
          <table:table-cell office:value-type="float" office:value="-0.5572449" calcext:value-type="float">
            <text:p>-0.5572449</text:p>
          </table:table-cell>
          <table:table-cell/>
          <table:table-cell office:value-type="float" office:value="-0.4918143" calcext:value-type="float">
            <text:p>-0.4918143</text:p>
          </table:table-cell>
        </table:table-row>
        <table:table-row table:style-name="ro1">
          <table:table-cell office:value-type="float" office:value="-0.6547844" calcext:value-type="float">
            <text:p>-0.6547844</text:p>
          </table:table-cell>
          <table:table-cell/>
          <table:table-cell office:value-type="float" office:value="-0.3184804" calcext:value-type="float">
            <text:p>-0.3184804</text:p>
          </table:table-cell>
        </table:table-row>
        <table:table-row table:style-name="ro1">
          <table:table-cell office:value-type="float" office:value="-0.742462" calcext:value-type="float">
            <text:p>-0.742462</text:p>
          </table:table-cell>
          <table:table-cell/>
          <table:table-cell office:value-type="float" office:value="-0.495586" calcext:value-type="float">
            <text:p>-0.495586</text:p>
          </table:table-cell>
        </table:table-row>
        <table:table-row table:style-name="ro1">
          <table:table-cell office:value-type="float" office:value="-0.8189501" calcext:value-type="float">
            <text:p>-0.8189501</text:p>
          </table:table-cell>
          <table:table-cell/>
          <table:table-cell table:style-name="ce1" office:value-type="float" office:value="-0.064090371" calcext:value-type="float">
            <text:p>-6.41E-02</text:p>
          </table:table-cell>
        </table:table-row>
        <table:table-row table:style-name="ro1">
          <table:table-cell office:value-type="float" office:value="-0.8830922" calcext:value-type="float">
            <text:p>-0.8830922</text:p>
          </table:table-cell>
          <table:table-cell/>
          <table:table-cell office:value-type="float" office:value="-0.6037008" calcext:value-type="float">
            <text:p>-0.6037008</text:p>
          </table:table-cell>
        </table:table-row>
        <table:table-row table:style-name="ro1">
          <table:table-cell office:value-type="float" office:value="-0.9339297" calcext:value-type="float">
            <text:p>-0.9339297</text:p>
          </table:table-cell>
          <table:table-cell/>
          <table:table-cell table:style-name="ce1" office:value-type="float" office:value="0.041625559" calcext:value-type="float">
            <text:p>4.16E-02</text:p>
          </table:table-cell>
        </table:table-row>
        <table:table-row table:style-name="ro1">
          <table:table-cell office:value-type="float" office:value="-0.9706921" calcext:value-type="float">
            <text:p>-0.9706921</text:p>
          </table:table-cell>
          <table:table-cell/>
          <table:table-cell office:value-type="float" office:value="-0.407168" calcext:value-type="float">
            <text:p>-0.407168</text:p>
          </table:table-cell>
        </table:table-row>
        <table:table-row table:style-name="ro1">
          <table:table-cell office:value-type="float" office:value="-0.9928243" calcext:value-type="float">
            <text:p>-0.9928243</text:p>
          </table:table-cell>
          <table:table-cell/>
          <table:table-cell table:style-name="ce1" office:value-type="float" office:value="-0.027456403" calcext:value-type="float">
            <text:p>-2.75E-02</text:p>
          </table:table-cell>
        </table:table-row>
        <table:table-row table:style-name="ro1">
          <table:table-cell office:value-type="float" office:value="-0.9999956" calcext:value-type="float">
            <text:p>-0.9999956</text:p>
          </table:table-cell>
          <table:table-cell/>
          <table:table-cell office:value-type="float" office:value="-0.3316063" calcext:value-type="float">
            <text:p>-0.3316063</text:p>
          </table:table-cell>
        </table:table-row>
        <table:table-row table:style-name="ro1">
          <table:table-cell office:value-type="float" office:value="-0.992096" calcext:value-type="float">
            <text:p>-0.992096</text:p>
          </table:table-cell>
          <table:table-cell/>
          <table:table-cell office:value-type="float" office:value="-0.4407856" calcext:value-type="float">
            <text:p>-0.4407856</text:p>
          </table:table-cell>
        </table:table-row>
        <table:table-row table:style-name="ro1">
          <table:table-cell office:value-type="float" office:value="-0.9692465" calcext:value-type="float">
            <text:p>-0.9692465</text:p>
          </table:table-cell>
          <table:table-cell/>
          <table:table-cell office:value-type="float" office:value="-0.6397685" calcext:value-type="float">
            <text:p>-0.6397685</text:p>
          </table:table-cell>
        </table:table-row>
        <table:table-row table:style-name="ro1">
          <table:table-cell office:value-type="float" office:value="-0.9317886" calcext:value-type="float">
            <text:p>-0.9317886</text:p>
          </table:table-cell>
          <table:table-cell/>
          <table:table-cell office:value-type="float" office:value="-0.4594254" calcext:value-type="float">
            <text:p>-0.4594254</text:p>
          </table:table-cell>
        </table:table-row>
        <table:table-row table:style-name="ro1">
          <table:table-cell office:value-type="float" office:value="-0.8802878" calcext:value-type="float">
            <text:p>-0.8802878</text:p>
          </table:table-cell>
          <table:table-cell/>
          <table:table-cell office:value-type="float" office:value="-0.7237808" calcext:value-type="float">
            <text:p>-0.7237808</text:p>
          </table:table-cell>
        </table:table-row>
        <table:table-row table:style-name="ro1">
          <table:table-cell office:value-type="float" office:value="-0.8155247" calcext:value-type="float">
            <text:p>-0.8155247</text:p>
          </table:table-cell>
          <table:table-cell/>
          <table:table-cell office:value-type="float" office:value="-0.1241614" calcext:value-type="float">
            <text:p>-0.1241614</text:p>
          </table:table-cell>
        </table:table-row>
        <table:table-row table:style-name="ro1">
          <table:table-cell office:value-type="float" office:value="-0.7384673" calcext:value-type="float">
            <text:p>-0.7384673</text:p>
          </table:table-cell>
          <table:table-cell/>
          <table:table-cell office:value-type="float" office:value="-0.5727386" calcext:value-type="float">
            <text:p>-0.5727386</text:p>
          </table:table-cell>
        </table:table-row>
        <table:table-row table:style-name="ro1">
          <table:table-cell office:value-type="float" office:value="-0.6502804" calcext:value-type="float">
            <text:p>-0.6502804</text:p>
          </table:table-cell>
          <table:table-cell/>
          <table:table-cell office:value-type="float" office:value="-0.199269" calcext:value-type="float">
            <text:p>-0.199269</text:p>
          </table:table-cell>
        </table:table-row>
        <table:table-row table:style-name="ro1">
          <table:table-cell office:value-type="float" office:value="-0.5522996" calcext:value-type="float">
            <text:p>-0.5522996</text:p>
          </table:table-cell>
          <table:table-cell/>
          <table:table-cell office:value-type="float" office:value="0.4379157" calcext:value-type="float">
            <text:p>0.4379157</text:p>
          </table:table-cell>
        </table:table-row>
        <table:table-row table:style-name="ro1">
          <table:table-cell office:value-type="float" office:value="-0.4459894" calcext:value-type="float">
            <text:p>-0.4459894</text:p>
          </table:table-cell>
          <table:table-cell/>
          <table:table-cell table:style-name="ce1" office:value-type="float" office:value="0.029760599" calcext:value-type="float">
            <text:p>2.98E-02</text:p>
          </table:table-cell>
        </table:table-row>
        <table:table-row table:style-name="ro1">
          <table:table-cell office:value-type="float" office:value="-0.3329577" calcext:value-type="float">
            <text:p>-0.3329577</text:p>
          </table:table-cell>
          <table:table-cell/>
          <table:table-cell table:style-name="ce1" office:value-type="float" office:value="0.057098597" calcext:value-type="float">
            <text:p>5.71E-02</text:p>
          </table:table-cell>
        </table:table-row>
        <table:table-row table:style-name="ro1">
          <table:table-cell office:value-type="float" office:value="-0.2149154" calcext:value-type="float">
            <text:p>-0.2149154</text:p>
          </table:table-cell>
          <table:table-cell/>
          <table:table-cell office:value-type="float" office:value="0.7697544" calcext:value-type="float">
            <text:p>0.7697544</text:p>
          </table:table-cell>
        </table:table-row>
        <table:table-row table:style-name="ro1">
          <table:table-cell table:style-name="ce1" office:value-type="float" office:value="-0.093627028" calcext:value-type="float">
            <text:p>-9.36E-02</text:p>
          </table:table-cell>
          <table:table-cell/>
          <table:table-cell office:value-type="float" office:value="0.728357" calcext:value-type="float">
            <text:p>0.728357</text:p>
          </table:table-cell>
        </table:table-row>
        <table:table-row table:style-name="ro1">
          <table:table-cell table:style-name="ce1" office:value-type="float" office:value="0.029072428" calcext:value-type="float">
            <text:p>2.91E-02</text:p>
          </table:table-cell>
          <table:table-cell/>
          <table:table-cell office:value-type="float" office:value="0.9832044" calcext:value-type="float">
            <text:p>0.9832044</text:p>
          </table:table-cell>
        </table:table-row>
        <table:table-row table:style-name="ro1">
          <table:table-cell office:value-type="float" office:value="0.1513262" calcext:value-type="float">
            <text:p>0.1513262</text:p>
          </table:table-cell>
          <table:table-cell/>
          <table:table-cell office:value-type="float" office:value="0.2746956" calcext:value-type="float">
            <text:p>0.2746956</text:p>
          </table:table-cell>
        </table:table-row>
        <table:table-row table:style-name="ro1">
          <table:table-cell office:value-type="float" office:value="0.271307" calcext:value-type="float">
            <text:p>0.271307</text:p>
          </table:table-cell>
          <table:table-cell/>
          <table:table-cell office:value-type="float" office:value="0.6701447" calcext:value-type="float">
            <text:p>0.6701447</text:p>
          </table:table-cell>
        </table:table-row>
        <table:table-row table:style-name="ro1">
          <table:table-cell office:value-type="float" office:value="0.3871989" calcext:value-type="float">
            <text:p>0.3871989</text:p>
          </table:table-cell>
          <table:table-cell/>
          <table:table-cell office:value-type="float" office:value="1.188102" calcext:value-type="float">
            <text:p>1.188102</text:p>
          </table:table-cell>
        </table:table-row>
        <table:table-row table:style-name="ro1">
          <table:table-cell office:value-type="float" office:value="0.4972487" calcext:value-type="float">
            <text:p>0.4972487</text:p>
          </table:table-cell>
          <table:table-cell/>
          <table:table-cell office:value-type="float" office:value="1.003139" calcext:value-type="float">
            <text:p>1.003139</text:p>
          </table:table-cell>
        </table:table-row>
        <table:table-row table:style-name="ro1">
          <table:table-cell office:value-type="float" office:value="0.5998116" calcext:value-type="float">
            <text:p>0.5998116</text:p>
          </table:table-cell>
          <table:table-cell/>
          <table:table-cell office:value-type="float" office:value="1.381398" calcext:value-type="float">
            <text:p>1.381398</text:p>
          </table:table-cell>
        </table:table-row>
        <table:table-row table:style-name="ro1">
          <table:table-cell office:value-type="float" office:value="0.6933293" calcext:value-type="float">
            <text:p>0.6933293</text:p>
          </table:table-cell>
          <table:table-cell/>
          <table:table-cell office:value-type="float" office:value="0.8296638" calcext:value-type="float">
            <text:p>0.8296638</text:p>
          </table:table-cell>
        </table:table-row>
        <table:table-row table:style-name="ro1">
          <table:table-cell office:value-type="float" office:value="0.776404" calcext:value-type="float">
            <text:p>0.776404</text:p>
          </table:table-cell>
          <table:table-cell/>
          <table:table-cell office:value-type="float" office:value="0.8482347" calcext:value-type="float">
            <text:p>0.8482347</text:p>
          </table:table-cell>
        </table:table-row>
        <table:table-row table:style-name="ro1">
          <table:table-cell office:value-type="float" office:value="0.8477776" calcext:value-type="float">
            <text:p>0.8477776</text:p>
          </table:table-cell>
          <table:table-cell/>
          <table:table-cell office:value-type="float" office:value="1.22021" calcext:value-type="float">
            <text:p>1.22021</text:p>
          </table:table-cell>
        </table:table-row>
        <table:table-row table:style-name="ro1">
          <table:table-cell office:value-type="float" office:value="0.9063711" calcext:value-type="float">
            <text:p>0.9063711</text:p>
          </table:table-cell>
          <table:table-cell/>
          <table:table-cell office:value-type="float" office:value="1.266051" calcext:value-type="float">
            <text:p>1.266051</text:p>
          </table:table-cell>
        </table:table-row>
        <table:table-row table:style-name="ro1">
          <table:table-cell office:value-type="float" office:value="0.9513089" calcext:value-type="float">
            <text:p>0.9513089</text:p>
          </table:table-cell>
          <table:table-cell/>
          <table:table-cell office:value-type="float" office:value="1.900025" calcext:value-type="float">
            <text:p>1.900025</text:p>
          </table:table-cell>
        </table:table-row>
        <table:table-row table:style-name="ro1">
          <table:table-cell office:value-type="float" office:value="0.9819096" calcext:value-type="float">
            <text:p>0.9819096</text:p>
          </table:table-cell>
          <table:table-cell/>
          <table:table-cell office:value-type="float" office:value="1.093849" calcext:value-type="float">
            <text:p>1.093849</text:p>
          </table:table-cell>
        </table:table-row>
        <table:table-row table:style-name="ro1">
          <table:table-cell office:value-type="float" office:value="0.9977114" calcext:value-type="float">
            <text:p>0.9977114</text:p>
          </table:table-cell>
          <table:table-cell/>
          <table:table-cell office:value-type="float" office:value="1.186412" calcext:value-type="float">
            <text:p>1.186412</text:p>
          </table:table-cell>
        </table:table-row>
        <table:table-row table:style-name="ro1">
          <table:table-cell office:value-type="float" office:value="0.9984784" calcext:value-type="float">
            <text:p>0.9984784</text:p>
          </table:table-cell>
          <table:table-cell/>
          <table:table-cell office:value-type="float" office:value="1.942535" calcext:value-type="float">
            <text:p>1.942535</text:p>
          </table:table-cell>
        </table:table-row>
        <table:table-row table:style-name="ro1">
          <table:table-cell office:value-type="float" office:value="0.9841973" calcext:value-type="float">
            <text:p>0.9841973</text:p>
          </table:table-cell>
          <table:table-cell/>
          <table:table-cell office:value-type="float" office:value="1.021724" calcext:value-type="float">
            <text:p>1.021724</text:p>
          </table:table-cell>
        </table:table-row>
        <table:table-row table:style-name="ro1">
          <table:table-cell office:value-type="float" office:value="0.9550856" calcext:value-type="float">
            <text:p>0.9550856</text:p>
          </table:table-cell>
          <table:table-cell/>
          <table:table-cell office:value-type="float" office:value="1.144764" calcext:value-type="float">
            <text:p>1.144764</text:p>
          </table:table-cell>
        </table:table-row>
        <table:table-row table:style-name="ro1">
          <table:table-cell office:value-type="float" office:value="0.9115787" calcext:value-type="float">
            <text:p>0.9115787</text:p>
          </table:table-cell>
          <table:table-cell/>
          <table:table-cell office:value-type="float" office:value="1.178423" calcext:value-type="float">
            <text:p>1.178423</text:p>
          </table:table-cell>
        </table:table-row>
        <table:table-row table:style-name="ro1">
          <table:table-cell office:value-type="float" office:value="0.8543334" calcext:value-type="float">
            <text:p>0.8543334</text:p>
          </table:table-cell>
          <table:table-cell/>
          <table:table-cell office:value-type="float" office:value="1.790964" calcext:value-type="float">
            <text:p>1.790964</text:p>
          </table:table-cell>
        </table:table-row>
        <table:table-row table:style-name="ro1">
          <table:table-cell office:value-type="float" office:value="0.7842173" calcext:value-type="float">
            <text:p>0.7842173</text:p>
          </table:table-cell>
          <table:table-cell/>
          <table:table-cell office:value-type="float" office:value="1.33561" calcext:value-type="float">
            <text:p>1.33561</text:p>
          </table:table-cell>
        </table:table-row>
        <table:table-row table:style-name="ro1">
          <table:table-cell office:value-type="float" office:value="0.7022783" calcext:value-type="float">
            <text:p>0.7022783</text:p>
          </table:table-cell>
          <table:table-cell/>
          <table:table-cell office:value-type="float" office:value="1.103848" calcext:value-type="float">
            <text:p>1.103848</text:p>
          </table:table-cell>
        </table:table-row>
        <table:table-row table:style-name="ro1">
          <table:table-cell office:value-type="float" office:value="0.6097554" calcext:value-type="float">
            <text:p>0.6097554</text:p>
          </table:table-cell>
          <table:table-cell/>
          <table:table-cell office:value-type="float" office:value="1.572417" calcext:value-type="float">
            <text:p>1.572417</text:p>
          </table:table-cell>
        </table:table-row>
        <table:table-row table:style-name="ro1">
          <table:table-cell office:value-type="float" office:value="0.5080494" calcext:value-type="float">
            <text:p>0.5080494</text:p>
          </table:table-cell>
          <table:table-cell/>
          <table:table-cell office:value-type="float" office:value="1.175489" calcext:value-type="float">
            <text:p>1.175489</text:p>
          </table:table-cell>
        </table:table-row>
        <table:table-row table:style-name="ro1">
          <table:table-cell office:value-type="float" office:value="0.3986807" calcext:value-type="float">
            <text:p>0.3986807</text:p>
          </table:table-cell>
          <table:table-cell/>
          <table:table-cell office:value-type="float" office:value="0.8927339" calcext:value-type="float">
            <text:p>0.8927339</text:p>
          </table:table-cell>
        </table:table-row>
        <table:table-row table:style-name="ro1">
          <table:table-cell office:value-type="float" office:value="0.2833034" calcext:value-type="float">
            <text:p>0.2833034</text:p>
          </table:table-cell>
          <table:table-cell/>
          <table:table-cell office:value-type="float" office:value="0.97296" calcext:value-type="float">
            <text:p>0.97296</text:p>
          </table:table-cell>
        </table:table-row>
        <table:table-row table:style-name="ro1">
          <table:table-cell office:value-type="float" office:value="0.163664" calcext:value-type="float">
            <text:p>0.163664</text:p>
          </table:table-cell>
          <table:table-cell/>
          <table:table-cell office:value-type="float" office:value="0.485787" calcext:value-type="float">
            <text:p>0.485787</text:p>
          </table:table-cell>
        </table:table-row>
        <table:table-row table:style-name="ro1">
          <table:table-cell table:style-name="ce1" office:value-type="float" office:value="0.041550793" calcext:value-type="float">
            <text:p>4.16E-02</text:p>
          </table:table-cell>
          <table:table-cell/>
          <table:table-cell office:value-type="float" office:value="0.5473315" calcext:value-type="float">
            <text:p>0.5473315</text:p>
          </table:table-cell>
        </table:table-row>
        <table:table-row table:style-name="ro1">
          <table:table-cell table:style-name="ce1" office:value-type="float" office:value="-0.081188664" calcext:value-type="float">
            <text:p>-8.12E-02</text:p>
          </table:table-cell>
          <table:table-cell/>
          <table:table-cell office:value-type="float" office:value="0.5707005" calcext:value-type="float">
            <text:p>0.5707005</text:p>
          </table:table-cell>
        </table:table-row>
        <table:table-row table:style-name="ro1">
          <table:table-cell office:value-type="float" office:value="-0.2026971" calcext:value-type="float">
            <text:p>-0.2026971</text:p>
          </table:table-cell>
          <table:table-cell/>
          <table:table-cell office:value-type="float" office:value="0.2518381" calcext:value-type="float">
            <text:p>0.2518381</text:p>
          </table:table-cell>
        </table:table-row>
        <table:table-row table:style-name="ro1">
          <table:table-cell office:value-type="float" office:value="-0.3211582" calcext:value-type="float">
            <text:p>-0.3211582</text:p>
          </table:table-cell>
          <table:table-cell/>
          <table:table-cell office:value-type="float" office:value="-0.1523581" calcext:value-type="float">
            <text:p>-0.1523581</text:p>
          </table:table-cell>
        </table:table-row>
        <table:table-row table:style-name="ro1">
          <table:table-cell office:value-type="float" office:value="-0.4347793" calcext:value-type="float">
            <text:p>-0.4347793</text:p>
          </table:table-cell>
          <table:table-cell/>
          <table:table-cell office:value-type="float" office:value="0.3799186" calcext:value-type="float">
            <text:p>0.3799186</text:p>
          </table:table-cell>
        </table:table-row>
        <table:table-row table:style-name="ro1">
          <table:table-cell office:value-type="float" office:value="-0.5418413" calcext:value-type="float">
            <text:p>-0.5418413</text:p>
          </table:table-cell>
          <table:table-cell/>
          <table:table-cell office:value-type="float" office:value="-0.5121088" calcext:value-type="float">
            <text:p>-0.5121088</text:p>
          </table:table-cell>
        </table:table-row>
        <table:table-row table:style-name="ro1">
          <table:table-cell office:value-type="float" office:value="-0.6407443" calcext:value-type="float">
            <text:p>-0.6407443</text:p>
          </table:table-cell>
          <table:table-cell/>
          <table:table-cell table:style-name="ce1" office:value-type="float" office:value="-0.0954687" calcext:value-type="float">
            <text:p>-9.55E-02</text:p>
          </table:table-cell>
        </table:table-row>
        <table:table-row table:style-name="ro1">
          <table:table-cell office:value-type="float" office:value="-0.7299905" calcext:value-type="float">
            <text:p>-0.7299905</text:p>
          </table:table-cell>
          <table:table-cell/>
          <table:table-cell office:value-type="float" office:value="-0.5997647" calcext:value-type="float">
            <text:p>-0.5997647</text:p>
          </table:table-cell>
        </table:table-row>
        <table:table-row table:style-name="ro1">
          <table:table-cell office:value-type="float" office:value="-0.8082308" calcext:value-type="float">
            <text:p>-0.8082308</text:p>
          </table:table-cell>
          <table:table-cell/>
          <table:table-cell office:value-type="float" office:value="-0.5322955" calcext:value-type="float">
            <text:p>-0.5322955</text:p>
          </table:table-cell>
        </table:table-row>
        <table:table-row table:style-name="ro1">
          <table:table-cell office:value-type="float" office:value="-0.8742954" calcext:value-type="float">
            <text:p>-0.8742954</text:p>
          </table:table-cell>
          <table:table-cell/>
          <table:table-cell office:value-type="float" office:value="-0.7152588" calcext:value-type="float">
            <text:p>-0.7152588</text:p>
          </table:table-cell>
        </table:table-row>
        <table:table-row table:style-name="ro1">
          <table:table-cell office:value-type="float" office:value="-0.9271836" calcext:value-type="float">
            <text:p>-0.9271836</text:p>
          </table:table-cell>
          <table:table-cell/>
          <table:table-cell table:style-name="ce1" office:value-type="float" office:value="-0.07453692" calcext:value-type="float">
            <text:p>-7.45E-02</text:p>
          </table:table-cell>
        </table:table-row>
        <table:table-row table:style-name="ro1">
          <table:table-cell office:value-type="float" office:value="-0.9660963" calcext:value-type="float">
            <text:p>-0.9660963</text:p>
          </table:table-cell>
          <table:table-cell/>
          <table:table-cell table:style-name="ce1" office:value-type="float" office:value="-0.067083716" calcext:value-type="float">
            <text:p>-6.71E-02</text:p>
          </table:table-cell>
        </table:table-row>
        <table:table-row table:style-name="ro1">
          <table:table-cell office:value-type="float" office:value="-0.9904519" calcext:value-type="float">
            <text:p>-0.9904519</text:p>
          </table:table-cell>
          <table:table-cell/>
          <table:table-cell office:value-type="float" office:value="-0.9840058" calcext:value-type="float">
            <text:p>-0.9840058</text:p>
          </table:table-cell>
        </table:table-row>
        <table:table-row table:style-name="ro1">
          <table:table-cell office:value-type="float" office:value="-0.9998806" calcext:value-type="float">
            <text:p>-0.9998806</text:p>
          </table:table-cell>
          <table:table-cell/>
          <table:table-cell office:value-type="float" office:value="-0.6970759" calcext:value-type="float">
            <text:p>-0.6970759</text:p>
          </table:table-cell>
        </table:table-row>
        <table:table-row table:style-name="ro1">
          <table:table-cell office:value-type="float" office:value="-0.9942408" calcext:value-type="float">
            <text:p>-0.9942408</text:p>
          </table:table-cell>
          <table:table-cell/>
          <table:table-cell office:value-type="float" office:value="-0.7167919" calcext:value-type="float">
            <text:p>-0.7167919</text:p>
          </table:table-cell>
        </table:table-row>
        <table:table-row table:style-name="ro1">
          <table:table-cell office:value-type="float" office:value="-0.9736171" calcext:value-type="float">
            <text:p>-0.9736171</text:p>
          </table:table-cell>
          <table:table-cell/>
          <table:table-cell office:value-type="float" office:value="-0.6618586" calcext:value-type="float">
            <text:p>-0.6618586</text:p>
          </table:table-cell>
        </table:table-row>
        <table:table-row table:style-name="ro1">
          <table:table-cell office:value-type="float" office:value="-0.9383202" calcext:value-type="float">
            <text:p>-0.9383202</text:p>
          </table:table-cell>
          <table:table-cell/>
          <table:table-cell table:style-name="ce1" office:value-type="float" office:value="-0.058877945" calcext:value-type="float">
            <text:p>-5.89E-02</text:p>
          </table:table-cell>
        </table:table-row>
        <table:table-row table:style-name="ro1">
          <table:table-cell office:value-type="float" office:value="-0.8888853" calcext:value-type="float">
            <text:p>-0.8888853</text:p>
          </table:table-cell>
          <table:table-cell/>
          <table:table-cell office:value-type="float" office:value="-0.8817324" calcext:value-type="float">
            <text:p>-0.8817324</text:p>
          </table:table-cell>
        </table:table-row>
        <table:table-row table:style-name="ro1">
          <table:table-cell office:value-type="float" office:value="-0.8260515" calcext:value-type="float">
            <text:p>-0.8260515</text:p>
          </table:table-cell>
          <table:table-cell/>
          <table:table-cell office:value-type="float" office:value="-0.1839323" calcext:value-type="float">
            <text:p>-0.1839323</text:p>
          </table:table-cell>
        </table:table-row>
        <table:table-row table:style-name="ro1">
          <table:table-cell office:value-type="float" office:value="-0.7507683" calcext:value-type="float">
            <text:p>-0.7507683</text:p>
          </table:table-cell>
          <table:table-cell/>
          <table:table-cell office:value-type="float" office:value="0.2212982" calcext:value-type="float">
            <text:p>0.2212982</text:p>
          </table:table-cell>
        </table:table-row>
        <table:table-row table:style-name="ro1">
          <table:table-cell office:value-type="float" office:value="-0.6641761" calcext:value-type="float">
            <text:p>-0.6641761</text:p>
          </table:table-cell>
          <table:table-cell/>
          <table:table-cell office:value-type="float" office:value="0.2400903" calcext:value-type="float">
            <text:p>0.2400903</text:p>
          </table:table-cell>
        </table:table-row>
        <table:table-row table:style-name="ro1">
          <table:table-cell office:value-type="float" office:value="-0.5675691" calcext:value-type="float">
            <text:p>-0.5675691</text:p>
          </table:table-cell>
          <table:table-cell/>
          <table:table-cell office:value-type="float" office:value="0.3222242" calcext:value-type="float">
            <text:p>0.3222242</text:p>
          </table:table-cell>
        </table:table-row>
        <table:table-row table:style-name="ro1">
          <table:table-cell office:value-type="float" office:value="-0.4624083" calcext:value-type="float">
            <text:p>-0.4624083</text:p>
          </table:table-cell>
          <table:table-cell/>
          <table:table-cell office:value-type="float" office:value="-0.1328054" calcext:value-type="float">
            <text:p>-0.1328054</text:p>
          </table:table-cell>
        </table:table-row>
        <table:table-row table:style-name="ro1">
          <table:table-cell office:value-type="float" office:value="-0.3502858" calcext:value-type="float">
            <text:p>-0.3502858</text:p>
          </table:table-cell>
          <table:table-cell/>
          <table:table-cell office:value-type="float" office:value="0.519035" calcext:value-type="float">
            <text:p>0.519035</text:p>
          </table:table-cell>
        </table:table-row>
        <table:table-row table:style-name="ro1">
          <table:table-cell office:value-type="float" office:value="-0.2328773" calcext:value-type="float">
            <text:p>-0.2328773</text:p>
          </table:table-cell>
          <table:table-cell/>
          <table:table-cell office:value-type="float" office:value="-0.1847595" calcext:value-type="float">
            <text:p>-0.1847595</text:p>
          </table:table-cell>
        </table:table-row>
        <table:table-row table:style-name="ro1">
          <table:table-cell office:value-type="float" office:value="-0.1119592" calcext:value-type="float">
            <text:p>-0.1119592</text:p>
          </table:table-cell>
          <table:table-cell/>
          <table:table-cell table:style-name="ce1" office:value-type="float" office:value="-0.043033756" calcext:value-type="float">
            <text:p>-4.30E-02</text:p>
          </table:table-cell>
        </table:table-row>
        <table:table-row table:style-name="ro1">
          <table:table-cell table:style-name="ce1" office:value-type="float" office:value="0.010638637" calcext:value-type="float">
            <text:p>1.06E-02</text:p>
          </table:table-cell>
          <table:table-cell/>
          <table:table-cell table:style-name="ce1" office:value-type="float" office:value="0.066896796" calcext:value-type="float">
            <text:p>6.69E-02</text:p>
          </table:table-cell>
        </table:table-row>
        <table:table-row table:style-name="ro1">
          <table:table-cell office:value-type="float" office:value="0.1330837" calcext:value-type="float">
            <text:p>0.1330837</text:p>
          </table:table-cell>
          <table:table-cell/>
          <table:table-cell office:value-type="float" office:value="0.7091638" calcext:value-type="float">
            <text:p>0.7091638</text:p>
          </table:table-cell>
        </table:table-row>
        <table:table-row table:style-name="ro1">
          <table:table-cell office:value-type="float" office:value="0.2535231" calcext:value-type="float">
            <text:p>0.2535231</text:p>
          </table:table-cell>
          <table:table-cell/>
          <table:table-cell office:value-type="float" office:value="0.3134156" calcext:value-type="float">
            <text:p>0.3134156</text:p>
          </table:table-cell>
        </table:table-row>
        <table:table-row table:style-name="ro1">
          <table:table-cell office:value-type="float" office:value="0.3701346" calcext:value-type="float">
            <text:p>0.3701346</text:p>
          </table:table-cell>
          <table:table-cell/>
          <table:table-cell office:value-type="float" office:value="1.127996" calcext:value-type="float">
            <text:p>1.127996</text:p>
          </table:table-cell>
        </table:table-row>
        <table:table-row table:style-name="ro1">
          <table:table-cell office:value-type="float" office:value="0.4811751" calcext:value-type="float">
            <text:p>0.4811751</text:p>
          </table:table-cell>
          <table:table-cell/>
          <table:table-cell office:value-type="float" office:value="0.8223559" calcext:value-type="float">
            <text:p>0.8223559</text:p>
          </table:table-cell>
        </table:table-row>
        <table:table-row table:style-name="ro1">
          <table:table-cell office:value-type="float" office:value="0.584964" calcext:value-type="float">
            <text:p>0.584964</text:p>
          </table:table-cell>
          <table:table-cell/>
          <table:table-cell office:value-type="float" office:value="1.374427" calcext:value-type="float">
            <text:p>1.374427</text:p>
          </table:table-cell>
        </table:table-row>
        <table:table-row table:style-name="ro1">
          <table:table-cell office:value-type="float" office:value="0.6799312" calcext:value-type="float">
            <text:p>0.6799312</text:p>
          </table:table-cell>
          <table:table-cell/>
          <table:table-cell office:value-type="float" office:value="0.9719681" calcext:value-type="float">
            <text:p>0.9719681</text:p>
          </table:table-cell>
        </table:table-row>
        <table:table-row table:style-name="ro1">
          <table:table-cell office:value-type="float" office:value="0.7646576" calcext:value-type="float">
            <text:p>0.7646576</text:p>
          </table:table-cell>
          <table:table-cell/>
          <table:table-cell office:value-type="float" office:value="1.028679" calcext:value-type="float">
            <text:p>1.028679</text:p>
          </table:table-cell>
        </table:table-row>
        <table:table-row table:style-name="ro1">
          <table:table-cell office:value-type="float" office:value="0.8378597" calcext:value-type="float">
            <text:p>0.8378597</text:p>
          </table:table-cell>
          <table:table-cell/>
          <table:table-cell office:value-type="float" office:value="1.721948" calcext:value-type="float">
            <text:p>1.721948</text:p>
          </table:table-cell>
        </table:table-row>
        <table:table-row table:style-name="ro1">
          <table:table-cell office:value-type="float" office:value="0.8984313" calcext:value-type="float">
            <text:p>0.8984313</text:p>
          </table:table-cell>
          <table:table-cell/>
          <table:table-cell office:value-type="float" office:value="1.156959" calcext:value-type="float">
            <text:p>1.156959</text:p>
          </table:table-cell>
        </table:table-row>
        <table:table-row table:style-name="ro1">
          <table:table-cell office:value-type="float" office:value="0.9454668" calcext:value-type="float">
            <text:p>0.9454668</text:p>
          </table:table-cell>
          <table:table-cell/>
          <table:table-cell office:value-type="float" office:value="1.778712" calcext:value-type="float">
            <text:p>1.778712</text:p>
          </table:table-cell>
        </table:table-row>
        <table:table-row table:style-name="ro1">
          <table:table-cell office:value-type="float" office:value="0.9782532" calcext:value-type="float">
            <text:p>0.9782532</text:p>
          </table:table-cell>
          <table:table-cell/>
          <table:table-cell office:value-type="float" office:value="0.9876226" calcext:value-type="float">
            <text:p>0.9876226</text:p>
          </table:table-cell>
        </table:table-row>
        <table:table-row table:style-name="ro1">
          <table:table-cell office:value-type="float" office:value="0.9962959" calcext:value-type="float">
            <text:p>0.9962959</text:p>
          </table:table-cell>
          <table:table-cell/>
          <table:table-cell office:value-type="float" office:value="1.795105" calcext:value-type="float">
            <text:p>1.795105</text:p>
          </table:table-cell>
        </table:table-row>
        <table:table-row table:style-name="ro1">
          <table:table-cell office:value-type="float" office:value="0.999325" calcext:value-type="float">
            <text:p>0.999325</text:p>
          </table:table-cell>
          <table:table-cell/>
          <table:table-cell office:value-type="float" office:value="1.840894" calcext:value-type="float">
            <text:p>1.840894</text:p>
          </table:table-cell>
        </table:table-row>
        <table:table-row table:style-name="ro1">
          <table:table-cell office:value-type="float" office:value="0.9872934" calcext:value-type="float">
            <text:p>0.9872934</text:p>
          </table:table-cell>
          <table:table-cell/>
          <table:table-cell office:value-type="float" office:value="1.496738" calcext:value-type="float">
            <text:p>1.496738</text:p>
          </table:table-cell>
        </table:table-row>
        <table:table-row table:style-name="ro1">
          <table:table-cell office:value-type="float" office:value="0.9603845" calcext:value-type="float">
            <text:p>0.9603845</text:p>
          </table:table-cell>
          <table:table-cell/>
          <table:table-cell office:value-type="float" office:value="1.832943" calcext:value-type="float">
            <text:p>1.832943</text:p>
          </table:table-cell>
        </table:table-row>
        <table:table-row table:style-name="ro1">
          <table:table-cell office:value-type="float" office:value="0.9190005" calcext:value-type="float">
            <text:p>0.9190005</text:p>
          </table:table-cell>
          <table:table-cell/>
          <table:table-cell office:value-type="float" office:value="1.715456" calcext:value-type="float">
            <text:p>1.715456</text:p>
          </table:table-cell>
        </table:table-row>
        <table:table-row table:style-name="ro1">
          <table:table-cell office:value-type="float" office:value="0.8637702" calcext:value-type="float">
            <text:p>0.8637702</text:p>
          </table:table-cell>
          <table:table-cell/>
          <table:table-cell office:value-type="float" office:value="1.488378" calcext:value-type="float">
            <text:p>1.488378</text:p>
          </table:table-cell>
        </table:table-row>
        <table:table-row table:style-name="ro1">
          <table:table-cell office:value-type="float" office:value="0.7955191" calcext:value-type="float">
            <text:p>0.7955191</text:p>
          </table:table-cell>
          <table:table-cell/>
          <table:table-cell office:value-type="float" office:value="1.598805" calcext:value-type="float">
            <text:p>1.598805</text:p>
          </table:table-cell>
        </table:table-row>
        <table:table-row table:style-name="ro1">
          <table:table-cell office:value-type="float" office:value="0.7152787" calcext:value-type="float">
            <text:p>0.7152787</text:p>
          </table:table-cell>
          <table:table-cell/>
          <table:table-cell office:value-type="float" office:value="1.248609" calcext:value-type="float">
            <text:p>1.248609</text:p>
          </table:table-cell>
        </table:table-row>
        <table:table-row table:style-name="ro1">
          <table:table-cell office:value-type="float" office:value="0.6242644" calcext:value-type="float">
            <text:p>0.6242644</text:p>
          </table:table-cell>
          <table:table-cell/>
          <table:table-cell office:value-type="float" office:value="1.005439" calcext:value-type="float">
            <text:p>1.005439</text:p>
          </table:table-cell>
        </table:table-row>
        <table:table-row table:style-name="ro1">
          <table:table-cell office:value-type="float" office:value="0.5238366" calcext:value-type="float">
            <text:p>0.5238366</text:p>
          </table:table-cell>
          <table:table-cell/>
          <table:table-cell office:value-type="float" office:value="0.537545" calcext:value-type="float">
            <text:p>0.537545</text:p>
          </table:table-cell>
        </table:table-row>
        <table:table-row table:style-name="ro1">
          <table:table-cell office:value-type="float" office:value="0.415514" calcext:value-type="float">
            <text:p>0.415514</text:p>
          </table:table-cell>
          <table:table-cell/>
          <table:table-cell office:value-type="float" office:value="0.9303832" calcext:value-type="float">
            <text:p>0.9303832</text:p>
          </table:table-cell>
        </table:table-row>
        <table:table-row table:style-name="ro1">
          <table:table-cell office:value-type="float" office:value="0.3009365" calcext:value-type="float">
            <text:p>0.3009365</text:p>
          </table:table-cell>
          <table:table-cell/>
          <table:table-cell office:value-type="float" office:value="0.5222949" calcext:value-type="float">
            <text:p>0.5222949</text:p>
          </table:table-cell>
        </table:table-row>
        <table:table-row table:style-name="ro1">
          <table:table-cell office:value-type="float" office:value="0.1818168" calcext:value-type="float">
            <text:p>0.1818168</text:p>
          </table:table-cell>
          <table:table-cell/>
          <table:table-cell office:value-type="float" office:value="0.2606264" calcext:value-type="float">
            <text:p>0.2606264</text:p>
          </table:table-cell>
        </table:table-row>
        <table:table-row table:style-name="ro1">
          <table:table-cell table:style-name="ce1" office:value-type="float" office:value="0.059956837" calcext:value-type="float">
            <text:p>6.00E-02</text:p>
          </table:table-cell>
          <table:table-cell/>
          <table:table-cell office:value-type="float" office:value="0.6812468" calcext:value-type="float">
            <text:p>0.6812468</text:p>
          </table:table-cell>
        </table:table-row>
        <table:table-row table:style-name="ro1">
          <table:table-cell table:style-name="ce1" office:value-type="float" office:value="-0.062799081" calcext:value-type="float">
            <text:p>-6.28E-02</text:p>
          </table:table-cell>
          <table:table-cell/>
          <table:table-cell office:value-type="float" office:value="0.1361154" calcext:value-type="float">
            <text:p>0.1361154</text:p>
          </table:table-cell>
        </table:table-row>
        <table:table-row table:style-name="ro1">
          <table:table-cell office:value-type="float" office:value="-0.1846162" calcext:value-type="float">
            <text:p>-0.1846162</text:p>
          </table:table-cell>
          <table:table-cell/>
          <table:table-cell office:value-type="float" office:value="0.6436802" calcext:value-type="float">
            <text:p>0.6436802</text:p>
          </table:table-cell>
        </table:table-row>
        <table:table-row table:style-name="ro1">
          <table:table-cell office:value-type="float" office:value="-0.3036509" calcext:value-type="float">
            <text:p>-0.3036509</text:p>
          </table:table-cell>
          <table:table-cell/>
          <table:table-cell table:style-name="ce1" office:value-type="float" office:value="-0.021421343" calcext:value-type="float">
            <text:p>-2.14E-02</text:p>
          </table:table-cell>
        </table:table-row>
        <table:table-row table:style-name="ro1">
          <table:table-cell office:value-type="float" office:value="-0.4181025" calcext:value-type="float">
            <text:p>-0.4181025</text:p>
          </table:table-cell>
          <table:table-cell/>
          <table:table-cell table:style-name="ce1" office:value-type="float" office:value="-0.092669725" calcext:value-type="float">
            <text:p>-9.27E-02</text:p>
          </table:table-cell>
        </table:table-row>
        <table:table-row table:style-name="ro1">
          <table:table-cell office:value-type="float" office:value="-0.5262601" calcext:value-type="float">
            <text:p>-0.5262601</text:p>
          </table:table-cell>
          <table:table-cell/>
          <table:table-cell office:value-type="float" office:value="-0.1764758" calcext:value-type="float">
            <text:p>-0.1764758</text:p>
          </table:table-cell>
        </table:table-row>
        <table:table-row table:style-name="ro1">
          <table:table-cell office:value-type="float" office:value="-0.6264865" calcext:value-type="float">
            <text:p>-0.6264865</text:p>
          </table:table-cell>
          <table:table-cell/>
          <table:table-cell office:value-type="float" office:value="-0.4075819" calcext:value-type="float">
            <text:p>-0.4075819</text:p>
          </table:table-cell>
        </table:table-row>
        <table:table-row table:style-name="ro1">
          <table:table-cell office:value-type="float" office:value="-0.7172658" calcext:value-type="float">
            <text:p>-0.7172658</text:p>
          </table:table-cell>
          <table:table-cell/>
          <table:table-cell office:value-type="float" office:value="-0.2112936" calcext:value-type="float">
            <text:p>-0.2112936</text:p>
          </table:table-cell>
        </table:table-row>
        <table:table-row table:style-name="ro1">
          <table:table-cell office:value-type="float" office:value="-0.7972413" calcext:value-type="float">
            <text:p>-0.7972413</text:p>
          </table:table-cell>
          <table:table-cell/>
          <table:table-cell office:value-type="float" office:value="-0.684092" calcext:value-type="float">
            <text:p>-0.684092</text:p>
          </table:table-cell>
        </table:table-row>
        <table:table-row table:style-name="ro1">
          <table:table-cell office:value-type="float" office:value="-0.8652016" calcext:value-type="float">
            <text:p>-0.8652016</text:p>
          </table:table-cell>
          <table:table-cell/>
          <table:table-cell office:value-type="float" office:value="-0.2620214" calcext:value-type="float">
            <text:p>-0.2620214</text:p>
          </table:table-cell>
        </table:table-row>
        <table:table-row table:style-name="ro1">
          <table:table-cell office:value-type="float" office:value="-0.9201195" calcext:value-type="float">
            <text:p>-0.9201195</text:p>
          </table:table-cell>
          <table:table-cell/>
          <table:table-cell table:style-name="ce1" office:value-type="float" office:value="-0.031561971" calcext:value-type="float">
            <text:p>-3.16E-02</text:p>
          </table:table-cell>
        </table:table-row>
        <table:table-row table:style-name="ro1">
          <table:table-cell office:value-type="float" office:value="-0.9611742" calcext:value-type="float">
            <text:p>-0.9611742</text:p>
          </table:table-cell>
          <table:table-cell/>
          <table:table-cell office:value-type="float" office:value="-0.9040854" calcext:value-type="float">
            <text:p>-0.9040854</text:p>
          </table:table-cell>
        </table:table-row>
        <table:table-row table:style-name="ro1">
          <table:table-cell office:value-type="float" office:value="-0.9877431" calcext:value-type="float">
            <text:p>-0.9877431</text:p>
          </table:table-cell>
          <table:table-cell/>
          <table:table-cell office:value-type="float" office:value="-0.3127574" calcext:value-type="float">
            <text:p>-0.3127574</text:p>
          </table:table-cell>
        </table:table-row>
        <table:table-row table:style-name="ro1">
          <table:table-cell office:value-type="float" office:value="-0.9994256" calcext:value-type="float">
            <text:p>-0.9994256</text:p>
          </table:table-cell>
          <table:table-cell/>
          <table:table-cell office:value-type="float" office:value="-0.1603984" calcext:value-type="float">
            <text:p>-0.1603984</text:p>
          </table:table-cell>
        </table:table-row>
        <table:table-row table:style-name="ro1">
          <table:table-cell office:value-type="float" office:value="-0.996047" calcext:value-type="float">
            <text:p>-0.996047</text:p>
          </table:table-cell>
          <table:table-cell/>
          <table:table-cell table:style-name="ce1" office:value-type="float" office:value="-0.046426296" calcext:value-type="float">
            <text:p>-4.64E-02</text:p>
          </table:table-cell>
        </table:table-row>
        <table:table-row table:style-name="ro1">
          <table:table-cell office:value-type="float" office:value="-0.9776571" calcext:value-type="float">
            <text:p>-0.9776571</text:p>
          </table:table-cell>
          <table:table-cell/>
          <table:table-cell office:value-type="float" office:value="-0.7514033" calcext:value-type="float">
            <text:p>-0.7514033</text:p>
          </table:table-cell>
        </table:table-row>
        <table:table-row table:style-name="ro1">
          <table:table-cell office:value-type="float" office:value="-0.9445354" calcext:value-type="float">
            <text:p>-0.9445354</text:p>
          </table:table-cell>
          <table:table-cell/>
          <table:table-cell office:value-type="float" office:value="-0.1519338" calcext:value-type="float">
            <text:p>-0.1519338</text:p>
          </table:table-cell>
        </table:table-row>
        <table:table-row table:style-name="ro1">
          <table:table-cell office:value-type="float" office:value="-0.8971772" calcext:value-type="float">
            <text:p>-0.8971772</text:p>
          </table:table-cell>
          <table:table-cell/>
          <table:table-cell office:value-type="float" office:value="-0.1627645" calcext:value-type="float">
            <text:p>-0.1627645</text:p>
          </table:table-cell>
        </table:table-row>
        <table:table-row table:style-name="ro1">
          <table:table-cell office:value-type="float" office:value="-0.8362977" calcext:value-type="float">
            <text:p>-0.8362977</text:p>
          </table:table-cell>
          <table:table-cell/>
          <table:table-cell office:value-type="float" office:value="-0.2375854" calcext:value-type="float">
            <text:p>-0.2375854</text:p>
          </table:table-cell>
        </table:table-row>
        <table:table-row table:style-name="ro1">
          <table:table-cell office:value-type="float" office:value="-0.7628193" calcext:value-type="float">
            <text:p>-0.7628193</text:p>
          </table:table-cell>
          <table:table-cell/>
          <table:table-cell office:value-type="float" office:value="-0.7130536" calcext:value-type="float">
            <text:p>-0.7130536</text:p>
          </table:table-cell>
        </table:table-row>
        <table:table-row table:style-name="ro1">
          <table:table-cell office:value-type="float" office:value="-0.6778404" calcext:value-type="float">
            <text:p>-0.6778404</text:p>
          </table:table-cell>
          <table:table-cell/>
          <table:table-cell office:value-type="float" office:value="-0.6749565" calcext:value-type="float">
            <text:p>-0.6749565</text:p>
          </table:table-cell>
        </table:table-row>
        <table:table-row table:style-name="ro1">
          <table:table-cell office:value-type="float" office:value="-0.5826458" calcext:value-type="float">
            <text:p>-0.5826458</text:p>
          </table:table-cell>
          <table:table-cell/>
          <table:table-cell table:style-name="ce1" office:value-type="float" office:value="-0.018549144" calcext:value-type="float">
            <text:p>-1.85E-02</text:p>
          </table:table-cell>
        </table:table-row>
        <table:table-row table:style-name="ro1">
          <table:table-cell office:value-type="float" office:value="-0.4786769" calcext:value-type="float">
            <text:p>-0.4786769</text:p>
          </table:table-cell>
          <table:table-cell/>
          <table:table-cell office:value-type="float" office:value="-0.1108932" calcext:value-type="float">
            <text:p>-0.1108932</text:p>
          </table:table-cell>
        </table:table-row>
        <table:table-row table:style-name="ro1">
          <table:table-cell office:value-type="float" office:value="-0.3674877" calcext:value-type="float">
            <text:p>-0.3674877</text:p>
          </table:table-cell>
          <table:table-cell/>
          <table:table-cell office:value-type="float" office:value="-0.2030226" calcext:value-type="float">
            <text:p>-0.2030226</text:p>
          </table:table-cell>
        </table:table-row>
        <table:table-row table:style-name="ro1">
          <table:table-cell office:value-type="float" office:value="-0.2507601" calcext:value-type="float">
            <text:p>-0.2507601</text:p>
          </table:table-cell>
          <table:table-cell/>
          <table:table-cell office:value-type="float" office:value="0.1461724" calcext:value-type="float">
            <text:p>0.1461724</text:p>
          </table:table-cell>
        </table:table-row>
        <table:table-row table:style-name="ro1">
          <table:table-cell office:value-type="float" office:value="-0.1302609" calcext:value-type="float">
            <text:p>-0.1302609</text:p>
          </table:table-cell>
          <table:table-cell/>
          <table:table-cell office:value-type="float" office:value="0.6374061" calcext:value-type="float">
            <text:p>0.6374061</text:p>
          </table:table-cell>
        </table:table-row>
        <table:table-row table:style-name="ro1">
          <table:table-cell table:style-name="ce1" office:value-type="float" office:value="-0.0077911424" calcext:value-type="float">
            <text:p>-7.79E-03</text:p>
          </table:table-cell>
          <table:table-cell/>
          <table:table-cell office:value-type="float" office:value="0.8859479" calcext:value-type="float">
            <text:p>0.8859479</text:p>
          </table:table-cell>
        </table:table-row>
        <table:table-row table:style-name="ro1">
          <table:table-cell office:value-type="float" office:value="0.114796" calcext:value-type="float">
            <text:p>0.114796</text:p>
          </table:table-cell>
          <table:table-cell/>
          <table:table-cell office:value-type="float" office:value="0.7782044" calcext:value-type="float">
            <text:p>0.7782044</text:p>
          </table:table-cell>
        </table:table-row>
        <table:table-row table:style-name="ro1">
          <table:table-cell office:value-type="float" office:value="0.2356457" calcext:value-type="float">
            <text:p>0.2356457</text:p>
          </table:table-cell>
          <table:table-cell/>
          <table:table-cell office:value-type="float" office:value="0.666676" calcext:value-type="float">
            <text:p>0.666676</text:p>
          </table:table-cell>
        </table:table-row>
        <table:table-row table:style-name="ro1">
          <table:table-cell office:value-type="float" office:value="0.3529515" calcext:value-type="float">
            <text:p>0.3529515</text:p>
          </table:table-cell>
          <table:table-cell/>
          <table:table-cell office:value-type="float" office:value="0.4132853" calcext:value-type="float">
            <text:p>0.4132853</text:p>
          </table:table-cell>
        </table:table-row>
        <table:table-row table:style-name="ro1">
          <table:table-cell office:value-type="float" office:value="0.4649381" calcext:value-type="float">
            <text:p>0.4649381</text:p>
          </table:table-cell>
          <table:table-cell/>
          <table:table-cell office:value-type="float" office:value="1.102544" calcext:value-type="float">
            <text:p>1.102544</text:p>
          </table:table-cell>
        </table:table-row>
        <table:table-row table:style-name="ro1">
          <table:table-cell office:value-type="float" office:value="0.5699113" calcext:value-type="float">
            <text:p>0.5699113</text:p>
          </table:table-cell>
          <table:table-cell/>
          <table:table-cell office:value-type="float" office:value="1.195874" calcext:value-type="float">
            <text:p>1.195874</text:p>
          </table:table-cell>
        </table:table-row>
        <table:table-row table:style-name="ro1">
          <table:table-cell office:value-type="float" office:value="0.6663022" calcext:value-type="float">
            <text:p>0.6663022</text:p>
          </table:table-cell>
          <table:table-cell/>
          <table:table-cell office:value-type="float" office:value="0.8053957" calcext:value-type="float">
            <text:p>0.8053957</text:p>
          </table:table-cell>
        </table:table-row>
        <table:table-row table:style-name="ro1">
          <table:table-cell office:value-type="float" office:value="0.7526513" calcext:value-type="float">
            <text:p>0.7526513</text:p>
          </table:table-cell>
          <table:table-cell/>
          <table:table-cell office:value-type="float" office:value="0.9838333" calcext:value-type="float">
            <text:p>0.9838333</text:p>
          </table:table-cell>
        </table:table-row>
        <table:table-row table:style-name="ro1">
          <table:table-cell office:value-type="float" office:value="0.8276531" calcext:value-type="float">
            <text:p>0.8276531</text:p>
          </table:table-cell>
          <table:table-cell/>
          <table:table-cell office:value-type="float" office:value="0.9904308" calcext:value-type="float">
            <text:p>0.9904308</text:p>
          </table:table-cell>
        </table:table-row>
        <table:table-row table:style-name="ro1">
          <table:table-cell office:value-type="float" office:value="0.8901863" calcext:value-type="float">
            <text:p>0.8901863</text:p>
          </table:table-cell>
          <table:table-cell/>
          <table:table-cell office:value-type="float" office:value="0.9186636" calcext:value-type="float">
            <text:p>0.9186636</text:p>
          </table:table-cell>
        </table:table-row>
        <table:table-row table:style-name="ro1">
          <table:table-cell office:value-type="float" office:value="0.9393036" calcext:value-type="float">
            <text:p>0.9393036</text:p>
          </table:table-cell>
          <table:table-cell/>
          <table:table-cell office:value-type="float" office:value="1.330723" calcext:value-type="float">
            <text:p>1.330723</text:p>
          </table:table-cell>
        </table:table-row>
        <table:table-row table:style-name="ro1">
          <table:table-cell office:value-type="float" office:value="0.974263" calcext:value-type="float">
            <text:p>0.974263</text:p>
          </table:table-cell>
          <table:table-cell/>
          <table:table-cell office:value-type="float" office:value="1.663013" calcext:value-type="float">
            <text:p>1.663013</text:p>
          </table:table-cell>
        </table:table-row>
        <table:table-row table:style-name="ro1">
          <table:table-cell office:value-type="float" office:value="0.994542" calcext:value-type="float">
            <text:p>0.994542</text:p>
          </table:table-cell>
          <table:table-cell/>
          <table:table-cell office:value-type="float" office:value="1.522407" calcext:value-type="float">
            <text:p>1.522407</text:p>
          </table:table-cell>
        </table:table-row>
        <table:table-row table:style-name="ro1">
          <table:table-cell office:value-type="float" office:value="0.9998323" calcext:value-type="float">
            <text:p>0.9998323</text:p>
          </table:table-cell>
          <table:table-cell/>
          <table:table-cell office:value-type="float" office:value="1.681458" calcext:value-type="float">
            <text:p>1.681458</text:p>
          </table:table-cell>
        </table:table-row>
        <table:table-row table:style-name="ro1">
          <table:table-cell office:value-type="float" office:value="0.9900553" calcext:value-type="float">
            <text:p>0.9900553</text:p>
          </table:table-cell>
          <table:table-cell/>
          <table:table-cell office:value-type="float" office:value="1.337738" calcext:value-type="float">
            <text:p>1.337738</text:p>
          </table:table-cell>
        </table:table-row>
        <table:table-row table:style-name="ro1">
          <table:table-cell office:value-type="float" office:value="0.9653572" calcext:value-type="float">
            <text:p>0.9653572</text:p>
          </table:table-cell>
          <table:table-cell/>
          <table:table-cell office:value-type="float" office:value="1.487931" calcext:value-type="float">
            <text:p>1.487931</text:p>
          </table:table-cell>
        </table:table-row>
        <table:table-row table:style-name="ro1">
          <table:table-cell office:value-type="float" office:value="0.9261102" calcext:value-type="float">
            <text:p>0.9261102</text:p>
          </table:table-cell>
          <table:table-cell/>
          <table:table-cell office:value-type="float" office:value="1.742028" calcext:value-type="float">
            <text:p>1.742028</text:p>
          </table:table-cell>
        </table:table-row>
        <table:table-row table:style-name="ro1">
          <table:table-cell office:value-type="float" office:value="0.8729096" calcext:value-type="float">
            <text:p>0.8729096</text:p>
          </table:table-cell>
          <table:table-cell/>
          <table:table-cell office:value-type="float" office:value="0.9038039" calcext:value-type="float">
            <text:p>0.9038039</text:p>
          </table:table-cell>
        </table:table-row>
        <table:table-row table:style-name="ro1">
          <table:table-cell office:value-type="float" office:value="0.8065506" calcext:value-type="float">
            <text:p>0.8065506</text:p>
          </table:table-cell>
          <table:table-cell/>
          <table:table-cell office:value-type="float" office:value="1.550162" calcext:value-type="float">
            <text:p>1.550162</text:p>
          </table:table-cell>
        </table:table-row>
        <table:table-row table:style-name="ro1">
          <table:table-cell office:value-type="float" office:value="0.7280362" calcext:value-type="float">
            <text:p>0.7280362</text:p>
          </table:table-cell>
          <table:table-cell/>
          <table:table-cell office:value-type="float" office:value="0.7952859" calcext:value-type="float">
            <text:p>0.7952859</text:p>
          </table:table-cell>
        </table:table-row>
        <table:table-row table:style-name="ro1">
          <table:table-cell office:value-type="float" office:value="0.6385554" calcext:value-type="float">
            <text:p>0.6385554</text:p>
          </table:table-cell>
          <table:table-cell/>
          <table:table-cell office:value-type="float" office:value="0.8847436" calcext:value-type="float">
            <text:p>0.8847436</text:p>
          </table:table-cell>
        </table:table-row>
        <table:table-row table:style-name="ro1">
          <table:table-cell office:value-type="float" office:value="0.5394458" calcext:value-type="float">
            <text:p>0.5394458</text:p>
          </table:table-cell>
          <table:table-cell/>
          <table:table-cell office:value-type="float" office:value="0.9352864" calcext:value-type="float">
            <text:p>0.9352864</text:p>
          </table:table-cell>
        </table:table-row>
        <table:table-row table:style-name="ro1">
          <table:table-cell office:value-type="float" office:value="0.4322062" calcext:value-type="float">
            <text:p>0.4322062</text:p>
          </table:table-cell>
          <table:table-cell/>
          <table:table-cell office:value-type="float" office:value="1.281114" calcext:value-type="float">
            <text:p>1.281114</text:p>
          </table:table-cell>
        </table:table-row>
        <table:table-row table:style-name="ro1">
          <table:table-cell office:value-type="float" office:value="0.3184602" calcext:value-type="float">
            <text:p>0.3184602</text:p>
          </table:table-cell>
          <table:table-cell/>
          <table:table-cell office:value-type="float" office:value="0.5098546" calcext:value-type="float">
            <text:p>0.5098546</text:p>
          </table:table-cell>
        </table:table-row>
        <table:table-row table:style-name="ro1">
          <table:table-cell office:value-type="float" office:value="0.1999077" calcext:value-type="float">
            <text:p>0.1999077</text:p>
          </table:table-cell>
          <table:table-cell/>
          <table:table-cell office:value-type="float" office:value="1.166315" calcext:value-type="float">
            <text:p>1.166315</text:p>
          </table:table-cell>
        </table:table-row>
        <table:table-row table:style-name="ro1">
          <table:table-cell table:style-name="ce1" office:value-type="float" office:value="0.078350119" calcext:value-type="float">
            <text:p>7.84E-02</text:p>
          </table:table-cell>
          <table:table-cell/>
          <table:table-cell office:value-type="float" office:value="1.00596" calcext:value-type="float">
            <text:p>1.00596</text:p>
          </table:table-cell>
        </table:table-row>
        <table:table-row table:style-name="ro1">
          <table:table-cell table:style-name="ce1" office:value-type="float" office:value="-0.044395778" calcext:value-type="float">
            <text:p>-4.44E-02</text:p>
          </table:table-cell>
          <table:table-cell/>
          <table:table-cell office:value-type="float" office:value="0.6131651" calcext:value-type="float">
            <text:p>0.6131651</text:p>
          </table:table-cell>
        </table:table-row>
        <table:table-row table:style-name="ro1">
          <table:table-cell office:value-type="float" office:value="-0.1664726" calcext:value-type="float">
            <text:p>-0.1664726</text:p>
          </table:table-cell>
          <table:table-cell/>
          <table:table-cell office:value-type="float" office:value="0.4346473" calcext:value-type="float">
            <text:p>0.4346473</text:p>
          </table:table-cell>
        </table:table-row>
        <table:table-row table:style-name="ro1">
          <table:table-cell office:value-type="float" office:value="-0.2860332" calcext:value-type="float">
            <text:p>-0.2860332</text:p>
          </table:table-cell>
          <table:table-cell/>
          <table:table-cell office:value-type="float" office:value="0.4837186" calcext:value-type="float">
            <text:p>0.4837186</text:p>
          </table:table-cell>
        </table:table-row>
        <table:table-row table:style-name="ro1">
          <table:table-cell office:value-type="float" office:value="-0.4012906" calcext:value-type="float">
            <text:p>-0.4012906</text:p>
          </table:table-cell>
          <table:table-cell/>
          <table:table-cell office:value-type="float" office:value="0.2626962" calcext:value-type="float">
            <text:p>0.2626962</text:p>
          </table:table-cell>
        </table:table-row>
        <table:table-row table:style-name="ro1">
          <table:table-cell office:value-type="float" office:value="-0.5105001" calcext:value-type="float">
            <text:p>-0.5105001</text:p>
          </table:table-cell>
          <table:table-cell/>
          <table:table-cell office:value-type="float" office:value="-0.2558823" calcext:value-type="float">
            <text:p>-0.2558823</text:p>
          </table:table-cell>
        </table:table-row>
        <table:table-row table:style-name="ro1">
          <table:table-cell office:value-type="float" office:value="-0.6120099" calcext:value-type="float">
            <text:p>-0.6120099</text:p>
          </table:table-cell>
          <table:table-cell/>
          <table:table-cell table:style-name="ce1" office:value-type="float" office:value="-0.034595907" calcext:value-type="float">
            <text:p>-3.46E-02</text:p>
          </table:table-cell>
        </table:table-row>
        <table:table-row table:style-name="ro1">
          <table:table-cell office:value-type="float" office:value="-0.7043027" calcext:value-type="float">
            <text:p>-0.7043027</text:p>
          </table:table-cell>
          <table:table-cell/>
          <table:table-cell office:value-type="float" office:value="0.2696112" calcext:value-type="float">
            <text:p>0.2696112</text:p>
          </table:table-cell>
        </table:table-row>
        <table:table-row table:style-name="ro1">
          <table:table-cell office:value-type="float" office:value="-0.785981" calcext:value-type="float">
            <text:p>-0.785981</text:p>
          </table:table-cell>
          <table:table-cell/>
          <table:table-cell office:value-type="float" office:value="-0.4868405" calcext:value-type="float">
            <text:p>-0.4868405</text:p>
          </table:table-cell>
        </table:table-row>
        <table:table-row table:style-name="ro1">
          <table:table-cell office:value-type="float" office:value="-0.8558099" calcext:value-type="float">
            <text:p>-0.8558099</text:p>
          </table:table-cell>
          <table:table-cell/>
          <table:table-cell table:style-name="ce1" office:value-type="float" office:value="0.089929402" calcext:value-type="float">
            <text:p>8.99E-02</text:p>
          </table:table-cell>
        </table:table-row>
        <table:table-row table:style-name="ro1">
          <table:table-cell office:value-type="float" office:value="-0.9127457" calcext:value-type="float">
            <text:p>-0.9127457</text:p>
          </table:table-cell>
          <table:table-cell/>
          <table:table-cell office:value-type="float" office:value="-0.4823613" calcext:value-type="float">
            <text:p>-0.4823613</text:p>
          </table:table-cell>
        </table:table-row>
        <table:table-row table:style-name="ro1">
          <table:table-cell office:value-type="float" office:value="-0.9559256" calcext:value-type="float">
            <text:p>-0.9559256</text:p>
          </table:table-cell>
          <table:table-cell/>
          <table:table-cell table:style-name="ce1" office:value-type="float" office:value="-0.059230089" calcext:value-type="float">
            <text:p>-5.92E-02</text:p>
          </table:table-cell>
        </table:table-row>
        <table:table-row table:style-name="ro1">
          <table:table-cell office:value-type="float" office:value="-0.9846975" calcext:value-type="float">
            <text:p>-0.9846975</text:p>
          </table:table-cell>
          <table:table-cell/>
          <table:table-cell office:value-type="float" office:value="-0.2798411" calcext:value-type="float">
            <text:p>-0.2798411</text:p>
          </table:table-cell>
        </table:table-row>
        <table:table-row table:style-name="ro1">
          <table:table-cell office:value-type="float" office:value="-0.9986313" calcext:value-type="float">
            <text:p>-0.9986313</text:p>
          </table:table-cell>
          <table:table-cell/>
          <table:table-cell office:value-type="float" office:value="-0.886252" calcext:value-type="float">
            <text:p>-0.886252</text:p>
          </table:table-cell>
        </table:table-row>
        <table:table-row table:style-name="ro1">
          <table:table-cell office:value-type="float" office:value="-0.9975148" calcext:value-type="float">
            <text:p>-0.9975148</text:p>
          </table:table-cell>
          <table:table-cell/>
          <table:table-cell office:value-type="float" office:value="-0.2555964" calcext:value-type="float">
            <text:p>-0.2555964</text:p>
          </table:table-cell>
        </table:table-row>
        <table:table-row table:style-name="ro1">
          <table:table-cell office:value-type="float" office:value="-0.9813664" calcext:value-type="float">
            <text:p>-0.9813664</text:p>
          </table:table-cell>
          <table:table-cell/>
          <table:table-cell office:value-type="float" office:value="-0.3110198" calcext:value-type="float">
            <text:p>-0.3110198</text:p>
          </table:table-cell>
        </table:table-row>
        <table:table-row table:style-name="ro1">
          <table:table-cell office:value-type="float" office:value="-0.9504273" calcext:value-type="float">
            <text:p>-0.9504273</text:p>
          </table:table-cell>
          <table:table-cell/>
          <table:table-cell office:value-type="float" office:value="-0.6551573" calcext:value-type="float">
            <text:p>-0.6551573</text:p>
          </table:table-cell>
        </table:table-row>
        <table:table-row table:style-name="ro1">
          <table:table-cell office:value-type="float" office:value="-0.9051644" calcext:value-type="float">
            <text:p>-0.9051644</text:p>
          </table:table-cell>
          <table:table-cell/>
          <table:table-cell office:value-type="float" office:value="-0.2461268" calcext:value-type="float">
            <text:p>-0.2461268</text:p>
          </table:table-cell>
        </table:table-row>
        <table:table-row table:style-name="ro1">
          <table:table-cell office:value-type="float" office:value="-0.8462639" calcext:value-type="float">
            <text:p>-0.8462639</text:p>
          </table:table-cell>
          <table:table-cell/>
          <table:table-cell office:value-type="float" office:value="-0.5745516" calcext:value-type="float">
            <text:p>-0.5745516</text:p>
          </table:table-cell>
        </table:table-row>
        <table:table-row table:style-name="ro1">
          <table:table-cell office:value-type="float" office:value="-0.7746062" calcext:value-type="float">
            <text:p>-0.7746062</text:p>
          </table:table-cell>
          <table:table-cell/>
          <table:table-cell office:value-type="float" office:value="-0.1031525" calcext:value-type="float">
            <text:p>-0.1031525</text:p>
          </table:table-cell>
        </table:table-row>
        <table:table-row table:style-name="ro1">
          <table:table-cell office:value-type="float" office:value="-0.6912745" calcext:value-type="float">
            <text:p>-0.6912745</text:p>
          </table:table-cell>
          <table:table-cell/>
          <table:table-cell office:value-type="float" office:value="-0.1270549" calcext:value-type="float">
            <text:p>-0.1270549</text:p>
          </table:table-cell>
        </table:table-row>
        <table:table-row table:style-name="ro1">
          <table:table-cell office:value-type="float" office:value="-0.5975307" calcext:value-type="float">
            <text:p>-0.5975307</text:p>
          </table:table-cell>
          <table:table-cell/>
          <table:table-cell office:value-type="float" office:value="0.1230989" calcext:value-type="float">
            <text:p>0.1230989</text:p>
          </table:table-cell>
        </table:table-row>
        <table:table-row table:style-name="ro1">
          <table:table-cell office:value-type="float" office:value="-0.4947761" calcext:value-type="float">
            <text:p>-0.4947761</text:p>
          </table:table-cell>
          <table:table-cell/>
          <table:table-cell office:value-type="float" office:value="0.1388461" calcext:value-type="float">
            <text:p>0.1388461</text:p>
          </table:table-cell>
        </table:table-row>
        <table:table-row table:style-name="ro1">
          <table:table-cell office:value-type="float" office:value="-0.3845648" calcext:value-type="float">
            <text:p>-0.3845648</text:p>
          </table:table-cell>
          <table:table-cell/>
          <table:table-cell office:value-type="float" office:value="-0.2851232" calcext:value-type="float">
            <text:p>-0.2851232</text:p>
          </table:table-cell>
        </table:table-row>
        <table:table-row table:style-name="ro1">
          <table:table-cell office:value-type="float" office:value="-0.2685651" calcext:value-type="float">
            <text:p>-0.2685651</text:p>
          </table:table-cell>
          <table:table-cell/>
          <table:table-cell office:value-type="float" office:value="0.1276102" calcext:value-type="float">
            <text:p>0.1276102</text:p>
          </table:table-cell>
        </table:table-row>
        <table:table-row table:style-name="ro1">
          <table:table-cell office:value-type="float" office:value="-0.1485108" calcext:value-type="float">
            <text:p>-0.1485108</text:p>
          </table:table-cell>
          <table:table-cell/>
          <table:table-cell office:value-type="float" office:value="0.1838079" calcext:value-type="float">
            <text:p>0.1838079</text:p>
          </table:table-cell>
        </table:table-row>
        <table:table-row table:style-name="ro1">
          <table:table-cell table:style-name="ce1" office:value-type="float" office:value="-0.026218275" calcext:value-type="float">
            <text:p>-2.62E-02</text:p>
          </table:table-cell>
          <table:table-cell/>
          <table:table-cell table:style-name="ce1" office:value-type="float" office:value="-0.025850013" calcext:value-type="float">
            <text:p>-2.59E-02</text:p>
          </table:table-cell>
        </table:table-row>
        <table:table-row table:style-name="ro1">
          <table:table-cell table:style-name="ce1" office:value-type="float" office:value="0.096461751" calcext:value-type="float">
            <text:p>9.65E-02</text:p>
          </table:table-cell>
          <table:table-cell/>
          <table:table-cell office:value-type="float" office:value="0.8386647" calcext:value-type="float">
            <text:p>0.8386647</text:p>
          </table:table-cell>
        </table:table-row>
        <table:table-row table:style-name="ro1">
          <table:table-cell office:value-type="float" office:value="0.2176956" calcext:value-type="float">
            <text:p>0.2176956</text:p>
          </table:table-cell>
          <table:table-cell/>
          <table:table-cell office:value-type="float" office:value="0.2398462" calcext:value-type="float">
            <text:p>0.2398462</text:p>
          </table:table-cell>
        </table:table-row>
        <table:table-row table:style-name="ro1">
          <table:table-cell office:value-type="float" office:value="0.3356487" calcext:value-type="float">
            <text:p>0.3356487</text:p>
          </table:table-cell>
          <table:table-cell/>
          <table:table-cell office:value-type="float" office:value="0.4031191" calcext:value-type="float">
            <text:p>0.4031191</text:p>
          </table:table-cell>
        </table:table-row>
        <table:table-row table:style-name="ro1">
          <table:table-cell office:value-type="float" office:value="0.4485363" calcext:value-type="float">
            <text:p>0.4485363</text:p>
          </table:table-cell>
          <table:table-cell/>
          <table:table-cell office:value-type="float" office:value="0.9390521" calcext:value-type="float">
            <text:p>0.9390521</text:p>
          </table:table-cell>
        </table:table-row>
        <table:table-row table:style-name="ro1">
          <table:table-cell office:value-type="float" office:value="0.5546713" calcext:value-type="float">
            <text:p>0.5546713</text:p>
          </table:table-cell>
          <table:table-cell/>
          <table:table-cell office:value-type="float" office:value="1.324266" calcext:value-type="float">
            <text:p>1.324266</text:p>
          </table:table-cell>
        </table:table-row>
        <table:table-row table:style-name="ro1">
          <table:table-cell office:value-type="float" office:value="0.6524469" calcext:value-type="float">
            <text:p>0.6524469</text:p>
          </table:table-cell>
          <table:table-cell/>
          <table:table-cell office:value-type="float" office:value="0.9070132" calcext:value-type="float">
            <text:p>0.9070132</text:p>
          </table:table-cell>
        </table:table-row>
        <table:table-row table:style-name="ro1">
          <table:table-cell office:value-type="float" office:value="0.7403843" calcext:value-type="float">
            <text:p>0.7403843</text:p>
          </table:table-cell>
          <table:table-cell/>
          <table:table-cell office:value-type="float" office:value="1.241648" calcext:value-type="float">
            <text:p>1.241648</text:p>
          </table:table-cell>
        </table:table-row>
        <table:table-row table:style-name="ro1">
          <table:table-cell office:value-type="float" office:value="0.8171694" calcext:value-type="float">
            <text:p>0.8171694</text:p>
          </table:table-cell>
          <table:table-cell/>
          <table:table-cell office:value-type="float" office:value="1.23112" calcext:value-type="float">
            <text:p>1.23112</text:p>
          </table:table-cell>
        </table:table-row>
        <table:table-row table:style-name="ro1">
          <table:table-cell office:value-type="float" office:value="0.8816389" calcext:value-type="float">
            <text:p>0.8816389</text:p>
          </table:table-cell>
          <table:table-cell/>
          <table:table-cell office:value-type="float" office:value="1.618117" calcext:value-type="float">
            <text:p>1.618117</text:p>
          </table:table-cell>
        </table:table-row>
        <table:table-row table:style-name="ro1">
          <table:table-cell office:value-type="float" office:value="0.9328185" calcext:value-type="float">
            <text:p>0.9328185</text:p>
          </table:table-cell>
          <table:table-cell/>
          <table:table-cell office:value-type="float" office:value="1.125675" calcext:value-type="float">
            <text:p>1.125675</text:p>
          </table:table-cell>
        </table:table-row>
        <table:table-row table:style-name="ro1">
          <table:table-cell office:value-type="float" office:value="0.9699433" calcext:value-type="float">
            <text:p>0.9699433</text:p>
          </table:table-cell>
          <table:table-cell/>
          <table:table-cell office:value-type="float" office:value="1.942146" calcext:value-type="float">
            <text:p>1.942146</text:p>
          </table:table-cell>
        </table:table-row>
        <table:table-row table:style-name="ro1">
          <table:table-cell office:value-type="float" office:value="0.9924502" calcext:value-type="float">
            <text:p>0.9924502</text:p>
          </table:table-cell>
          <table:table-cell/>
          <table:table-cell office:value-type="float" office:value="1.025787" calcext:value-type="float">
            <text:p>1.025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778497" calcext:value-type="float">
            <text:p>1.778497</text:p>
          </table:table-cell>
        </table:table-row>
        <table:table-row table:style-name="ro1">
          <table:table-cell office:value-type="float" office:value="0.9924788" calcext:value-type="float">
            <text:p>0.9924788</text:p>
          </table:table-cell>
          <table:table-cell/>
          <table:table-cell office:value-type="float" office:value="1.078515" calcext:value-type="float">
            <text:p>1.078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1:33:05.56667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16:53.530654821</meta:creation-date>
    <dc:date>2019-05-24T11:34:57.186412484</dc:date>
    <meta:editing-duration>PT3M59S</meta:editing-duration>
    <meta:editing-cycles>3</meta:editing-cycles>
    <meta:generator>LibreOffice/6.1.5.2$Linux_X86_64 LibreOffice_project/10$Build-2</meta:generator>
    <meta:document-statistic meta:table-count="1" meta:cell-count="20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9.005cm" xlink:href=".." xlink:type="simple" chart:class="chart:bar" chart:style-name="ch1">
        <chart:legend chart:legend-position="end" svg:x="23.785cm" svg:y="4.203cm" style:legend-expansion="high" chart:style-name="ch2"/>
        <chart:plot-area chart:style-name="ch3" table:cell-range-address="Sheet1.A2:Sheet1.A1025" svg:x="0.52cm" svg:y="0.18cm" svg:width="22.745cm" svg:height="8.645cm">
          <chartooo:coordinate-region svg:x="1.353cm" svg:y="0.379cm" svg:width="21.91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25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24648">
                <text:p>0.9924648</text:p>
                <draw:g>
                  <svg:desc>Sheet1.A2:Sheet1.A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9729">
                <text:p>0.9699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28632">
                <text:p>0.9328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1695">
                <text:p>0.881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72393">
                <text:p>0.8172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04676">
                <text:p>0.7404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25368">
                <text:p>0.6525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47721">
                <text:p>0.5547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86468">
                <text:p>0.4486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7602">
                <text:p>0.3357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78137">
                <text:p>0.2178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6584633">
                <text:p>0.096584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6100099">
                <text:p>-0.026100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483914">
                <text:p>-0.1483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84464">
                <text:p>-0.2684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844559">
                <text:p>-0.3844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946712">
                <text:p>-0.4946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7432">
                <text:p>-0.597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911891">
                <text:p>-0.6911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745298">
                <text:p>-0.7745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461982">
                <text:p>-0.8461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051141">
                <text:p>-0.9051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503897">
                <text:p>-0.9503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813427">
                <text:p>-0.9813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975065">
                <text:p>-0.9975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986376">
                <text:p>-0.9986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719">
                <text:p>-0.984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559604">
                <text:p>-0.9559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127952">
                <text:p>-0.9127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55874">
                <text:p>-0.855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860543">
                <text:p>-0.7860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043887">
                <text:p>-0.7043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121078">
                <text:p>-0.6121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106021">
                <text:p>-0.5106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014018">
                <text:p>-0.4014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861519">
                <text:p>-0.2861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6659">
                <text:p>-0.16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4517092">
                <text:p>-0.044517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226209">
                <text:p>0.078226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97911">
                <text:p>0.19979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8345">
                <text:p>0.318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2101">
                <text:p>0.432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93456">
                <text:p>0.5393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384616">
                <text:p>0.6384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79562">
                <text:p>0.7279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64799">
                <text:p>0.8064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28501">
                <text:p>0.8728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60662">
                <text:p>0.9260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5326">
                <text:p>0.965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00382">
                <text:p>0.9900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8302">
                <text:p>0.9998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45545">
                <text:p>0.9945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42904">
                <text:p>0.97429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3438">
                <text:p>0.9393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02407">
                <text:p>0.8902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77217">
                <text:p>0.8277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27285">
                <text:p>0.7527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3917">
                <text:p>0.6663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00119">
                <text:p>0.5700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50418">
                <text:p>0.4650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30638">
                <text:p>0.35306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57646">
                <text:p>0.2357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49129">
                <text:p>0.1149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7671142">
                <text:p>-0.007671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01391">
                <text:p>-0.1301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506462">
                <text:p>-0.2506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673756">
                <text:p>-0.3673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785694">
                <text:p>-0.4785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825502">
                <text:p>-0.5825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777518">
                <text:p>-0.67775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627396">
                <text:p>-0.7627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362332">
                <text:p>-0.8362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97124">
                <text:p>-0.897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444949">
                <text:p>-0.9444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776323">
                <text:p>-0.9776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60363">
                <text:p>-0.9960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94298">
                <text:p>-0.9994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877616">
                <text:p>-0.98776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612074">
                <text:p>-0.9612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201678">
                <text:p>-0.9201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65261">
                <text:p>-0.865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97314">
                <text:p>-0.797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173518">
                <text:p>-0.7173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265789">
                <text:p>-0.6265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263625">
                <text:p>-0.5263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182145">
                <text:p>-0.41821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037639">
                <text:p>-0.3037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847355">
                <text:p>-0.1847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6292218">
                <text:p>-0.06292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838478">
                <text:p>0.059838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16974">
                <text:p>0.18169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08189">
                <text:p>0.3008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54062">
                <text:p>0.4154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37331">
                <text:p>0.5237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41673">
                <text:p>0.62416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51958">
                <text:p>0.7151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54454">
                <text:p>0.7954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37075">
                <text:p>0.8637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89538">
                <text:p>0.9189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03507">
                <text:p>0.9603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72749">
                <text:p>0.98727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93206">
                <text:p>0.9993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63064">
                <text:p>0.99630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782774">
                <text:p>0.9782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55057">
                <text:p>0.9455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84846">
                <text:p>0.8984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79234">
                <text:p>0.8379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47346">
                <text:p>0.76473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80021">
                <text:p>0.6800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850586">
                <text:p>0.58505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12799">
                <text:p>0.481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02482">
                <text:p>0.3702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36359">
                <text:p>0.2536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32022">
                <text:p>0.1332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0761018">
                <text:p>0.0107610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118423">
                <text:p>-0.1118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327611">
                <text:p>-0.23276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501711">
                <text:p>-0.3501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62304">
                <text:p>-0.462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674707">
                <text:p>-0.5674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640846">
                <text:p>-0.664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506906">
                <text:p>-0.75069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259836">
                <text:p>-0.8259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888292">
                <text:p>-0.88882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382794">
                <text:p>-0.9382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735897">
                <text:p>-0.97358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942277">
                <text:p>-0.9942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98823">
                <text:p>-0.99988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904685">
                <text:p>-0.9904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61282">
                <text:p>-0.9661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27228">
                <text:p>-0.927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8743539">
                <text:p>-0.874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083028">
                <text:p>-0.8083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300716">
                <text:p>-0.7300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408368">
                <text:p>-0.6408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419442">
                <text:p>-0.5419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34886">
                <text:p>-0.4348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212723">
                <text:p>-0.3212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028169">
                <text:p>-0.2028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81306845">
                <text:p>-0.0813068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1430417">
                <text:p>0.041430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35414">
                <text:p>0.1635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31897">
                <text:p>0.2831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85702">
                <text:p>0.3985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079424">
                <text:p>0.5079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96614">
                <text:p>0.60966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021925">
                <text:p>0.70219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41402">
                <text:p>0.7841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542718">
                <text:p>0.8542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15292">
                <text:p>0.91152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50488">
                <text:p>0.9550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841762">
                <text:p>0.9841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84717">
                <text:p>0.99847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77198">
                <text:p>0.99771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1932">
                <text:p>0.9819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51346">
                <text:p>0.9513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64236">
                <text:p>0.90642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78405">
                <text:p>0.84784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64812">
                <text:p>0.7764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4189">
                <text:p>0.69341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99065">
                <text:p>0.5999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973549">
                <text:p>0.49735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73065">
                <text:p>0.3873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14211">
                <text:p>0.2714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14472">
                <text:p>0.15144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9189045">
                <text:p>0.029189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93508974">
                <text:p>-0.0935089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147959">
                <text:p>-0.21479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328477">
                <text:p>-0.33284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4458832">
                <text:p>-0.4458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521976">
                <text:p>-0.55219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501918">
                <text:p>-0.65019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738386">
                <text:p>-0.7383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154539">
                <text:p>-0.81545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8802325">
                <text:p>-0.8802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317449">
                <text:p>-0.9317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692164">
                <text:p>-0.9692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920813">
                <text:p>-0.99208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999952">
                <text:p>-0.9999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928389">
                <text:p>-0.9928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707201">
                <text:p>-0.97072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339728">
                <text:p>-0.93397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8831497">
                <text:p>-0.8831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190171">
                <text:p>-0.81901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425427">
                <text:p>-0.7425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548769">
                <text:p>-0.6548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5573434">
                <text:p>-0.55734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451409">
                <text:p>-0.4514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386716">
                <text:p>-0.3386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208322">
                <text:p>-0.22083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966293">
                <text:p>-0.09966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008283">
                <text:p>0.0230082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53309">
                <text:p>0.14533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54651">
                <text:p>0.2654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15988">
                <text:p>0.38159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919798">
                <text:p>0.4919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949484">
                <text:p>0.5949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889507">
                <text:p>0.68895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2569">
                <text:p>0.7725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45458">
                <text:p>0.84454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7941">
                <text:p>0.90379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494228">
                <text:p>0.94942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807432">
                <text:p>0.98074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72833">
                <text:p>0.9972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87943">
                <text:p>0.99879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85253">
                <text:p>0.98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56864">
                <text:p>0.9568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140543">
                <text:p>0.9140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74694">
                <text:p>0.8574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879633">
                <text:p>0.78796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065812">
                <text:p>0.7065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45507">
                <text:p>0.6145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32601">
                <text:p>0.5132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042331">
                <text:p>0.40423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89114">
                <text:p>0.2891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96398">
                <text:p>0.16963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7607154">
                <text:p>0.0476071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7514102">
                <text:p>-0.07514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967587">
                <text:p>-0.1967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154111">
                <text:p>-0.3154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293084">
                <text:p>-0.4293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5367377">
                <text:p>-0.53673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6360781">
                <text:p>-0.63607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7258312">
                <text:p>-0.72583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8046471">
                <text:p>-0.8046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8713367">
                <text:p>-0.87133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248941">
                <text:p>-0.92489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645138">
                <text:p>-0.9645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89598">
                <text:p>-0.9895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997684">
                <text:p>-0.99976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994872">
                <text:p>-0.9948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974983">
                <text:p>-0.9749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404004">
                <text:p>-0.9404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8916454">
                <text:p>-0.8916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8294541">
                <text:p>-0.82945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7547616">
                <text:p>-0.75476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686946">
                <text:p>-0.6686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725515">
                <text:p>-0.57255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677785">
                <text:p>-0.4677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559558">
                <text:p>-0.35595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387706">
                <text:p>-0.23877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179852">
                <text:p>-0.11798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578332">
                <text:p>0.0045783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270709">
                <text:p>0.12707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76504">
                <text:p>0.24765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4496">
                <text:p>0.3644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758502">
                <text:p>0.47585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00332">
                <text:p>0.58003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754734">
                <text:p>0.6754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607355">
                <text:p>0.7607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345329">
                <text:p>0.8345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957527">
                <text:p>0.89575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34742">
                <text:p>0.94347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69771">
                <text:p>0.97697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7563">
                <text:p>0.99575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95294">
                <text:p>0.99952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882389">
                <text:p>0.98823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20558">
                <text:p>0.9620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213738">
                <text:p>0.92137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668072">
                <text:p>0.86680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991766">
                <text:p>0.7991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95035">
                <text:p>0.71950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289845">
                <text:p>0.62898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89894">
                <text:p>0.52898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10224">
                <text:p>0.4210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067069">
                <text:p>0.30670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877729">
                <text:p>0.18777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6009089">
                <text:p>0.0660090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56753248">
                <text:p>-0.0567532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786565">
                <text:p>-0.17865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2978674">
                <text:p>-0.29786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125929">
                <text:p>-0.41259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210971">
                <text:p>-0.52109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6217483">
                <text:p>-0.62174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130324">
                <text:p>-0.71303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935682">
                <text:p>-0.79356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621449">
                <text:p>-0.86214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9177306">
                <text:p>-0.91773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9594842">
                <text:p>-0.95948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867784">
                <text:p>-0.98677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999202">
                <text:p>-0.9992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965671">
                <text:p>-0.99656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789138">
                <text:p>-0.97891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465084">
                <text:p>-0.94650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998374">
                <text:p>-0.8998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8396072">
                <text:p>-0.83960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7667241">
                <text:p>-0.76672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822836">
                <text:p>-0.68228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5875637">
                <text:p>-0.58756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4839891">
                <text:p>-0.48398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731173">
                <text:p>-0.37311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56626">
                <text:p>-0.2566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362673">
                <text:p>-0.13626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3851267">
                <text:p>-0.0138512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87697">
                <text:p>0.10876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297516">
                <text:p>0.22975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472746">
                <text:p>0.3472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595606">
                <text:p>0.45956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64921">
                <text:p>0.5649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617708">
                <text:p>0.66177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486446">
                <text:p>0.74864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242365">
                <text:p>0.82423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874088">
                <text:p>0.8874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372057">
                <text:p>0.93720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2879">
                <text:p>0.9728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38914">
                <text:p>0.99389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08897">
                <text:p>0.99088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669208">
                <text:p>0.96692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28381">
                <text:p>0.9283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758504">
                <text:p>0.87585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101186">
                <text:p>0.81011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321801">
                <text:p>0.73218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432077">
                <text:p>0.64320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445421">
                <text:p>0.54454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76669">
                <text:p>0.43766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241992">
                <text:p>0.32419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058459">
                <text:p>0.20584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4386706">
                <text:p>0.0843867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38340487">
                <text:p>-0.0383404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604899">
                <text:p>-0.16048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2802244">
                <text:p>-0.28022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957321">
                <text:p>-0.39573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5052762">
                <text:p>-0.50527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6072088">
                <text:p>-0.6072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6999875">
                <text:p>-0.6999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7822173">
                <text:p>-0.78221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8526612">
                <text:p>-0.85266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9102531">
                <text:p>-0.91025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9541275">
                <text:p>-0.95412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9836239">
                <text:p>-0.98362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998296">
                <text:p>-0.9982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9979238">
                <text:p>-0.99792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9825121">
                <text:p>-0.9825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9522943">
                <text:p>-0.95229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9077255">
                <text:p>-0.90772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8494751">
                <text:p>-0.84947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7784249">
                <text:p>-0.77842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6956437">
                <text:p>-0.69564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6023762">
                <text:p>-0.6023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5000337">
                <text:p>-0.50003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3901556">
                <text:p>-0.39015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743979">
                <text:p>-0.27439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545013">
                <text:p>-0.15450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2279976">
                <text:p>-0.0322799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0427786">
                <text:p>0.0904277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117765">
                <text:p>0.21177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2993">
                <text:p>0.329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431114">
                <text:p>0.4431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496184">
                <text:p>0.54961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478392">
                <text:p>0.64783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36297">
                <text:p>0.7362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136612">
                <text:p>0.81366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787608">
                <text:p>0.87876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306175">
                <text:p>0.93061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684508">
                <text:p>0.9684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16883">
                <text:p>0.99168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99809">
                <text:p>0.99998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32034">
                <text:p>0.99320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14583">
                <text:p>0.97145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350734">
                <text:p>0.9350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845952">
                <text:p>0.88459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207874">
                <text:p>0.82078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46105">
                <text:p>0.74461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572093">
                <text:p>0.65720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599067">
                <text:p>0.55990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41662">
                <text:p>0.454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415778">
                <text:p>0.34157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238453">
                <text:p>0.22384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27394">
                <text:p>0.10273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19918511">
                <text:p>-0.019918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422725">
                <text:p>-0.14227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624825">
                <text:p>-0.26248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3787368">
                <text:p>-0.3787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4892869">
                <text:p>-0.48928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924599">
                <text:p>-0.59245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6867046">
                <text:p>-0.68670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7706031">
                <text:p>-0.77060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8428859">
                <text:p>-0.84288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9024663">
                <text:p>-0.90246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9484478">
                <text:p>-0.94844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9801346">
                <text:p>-0.98013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9970508">
                <text:p>-0.99705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9989412">
                <text:p>-0.99894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9857774">
                <text:p>-0.98577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9577579">
                <text:p>-0.95775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9153035">
                <text:p>-0.91530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8590565">
                <text:p>-0.85905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7898636">
                <text:p>-0.78986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7087648">
                <text:p>-0.70876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169872">
                <text:p>-0.61698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159116">
                <text:p>-0.51591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4070579">
                <text:p>-0.40705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92073">
                <text:p>-0.292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726865">
                <text:p>-0.17268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50693903">
                <text:p>-0.0506939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2058916">
                <text:p>0.0720589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937258">
                <text:p>0.19372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124769">
                <text:p>0.31247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265152">
                <text:p>0.42651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341259">
                <text:p>0.53412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336874">
                <text:p>0.63368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237018">
                <text:p>0.72370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028072">
                <text:p>0.80280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698142">
                <text:p>0.86981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237146">
                <text:p>0.92371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636928">
                <text:p>0.96369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891481">
                <text:p>0.98914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96971">
                <text:p>0.99969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1801">
                <text:p>0.9951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756657">
                <text:p>0.97566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414468">
                <text:p>0.94144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930412">
                <text:p>0.89304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311774">
                <text:p>0.83117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567854">
                <text:p>0.75678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709906">
                <text:p>0.67099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750841">
                <text:p>0.57508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705078">
                <text:p>0.47050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58844">
                <text:p>0.3588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417724">
                <text:p>0.24177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210535">
                <text:p>0.12105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14859552">
                <text:p>-0.00148595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24003">
                <text:p>-0.124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244655">
                <text:p>-0.2446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3616163">
                <text:p>-0.36161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4731281">
                <text:p>-0.47312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5775129">
                <text:p>-0.57751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6731912">
                <text:p>-0.67319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7587246">
                <text:p>-0.75872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8328262">
                <text:p>-0.83282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8943745">
                <text:p>-0.89437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424447">
                <text:p>-0.94244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9763122">
                <text:p>-0.97631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9954671">
                <text:p>-0.99546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9996195">
                <text:p>-0.99961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9887077">
                <text:p>-0.98870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62895">
                <text:p>-0.9628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922572">
                <text:p>-0.9225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868346">
                <text:p>-0.8683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8010316">
                <text:p>-0.80103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7216477">
                <text:p>-0.72164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6313885">
                <text:p>-0.63138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5316111">
                <text:p>-0.53161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4238253">
                <text:p>-0.42382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096524">
                <text:p>-0.30965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908094">
                <text:p>-0.19080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69094419">
                <text:p>-0.0690944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3661764">
                <text:p>0.0536617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5613">
                <text:p>0.1756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94914">
                <text:p>0.2949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097706">
                <text:p>0.40977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184553">
                <text:p>0.51845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193233">
                <text:p>0.6193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8582">
                <text:p>0.7108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916827">
                <text:p>0.79168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605739">
                <text:p>0.86057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64964">
                <text:p>0.91649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586083">
                <text:p>0.95860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862725">
                <text:p>0.98627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90736">
                <text:p>0.99907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68183">
                <text:p>0.99681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795408">
                <text:p>0.97954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475017">
                <text:p>0.94750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011838">
                <text:p>0.90118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41283">
                <text:p>0.8412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687057">
                <text:p>0.76870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84544">
                <text:p>0.6845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900632">
                <text:p>0.59006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866929">
                <text:p>0.48669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759881">
                <text:p>0.37598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596136">
                <text:p>0.25961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393302">
                <text:p>0.13933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6947106">
                <text:p>0.0169471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056952">
                <text:p>-0.10569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2267408">
                <text:p>-0.22674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443695">
                <text:p>-0.34436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568119">
                <text:p>-0.45681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5623665">
                <text:p>-0.56236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6594464">
                <text:p>-0.6594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465909">
                <text:p>-0.74659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8224815">
                <text:p>-0.82248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8859772">
                <text:p>-0.88597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9361227">
                <text:p>-0.93612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972159">
                <text:p>-0.9721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9935449">
                <text:p>-0.9935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9999581">
                <text:p>-0.99995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9913015">
                <text:p>-0.9913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967706">
                <text:p>-0.9677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9295257">
                <text:p>-0.92952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8773385">
                <text:p>-0.87733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8119299">
                <text:p>-0.81192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7342854">
                <text:p>-0.73428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6455724">
                <text:p>-0.64557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5471332">
                <text:p>-0.54713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4404487">
                <text:p>-0.44044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327123">
                <text:p>-0.3271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088711">
                <text:p>-0.20887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87471455">
                <text:p>-0.087471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35250191">
                <text:p>0.0352501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574368">
                <text:p>0.15743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772509">
                <text:p>0.27725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928903">
                <text:p>0.39289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6051">
                <text:p>0.50260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47458">
                <text:p>0.60474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977757">
                <text:p>0.69777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80287">
                <text:p>0.7802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510395">
                <text:p>0.85103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089683">
                <text:p>0.90896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531971">
                <text:p>0.95319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830612">
                <text:p>0.98306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81108">
                <text:p>0.99811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81179">
                <text:p>0.99811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830832">
                <text:p>0.98308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532323">
                <text:p>0.95323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09017">
                <text:p>0.9090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511027">
                <text:p>0.85110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8036">
                <text:p>0.78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978592">
                <text:p>0.69785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048418">
                <text:p>0.60484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27093">
                <text:p>0.50270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929976">
                <text:p>0.3929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773666">
                <text:p>0.27736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57552">
                <text:p>0.1575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35370596">
                <text:p>0.0353705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87351434">
                <text:p>-0.0873514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208757">
                <text:p>-0.2087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3270092">
                <text:p>-0.32700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4403405">
                <text:p>-0.44034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5470355">
                <text:p>-0.54703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6454804">
                <text:p>-0.64548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7342036">
                <text:p>-0.73420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118618">
                <text:p>-0.81186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772807">
                <text:p>-0.87728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9294827">
                <text:p>-0.92948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9676765">
                <text:p>-0.96767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9912856">
                <text:p>-0.99128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999957">
                <text:p>-0.9999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9935582">
                <text:p>-0.99355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9721872">
                <text:p>-0.97218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9361637">
                <text:p>-0.93616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8860313">
                <text:p>-0.88603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82255">
                <text:p>-0.822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7466685">
                <text:p>-0.74666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6595341">
                <text:p>-0.65953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5624662">
                <text:p>-0.5624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4569157">
                <text:p>-0.45691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344479">
                <text:p>-0.3444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268582">
                <text:p>-0.22685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058112">
                <text:p>-0.1058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6830456">
                <text:p>0.0168304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92109">
                <text:p>0.13921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595009">
                <text:p>0.25950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7588">
                <text:p>0.375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865876">
                <text:p>0.48658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89969">
                <text:p>0.5899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844589">
                <text:p>0.68445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86286">
                <text:p>0.76862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412199">
                <text:p>0.84121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011332">
                <text:p>0.90113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474632">
                <text:p>0.94746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795173">
                <text:p>0.97951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68093">
                <text:p>0.99680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90788">
                <text:p>0.99907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862917">
                <text:p>0.98629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586426">
                <text:p>0.95864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165446">
                <text:p>0.91654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606334">
                <text:p>0.86063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917563">
                <text:p>0.79175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109429">
                <text:p>0.71094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94149">
                <text:p>0.619414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185583">
                <text:p>0.51855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098805">
                <text:p>0.40988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950255">
                <text:p>0.29502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757316">
                <text:p>0.17573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3782072">
                <text:p>0.0537820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68978034">
                <text:p>-0.0689780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906911">
                <text:p>-0.19069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095379">
                <text:p>-0.30953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4237196">
                <text:p>-0.42371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531509">
                <text:p>-0.5315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6312951">
                <text:p>-0.6312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7215669">
                <text:p>-0.72156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8009595">
                <text:p>-0.80095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8682862">
                <text:p>-0.86828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922527">
                <text:p>-0.9225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9628624">
                <text:p>-0.96286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9886896">
                <text:p>-0.98868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9996163">
                <text:p>-0.99961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9954786">
                <text:p>-0.99547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9763383">
                <text:p>-0.97633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9424837">
                <text:p>-0.94248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8944284">
                <text:p>-0.89442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8328907">
                <text:p>-0.83289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7588006">
                <text:p>-0.75880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6732804">
                <text:p>-0.67328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5776082">
                <text:p>-0.57760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4732309">
                <text:p>-0.47323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3617287">
                <text:p>-0.36172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447682">
                <text:p>-0.24476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1241188">
                <text:p>-0.12411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16064359">
                <text:p>-0.00160643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209377">
                <text:p>0.12093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416592">
                <text:p>0.24165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587315">
                <text:p>0.35873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704048">
                <text:p>0.47040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749887">
                <text:p>0.57498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709014">
                <text:p>0.67090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567091">
                <text:p>0.75670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311126">
                <text:p>0.83111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92987">
                <text:p>0.8929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414075">
                <text:p>0.94140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756401">
                <text:p>0.97564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1683">
                <text:p>0.99516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891652">
                <text:p>0.98916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637249">
                <text:p>0.96372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237593">
                <text:p>0.92375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698717">
                <text:p>0.86987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02879">
                <text:p>0.8028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237824">
                <text:p>0.72378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337776">
                <text:p>0.63377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342278">
                <text:p>0.53422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66207">
                <text:p>0.42662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125841">
                <text:p>0.31258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3844">
                <text:p>0.1938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72175279">
                <text:p>0.0721752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50573576">
                <text:p>-0.0505735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725679">
                <text:p>-0.17256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919614">
                <text:p>-0.29196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4069478">
                <text:p>-0.40694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5158085">
                <text:p>-0.51580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6168954">
                <text:p>-0.61689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7086798">
                <text:p>-0.70867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7897897">
                <text:p>-0.78978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8589967">
                <text:p>-0.85899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9152549">
                <text:p>-0.91525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577232">
                <text:p>-0.95772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9857578">
                <text:p>-0.98575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9989357">
                <text:p>-0.99893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99706">
                <text:p>-0.997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9801577">
                <text:p>-0.98015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948486">
                <text:p>-0.9484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9025182">
                <text:p>-0.90251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8429486">
                <text:p>-0.84294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7706799">
                <text:p>-0.7706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6867922">
                <text:p>-0.68679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5925539">
                <text:p>-0.59255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489392">
                <text:p>-0.4893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3788483">
                <text:p>-0.37884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262595">
                <text:p>-0.2625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423918">
                <text:p>-0.14239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20035153">
                <text:p>-0.0200351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026234">
                <text:p>0.10262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237279">
                <text:p>0.22372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414682">
                <text:p>0.34146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540622">
                <text:p>0.45406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598068">
                <text:p>0.55980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1214">
                <text:p>0.65712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445326">
                <text:p>0.74453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07186">
                <text:p>0.82071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845407">
                <text:p>0.88454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350321">
                <text:p>0.93503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714298">
                <text:p>0.97142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31898">
                <text:p>0.99318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99816">
                <text:p>0.99998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17037">
                <text:p>0.99170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684799">
                <text:p>0.96847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306602">
                <text:p>0.93066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788183">
                <text:p>0.87881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137289">
                <text:p>0.81372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36376">
                <text:p>0.7363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47931">
                <text:p>0.6479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5497159">
                <text:p>0.549715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43216">
                <text:p>0.4432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300437">
                <text:p>0.33004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118905">
                <text:p>0.21189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0543978">
                <text:p>0.0905439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32159556">
                <text:p>-0.032159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154386">
                <text:p>-0.1543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2742857">
                <text:p>-0.27428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3900447">
                <text:p>-0.39004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4999326">
                <text:p>-0.49993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6022862">
                <text:p>-0.60228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6955572">
                <text:p>-0.69555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7783516">
                <text:p>-0.77835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8494115">
                <text:p>-0.84941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9076749">
                <text:p>-0.907674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9522587">
                <text:p>-0.95225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9824897">
                <text:p>-0.98248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997916">
                <text:p>-0.9979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9983028">
                <text:p>-0.99830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9836456">
                <text:p>-0.98364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9541636">
                <text:p>-0.95416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9103014">
                <text:p>-0.91030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8527241">
                <text:p>-0.85272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7822924">
                <text:p>-0.78229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7000707">
                <text:p>-0.70007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6073045">
                <text:p>-0.60730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5053802">
                <text:p>-0.50538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3958392">
                <text:p>-0.39583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28034">
                <text:p>-0.280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606088">
                <text:p>-0.16060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38457066">
                <text:p>-0.0384570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84266655">
                <text:p>0.0842666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05728">
                <text:p>0.2057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240889">
                <text:p>0.32408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75586">
                <text:p>0.43755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544441">
                <text:p>0.5444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431183">
                <text:p>0.64311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32098">
                <text:p>0.7320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100501">
                <text:p>0.81005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757941">
                <text:p>0.87579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283361">
                <text:p>0.92833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668911">
                <text:p>0.96689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90874">
                <text:p>0.9908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999235">
                <text:p>0.99992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939042">
                <text:p>0.99390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729059">
                <text:p>0.97290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372478">
                <text:p>0.93724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874626">
                <text:p>0.88746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243025">
                <text:p>0.82430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487245">
                <text:p>0.74872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618583">
                <text:p>0.66185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5650172">
                <text:p>0.56501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596676">
                <text:p>0.45966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47384">
                <text:p>0.3473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298651">
                <text:p>0.22986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088895">
                <text:p>0.10888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13734613">
                <text:p>-0.0137346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361517">
                <text:p>-0.13615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565095">
                <text:p>-0.25650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3730091">
                <text:p>-0.37300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483887">
                <text:p>-0.4838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5874662">
                <text:p>-0.58746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6821983">
                <text:p>-0.68219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7666492">
                <text:p>-0.76664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8395417">
                <text:p>-0.83954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8997865">
                <text:p>-0.89978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9464707">
                <text:p>-0.94647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9788892">
                <text:p>-0.97888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9965574">
                <text:p>-0.99655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9992065">
                <text:p>-0.99920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9867979">
                <text:p>-0.98679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9595171">
                <text:p>-0.95951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9177784">
                <text:p>-0.91777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8622059">
                <text:p>-0.86220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7936392">
                <text:p>-0.79363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7131169">
                <text:p>-0.71311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6218426">
                <text:p>-0.62184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5211967">
                <text:p>-0.52119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4127027">
                <text:p>-0.41270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2979824">
                <text:p>-0.29798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1787713">
                <text:p>-0.17877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56873534">
                <text:p>-0.0568735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65888874">
                <text:p>0.0658888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876583">
                <text:p>0.18765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65922">
                <text:p>0.30659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209131">
                <text:p>0.42091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5288904">
                <text:p>0.52889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288908">
                <text:p>0.62889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194198">
                <text:p>0.71941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991065">
                <text:p>0.79910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667461">
                <text:p>0.86674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213277">
                <text:p>0.92132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62024">
                <text:p>0.9620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882205">
                <text:p>0.98822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995257">
                <text:p>0.99952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957672">
                <text:p>0.99576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770032">
                <text:p>0.97700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435141">
                <text:p>0.94351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958054">
                <text:p>0.89580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346003">
                <text:p>0.83460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608137">
                <text:p>0.76081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755608">
                <text:p>0.67556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5801328">
                <text:p>0.58013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759561">
                <text:p>0.47595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646064">
                <text:p>0.36460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7769">
                <text:p>0.2477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71904">
                <text:p>0.12719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46949969">
                <text:p>0.00469499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1178636">
                <text:p>-0.11786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2386536">
                <text:p>-0.23865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3558468">
                <text:p>-0.35584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4676703">
                <text:p>-0.46767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5724528">
                <text:p>-0.57245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6686078">
                <text:p>-0.66860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7546813">
                <text:p>-0.75468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8293868">
                <text:p>-0.82938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8915926">
                <text:p>-0.89159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9403587">
                <text:p>-0.94035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9749562">
                <text:p>-0.97495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9948602">
                <text:p>-0.99486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999771">
                <text:p>-0.9997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989615">
                <text:p>-0.9896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9645447">
                <text:p>-0.96454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9249406">
                <text:p>-0.92494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8713949">
                <text:p>-0.87139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8047164">
                <text:p>-0.80471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7259154">
                <text:p>-0.72591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6361696">
                <text:p>-0.63616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5368361">
                <text:p>-0.53683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429419">
                <text:p>-0.4294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3155237">
                <text:p>-0.31552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1968805">
                <text:p>-0.19688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75263061">
                <text:p>-0.0752630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47488715">
                <text:p>0.0474887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695173">
                <text:p>0.16951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889987">
                <text:p>0.288998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041246">
                <text:p>0.40412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5131534">
                <text:p>0.51315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144556">
                <text:p>0.61445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064973">
                <text:p>0.706497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878868">
                <text:p>0.787886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574075">
                <text:p>0.85740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140062">
                <text:p>0.91400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568279">
                <text:p>0.95682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852324">
                <text:p>0.98523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987885">
                <text:p>0.99878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972925">
                <text:p>0.99729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807668">
                <text:p>0.980766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4946">
                <text:p>0.949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038472">
                <text:p>0.90384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446103">
                <text:p>0.84461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726443">
                <text:p>0.77264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6890394">
                <text:p>0.68903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950451">
                <text:p>0.59504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920831">
                <text:p>0.49208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817119">
                <text:p>0.38171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655813">
                <text:p>0.26558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454482">
                <text:p>0.145448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23130639">
                <text:p>0.0231306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9954305">
                <text:p>-0.099543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2207165">
                <text:p>-0.22071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3385564">
                <text:p>-0.33855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4513014">
                <text:p>-0.45130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5572449">
                <text:p>-0.55724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6547844">
                <text:p>-0.654784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742462">
                <text:p>-0.7424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8189501">
                <text:p>-0.81895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8830922">
                <text:p>-0.88309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9339297">
                <text:p>-0.93392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9706921">
                <text:p>-0.97069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9928243">
                <text:p>-0.99282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9999956">
                <text:p>-0.99999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992096">
                <text:p>-0.99209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9692465">
                <text:p>-0.96924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9317886">
                <text:p>-0.93178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8802878">
                <text:p>-0.88028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8155247">
                <text:p>-0.81552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7384673">
                <text:p>-0.73846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6502804">
                <text:p>-0.65028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5522996">
                <text:p>-0.55229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4459894">
                <text:p>-0.44598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3329577">
                <text:p>-0.33295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2149154">
                <text:p>-0.21491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93627028">
                <text:p>-0.0936270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29072428">
                <text:p>0.0290724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513262">
                <text:p>0.15132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71307">
                <text:p>0.2713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871989">
                <text:p>0.38719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972487">
                <text:p>0.49724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5998116">
                <text:p>0.59981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933293">
                <text:p>0.693329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76404">
                <text:p>0.7764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477776">
                <text:p>0.84777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063711">
                <text:p>0.90637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513089">
                <text:p>0.95130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819096">
                <text:p>0.98190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977114">
                <text:p>0.99771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984784">
                <text:p>0.99847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841973">
                <text:p>0.98419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550856">
                <text:p>0.95508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115787">
                <text:p>0.91157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543334">
                <text:p>0.85433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842173">
                <text:p>0.78421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022783">
                <text:p>0.70227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097554">
                <text:p>0.60975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5080494">
                <text:p>0.50804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986807">
                <text:p>0.39868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833034">
                <text:p>0.28330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63664">
                <text:p>0.1636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41550793">
                <text:p>0.0415507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81188664">
                <text:p>-0.0811886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2026971">
                <text:p>-0.20269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3211582">
                <text:p>-0.321158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4347793">
                <text:p>-0.43477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5418413">
                <text:p>-0.54184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6407443">
                <text:p>-0.640744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7299905">
                <text:p>-0.72999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8082308">
                <text:p>-0.808230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8742954">
                <text:p>-0.87429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9271836">
                <text:p>-0.92718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9660963">
                <text:p>-0.96609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9904519">
                <text:p>-0.99045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9998806">
                <text:p>-0.99988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9942408">
                <text:p>-0.99424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9736171">
                <text:p>-0.97361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9383202">
                <text:p>-0.93832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8888853">
                <text:p>-0.88888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8260515">
                <text:p>-0.82605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7507683">
                <text:p>-0.75076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6641761">
                <text:p>-0.66417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5675691">
                <text:p>-0.56756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4624083">
                <text:p>-0.46240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3502858">
                <text:p>-0.35028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2328773">
                <text:p>-0.232877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119592">
                <text:p>-0.11195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0638637">
                <text:p>0.0106386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330837">
                <text:p>0.13308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535231">
                <text:p>0.25352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701346">
                <text:p>0.37013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811751">
                <text:p>0.48117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84964">
                <text:p>0.5849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799312">
                <text:p>0.67993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646576">
                <text:p>0.764657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378597">
                <text:p>0.83785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984313">
                <text:p>0.89843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454668">
                <text:p>0.94546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782532">
                <text:p>0.97825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962959">
                <text:p>0.99629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99325">
                <text:p>0.9993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872934">
                <text:p>0.98729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603845">
                <text:p>0.96038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190005">
                <text:p>0.91900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637702">
                <text:p>0.86377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955191">
                <text:p>0.79551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152787">
                <text:p>0.71527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6242644">
                <text:p>0.624264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238366">
                <text:p>0.52383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15514">
                <text:p>0.4155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009365">
                <text:p>0.30093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18168">
                <text:p>0.18181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59956837">
                <text:p>0.0599568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62799081">
                <text:p>-0.0627990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1846162">
                <text:p>-0.18461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3036509">
                <text:p>-0.3036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4181025">
                <text:p>-0.41810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5262601">
                <text:p>-0.52626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6264865">
                <text:p>-0.62648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7172658">
                <text:p>-0.71726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7972413">
                <text:p>-0.79724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8652016">
                <text:p>-0.86520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9201195">
                <text:p>-0.92011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9611742">
                <text:p>-0.96117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9877431">
                <text:p>-0.98774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9994256">
                <text:p>-0.99942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996047">
                <text:p>-0.9960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9776571">
                <text:p>-0.97765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9445354">
                <text:p>-0.94453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8971772">
                <text:p>-0.897177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8362977">
                <text:p>-0.83629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7628193">
                <text:p>-0.76281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6778404">
                <text:p>-0.67784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5826458">
                <text:p>-0.58264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4786769">
                <text:p>-0.47867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3674877">
                <text:p>-0.36748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2507601">
                <text:p>-0.25076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1302609">
                <text:p>-0.13026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77911424">
                <text:p>-0.00779114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14796">
                <text:p>0.1147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356457">
                <text:p>0.23564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529515">
                <text:p>0.35295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649381">
                <text:p>0.46493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699113">
                <text:p>0.56991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6663022">
                <text:p>0.66630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526513">
                <text:p>0.75265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276531">
                <text:p>0.82765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901863">
                <text:p>0.89018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393036">
                <text:p>0.93930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74263">
                <text:p>0.97426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94542">
                <text:p>0.9945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998323">
                <text:p>0.99983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900553">
                <text:p>0.99005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653572">
                <text:p>0.96535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261102">
                <text:p>0.92611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729096">
                <text:p>0.87290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065506">
                <text:p>0.80655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280362">
                <text:p>0.72803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6385554">
                <text:p>0.63855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394458">
                <text:p>0.53944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322062">
                <text:p>0.43220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184602">
                <text:p>0.31846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999077">
                <text:p>0.19990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78350119">
                <text:p>0.0783501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44395778">
                <text:p>-0.0443957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1664726">
                <text:p>-0.16647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2860332">
                <text:p>-0.28603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012906">
                <text:p>-0.40129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5105001">
                <text:p>-0.51050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6120099">
                <text:p>-0.61200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7043027">
                <text:p>-0.70430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785981">
                <text:p>-0.7859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8558099">
                <text:p>-0.85580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9127457">
                <text:p>-0.91274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9559256">
                <text:p>-0.95592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9846975">
                <text:p>-0.98469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9986313">
                <text:p>-0.99863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9975148">
                <text:p>-0.997514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9813664">
                <text:p>-0.98136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9504273">
                <text:p>-0.95042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9051644">
                <text:p>-0.905164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8462639">
                <text:p>-0.846263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7746062">
                <text:p>-0.77460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6912745">
                <text:p>-0.691274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5975307">
                <text:p>-0.59753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4947761">
                <text:p>-0.49477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3845648">
                <text:p>-0.38456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2685651">
                <text:p>-0.268565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1485108">
                <text:p>-0.148510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26218275">
                <text:p>-0.0262182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96461751">
                <text:p>0.0964617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176956">
                <text:p>0.217695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356487">
                <text:p>0.335648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485363">
                <text:p>0.448536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5546713">
                <text:p>0.55467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524469">
                <text:p>0.65244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7403843">
                <text:p>0.740384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171694">
                <text:p>0.817169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816389">
                <text:p>0.88163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328185">
                <text:p>0.932818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699433">
                <text:p>0.96994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924502">
                <text:p>0.99245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924788">
                <text:p>0.9924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09cm" svg:height="9.005cm" xlink:href=".." xlink:type="simple" chart:class="chart:bar" chart:style-name="ch1">
        <chart:legend chart:legend-position="end" svg:x="22.546cm" svg:y="4.203cm" style:legend-expansion="high" chart:style-name="ch2"/>
        <chart:plot-area chart:style-name="ch3" table:cell-range-address="Sheet1.C2:Sheet1.C1025" svg:x="0.496cm" svg:y="0.18cm" svg:width="21.554cm" svg:height="8.645cm">
          <chartooo:coordinate-region svg:x="1.329cm" svg:y="0.379cm" svg:width="20.651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25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24653">
                <text:p>0.9924653</text:p>
                <draw:g>
                  <svg:desc>Sheet1.C2:Sheet1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54534">
                <text:p>0.9954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5379">
                <text:p>1.285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8609">
                <text:p>1.548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80295">
                <text:p>1.780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8756">
                <text:p>1.578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8919">
                <text:p>0.9878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0099">
                <text:p>1.470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451">
                <text:p>1.2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8453">
                <text:p>1.168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28564">
                <text:p>0.5628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77685">
                <text:p>0.9677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818254">
                <text:p>0.063818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98924">
                <text:p>0.7398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25325">
                <text:p>0.4325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00967">
                <text:p>0.3500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4954">
                <text:p>-0.1944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477143">
                <text:p>-0.547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70002">
                <text:p>0.217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768712">
                <text:p>-0.6768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58848">
                <text:p>-0.8058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200893">
                <text:p>-0.8200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915687">
                <text:p>-0.3915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489099">
                <text:p>-0.05489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218657">
                <text:p>-0.9218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6848021">
                <text:p>-0.086848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928969">
                <text:p>-0.8928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18194">
                <text:p>-0.318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60503185">
                <text:p>-0.060503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347963">
                <text:p>-0.7347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85202">
                <text:p>0.2085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3861599">
                <text:p>0.073861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5924428">
                <text:p>-0.5924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407384">
                <text:p>-0.3407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33415">
                <text:p>0.5933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75406">
                <text:p>0.4675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1383778">
                <text:p>0.051383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47754">
                <text:p>0.6147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172446">
                <text:p>0.6172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98545">
                <text:p>0.6798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57571">
                <text:p>1.157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75212">
                <text:p>0.4575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28728">
                <text:p>1.528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4232">
                <text:p>1.224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5024">
                <text:p>1.495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1297">
                <text:p>1.251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82355">
                <text:p>1.582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20592">
                <text:p>1.720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04027">
                <text:p>1.404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98792">
                <text:p>1.1987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30942">
                <text:p>1.730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60285">
                <text:p>1.660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96365">
                <text:p>1.696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50815">
                <text:p>1.150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98492">
                <text:p>1.198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0711">
                <text:p>1.0907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5024">
                <text:p>1.505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6186">
                <text:p>1.216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06736">
                <text:p>1.206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6052">
                <text:p>1.096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78479">
                <text:p>0.8478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64596">
                <text:p>0.7064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74278">
                <text:p>0.2374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72256">
                <text:p>0.5272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018011">
                <text:p>0.064018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7259">
                <text:p>0.717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18546">
                <text:p>0.2218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609461">
                <text:p>-0.4609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682075">
                <text:p>-0.2682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44488">
                <text:p>-0.1244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86456239">
                <text:p>-0.086456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193499">
                <text:p>-0.8193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314681">
                <text:p>-0.6314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836149">
                <text:p>-0.4836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01823">
                <text:p>-0.1401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7670832">
                <text:p>-0.7670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759143">
                <text:p>-0.3759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423049">
                <text:p>-0.9423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37985">
                <text:p>-0.437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04839">
                <text:p>-0.1104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533476">
                <text:p>-0.533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614029">
                <text:p>0.094614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453656">
                <text:p>-0.01453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94537">
                <text:p>0.1194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672904">
                <text:p>-0.2672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30854">
                <text:p>0.2530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2104">
                <text:p>0.3512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07095">
                <text:p>0.75070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083355">
                <text:p>0.90833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07907">
                <text:p>0.5607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4981">
                <text:p>0.61149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79345">
                <text:p>0.6179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909">
                <text:p>1.01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924416">
                <text:p>0.6924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0623">
                <text:p>1.550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0761">
                <text:p>1.2507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3236">
                <text:p>1.333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28578">
                <text:p>1.4285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8867">
                <text:p>1.288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48442">
                <text:p>1.448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79903">
                <text:p>1.1799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02107">
                <text:p>1.602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35369">
                <text:p>1.6353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56058">
                <text:p>1.456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2102">
                <text:p>1.692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59298">
                <text:p>1.559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12795">
                <text:p>1.8127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53997">
                <text:p>1.653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63917">
                <text:p>1.4639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62833">
                <text:p>1.562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25325">
                <text:p>1.125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77222">
                <text:p>0.6777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913296">
                <text:p>0.4913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66836">
                <text:p>0.41668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501404">
                <text:p>0.95014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82789">
                <text:p>0.1082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35821">
                <text:p>0.44358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79236">
                <text:p>0.19792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2057698">
                <text:p>-0.20576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953013">
                <text:p>-0.39530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97624">
                <text:p>0.1797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61298">
                <text:p>0.11612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69991">
                <text:p>-0.369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809603">
                <text:p>-0.28096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082471">
                <text:p>-0.30824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7835151">
                <text:p>-0.78351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036744">
                <text:p>-0.9036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931548">
                <text:p>-0.29315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337963">
                <text:p>-0.73379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714327">
                <text:p>-0.67143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48321">
                <text:p>-0.548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7195435">
                <text:p>-0.71954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0096979">
                <text:p>0.060096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323538">
                <text:p>0.2323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4517798">
                <text:p>-0.4517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02016">
                <text:p>0.13020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33925">
                <text:p>-0.23339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389256">
                <text:p>0.6389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88175">
                <text:p>0.39881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553353">
                <text:p>0.6553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47673">
                <text:p>0.96476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166429">
                <text:p>0.5166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61101">
                <text:p>1.261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72028">
                <text:p>1.172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7721">
                <text:p>1.077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916939">
                <text:p>0.79169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4861">
                <text:p>1.334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93439">
                <text:p>1.5934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9008">
                <text:p>1.0090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10441">
                <text:p>1.5104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13746">
                <text:p>1.613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61104">
                <text:p>1.361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815978">
                <text:p>1.8159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2549">
                <text:p>1.5425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64153">
                <text:p>1.9641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80362">
                <text:p>1.8803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18556">
                <text:p>1.7185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1894">
                <text:p>0.9018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77212">
                <text:p>0.9777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24728">
                <text:p>1.3247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049005">
                <text:p>0.7049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10883">
                <text:p>0.66108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5874">
                <text:p>0.9058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05895">
                <text:p>0.48058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88146">
                <text:p>0.4188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8649383">
                <text:p>0.0986493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3158696">
                <text:p>-0.073158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05507">
                <text:p>0.59055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85586">
                <text:p>0.2085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51711">
                <text:p>0.4951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71384">
                <text:p>0.1671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097367">
                <text:p>-0.10973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6725998">
                <text:p>0.036725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7723523">
                <text:p>-0.77235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6287655">
                <text:p>-0.62876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168515">
                <text:p>-0.31685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117048">
                <text:p>-0.6117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7702293">
                <text:p>-0.77022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88965356">
                <text:p>-0.0889653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7892579">
                <text:p>-0.78925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15481889">
                <text:p>-0.0154818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68128109">
                <text:p>-0.068128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897428">
                <text:p>-0.1897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5804623">
                <text:p>-0.58046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638389">
                <text:p>-0.36383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511559">
                <text:p>0.2511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678945">
                <text:p>-0.16789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1708571">
                <text:p>0.09170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73595">
                <text:p>0.38735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820424">
                <text:p>0.68204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308237">
                <text:p>0.23082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68205">
                <text:p>0.17682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56269">
                <text:p>0.97562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3588">
                <text:p>0.883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76095">
                <text:p>1.176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28084">
                <text:p>0.5428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34037">
                <text:p>1.3340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90751">
                <text:p>1.2907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18767">
                <text:p>1.7187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262">
                <text:p>1.05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93816">
                <text:p>1.793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27971">
                <text:p>1.4279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19873">
                <text:p>1.3198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78025">
                <text:p>1.878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43909">
                <text:p>1.643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89033">
                <text:p>1.4890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72813">
                <text:p>1.5728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73829">
                <text:p>1.4738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72656">
                <text:p>1.172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58523">
                <text:p>1.6585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16189">
                <text:p>0.9161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464953">
                <text:p>0.7464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726736">
                <text:p>0.77267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91282">
                <text:p>1.0912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97918">
                <text:p>0.52979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18531">
                <text:p>1.0185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228926">
                <text:p>0.7228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3324395">
                <text:p>0.0833243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13818">
                <text:p>0.15138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87705">
                <text:p>0.2987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2456328">
                <text:p>-0.012456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584823">
                <text:p>0.25848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2346715">
                <text:p>-0.23467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812178">
                <text:p>-0.18121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621934">
                <text:p>-0.46219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034496">
                <text:p>-0.10344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220546">
                <text:p>-0.72205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031285">
                <text:p>-0.20312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541415">
                <text:p>-0.45414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455391">
                <text:p>-0.5455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7959023">
                <text:p>-0.79590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224145">
                <text:p>-0.2224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6474931">
                <text:p>-0.6474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892397">
                <text:p>-0.6892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953875">
                <text:p>-0.1953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4249869">
                <text:p>-0.4249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6019745">
                <text:p>0.096019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456841">
                <text:p>-0.1456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3949834">
                <text:p>-0.39498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76844">
                <text:p>0.3276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19708">
                <text:p>0.73197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940849">
                <text:p>0.69408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37992">
                <text:p>0.1637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73982">
                <text:p>0.32739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900489">
                <text:p>0.69004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56581">
                <text:p>1.25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6839">
                <text:p>1.268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13715">
                <text:p>1.5137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16885">
                <text:p>0.7168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2017">
                <text:p>0.9920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97656">
                <text:p>1.297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96727">
                <text:p>1.1967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54604">
                <text:p>1.354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46403">
                <text:p>1.5464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75751">
                <text:p>1.8757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886655">
                <text:p>1.8866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89367">
                <text:p>1.6893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259179">
                <text:p>1.2591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36791">
                <text:p>1.4367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3662">
                <text:p>1.436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63137">
                <text:p>1.2631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54268">
                <text:p>1.354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18112">
                <text:p>1.218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72907">
                <text:p>1.1729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710758">
                <text:p>0.77107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3544">
                <text:p>0.8635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551998">
                <text:p>0.95519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305013">
                <text:p>0.7305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52965559">
                <text:p>-0.0529655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85372">
                <text:p>0.24853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89891">
                <text:p>0.66898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3452027">
                <text:p>-0.34520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43571">
                <text:p>0.21435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2839837">
                <text:p>-0.28398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6463916">
                <text:p>-0.64639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5471261">
                <text:p>0.0354712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479077">
                <text:p>-0.44790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8630022">
                <text:p>-0.86300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56312382">
                <text:p>-0.0563123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6836394">
                <text:p>-0.68363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8803367">
                <text:p>-0.88033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5958726">
                <text:p>-0.5958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3060776">
                <text:p>-0.030607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5383296">
                <text:p>-0.53832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017045">
                <text:p>-0.30170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007097">
                <text:p>-0.10070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111786">
                <text:p>0.21117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529042">
                <text:p>-0.45290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235194">
                <text:p>-0.22351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762206">
                <text:p>-0.17622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14964">
                <text:p>0.59149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171527">
                <text:p>0.21715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747196">
                <text:p>0.27471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65834">
                <text:p>0.19658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03979">
                <text:p>1.0039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09757">
                <text:p>0.29097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91721">
                <text:p>1.1917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828857">
                <text:p>0.78288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140708">
                <text:p>0.91407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316802">
                <text:p>0.93168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22719">
                <text:p>1.722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68107">
                <text:p>1.7681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61133">
                <text:p>1.761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11314">
                <text:p>1.4113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69998">
                <text:p>1.3699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33347">
                <text:p>1.7333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30058">
                <text:p>1.5300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56901">
                <text:p>1.5569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79051">
                <text:p>1.0790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28471">
                <text:p>1.0284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32432">
                <text:p>1.3324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476143">
                <text:p>1.4761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60456">
                <text:p>1.3604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21146">
                <text:p>0.721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408488">
                <text:p>1.408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71912">
                <text:p>1.1719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17449">
                <text:p>1.117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57763">
                <text:p>0.4577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6606">
                <text:p>0.97966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6106718">
                <text:p>0.0461067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111815">
                <text:p>0.61118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2370517">
                <text:p>-0.23705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3494742">
                <text:p>0.063494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135458">
                <text:p>-0.1354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18165">
                <text:p>0.28181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991658">
                <text:p>-0.39916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552483">
                <text:p>-0.55524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8092051">
                <text:p>-0.80920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4180491">
                <text:p>-0.041804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822836">
                <text:p>-0.18228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868257">
                <text:p>-0.3868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74501038">
                <text:p>-0.0745010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9334815">
                <text:p>-0.93348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2397842">
                <text:p>-0.23978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8026579">
                <text:p>-0.80265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614083">
                <text:p>-0.3614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6994203">
                <text:p>-0.69942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7443789">
                <text:p>-0.74437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61711">
                <text:p>-0.3617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4893925">
                <text:p>-0.48939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17299">
                <text:p>-0.2172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308798">
                <text:p>0.053087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1585453">
                <text:p>-0.15854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531282">
                <text:p>0.25312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49598">
                <text:p>0.11495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4495">
                <text:p>0.1544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205877">
                <text:p>0.42058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9545">
                <text:p>1.195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102426">
                <text:p>0.51024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36652">
                <text:p>1.0366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20192">
                <text:p>1.6201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37675">
                <text:p>1.1376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17529">
                <text:p>1.0175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97495">
                <text:p>1.7974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22225">
                <text:p>1.822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29913">
                <text:p>1.5299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3888">
                <text:p>1.4038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4123">
                <text:p>1.741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96576">
                <text:p>1.0965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42483">
                <text:p>1.9424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98424">
                <text:p>1.098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9159">
                <text:p>1.291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10034">
                <text:p>1.3100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16914">
                <text:p>1.1169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81478">
                <text:p>1.4814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125727">
                <text:p>0.81257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02292">
                <text:p>1.4022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53452">
                <text:p>0.8534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579493">
                <text:p>0.95794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41786">
                <text:p>0.7417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206197">
                <text:p>0.012061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16029477">
                <text:p>-0.00160294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783267">
                <text:p>0.67832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761102">
                <text:p>-0.17611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77641">
                <text:p>0.36776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3664412">
                <text:p>-0.36644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94088435">
                <text:p>-0.0940884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6343715">
                <text:p>0.0763437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2867621">
                <text:p>-0.28676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075455">
                <text:p>-0.2075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6920916">
                <text:p>-0.69209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3359248">
                <text:p>-0.33592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108758">
                <text:p>-0.11087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66863775">
                <text:p>-0.0668637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8857915">
                <text:p>-0.88579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350686">
                <text:p>-0.13506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59479654">
                <text:p>-0.0594796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3646043">
                <text:p>-0.36460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97334385">
                <text:p>-0.0973343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507545">
                <text:p>-0.15075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812515">
                <text:p>0.18125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59256">
                <text:p>0.15592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3823363">
                <text:p>0.0738233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16174">
                <text:p>0.5161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401176">
                <text:p>0.6401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823643">
                <text:p>0.18236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34157">
                <text:p>0.17341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019476">
                <text:p>0.90194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686627">
                <text:p>0.86866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755512">
                <text:p>0.77555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890227">
                <text:p>0.88902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482348">
                <text:p>0.84823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834535">
                <text:p>0.98345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68511">
                <text:p>1.6685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90573">
                <text:p>1.0905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10226">
                <text:p>1.1102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91571">
                <text:p>1.1915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49896">
                <text:p>1.3498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33755">
                <text:p>1.7337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19698">
                <text:p>1.3196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674052">
                <text:p>1.6740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44573">
                <text:p>1.3445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34039">
                <text:p>1.3340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74282">
                <text:p>1.1742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84631">
                <text:p>1.584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433294">
                <text:p>1.4332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3982">
                <text:p>1.239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49141">
                <text:p>1.3491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03424">
                <text:p>1.2034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29418">
                <text:p>1.2294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761365">
                <text:p>0.77613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88623">
                <text:p>0.848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793865">
                <text:p>0.77938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16994">
                <text:p>0.60169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549922">
                <text:p>-0.15499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689067">
                <text:p>0.16890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405162">
                <text:p>-0.44051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4804941">
                <text:p>-0.48049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79771">
                <text:p>0.20797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4721915">
                <text:p>-0.47219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7330689">
                <text:p>-0.73306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255706">
                <text:p>-0.92557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478738">
                <text:p>-0.4787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24009705">
                <text:p>-0.0240097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363426">
                <text:p>-0.3634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049139">
                <text:p>-0.10491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161949">
                <text:p>-0.11619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2962731">
                <text:p>-0.29627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8087574">
                <text:p>-0.80875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4731041">
                <text:p>-0.47310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4198909">
                <text:p>-0.41989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075976">
                <text:p>-0.50759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4739">
                <text:p>0.3747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707614">
                <text:p>-0.17076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445645">
                <text:p>-0.14456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86618647">
                <text:p>0.0866186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175253">
                <text:p>0.9175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300874">
                <text:p>0.63008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283162">
                <text:p>0.72831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862008">
                <text:p>0.88620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75342">
                <text:p>1.1753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68527">
                <text:p>1.3685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52818">
                <text:p>1.2528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86088">
                <text:p>1.2860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330398">
                <text:p>0.93303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750085">
                <text:p>1.7500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06654">
                <text:p>1.0066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21532">
                <text:p>1.9215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66211">
                <text:p>1.3662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63957">
                <text:p>1.9639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88375">
                <text:p>1.188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11189">
                <text:p>1.6111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9941">
                <text:p>1.399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58907">
                <text:p>1.3589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53861">
                <text:p>1.7538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365342">
                <text:p>1.3653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98272">
                <text:p>0.72982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802076">
                <text:p>0.68020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820629">
                <text:p>0.98206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812214">
                <text:p>0.98122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359121">
                <text:p>0.3359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126739">
                <text:p>0.61267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482255">
                <text:p>0.84822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3516717">
                <text:p>0.0135167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786024">
                <text:p>-0.17860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553504">
                <text:p>0.35535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478442">
                <text:p>0.44784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2468877">
                <text:p>-0.24688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6006063">
                <text:p>-0.60060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6475513">
                <text:p>-0.64755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398781">
                <text:p>0.13987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8059322">
                <text:p>-0.80593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5634431">
                <text:p>-0.56344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611825">
                <text:p>-0.16118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91003716">
                <text:p>-0.0910037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5465424">
                <text:p>-0.54654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640446">
                <text:p>-0.16404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469025">
                <text:p>-0.64690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6511837">
                <text:p>-0.65118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296047">
                <text:p>-0.52960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286997">
                <text:p>-0.62869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428223">
                <text:p>-0.4282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4863564">
                <text:p>-0.48635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073683">
                <text:p>0.30736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263506">
                <text:p>0.42635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450642">
                <text:p>0.24506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632751">
                <text:p>0.16327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2354619">
                <text:p>0.0523546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15176">
                <text:p>1.0151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74238">
                <text:p>0.6742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105393">
                <text:p>0.81053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323887">
                <text:p>0.53238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722982">
                <text:p>0.97229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036854">
                <text:p>0.90368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84061">
                <text:p>1.5840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04023">
                <text:p>1.5040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619448">
                <text:p>1.6194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66223">
                <text:p>1.1662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86653">
                <text:p>1.2866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681509">
                <text:p>1.6815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67226">
                <text:p>1.1672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30885">
                <text:p>1.3308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42206">
                <text:p>1.6422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92567">
                <text:p>1.4925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335302">
                <text:p>1.3353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81109">
                <text:p>1.6811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1147">
                <text:p>1.7011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664973">
                <text:p>1.6649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145079">
                <text:p>1.1450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3777">
                <text:p>1.237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55556">
                <text:p>1.3555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229745">
                <text:p>0.82297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66074">
                <text:p>0.36660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204525">
                <text:p>0.72045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830008">
                <text:p>0.48300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0673">
                <text:p>0.52506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2040589">
                <text:p>-0.20405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93736321">
                <text:p>-0.0937363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402438">
                <text:p>0.24024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1507407">
                <text:p>-0.15074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93419731">
                <text:p>0.0934197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7213103">
                <text:p>-0.72131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20093918">
                <text:p>-0.0200939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6173441">
                <text:p>-0.61734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5788378">
                <text:p>-0.57883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5946822">
                <text:p>-0.59468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6147466">
                <text:p>-0.61474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5368536">
                <text:p>-0.53685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930666">
                <text:p>-0.19306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834234">
                <text:p>-0.18342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63762963">
                <text:p>0.063762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4613417">
                <text:p>-0.46134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730562">
                <text:p>-0.7305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451881">
                <text:p>0.24518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92117369">
                <text:p>0.0921173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58594">
                <text:p>0.21585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688468">
                <text:p>-0.26884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64968273">
                <text:p>-0.0649682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866958">
                <text:p>0.48669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031047">
                <text:p>0.40310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10721">
                <text:p>0.7107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795836">
                <text:p>0.77958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479592">
                <text:p>0.94795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64166">
                <text:p>1.4641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56982">
                <text:p>1.3569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35404">
                <text:p>1.5354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7452">
                <text:p>0.9974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802862">
                <text:p>1.8028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09509">
                <text:p>1.2095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211164">
                <text:p>1.2111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2232">
                <text:p>1.522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26932">
                <text:p>1.2269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16814">
                <text:p>1.7168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51483">
                <text:p>1.9514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66986">
                <text:p>1.5669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489609">
                <text:p>1.4896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503557">
                <text:p>1.5035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78822">
                <text:p>1.5788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28711">
                <text:p>0.9287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82193">
                <text:p>1.1821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360931">
                <text:p>0.63609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347435">
                <text:p>1.3474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03453">
                <text:p>1.1034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538966">
                <text:p>0.45389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933497">
                <text:p>0.59334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587844">
                <text:p>0.65878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81558">
                <text:p>0.3815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874593">
                <text:p>0.18745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676888">
                <text:p>0.46768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506268">
                <text:p>0.25062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5248933">
                <text:p>-0.52489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635619">
                <text:p>-0.16356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80743194">
                <text:p>-0.0807431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7662632">
                <text:p>-0.76626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8634079">
                <text:p>-0.86340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3385859">
                <text:p>-0.33858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4738057">
                <text:p>-0.47380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3743148">
                <text:p>-0.37431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564318">
                <text:p>-0.25643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7611311">
                <text:p>-0.76113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6642995">
                <text:p>-0.66429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5072591">
                <text:p>-0.50725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82769">
                <text:p>-0.827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92194796">
                <text:p>0.0921947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678127">
                <text:p>0.16781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4740174">
                <text:p>-0.4740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474334">
                <text:p>0.34743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9082905">
                <text:p>0.0490829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525014">
                <text:p>0.35250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237631">
                <text:p>0.52376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71420357">
                <text:p>0.0714203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515752">
                <text:p>0.45157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197324">
                <text:p>1.1973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173653">
                <text:p>0.9173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15301">
                <text:p>1.1153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03094">
                <text:p>1.0030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634869">
                <text:p>1.6348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748231">
                <text:p>0.87482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09467">
                <text:p>1.6094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733917">
                <text:p>1.7339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75957">
                <text:p>1.5759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487939">
                <text:p>1.4879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713307">
                <text:p>1.7133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148845">
                <text:p>1.1488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03742">
                <text:p>1.0037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340827">
                <text:p>1.3408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84116">
                <text:p>1.2841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634376">
                <text:p>1.6343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575052">
                <text:p>0.95750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20875">
                <text:p>1.2208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606788">
                <text:p>1.6067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10809">
                <text:p>1.3108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095357">
                <text:p>0.80953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95515">
                <text:p>1.1955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108061">
                <text:p>1.1080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058228">
                <text:p>1.0582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965652">
                <text:p>0.39656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765008">
                <text:p>0.57650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96228406">
                <text:p>-0.0962284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143631">
                <text:p>0.31436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3931713">
                <text:p>-0.39317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133816">
                <text:p>-0.1338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3605087">
                <text:p>-0.360508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2120898">
                <text:p>-0.21208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1658431">
                <text:p>-0.16584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3074533">
                <text:p>-0.30745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4290776">
                <text:p>-0.42907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3246628">
                <text:p>-0.32466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4802678">
                <text:p>-0.48026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3991451">
                <text:p>-0.39914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7376046">
                <text:p>-0.73760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3848161">
                <text:p>-0.3848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823856">
                <text:p>0.08238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661397">
                <text:p>-0.16613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4552524">
                <text:p>0.0245525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865906">
                <text:p>0.286590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09978">
                <text:p>-0.1099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3714683">
                <text:p>0.0637146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703773">
                <text:p>0.47037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93533725">
                <text:p>0.0935337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684783">
                <text:p>0.36847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5180662">
                <text:p>0.518066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151791">
                <text:p>0.41517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058934">
                <text:p>1.0589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326223">
                <text:p>0.73262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11861">
                <text:p>0.8118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969444">
                <text:p>0.89694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356299">
                <text:p>1.3562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77956">
                <text:p>1.5779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53552">
                <text:p>1.5535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622109">
                <text:p>1.6221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884016">
                <text:p>1.8840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18174">
                <text:p>1.0181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347171">
                <text:p>1.3471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706142">
                <text:p>1.7061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837418">
                <text:p>1.8374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74491">
                <text:p>1.5744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65103">
                <text:p>1.1651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00076">
                <text:p>1.0000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16063">
                <text:p>1.0160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1922">
                <text:p>1.019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37374">
                <text:p>1.5373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3395">
                <text:p>1.33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30492">
                <text:p>0.8304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71798">
                <text:p>1.2717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641846">
                <text:p>0.664184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83975">
                <text:p>1.0839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5550719">
                <text:p>0.55507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168173">
                <text:p>0.51681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1350473">
                <text:p>-0.13504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5580398">
                <text:p>0.55803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1324539">
                <text:p>-0.13245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628694">
                <text:p>0.26286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549321">
                <text:p>0.15493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4174702">
                <text:p>-0.41747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7888919">
                <text:p>-0.78889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8365152">
                <text:p>-0.83651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31832039">
                <text:p>-0.0318320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7545837">
                <text:p>-0.75458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9695725">
                <text:p>-0.96957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9440371">
                <text:p>-0.94403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9522796">
                <text:p>-0.95227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8785162">
                <text:p>-0.87851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4582604">
                <text:p>-0.45826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3396258">
                <text:p>-0.33962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2085086">
                <text:p>-0.20850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6109285">
                <text:p>-0.61092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4759541">
                <text:p>0.0147595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7255943">
                <text:p>0.0372559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46179">
                <text:p>0.3461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2357427">
                <text:p>-0.23574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21889">
                <text:p>0.4218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728894">
                <text:p>0.17288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087898">
                <text:p>0.90878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913387">
                <text:p>0.59133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931407">
                <text:p>0.89314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244593">
                <text:p>0.82445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75051">
                <text:p>1.2750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295239">
                <text:p>0.92952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472237">
                <text:p>0.74722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15935">
                <text:p>1.5159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14835">
                <text:p>1.0148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927711">
                <text:p>0.99277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894138">
                <text:p>0.98941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84991">
                <text:p>1.984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6385">
                <text:p>1.63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60294">
                <text:p>1.7602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019708">
                <text:p>1.0197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027271">
                <text:p>1.0272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91693">
                <text:p>1.7916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5327">
                <text:p>1.153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623724">
                <text:p>1.6237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52161">
                <text:p>1.1521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63338">
                <text:p>1.2633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295482">
                <text:p>1.2954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338258">
                <text:p>0.433825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362296">
                <text:p>0.63622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420197">
                <text:p>0.74201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47014">
                <text:p>0.3470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509355">
                <text:p>0.45093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58046788">
                <text:p>0.0580467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633076">
                <text:p>0.26330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226126">
                <text:p>0.22261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54682255">
                <text:p>0.0546822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6415495">
                <text:p>-0.64154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6400751">
                <text:p>-0.64007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433904">
                <text:p>-0.24339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444701">
                <text:p>-0.4447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77501774">
                <text:p>-0.0775017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7250216">
                <text:p>-0.72502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2100713">
                <text:p>-0.21007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03505826">
                <text:p>-0.0035058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8185586">
                <text:p>-0.81855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3149053">
                <text:p>-0.31490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1481639">
                <text:p>-0.14816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546432">
                <text:p>-0.5464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190309">
                <text:p>-0.1903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4146485">
                <text:p>-0.41464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4155023">
                <text:p>-0.41550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370641">
                <text:p>0.43706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753794">
                <text:p>0.17537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2412691">
                <text:p>-0.24126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614318">
                <text:p>0.26143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727277">
                <text:p>0.77272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550127">
                <text:p>0.5501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00558">
                <text:p>1.1005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27328">
                <text:p>1.273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34056">
                <text:p>1.1340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823112">
                <text:p>0.78231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370303">
                <text:p>0.73703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023912">
                <text:p>1.0239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412241">
                <text:p>1.412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54963">
                <text:p>1.25496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686461">
                <text:p>1.6864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065639">
                <text:p>1.0656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99466">
                <text:p>0.9994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87324">
                <text:p>1.9873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678126">
                <text:p>1.6781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828922">
                <text:p>0.98289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04247">
                <text:p>1.9042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17953">
                <text:p>1.2179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143695">
                <text:p>1.1436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52417">
                <text:p>1.2524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581851">
                <text:p>0.85818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546764">
                <text:p>1.5467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504098">
                <text:p>0.65040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5831102">
                <text:p>0.58311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900754">
                <text:p>0.79007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494333">
                <text:p>0.64943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5457783">
                <text:p>0.54577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965316">
                <text:p>0.39653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625688">
                <text:p>0.36256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1507479">
                <text:p>-0.15074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84956">
                <text:p>0.4849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2836309">
                <text:p>-0.28363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581068">
                <text:p>-0.58106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5201054">
                <text:p>-0.52010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1313832">
                <text:p>-0.13138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1041189">
                <text:p>-0.10411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742848">
                <text:p>-0.7428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6899036">
                <text:p>-0.68990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50563812">
                <text:p>-0.00505638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3396798">
                <text:p>-0.33967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4906977">
                <text:p>-0.49069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4518922">
                <text:p>-0.45189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235668">
                <text:p>-0.2356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2676198">
                <text:p>-0.26761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7342076">
                <text:p>-0.73420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3206185">
                <text:p>-0.32061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6016266">
                <text:p>-0.6016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356414">
                <text:p>0.33564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1359644">
                <text:p>-0.13596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519627">
                <text:p>0.25196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126057">
                <text:p>0.61260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705229">
                <text:p>0.87052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205925">
                <text:p>0.22059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964699">
                <text:p>0.99646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280519">
                <text:p>0.82805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248776">
                <text:p>0.424877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576355">
                <text:p>0.85763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556179">
                <text:p>0.955617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514854">
                <text:p>1.5148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05528">
                <text:p>1.055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37615">
                <text:p>1.5376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84959">
                <text:p>1.849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902581">
                <text:p>1.9025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894263">
                <text:p>1.8942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81765">
                <text:p>1.817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21869">
                <text:p>1.12186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387404">
                <text:p>1.3874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12496">
                <text:p>1.124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840237">
                <text:p>1.8402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15811">
                <text:p>1.2158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592712">
                <text:p>1.5927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44044">
                <text:p>1.440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498165">
                <text:p>1.4981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516862">
                <text:p>0.85168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930121">
                <text:p>0.79301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022321">
                <text:p>1.0223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167377">
                <text:p>0.91673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558616">
                <text:p>0.15586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705716">
                <text:p>0.37057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505767">
                <text:p>0.45057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17319">
                <text:p>0.1173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161326">
                <text:p>0.51613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4918143">
                <text:p>-0.49181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3184804">
                <text:p>-0.31848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495586">
                <text:p>-0.4955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64090371">
                <text:p>-0.0640903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6037008">
                <text:p>-0.60370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41625559">
                <text:p>0.041625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407168">
                <text:p>-0.4071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27456403">
                <text:p>-0.0274564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3316063">
                <text:p>-0.33160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4407856">
                <text:p>-0.44078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6397685">
                <text:p>-0.639768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4594254">
                <text:p>-0.45942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7237808">
                <text:p>-0.72378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1241614">
                <text:p>-0.12416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5727386">
                <text:p>-0.57273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199269">
                <text:p>-0.1992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379157">
                <text:p>0.437915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29760599">
                <text:p>0.0297605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57098597">
                <text:p>0.0570985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697544">
                <text:p>0.76975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28357">
                <text:p>0.7283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832044">
                <text:p>0.98320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746956">
                <text:p>0.27469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701447">
                <text:p>0.67014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188102">
                <text:p>1.1881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003139">
                <text:p>1.0031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381398">
                <text:p>1.38139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296638">
                <text:p>0.829663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482347">
                <text:p>0.84823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22021">
                <text:p>1.220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266051">
                <text:p>1.2660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900025">
                <text:p>1.9000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093849">
                <text:p>1.0938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186412">
                <text:p>1.1864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942535">
                <text:p>1.9425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021724">
                <text:p>1.0217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144764">
                <text:p>1.1447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178423">
                <text:p>1.1784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790964">
                <text:p>1.7909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3561">
                <text:p>1.335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103848">
                <text:p>1.1038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72417">
                <text:p>1.5724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175489">
                <text:p>1.1754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927339">
                <text:p>0.89273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7296">
                <text:p>0.972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85787">
                <text:p>0.4857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473315">
                <text:p>0.5473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707005">
                <text:p>0.57070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518381">
                <text:p>0.25183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1523581">
                <text:p>-0.15235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799186">
                <text:p>0.379918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5121088">
                <text:p>-0.51210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954687">
                <text:p>-0.09546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5997647">
                <text:p>-0.59976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5322955">
                <text:p>-0.53229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7152588">
                <text:p>-0.71525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7453692">
                <text:p>-0.074536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67083716">
                <text:p>-0.0670837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9840058">
                <text:p>-0.98400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6970759">
                <text:p>-0.69707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7167919">
                <text:p>-0.71679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6618586">
                <text:p>-0.66185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58877945">
                <text:p>-0.0588779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8817324">
                <text:p>-0.88173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1839323">
                <text:p>-0.18393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212982">
                <text:p>0.221298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400903">
                <text:p>0.24009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222242">
                <text:p>0.32222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1328054">
                <text:p>-0.13280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19035">
                <text:p>0.5190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1847595">
                <text:p>-0.18475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43033756">
                <text:p>-0.0430337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66896796">
                <text:p>0.0668967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091638">
                <text:p>0.70916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134156">
                <text:p>0.31341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127996">
                <text:p>1.1279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223559">
                <text:p>0.82235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374427">
                <text:p>1.3744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719681">
                <text:p>0.97196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028679">
                <text:p>1.02867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21948">
                <text:p>1.7219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156959">
                <text:p>1.15695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778712">
                <text:p>1.7787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876226">
                <text:p>0.98762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795105">
                <text:p>1.7951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840894">
                <text:p>1.8408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96738">
                <text:p>1.4967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832943">
                <text:p>1.8329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715456">
                <text:p>1.7154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88378">
                <text:p>1.4883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598805">
                <text:p>1.5988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248609">
                <text:p>1.2486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005439">
                <text:p>1.0054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37545">
                <text:p>0.5375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03832">
                <text:p>0.93038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222949">
                <text:p>0.52229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606264">
                <text:p>0.26062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812468">
                <text:p>0.68124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361154">
                <text:p>0.13611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436802">
                <text:p>0.64368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21421343">
                <text:p>-0.0214213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92669725">
                <text:p>-0.0926697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1764758">
                <text:p>-0.17647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4075819">
                <text:p>-0.40758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2112936">
                <text:p>-0.21129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684092">
                <text:p>-0.6840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2620214">
                <text:p>-0.26202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31561971">
                <text:p>-0.0315619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9040854">
                <text:p>-0.90408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3127574">
                <text:p>-0.312757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1603984">
                <text:p>-0.16039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46426296">
                <text:p>-0.0464262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7514033">
                <text:p>-0.75140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1519338">
                <text:p>-0.15193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1627645">
                <text:p>-0.16276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2375854">
                <text:p>-0.23758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7130536">
                <text:p>-0.71305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6749565">
                <text:p>-0.67495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18549144">
                <text:p>-0.0185491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1108932">
                <text:p>-0.11089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2030226">
                <text:p>-0.20302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461724">
                <text:p>0.14617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374061">
                <text:p>0.63740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859479">
                <text:p>0.885947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7782044">
                <text:p>0.77820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666676">
                <text:p>0.6666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32853">
                <text:p>0.41328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102544">
                <text:p>1.1025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195874">
                <text:p>1.1958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053957">
                <text:p>0.80539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838333">
                <text:p>0.98383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904308">
                <text:p>0.99043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186636">
                <text:p>0.91866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330723">
                <text:p>1.3307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663013">
                <text:p>1.6630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22407">
                <text:p>1.5224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681458">
                <text:p>1.6814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337738">
                <text:p>1.3377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487931">
                <text:p>1.4879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742028">
                <text:p>1.7420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038039">
                <text:p>0.90380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550162">
                <text:p>1.5501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52859">
                <text:p>0.79528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847436">
                <text:p>0.88474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352864">
                <text:p>0.93528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281114">
                <text:p>1.2811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5098546">
                <text:p>0.50985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166315">
                <text:p>1.1663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00596">
                <text:p>1.005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131651">
                <text:p>0.61316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346473">
                <text:p>0.43464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837186">
                <text:p>0.48371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626962">
                <text:p>0.26269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2558823">
                <text:p>-0.25588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34595907">
                <text:p>-0.03459590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696112">
                <text:p>0.26961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4868405">
                <text:p>-0.48684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89929402">
                <text:p>0.0899294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4823613">
                <text:p>-0.48236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59230089">
                <text:p>-0.0592300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2798411">
                <text:p>-0.27984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886252">
                <text:p>-0.8862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2555964">
                <text:p>-0.25559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3110198">
                <text:p>-0.31101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6551573">
                <text:p>-0.65515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2461268">
                <text:p>-0.246126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5745516">
                <text:p>-0.57455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1031525">
                <text:p>-0.10315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1270549">
                <text:p>-0.127054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1230989">
                <text:p>0.12309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1388461">
                <text:p>0.13884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2851232">
                <text:p>-0.28512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1276102">
                <text:p>0.12761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1838079">
                <text:p>0.18380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25850013">
                <text:p>-0.0258500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386647">
                <text:p>0.838664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398462">
                <text:p>0.239846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031191">
                <text:p>0.40311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390521">
                <text:p>0.93905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324266">
                <text:p>1.32426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070132">
                <text:p>0.90701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241648">
                <text:p>1.24164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23112">
                <text:p>1.231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618117">
                <text:p>1.61811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125675">
                <text:p>1.1256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942146">
                <text:p>1.9421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025787">
                <text:p>1.0257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778497">
                <text:p>1.7784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078515">
                <text:p>1.078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